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3" manifest:media-type=""/>
  <manifest:file-entry manifest:full-path="ObjectReplacements/Object 24" manifest:media-type=""/>
  <manifest:file-entry manifest:full-path="ObjectReplacements/Object 27" manifest:media-type="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Perpetua" svg:font-family="Perpetua"/>
    <style:font-face style:name="Perpetua1" svg:font-family="Perpetua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5.222cm" fo:margin-left="-0.191cm" fo:margin-top="0cm" fo:margin-bottom="0cm" table:align="left" style:writing-mode="lr-tb"/>
    </style:style>
    <style:style style:name="표1.A" style:family="table-column">
      <style:table-column-properties style:column-width="15.222cm"/>
    </style:style>
    <style:style style:name="표1.1" style:family="table-row">
      <style:table-row-properties fo:keep-together="auto"/>
    </style:style>
    <style:style style:name="표1.A1" style:family="table-cell">
      <style:table-cell-properties fo:padding-left="0.191cm" fo:padding-right="0.191cm" fo:padding-top="0cm" fo:padding-bottom="0cm" fo:border="0.5pt solid #000000" style:writing-mode="lr-tb"/>
    </style:style>
    <style:style style:name="표2" style:family="table">
      <style:table-properties style:width="15.222cm" fo:margin-left="-0.191cm" fo:margin-top="0cm" fo:margin-bottom="0cm" table:align="left" style:writing-mode="lr-tb"/>
    </style:style>
    <style:style style:name="표2.A" style:family="table-column">
      <style:table-column-properties style:column-width="15.222cm"/>
    </style:style>
    <style:style style:name="표2.1" style:family="table-row">
      <style:table-row-properties fo:keep-together="auto"/>
    </style:style>
    <style:style style:name="표2.A1" style:family="table-cell">
      <style:table-cell-properties fo:padding-left="0.191cm" fo:padding-right="0.191cm" fo:padding-top="0cm" fo:padding-bottom="0cm" fo:border="0.5pt solid #000000" style:writing-mode="lr-tb"/>
    </style:style>
    <style:style style:name="표4" style:family="table">
      <style:table-properties style:width="15.222cm" fo:margin-left="-0.191cm" fo:margin-top="0cm" fo:margin-bottom="0cm" table:align="left" style:writing-mode="lr-tb"/>
    </style:style>
    <style:style style:name="표4.A" style:family="table-column">
      <style:table-column-properties style:column-width="15.222cm"/>
    </style:style>
    <style:style style:name="표4.1" style:family="table-row">
      <style:table-row-properties fo:keep-together="auto"/>
    </style:style>
    <style:style style:name="표4.A1" style:family="table-cell">
      <style:table-cell-properties fo:padding-left="0.191cm" fo:padding-right="0.191cm" fo:padding-top="0cm" fo:padding-bottom="0cm" fo:border="0.5pt solid #000000" style:writing-mode="lr-tb"/>
    </style:style>
    <style:style style:name="표5" style:family="table">
      <style:table-properties style:width="15.222cm" fo:margin-left="-0.191cm" fo:margin-top="0cm" fo:margin-bottom="0cm" table:align="left" style:writing-mode="lr-tb"/>
    </style:style>
    <style:style style:name="표5.A" style:family="table-column">
      <style:table-column-properties style:column-width="15.222cm"/>
    </style:style>
    <style:style style:name="표5.1" style:family="table-row">
      <style:table-row-properties fo:keep-together="auto"/>
    </style:style>
    <style:style style:name="표5.A1" style:family="table-cell">
      <style:table-cell-properties fo:padding-left="0.191cm" fo:padding-right="0.191cm" fo:padding-top="0cm" fo:padding-bottom="0cm" fo:border="0.5pt solid #000000" style:writing-mode="lr-tb"/>
    </style:style>
    <style:style style:name="표6" style:family="table">
      <style:table-properties style:width="15.222cm" fo:margin-left="-0.191cm" fo:margin-top="0cm" fo:margin-bottom="0cm" table:align="left" style:writing-mode="lr-tb"/>
    </style:style>
    <style:style style:name="표6.A" style:family="table-column">
      <style:table-column-properties style:column-width="15.222cm"/>
    </style:style>
    <style:style style:name="표6.1" style:family="table-row">
      <style:table-row-properties fo:keep-together="auto"/>
    </style:style>
    <style:style style:name="표6.A1" style:family="table-cell">
      <style:table-cell-properties fo:padding-left="0.191cm" fo:padding-right="0.191cm" fo:padding-top="0cm" fo:padding-bottom="0cm" fo:border="0.5pt solid #000000" style:writing-mode="lr-tb"/>
    </style:style>
    <style:style style:name="표8" style:family="table">
      <style:table-properties style:width="15.222cm" fo:margin-left="-0.191cm" fo:margin-top="0cm" fo:margin-bottom="0cm" table:align="left" style:writing-mode="lr-tb"/>
    </style:style>
    <style:style style:name="표8.A" style:family="table-column">
      <style:table-column-properties style:column-width="15.222cm"/>
    </style:style>
    <style:style style:name="표8.1" style:family="table-row">
      <style:table-row-properties fo:keep-together="auto"/>
    </style:style>
    <style:style style:name="표8.A1" style:family="table-cell">
      <style:table-cell-properties fo:padding-left="0.191cm" fo:padding-right="0.191cm" fo:padding-top="0cm" fo:padding-bottom="0cm" fo:border="0.5pt solid #000000" style:writing-mode="lr-tb"/>
    </style:style>
    <style:style style:name="표9" style:family="table">
      <style:table-properties style:width="15.222cm" fo:margin-left="-0.191cm" fo:margin-top="0cm" fo:margin-bottom="0cm" table:align="left" style:writing-mode="lr-tb"/>
    </style:style>
    <style:style style:name="표9.A" style:family="table-column">
      <style:table-column-properties style:column-width="15.222cm"/>
    </style:style>
    <style:style style:name="표9.1" style:family="table-row">
      <style:table-row-properties fo:keep-together="auto"/>
    </style:style>
    <style:style style:name="표9.A1" style:family="table-cell">
      <style:table-cell-properties fo:padding-left="0.191cm" fo:padding-right="0.191cm" fo:padding-top="0cm" fo:padding-bottom="0cm" fo:border="0.5pt solid #000000" style:writing-mode="lr-tb"/>
    </style:style>
    <style:style style:name="표10" style:family="table">
      <style:table-properties style:width="15.222cm" fo:margin-left="-0.191cm" fo:margin-top="0cm" fo:margin-bottom="0cm" table:align="left" style:writing-mode="lr-tb"/>
    </style:style>
    <style:style style:name="표10.A" style:family="table-column">
      <style:table-column-properties style:column-width="15.222cm"/>
    </style:style>
    <style:style style:name="표10.1" style:family="table-row">
      <style:table-row-properties fo:keep-together="auto"/>
    </style:style>
    <style:style style:name="표10.A1" style:family="table-cell">
      <style:table-cell-properties fo:padding-left="0.191cm" fo:padding-right="0.191cm" fo:padding-top="0cm" fo:padding-bottom="0cm" fo:border="0.5pt solid #000000" style:writing-mode="lr-tb"/>
    </style:style>
    <style:style style:name="표12" style:family="table">
      <style:table-properties style:width="15.222cm" fo:margin-left="-0.191cm" fo:margin-top="0cm" fo:margin-bottom="0cm" table:align="left" style:writing-mode="lr-tb"/>
    </style:style>
    <style:style style:name="표12.A" style:family="table-column">
      <style:table-column-properties style:column-width="15.222cm"/>
    </style:style>
    <style:style style:name="표12.1" style:family="table-row">
      <style:table-row-properties fo:keep-together="auto"/>
    </style:style>
    <style:style style:name="표12.A1" style:family="table-cell">
      <style:table-cell-properties fo:padding-left="0.191cm" fo:padding-right="0.191cm" fo:padding-top="0cm" fo:padding-bottom="0cm" fo:border="0.5pt solid #000000" style:writing-mode="lr-tb"/>
    </style:style>
    <style:style style:name="표14" style:family="table">
      <style:table-properties style:width="15.222cm" fo:margin-left="-0.191cm" fo:margin-top="0cm" fo:margin-bottom="0cm" table:align="left" style:writing-mode="lr-tb"/>
    </style:style>
    <style:style style:name="표14.A" style:family="table-column">
      <style:table-column-properties style:column-width="15.222cm"/>
    </style:style>
    <style:style style:name="표14.1" style:family="table-row">
      <style:table-row-properties style:min-row-height="0.58cm" fo:keep-together="auto"/>
    </style:style>
    <style:style style:name="표14.A1" style:family="table-cell">
      <style:table-cell-properties fo:padding-left="0.191cm" fo:padding-right="0.191cm" fo:padding-top="0cm" fo:padding-bottom="0cm" fo:border="0.5pt solid #000000" style:writing-mode="lr-tb"/>
    </style:style>
    <style:style style:name="표16" style:family="table">
      <style:table-properties style:width="15.222cm" fo:margin-left="-0.191cm" fo:margin-top="0cm" fo:margin-bottom="0cm" table:align="left" style:writing-mode="lr-tb"/>
    </style:style>
    <style:style style:name="표16.A" style:family="table-column">
      <style:table-column-properties style:column-width="15.222cm"/>
    </style:style>
    <style:style style:name="표16.1" style:family="table-row">
      <style:table-row-properties fo:keep-together="auto"/>
    </style:style>
    <style:style style:name="표16.A1" style:family="table-cell">
      <style:table-cell-properties fo:padding-left="0.191cm" fo:padding-right="0.191cm" fo:padding-top="0cm" fo:padding-bottom="0cm" fo:border="0.5pt solid #000000" style:writing-mode="lr-tb"/>
    </style:style>
    <style:style style:name="표18" style:family="table">
      <style:table-properties style:width="15.222cm" fo:margin-left="-0.191cm" fo:margin-top="0cm" fo:margin-bottom="0cm" table:align="left" style:writing-mode="lr-tb"/>
    </style:style>
    <style:style style:name="표18.A" style:family="table-column">
      <style:table-column-properties style:column-width="15.222cm"/>
    </style:style>
    <style:style style:name="표18.1" style:family="table-row">
      <style:table-row-properties fo:keep-together="auto"/>
    </style:style>
    <style:style style:name="표18.A1" style:family="table-cell">
      <style:table-cell-properties fo:padding-left="0.191cm" fo:padding-right="0.191cm" fo:padding-top="0cm" fo:padding-bottom="0cm" fo:border="0.5pt solid #000000" style:writing-mode="lr-tb"/>
    </style:style>
    <style:style style:name="표20" style:family="table">
      <style:table-properties style:width="15.222cm" fo:margin-left="-0.191cm" fo:margin-top="0cm" fo:margin-bottom="0cm" table:align="left" style:writing-mode="lr-tb"/>
    </style:style>
    <style:style style:name="표20.A" style:family="table-column">
      <style:table-column-properties style:column-width="15.222cm"/>
    </style:style>
    <style:style style:name="표20.1" style:family="table-row">
      <style:table-row-properties fo:keep-together="auto"/>
    </style:style>
    <style:style style:name="표20.A1" style:family="table-cell">
      <style:table-cell-properties fo:padding-left="0.191cm" fo:padding-right="0.191cm" fo:padding-top="0cm" fo:padding-bottom="0cm" fo:border="0.5pt solid #000000" style:writing-mode="lr-tb"/>
    </style:style>
    <style:style style:name="표21" style:family="table">
      <style:table-properties style:width="15.222cm" fo:margin-left="-0.191cm" fo:margin-top="0cm" fo:margin-bottom="0cm" table:align="left" style:writing-mode="lr-tb"/>
    </style:style>
    <style:style style:name="표21.A" style:family="table-column">
      <style:table-column-properties style:column-width="15.222cm"/>
    </style:style>
    <style:style style:name="표21.1" style:family="table-row">
      <style:table-row-properties fo:keep-together="auto"/>
    </style:style>
    <style:style style:name="표21.A1" style:family="table-cell">
      <style:table-cell-properties fo:padding-left="0.191cm" fo:padding-right="0.191cm" fo:padding-top="0cm" fo:padding-bottom="0cm" fo:border="0.5pt solid #000000" style:writing-mode="lr-tb"/>
    </style:style>
    <style:style style:name="표22" style:family="table">
      <style:table-properties style:width="15.222cm" fo:margin-left="-0.191cm" fo:margin-top="0cm" fo:margin-bottom="0cm" table:align="left" style:writing-mode="lr-tb"/>
    </style:style>
    <style:style style:name="표22.A" style:family="table-column">
      <style:table-column-properties style:column-width="15.222cm"/>
    </style:style>
    <style:style style:name="표22.1" style:family="table-row">
      <style:table-row-properties fo:keep-together="auto"/>
    </style:style>
    <style:style style:name="표22.A1" style:family="table-cell">
      <style:table-cell-properties fo:padding-left="0.191cm" fo:padding-right="0.191cm" fo:padding-top="0cm" fo:padding-bottom="0cm" fo:border="0.5pt solid #000000" style:writing-mode="lr-tb"/>
    </style:style>
    <style:style style:name="표23" style:family="table">
      <style:table-properties style:width="15.222cm" fo:margin-left="-0.191cm" fo:margin-top="0cm" fo:margin-bottom="0cm" table:align="left" style:writing-mode="lr-tb"/>
    </style:style>
    <style:style style:name="표23.A" style:family="table-column">
      <style:table-column-properties style:column-width="15.222cm"/>
    </style:style>
    <style:style style:name="표23.1" style:family="table-row">
      <style:table-row-properties fo:keep-together="auto"/>
    </style:style>
    <style:style style:name="표23.A1" style:family="table-cell">
      <style:table-cell-properties fo:padding-left="0.191cm" fo:padding-right="0.191cm" fo:padding-top="0cm" fo:padding-bottom="0cm" fo:border="0.5pt solid #000000" style:writing-mode="lr-tb"/>
    </style:style>
    <style:style style:name="표24" style:family="table">
      <style:table-properties style:width="15.222cm" fo:margin-left="-0.191cm" fo:margin-top="0cm" fo:margin-bottom="0cm" table:align="left" style:writing-mode="lr-tb"/>
    </style:style>
    <style:style style:name="표24.A" style:family="table-column">
      <style:table-column-properties style:column-width="15.222cm"/>
    </style:style>
    <style:style style:name="표24.1" style:family="table-row">
      <style:table-row-properties fo:keep-together="auto"/>
    </style:style>
    <style:style style:name="표24.A1" style:family="table-cell">
      <style:table-cell-properties fo:padding-left="0.191cm" fo:padding-right="0.191cm" fo:padding-top="0cm" fo:padding-bottom="0cm" fo:border="0.5pt solid #000000" style:writing-mode="lr-tb"/>
    </style:style>
    <style:style style:name="표25" style:family="table">
      <style:table-properties style:width="15.222cm" fo:margin-left="-0.191cm" fo:margin-top="0cm" fo:margin-bottom="0cm" table:align="left" style:writing-mode="lr-tb"/>
    </style:style>
    <style:style style:name="표25.A" style:family="table-column">
      <style:table-column-properties style:column-width="15.222cm"/>
    </style:style>
    <style:style style:name="표25.1" style:family="table-row">
      <style:table-row-properties fo:keep-together="auto"/>
    </style:style>
    <style:style style:name="표25.A1" style:family="table-cell">
      <style:table-cell-properties fo:padding-left="0.191cm" fo:padding-right="0.191cm" fo:padding-top="0cm" fo:padding-bottom="0cm" fo:border="0.5pt solid #000000" style:writing-mode="lr-tb"/>
    </style:style>
    <style:style style:name="표26" style:family="table">
      <style:table-properties style:width="15.222cm" fo:margin-left="-0.191cm" fo:margin-top="0cm" fo:margin-bottom="0cm" table:align="left" style:writing-mode="lr-tb"/>
    </style:style>
    <style:style style:name="표26.A" style:family="table-column">
      <style:table-column-properties style:column-width="15.222cm"/>
    </style:style>
    <style:style style:name="표26.1" style:family="table-row">
      <style:table-row-properties style:min-row-height="0.58cm" fo:keep-together="auto"/>
    </style:style>
    <style:style style:name="표26.A1" style:family="table-cell">
      <style:table-cell-properties fo:padding-left="0.191cm" fo:padding-right="0.191cm" fo:padding-top="0cm" fo:padding-bottom="0cm" fo:border="0.5pt solid #000000" style:writing-mode="lr-tb"/>
    </style:style>
    <style:style style:name="표27" style:family="table">
      <style:table-properties style:width="15.222cm" fo:margin-left="-0.191cm" fo:margin-top="0cm" fo:margin-bottom="0cm" table:align="left" style:writing-mode="lr-tb"/>
    </style:style>
    <style:style style:name="표27.A" style:family="table-column">
      <style:table-column-properties style:column-width="15.222cm"/>
    </style:style>
    <style:style style:name="표27.1" style:family="table-row">
      <style:table-row-properties fo:keep-together="auto"/>
    </style:style>
    <style:style style:name="표27.A1" style:family="table-cell">
      <style:table-cell-properties fo:padding-left="0.191cm" fo:padding-right="0.191cm" fo:padding-top="0cm" fo:padding-bottom="0cm" fo:border="0.5pt solid #000000" style:writing-mode="lr-tb"/>
    </style:style>
    <style:style style:name="표28" style:family="table">
      <style:table-properties style:width="15.222cm" fo:margin-left="-0.191cm" fo:margin-top="0cm" fo:margin-bottom="0cm" table:align="left" style:writing-mode="lr-tb"/>
    </style:style>
    <style:style style:name="표28.A" style:family="table-column">
      <style:table-column-properties style:column-width="15.222cm"/>
    </style:style>
    <style:style style:name="표28.1" style:family="table-row">
      <style:table-row-properties fo:keep-together="auto"/>
    </style:style>
    <style:style style:name="표28.A1" style:family="table-cell">
      <style:table-cell-properties fo:padding-left="0.191cm" fo:padding-right="0.191cm" fo:padding-top="0cm" fo:padding-bottom="0cm" fo:border="0.5pt solid #000000" style:writing-mode="lr-tb"/>
    </style:style>
    <style:style style:name="표19" style:family="table">
      <style:table-properties style:width="15.222cm" fo:margin-left="-0.191cm" fo:margin-top="0cm" fo:margin-bottom="0cm" table:align="left" style:writing-mode="lr-tb"/>
    </style:style>
    <style:style style:name="표19.A" style:family="table-column">
      <style:table-column-properties style:column-width="15.222cm"/>
    </style:style>
    <style:style style:name="표19.1" style:family="table-row">
      <style:table-row-properties fo:keep-together="auto"/>
    </style:style>
    <style:style style:name="표19.A1" style:family="table-cell">
      <style:table-cell-properties fo:padding-left="0.191cm" fo:padding-right="0.191cm" fo:padding-top="0cm" fo:padding-bottom="0cm" fo:border="0.5pt solid #000000" style:writing-mode="lr-tb"/>
    </style:style>
    <style:style style:name="표3" style:family="table">
      <style:table-properties style:width="15.222cm" fo:margin-left="-0.191cm" fo:margin-top="0cm" fo:margin-bottom="0cm" table:align="left" style:writing-mode="lr-tb"/>
    </style:style>
    <style:style style:name="표3.A" style:family="table-column">
      <style:table-column-properties style:column-width="15.222cm"/>
    </style:style>
    <style:style style:name="표3.1" style:family="table-row">
      <style:table-row-properties fo:keep-together="auto"/>
    </style:style>
    <style:style style:name="표3.A1" style:family="table-cell">
      <style:table-cell-properties fo:padding-left="0.191cm" fo:padding-right="0.191cm" fo:padding-top="0cm" fo:padding-bottom="0cm" fo:border="0.5pt solid #000000" style:writing-mode="lr-tb"/>
    </style:style>
    <style:style style:name="표7" style:family="table">
      <style:table-properties style:width="15.222cm" fo:margin-left="-0.191cm" fo:margin-top="0cm" fo:margin-bottom="0cm" table:align="left" style:writing-mode="lr-tb"/>
    </style:style>
    <style:style style:name="표7.A" style:family="table-column">
      <style:table-column-properties style:column-width="15.222cm"/>
    </style:style>
    <style:style style:name="표7.1" style:family="table-row">
      <style:table-row-properties fo:keep-together="auto"/>
    </style:style>
    <style:style style:name="표7.A1" style:family="table-cell">
      <style:table-cell-properties fo:padding-left="0.191cm" fo:padding-right="0.191cm" fo:padding-top="0cm" fo:padding-bottom="0cm" fo:border="0.5pt solid #000000" style:writing-mode="lr-tb"/>
    </style:style>
    <style:style style:name="표11" style:family="table">
      <style:table-properties style:width="15.222cm" fo:margin-left="-0.191cm" fo:margin-top="0cm" fo:margin-bottom="0cm" table:align="left" style:writing-mode="lr-tb"/>
    </style:style>
    <style:style style:name="표11.A" style:family="table-column">
      <style:table-column-properties style:column-width="15.222cm"/>
    </style:style>
    <style:style style:name="표11.1" style:family="table-row">
      <style:table-row-properties fo:keep-together="auto"/>
    </style:style>
    <style:style style:name="표11.A1" style:family="table-cell">
      <style:table-cell-properties fo:padding-left="0.191cm" fo:padding-right="0.191cm" fo:padding-top="0cm" fo:padding-bottom="0cm" fo:border="0.5pt solid #000000" style:writing-mode="lr-tb"/>
    </style:style>
    <style:style style:name="표13" style:family="table">
      <style:table-properties style:width="15.222cm" fo:margin-left="-0.191cm" fo:margin-top="0cm" fo:margin-bottom="0cm" table:align="left" style:writing-mode="lr-tb"/>
    </style:style>
    <style:style style:name="표13.A" style:family="table-column">
      <style:table-column-properties style:column-width="15.222cm"/>
    </style:style>
    <style:style style:name="표13.1" style:family="table-row">
      <style:table-row-properties fo:keep-together="auto"/>
    </style:style>
    <style:style style:name="표1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Perpetua1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text-properties style:font-name="Perpetua1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Perpetua1" officeooo:paragraph-rsid="00132ad8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line-height="200%"/>
      <style:text-properties style:font-name="Perpetua1" officeooo:paragraph-rsid="00132ad8" style:font-name-complex="Times New Roman1"/>
    </style:style>
    <style:style style:name="P7" style:family="paragraph" style:parent-style-name="Standard">
      <style:text-properties style:font-name="Perpetua1" officeooo:paragraph-rsid="00132ad8" style:font-name-complex="Times New Roman1"/>
    </style:style>
    <style:style style:name="P8" style:family="paragraph" style:parent-style-name="Standard">
      <style:text-properties style:font-name="Perpetua1" officeooo:rsid="00132ad8" officeooo:paragraph-rsid="00132ad8" style:language-asian="ko" style:country-asian="KR" style:font-name-complex="Times New Roman1"/>
    </style:style>
    <style:style style:name="P9" style:family="paragraph" style:parent-style-name="Standard">
      <style:paragraph-properties fo:line-height="200%"/>
      <style:text-properties style:font-name="Perpetua1" officeooo:rsid="00132ad8" officeooo:paragraph-rsid="00132ad8" style:language-asian="ko" style:country-asian="KR" style:font-name-complex="Times New Roman1"/>
    </style:style>
    <style:style style:name="P10" style:family="paragraph" style:parent-style-name="Standard">
      <style:paragraph-properties fo:margin-top="0cm" fo:margin-bottom="0cm" style:contextual-spacing="false" fo:break-before="pag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32ad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text-properties officeooo:paragraph-rsid="00132ad8"/>
    </style:style>
    <style:style style:name="P13" style:family="paragraph" style:parent-style-name="Standard">
      <style:paragraph-properties fo:margin-top="0cm" fo:margin-bottom="0cm" style:contextual-spacing="false" fo:break-before="page"/>
      <style:text-properties officeooo:paragraph-rsid="00132ad8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32ad8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132ad8" officeooo:paragraph-rsid="00132ad8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text-properties officeooo:rsid="00132ad8" officeooo:paragraph-rsid="00132ad8" style:language-asian="ko" style:country-asian="KR"/>
    </style:style>
    <style:style style:name="P17" style:family="paragraph" style:parent-style-name="Standard">
      <style:text-properties officeooo:rsid="00132ad8" officeooo:paragraph-rsid="00132ad8"/>
    </style:style>
    <style:style style:name="P18" style:family="paragraph" style:parent-style-name="Standard">
      <style:text-properties style:font-name="Perpetua" officeooo:rsid="00132ad8" officeooo:paragraph-rsid="00132ad8" style:language-asian="ko" style:country-asian="K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18pt" fo:font-style="normal" fo:text-shadow="none" style:text-underline-style="none" fo:font-weight="normal" style:letter-kerning="true" style:font-name-asian="맑은 고딕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18pt" fo:font-style="normal" fo:text-shadow="none" style:text-underline-style="none" fo:font-weight="normal" style:letter-kerning="true" style:font-name-asian="맑은 고딕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Perpetua1" fo:font-size="14pt" style:font-size-asian="14pt" style:font-name-complex="Times New Roman1" style:font-size-complex="14pt"/>
    </style:style>
    <style:style style:name="T2" style:family="text">
      <style:text-properties style:font-name="Perpetua1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Perpetua1" style:font-name-complex="Times New Roman1"/>
    </style:style>
    <style:style style:name="T4" style:family="text">
      <style:text-properties style:font-name="Perpetua1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5" style:family="text">
      <style:text-properties style:font-name="Perpetua1" fo:font-size="16pt" style:text-underline-style="solid" style:text-underline-width="auto" style:text-underline-color="font-color" fo:font-weight="bold" officeooo:rsid="00132ad8" style:font-size-asian="16pt" style:language-asian="ko" style:country-asian="KR" style:font-weight-asian="bold" style:font-name-complex="Times New Roman1" style:font-size-complex="16pt"/>
    </style:style>
    <style:style style:name="T6" style:family="text">
      <style:text-properties style:font-name="Perpetua1" style:text-underline-style="solid" style:text-underline-width="auto" style:text-underline-color="font-color" fo:font-weight="bold" style:font-weight-asian="bold" style:font-name-complex="Times New Roman1"/>
    </style:style>
    <style:style style:name="T7" style:family="text">
      <style:text-properties style:font-name="Perpetua1" fo:font-size="13pt" fo:font-weight="bold" style:font-size-asian="13pt" style:font-weight-asian="bold" style:font-name-complex="Times New Roman1" style:font-size-complex="13pt"/>
    </style:style>
    <style:style style:name="T8" style:family="text">
      <style:text-properties style:font-name="Perpetua1" fo:font-size="13pt" fo:font-weight="bold" officeooo:rsid="00132ad8" style:font-size-asian="13pt" style:language-asian="ko" style:country-asian="KR" style:font-weight-asian="bold" style:font-name-complex="Times New Roman1" style:font-size-complex="13pt"/>
    </style:style>
    <style:style style:name="T9" style:family="text">
      <style:text-properties style:font-name="Perpetua1" style:language-asian="ko" style:country-asian="KR" style:font-name-complex="Times New Roman1"/>
    </style:style>
    <style:style style:name="T10" style:family="text">
      <style:text-properties style:font-name="Perpetua1" officeooo:rsid="00132ad8" style:language-asian="ko" style:country-asian="KR" style:font-name-complex="Times New Roman1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Perpetua1" style:font-name-complex="Times New Roman1"/>
    </style:style>
    <style:style style:name="T13" style:family="text">
      <style:text-properties style:text-position="super 58%" style:font-name="Perpetua1" officeooo:rsid="00132ad8" style:language-asian="ko" style:country-asian="KR" style:font-name-complex="Times New Roman1"/>
    </style:style>
    <style:style style:name="T14" style:family="text">
      <style:text-properties style:text-position="0% 100%" style:font-name="Perpetua1" style:font-name-complex="Times New Roman1"/>
    </style:style>
    <style:style style:name="T15" style:family="text">
      <style:text-properties officeooo:rsid="00132ad8" style:language-asian="ko" style:country-asian="KR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CB</text:span><text:span text:style-name="T2">1501012-062</text:span></text:p>
      <text:p text:style-name="Standard" loext:marker-style-name="T1"><text:span text:style-name="T1">HW #[1-9]</text:span><text:span text:style-name="T1"/></text:p>
      <text:p text:style-name="P4" loext:marker-style-name="T3"/>
      <text:p text:style-name="Standard" loext:marker-style-name="T4"><text:span text:style-name="T4">Problem 1</text:span></text:p>
      <text:p text:style-name="P4" loext:marker-style-name="T3"/>
      <text:p text:style-name="Standard" loext:marker-style-name="T3"><text:span text:style-name="T6">Answer:</text:span><text:span text:style-name="T3"> </text:span></text:p>
      <text:p text:style-name="P4" loext:marker-style-name="T3"/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5" loext:marker-style-name="T3"><draw:g text:anchor-type="as-char" svg:y="-0.506cm" draw:z-index="0" draw:style-name="gr1"><svg:title>TexMaths</svg:title><svg:desc>12§latex§\left( \begin{array}{c} 7+70-1 \\ 7 \end{array}\right) = 2186189400§svg§600§FALSE§</svg:desc><draw:path draw:style-name="gr768" draw:text-style-name="P19" svg:width="5.525cm" svg:height="0.966cm" svg:x="0.001cm" svg:y="0.022cm" svg:viewBox="0 0 5526 967" svg:d="M0 0c1842 0 3684 0 5526 0 0 323 0 644 0 967-1842 0-3684 0-5526 0 0-323 0-644 0-967z"><text:p/></draw:path><draw:path draw:style-name="gr769" draw:text-style-name="P20" svg:width="0.207cm" svg:height="1.009cm" svg:x="0.067cm" svg:y="0.001cm" svg:viewBox="0 0 208 1010" svg:d="M208 1005c0-1-2-3-2-4-15-15-44-43-72-88-68-110-99-246-99-407 0-114 15-260 85-385 34-60 68-95 86-113 2-2 2-2 2-3 0-5-3-5-9-5s-7 0-13 6c-142 130-186 321-186 499 0 164 38 331 145 457 9 11 25 27 42 43 5 5 6 5 12 5s9 0 9-5z"><text:p/></draw:path><draw:path draw:style-name="gr770" draw:text-style-name="P20" svg:width="0.18cm" svg:height="0.293cm" svg:x="0.524cm" svg:y="0.071cm" svg:viewBox="0 0 181 294" svg:d="M178 28c3-5 3-6 3-15-33 0-68 0-102 0-51 0-53-6-54-13-3 0-7 0-11 0-4 29-9 58-14 86 4 0 7 0 11 0 1-6 5-33 11-38 2-2 36-2 40-2 29 0 59 0 88 0-5 7-38 52-47 67-38 56-53 115-53 158 0 4 0 23 21 23 19 0 19-19 19-23 0-7 0-14 0-22 0-24 1-46 5-69 1-10 7-46 25-72 19-26 38-54 58-80z"><text:p/></draw:path><draw:path draw:style-name="gr771" draw:text-style-name="P20" svg:width="0.28cm" svg:height="0.28cm" svg:x="0.829cm" svg:y="0.109cm" svg:viewBox="0 0 281 281" svg:d="M149 149c39 0 78 0 117 0 6 0 15 0 15-9 0-8-9-8-15-8-39 0-78 0-117 0 0-40 0-78 0-118 0-6 0-14-9-14-8 0-8 8-8 14 0 40 0 78 0 118-40 0-78 0-118 0-6 0-14 0-14 8 0 9 8 9 14 9 40 0 78 0 118 0 0 39 0 79 0 118 0 6 0 14 8 14 9 0 9-8 9-14 0-39 0-79 0-118z"><text:p/></draw:path><draw:path draw:style-name="gr772" draw:text-style-name="P20" svg:width="0.18cm" svg:height="0.293cm" svg:x="1.25cm" svg:y="0.071cm" svg:viewBox="0 0 181 294" svg:d="M178 28c3-5 3-6 3-15-33 0-68 0-102 0-51 0-53-6-54-13-3 0-7 0-11 0-4 29-9 58-14 86 4 0 7 0 11 0 1-6 5-33 11-38 2-2 36-2 40-2 29 0 59 0 88 0-5 7-38 52-47 67-38 56-51 115-51 158 0 4 0 23 19 23s19-19 19-23c0-7 0-14 0-22 0-24 1-46 5-69 1-10 7-46 25-72 19-26 38-54 58-80z"><text:p/></draw:path><draw:path draw:style-name="gr773" draw:text-style-name="P20" svg:width="0.177cm" svg:height="0.289cm" svg:x="1.454cm" svg:y="0.074cm" svg:viewBox="0 0 178 290" svg:d="M178 146c0-33-3-67-17-98-19-41-54-48-72-48-25 0-57 11-73 50-14 29-16 63-16 96 0 31 1 70 19 101 18 35 49 43 70 43 23 0 55-8 73-49 13-29 16-61 16-95zM89 281c-17 0-42-11-49-51-5-25-5-65-5-88 0-28 0-56 3-78 9-51 40-54 51-54 13 0 42 7 49 49 5 24 5 56 5 83 0 31 0 59-5 86-6 41-30 53-49 53z"><text:p/></draw:path><draw:path draw:style-name="gr774" draw:text-style-name="P20" svg:width="0.257cm" svg:height="0.016cm" svg:x="1.777cm" svg:y="0.24cm" svg:viewBox="0 0 258 17" svg:d="M244 17c7 0 14 0 14-9 0-8-7-8-14-8-76 0-153 0-228 0-8 0-16 0-16 8 0 9 8 9 16 9 75 0 152 0 228 0z"><text:p/></draw:path><draw:path draw:style-name="gr775" draw:text-style-name="P20" svg:width="0.138cm" svg:height="0.28cm" svg:x="2.202cm" svg:y="0.074cm" svg:viewBox="0 0 139 281" svg:d="M86 11c0-10 0-11-9-11-27 28-64 28-77 28 0 4 0 8 0 13 8 0 34 0 55-11 0 72 0 144 0 217 0 16-1 20-39 20-5 0-9 0-14 0 0 4 0 9 0 14 15-2 52-2 69-2s53 0 68 2c0-5 0-10 0-14-5 0-9 0-14 0-37 0-39-4-39-20 0-79 0-157 0-236z"><text:p/></draw:path><draw:path draw:style-name="gr776" draw:text-style-name="P20" svg:width="0.18cm" svg:height="0.293cm" svg:x="1.356cm" svg:y="0.574cm" svg:viewBox="0 0 181 294" svg:d="M178 29c3-5 3-6 3-15-33 0-68 0-102 0-51 0-53-6-54-14-3 0-7 0-11 0-4 29-9 59-14 88 4 0 7 0 11 0 1-8 5-34 11-39 2-2 36-2 40-2 29 0 59 0 88 0-5 6-38 51-47 66-38 56-53 115-53 158 0 5 0 23 21 23 19 0 19-18 19-23 0-7 0-14 0-22 0-22 1-45 5-68 1-10 7-47 25-72 19-26 38-54 58-80z"><text:p/></draw:path><draw:path draw:style-name="gr777" draw:text-style-name="P20" svg:width="0.207cm" svg:height="1.009cm" svg:x="2.6cm" svg:y="0.001cm" svg:viewBox="0 0 208 1010" svg:d="M208 506c0-165-39-332-146-458-8-11-24-28-42-43-4-5-6-5-10-5-6 0-10 0-10 5 0 1 1 2 2 3 16 16 44 44 72 89 68 109 99 246 99 408 0 113-16 259-85 384-34 60-69 94-86 112-1 1-2 3-2 4 0 5 4 5 10 5 4 0 6 0 12-6 141-130 186-322 186-498z"><text:p/></draw:path><draw:path draw:style-name="gr778" draw:text-style-name="P20" svg:width="0.279cm" svg:height="0.097cm" svg:x="3.036cm" svg:y="0.457cm" svg:viewBox="0 0 280 98" svg:d="M265 17c7 0 15 0 15-9 0-8-8-8-14-8-84 0-169 0-253 0-6 0-13 0-13 8 0 9 7 9 14 9 84 0 167 0 251 0zM266 98c6 0 14 0 14-8s-8-8-15-8c-84 0-167 0-251 0-7 0-14 0-14 8s7 8 13 8c84 0 169 0 253 0z"><text:p/></draw:path><draw:path draw:style-name="gr779" draw:text-style-name="P20" svg:width="0.167cm" svg:height="0.278cm" svg:x="3.478cm" svg:y="0.333cm" svg:viewBox="0 0 168 279" svg:d="M32 247c15-14 30-29 45-43 66-58 91-80 91-122 0-48-38-82-90-82-47 0-78 38-78 76 0 24 20 24 22 24 7 0 21-5 21-23 0-11-7-22-21-22-4 0-5 0-6 0 9-27 32-43 57-43 39 0 57 35 57 70 0 33-22 67-45 92-27 30-54 60-81 90-4 5-4 6-4 15 52 0 104 0 156 0 4-25 8-49 12-73-4 0-7 0-11 0-2 13-5 31-9 39-3 2-30 2-40 2-25 0-50 0-76 0z"><text:p/></draw:path><draw:path draw:style-name="gr780" draw:text-style-name="P20" svg:width="0.138cm" svg:height="0.278cm" svg:x="3.705cm" svg:y="0.333cm" svg:viewBox="0 0 139 279" svg:d="M86 11c0-11 0-11-9-11-27 26-64 26-77 26 0 5 0 9 0 14 8 0 34 0 55-11 0 73 0 145 0 218 0 14-1 20-39 20-5 0-9 0-14 0 0 4 0 8 0 12 15-1 52-1 69-1s54 0 68 1c0-4 0-8 0-12-5 0-8 0-13 0-38 0-40-4-40-20 0-79 0-157 0-236z"><text:p/></draw:path><draw:path draw:style-name="gr781" draw:text-style-name="P20" svg:width="0.174cm" svg:height="0.288cm" svg:x="3.896cm" svg:y="0.333cm" svg:viewBox="0 0 175 289" svg:d="M52 88c-21-14-22-27-22-34 0-26 28-44 58-44s57 22 57 52c0 24-17 45-42 59-17-11-35-23-51-33zM113 127c30-15 50-37 50-65 0-38-37-62-75-62-42 0-76 31-76 70 0 8 0 26 18 46 5 5 20 16 31 23-25 12-61 36-61 77 0 45 43 73 88 73 48 0 87-35 87-80 0-15-5-34-20-52-9-8-16-13-42-30zM71 145c17 11 35 22 51 32 12 9 32 22 32 47 0 31-32 53-66 53-36 0-66-25-66-61 0-24 13-51 49-71z"><text:p/></draw:path><draw:path draw:style-name="gr782" draw:text-style-name="P20" svg:width="0.174cm" svg:height="0.288cm" svg:x="4.107cm" svg:y="0.333cm" svg:viewBox="0 0 175 289" svg:d="M37 142c0-4 0-6 0-10 0-107 53-122 75-122 9 0 27 2 37 16-6 0-23 0-23 20 0 13 10 19 19 19 6 0 19-4 19-19 0-27-19-46-54-46-54 0-110 54-110 147 0 112 49 142 88 142 46 0 87-40 87-95 0-54-38-93-85-93-29 0-44 20-53 41zM88 277c-27 0-39-25-42-31-8-19-8-54-8-61 0-33 14-75 52-75 7 0 26 0 40 26 7 15 7 37 7 57s0 42-7 58c-14 25-33 26-42 26z"><text:p/></draw:path><draw:path draw:style-name="gr783" draw:text-style-name="P20" svg:width="0.138cm" svg:height="0.278cm" svg:x="4.338cm" svg:y="0.333cm" svg:viewBox="0 0 139 279" svg:d="M86 11c0-11 0-11-9-11-27 26-64 26-77 26 0 5 0 9 0 14 8 0 34 0 55-11 0 73 0 145 0 218 0 14-1 20-39 20-5 0-9 0-14 0 0 4 0 8 0 12 15-1 52-1 69-1s54 0 68 1c0-4 0-8 0-12-5 0-8 0-13 0-38 0-40-4-40-20 0-79 0-157 0-236z"><text:p/></draw:path><draw:path draw:style-name="gr784" draw:text-style-name="P20" svg:width="0.174cm" svg:height="0.288cm" svg:x="4.528cm" svg:y="0.333cm" svg:viewBox="0 0 175 289" svg:d="M52 88c-20-14-22-27-22-34 0-26 28-44 58-44 31 0 57 22 57 52 0 24-17 45-42 59-17-11-35-23-51-33zM113 127c30-15 50-37 50-65 0-38-37-62-75-62-42 0-76 31-76 70 0 8 0 26 18 46 5 5 20 16 31 23-25 12-61 36-61 77 0 45 43 73 88 73 48 0 87-35 87-80 0-15-5-34-20-52-9-8-16-13-42-30zM71 145c17 11 35 22 51 32 12 9 32 22 32 47 0 31-32 53-66 53-36 0-66-25-66-61 0-24 13-51 49-71z"><text:p/></draw:path><draw:path draw:style-name="gr785" draw:text-style-name="P20" svg:width="0.174cm" svg:height="0.288cm" svg:x="4.74cm" svg:y="0.333cm" svg:viewBox="0 0 175 289" svg:d="M137 146c0 5 0 9 0 13 0 99-43 118-69 118-7 0-30 0-40-14 18 0 21-12 21-20 0-13-9-20-19-20-7 0-19 5-19 20 0 29 23 46 57 46 56 0 107-58 107-147 0-114-49-142-86-142-23 0-45 7-63 26-16 20-26 36-26 69 0 52 37 93 84 93 26 0 43-18 53-42zM84 179c-6 0-25 0-38-27-9-15-9-37-9-57 0-23 0-43 10-59 11-20 27-26 42-26 19 0 33 14 41 33 4 13 6 40 6 60 0 35-15 76-52 76z"><text:p/></draw:path><draw:path draw:style-name="gr786" draw:text-style-name="P20" svg:width="0.185cm" svg:height="0.283cm" svg:x="4.945cm" svg:y="0.327cm" svg:viewBox="0 0 186 284" svg:d="M112 216c0 12 0 24 0 36 0 15-2 20-33 20-2 0-6 0-8 0 0 4 0 7 0 12 17-1 38-1 56-1 17 0 41 0 58 1 0-5 0-8 0-12-3 0-6 0-9 0-31 0-32-5-32-20 0-12 0-24 0-36 14 0 28 0 42 0 0-5 0-10 0-13-14 0-28 0-42 0 0-64 0-129 0-192 0-9 0-11-6-11-5 0-6 0-10 5-43 66-85 132-128 198 0 3 0 8 0 13 37 0 74 0 112 0zM114 203c-35 0-68 0-103 0 35-53 68-105 103-157 0 52 0 104 0 157z"><text:p/></draw:path><draw:path draw:style-name="gr787" draw:text-style-name="P20" svg:width="0.177cm" svg:height="0.288cm" svg:x="5.16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49 50 5 24 5 56 5 82 0 31 0 60-5 88-6 39-30 51-49 51z"><text:p/></draw:path><draw:path draw:style-name="gr788" draw:text-style-name="P20" svg:width="0.177cm" svg:height="0.288cm" svg:x="5.371cm" svg:y="0.333cm" svg:viewBox="0 0 178 289" svg:d="M178 145c0-33-3-67-17-98-19-41-54-47-72-47-25 0-57 11-73 49-14 30-16 63-16 96 0 31 1 70 19 102 18 34 48 42 70 42 23 0 54-8 73-49 13-29 16-61 16-95zM89 279c-17 0-42-9-49-50-5-25-5-64-5-89 0-27 0-55 3-78 8-50 40-54 51-54 13 0 41 9 49 50 5 24 5 56 5 82 0 31 0 60-5 88-7 39-31 51-49 51z"><text:p/></draw:path></draw:g></text:p>
          </table:table-cell>
        </table:table-row>
      </table:table>
      <text:p text:style-name="P4" loext:marker-style-name="T3"/>
      <text:p text:style-name="P4" loext:marker-style-name="T3"/>
      <text:p text:style-name="Standard" loext:marker-style-name="T6"><text:span text:style-name="T6">Explanation:</text:span><text:span text:style-name="T6"/></text:p>
      <text:p text:style-name="P8"/>
      <text:p text:style-name="P8">We can imagine 7 somethings allocated by each of <draw:g text:anchor-type="as-char" svg:y="-0.183cm" draw:z-index="1" draw:style-name="gr1"><svg:title>TexMaths</svg:title><svg:desc>12§display§a_{1}§svg§600§FALSE§</svg:desc><draw:path draw:style-name="gr744" draw:text-style-name="P19" svg:width="0.316cm" svg:height="0.204cm" svg:x="0.006cm" svg:y="0.023cm" svg:viewBox="0 0 317 205" svg:d="M0 0c105 0 212 0 317 0 0 68 0 136 0 205-105 0-212 0-317 0 0-69 0-137 0-205z"><text:p/></draw:path><draw:path draw:style-name="gr745" draw:text-style-name="P20" svg:width="0.192cm" svg:height="0.188cm" svg:x="0.001cm" svg:y="0cm" svg:viewBox="0 0 193 189" svg:d="M140 28c-7-16-19-28-38-28-49 0-102 62-102 123 0 39 24 66 56 66 9 0 29-1 55-31 3 17 18 31 37 31 16 0 26-10 32-23 7-15 13-39 13-40 0-4-4-4-5-4-5 0-5 1-6 7-7 27-14 50-32 50-11 0-12-10-12-19s0-12 5-30c4-16 5-21 9-37 5-20 10-39 16-58 2-12 2-13 2-15 0-7-5-12-12-12-11 0-17 10-18 20zM113 135c-2 7-2 7-9 15-18 24-36 29-47 29-21 0-27-22-27-39 0-19 13-71 23-90 13-25 32-40 49-40 27 0 33 34 33 37 0 2-1 4-1 7-7 26-14 54-21 81z"><text:p/></draw:path><draw:path draw:style-name="gr746" draw:text-style-name="P20" svg:width="0.107cm" svg:height="0.193cm" svg:x="0.237cm" svg:y="0.055cm" svg:viewBox="0 0 108 194" svg:d="M67 8c0-8-1-8-8-8-19 18-47 19-59 19 0 4 0 6 0 10 7 0 28 0 43-9 0 51 0 101 0 150 0 9 0 13-30 13-3 0-7 0-11 0 0 4 0 7 0 11 6 0 42-1 53-1 8 0 46 1 53 1 0-4 0-7 0-11-5 0-9 0-12 0-29 0-29-4-29-13 0-54 0-108 0-162z"><text:p/></draw:path></draw:g>, <draw:g text:anchor-type="as-char" svg:y="-0.183cm" draw:z-index="2" draw:style-name="gr1"><svg:title>TexMaths</svg:title><svg:desc>12§display§a_{2}§svg§600§FALSE§</svg:desc><draw:path draw:style-name="gr741" draw:text-style-name="P19" svg:width="0.327cm" svg:height="0.204cm" svg:x="0.006cm" svg:y="0.023cm" svg:viewBox="0 0 328 205" svg:d="M0 0c110 0 218 0 328 0 0 68 0 136 0 205-110 0-218 0-328 0 0-69 0-137 0-205z"><text:p/></draw:path><draw:path draw:style-name="gr742" draw:text-style-name="P20" svg:width="0.192cm" svg:height="0.188cm" svg:x="0.001cm" svg:y="0cm" svg:viewBox="0 0 193 189" svg:d="M141 28c-8-16-21-28-40-28-48 0-101 62-101 123 0 39 23 66 57 66 8 0 29-1 54-31 3 17 18 31 38 31 15 0 24-10 32-23 7-15 12-39 12-40 0-4-4-4-5-4-4 0-5 1-6 7-7 27-15 50-31 50-12 0-14-10-14-19s2-12 6-30c5-16 5-21 9-37 5-20 9-39 15-58 4-12 4-13 4-15 0-7-6-12-13-12-10 0-16 10-17 20zM113 135c-2 7-2 7-8 15-18 24-36 29-48 29-21 0-27-22-27-39 0-19 13-71 23-90 13-25 33-40 49-40 28 0 33 34 33 37 0 2 0 4-1 7-7 26-15 54-21 81z"><text:p/></draw:path><draw:path draw:style-name="gr743" draw:text-style-name="P20" svg:width="0.129cm" svg:height="0.193cm" svg:x="0.225cm" svg:y="0.055cm" svg:viewBox="0 0 130 194" svg:d="M130 140c-3 0-7 0-10 0-1 7-4 24-8 26-2 3-25 3-29 3-18 0-36 0-54 0 31-28 41-35 59-48 22-18 42-36 42-64 0-35-31-57-69-57-37 0-61 25-61 53 0 14 12 15 16 15 6 0 15-5 15-15 0-5-2-16-18-16 10-20 29-26 44-26 29 0 44 23 44 46 0 26-18 46-28 57-24 22-46 45-71 68-2 2-2 3-2 12 40 0 80 0 120 0 3-18 7-36 10-54z"><text:p/></draw:path></draw:g>, <draw:g text:anchor-type="as-char" svg:y="-0.189cm" draw:z-index="3" draw:style-name="gr1"><svg:title>TexMaths</svg:title><svg:desc>12§display§\cdots a_{6}§svg§600§FALSE§</svg:desc><draw:path draw:style-name="gr735" draw:text-style-name="P19" svg:width="0.89cm" svg:height="0.209cm" svg:x="0.001cm" svg:y="0.023cm" svg:viewBox="0 0 891 210" svg:d="M0 0c297 0 594 0 891 0 0 70 0 141 0 210-297 0-594 0-891 0 0-69 0-140 0-210z"><text:p/></draw:path><draw:path draw:style-name="gr736" draw:text-style-name="P20" svg:width="0.045cm" svg:height="0.043cm" svg:x="0.015cm" svg:y="0.06cm" svg:viewBox="0 0 46 44" svg:d="M46 22c0-12-11-22-23-22s-23 10-23 22 11 22 23 22 23-10 23-22z"><text:p/></draw:path><draw:path draw:style-name="gr737" draw:text-style-name="P20" svg:width="0.045cm" svg:height="0.043cm" svg:x="0.202cm" svg:y="0.06cm" svg:viewBox="0 0 46 44" svg:d="M46 22c0-12-11-22-23-22s-23 10-23 22 11 22 23 22 23-10 23-22z"><text:p/></draw:path><draw:path draw:style-name="gr738" draw:text-style-name="P20" svg:width="0.043cm" svg:height="0.043cm" svg:x="0.389cm" svg:y="0.06cm" svg:viewBox="0 0 44 44" svg:d="M44 22c0-12-9-22-21-22s-23 10-23 22 11 22 23 22 21-10 21-22z"><text:p/></draw:path><draw:path draw:style-name="gr739" draw:text-style-name="P20" svg:width="0.192cm" svg:height="0.188cm" svg:x="0.556cm" svg:y="0.001cm" svg:viewBox="0 0 193 189" svg:d="M140 28c-7-16-20-28-38-28-49 0-102 62-102 124 0 37 23 65 56 65 9 0 29-2 54-32 4 18 18 32 39 32 15 0 25-10 31-23 7-15 8-27 13-40 0-5-3-5-5-5-4 0-4 3-6 8-7 26-15 51-32 51-11 0-13-11-13-19 0-10 1-13 6-30 5-18 6-22 9-38 5-21 10-40 15-59 3-11 3-12 3-14 0-7-4-12-12-12-10 0-16 10-18 20zM113 136c-3 7-3 7-9 14-18 23-36 30-48 30-20 0-26-23-26-38 0-22 13-74 23-93 13-24 32-39 49-39 28 0 34 33 34 37 0 2-2 5-2 7-7 27-14 54-21 82z"><text:p/></draw:path><draw:path draw:style-name="gr740" draw:text-style-name="P20" svg:width="0.135cm" svg:height="0.198cm" svg:x="0.778cm" svg:y="0.055cm" svg:viewBox="0 0 136 199" svg:d="M28 99c0-24 2-46 13-64 11-16 26-27 45-27 9 0 21 3 27 10-7 1-13 6-13 14s4 14 13 14c8 0 14-5 14-15 0-17-12-31-42-31-42 0-85 38-85 101 0 76 36 98 68 98 36 0 68-27 68-64 0-38-30-65-65-65-23 0-36 15-43 29zM68 190c-14 0-26-9-32-22-5-8-7-23-7-39 0-29 17-51 41-51 13 0 22 5 30 16 7 12 7 24 7 41 0 15 0 27-7 39-8 10-17 16-32 16z"><text:p/></draw:path></draw:g><text:s/>and null; to satisfy all the conditions of inequalities.</text:p>
      <text:p text:style-name="P4" loext:marker-style-name="T3"/>
      <text:p text:style-name="P9">And we can use a composition to get all of number of cases.</text:p>
      <text:p text:style-name="P10" loext:marker-style-name="T4"><text:span text:style-name="T4">Problem 2</text:span></text:p>
      <text:p text:style-name="P4" loext:marker-style-name="T3"/>
      <text:p text:style-name="Standard" loext:marker-style-name="T3"><text:span text:style-name="T6">Answer:</text:span><text:span text:style-name="T3"> </text:span></text:p>
      <text:p text:style-name="P4" loext:marker-style-name="T3"/>
      <table:table table:name="표2" table:style-name="표2">
        <table:table-column table:style-name="표2.A"/>
        <table:table-row table:style-name="표2.1">
          <table:table-cell table:style-name="표2.A1" office:value-type="string">
            <text:p text:style-name="P15">Only explanation required</text:p>
          </table:table-cell>
        </table:table-row>
      </table:table>
      <text:p text:style-name="P4" loext:marker-style-name="T3"/>
      <text:p text:style-name="P4" loext:marker-style-name="T3"/>
      <text:p text:style-name="Standard" loext:marker-style-name="T6"><text:span text:style-name="T6">Explanation:</text:span><text:span text:style-name="T6"/></text:p>
      <text:p text:style-name="P4" loext:marker-style-name="T3"/>
      <text:p text:style-name="P16"><text:span text:style-name="T3">This can solved by using the Pigeonhole principle.</text:span></text:p>
      <text:p text:style-name="P16"><text:span text:style-name="T3"/></text:p>
      <text:p text:style-name="P16"><text:span text:style-name="T3">In this situation, the “pigeonhole” can be 0~16, which can be remainders made by dividing 17. And it is well-knowned that there must be lack of “pigeonhole” for 18</text:span><text:span text:style-name="T14">th</text:span><text:span text:style-name="T3"> number, so it becomes divisible by 17.</text:span></text:p>
      <text:p text:style-name="P13" loext:marker-style-name="T4"><text:span text:style-name="T4">Problem 2</text:span></text:p>
      <text:p text:style-name="P7" loext:marker-style-name="T3"/>
      <text:p text:style-name="P12" loext:marker-style-name="T7"><text:span text:style-name="T7">Part (a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11" loext:marker-style-name="T3"><draw:g text:anchor-type="as-char" svg:y="-0.404cm" draw:z-index="7" draw:style-name="gr1"><svg:title>TexMaths</svg:title><svg:desc>12§display§\left( 1-0.0137\right)^{6 \cdot 23} \times \left( 1-0.0137^{6}\right) \approx 0.15§svg§600§FALSE§</svg:desc><draw:path draw:style-name="gr789" draw:text-style-name="P19" svg:width="7.084cm" svg:height="0.509cm" svg:x="0.001cm" svg:y="0.023cm" svg:viewBox="0 0 7085 510" svg:d="M0 0c2361 0 4724 0 7085 0 0 170 0 339 0 510-2361 0-4724 0-7085 0 0-171 0-340 0-510z"><text:p/></draw:path><draw:path draw:style-name="gr790" draw:text-style-name="P20" svg:width="0.097cm" svg:height="0.419cm" svg:x="0.021cm" svg:y="0.092cm" svg:viewBox="0 0 98 420" svg:d="M98 416c0-1 0-2-7-9-53-53-67-132-67-196 0-73 17-146 68-199 6-5 6-6 6-7 0-3-2-5-4-5-4 0-42 29-68 83-21 45-26 92-26 128 0 32 5 83 28 130 25 51 62 79 66 79 2 0 4-1 4-4z"><text:p/></draw:path><draw:path draw:style-name="gr791" draw:text-style-name="P20" svg:width="0.138cm" svg:height="0.278cm" svg:x="0.181cm" svg:y="0.128cm" svg:viewBox="0 0 139 279" svg:d="M86 11c0-10 0-11-9-11-27 26-64 26-77 26 0 5 0 9 0 14 8 0 34 0 55-11 0 72 0 145 0 218 0 14-1 20-38 20-5 0-10 0-15 0 0 4 0 8 0 12 16-1 52-1 69-1s54 0 68 1c0-4 0-8 0-12-5 0-8 0-13 0-38 0-40-4-40-20 0-79 0-157 0-236z"><text:p/></draw:path><draw:path draw:style-name="gr792" draw:text-style-name="P20" svg:width="0.257cm" svg:height="0.016cm" svg:x="0.483cm" svg:y="0.294cm" svg:viewBox="0 0 258 17" svg:d="M242 17c8 0 16 0 16-9 0-8-8-8-16-8-75 0-152 0-228 0-7 0-14 0-14 8 0 9 7 9 14 9 76 0 153 0 228 0z"><text:p/></draw:path><draw:path draw:style-name="gr793" draw:text-style-name="P20" svg:width="0.177cm" svg:height="0.288cm" svg:x="0.886cm" svg:y="0.128cm" svg:viewBox="0 0 178 289" svg:d="M178 145c0-33-3-67-17-98-21-40-54-47-72-47-25 0-57 11-73 50-14 29-16 62-16 95 0 32 1 70 19 102 18 34 48 42 70 42 23 0 54-8 73-49 13-29 16-61 16-95zM89 279c-17 0-42-9-49-50-5-25-5-64-5-89 0-26 0-55 3-76 8-51 40-54 51-54 13 0 41 7 49 49 5 23 5 55 5 81 0 31 0 60-5 88-7 39-31 51-49 51z"><text:p/></draw:path><draw:path draw:style-name="gr794" draw:text-style-name="P20" svg:width="0.043cm" svg:height="0.043cm" svg:x="1.117cm" svg:y="0.362cm" svg:viewBox="0 0 44 44" svg:d="M44 23c0-12-9-23-21-23-13 0-23 11-23 23s10 21 23 21c12 0 21-9 21-21z"><text:p/></draw:path><draw:path draw:style-name="gr795" draw:text-style-name="P20" svg:width="0.177cm" svg:height="0.288cm" svg:x="1.214cm" svg:y="0.128cm" svg:viewBox="0 0 178 289" svg:d="M178 145c0-33-3-67-17-98-19-40-54-47-72-47-25 0-57 11-73 50-14 29-16 62-16 95 0 32 1 70 19 102 18 34 49 42 70 42 23 0 55-8 73-49 13-29 16-61 16-95zM89 279c-17 0-42-9-49-50-5-25-5-64-5-89 0-26 0-55 3-76 9-51 40-54 51-54 13 0 42 7 49 49 5 23 5 55 5 81 0 31 0 60-5 88-6 39-30 51-49 51z"><text:p/></draw:path><draw:path draw:style-name="gr796" draw:text-style-name="P20" svg:width="0.138cm" svg:height="0.278cm" svg:x="1.446cm" svg:y="0.128cm" svg:viewBox="0 0 139 279" svg:d="M86 11c0-10 0-11-9-11-27 26-63 26-77 26 0 5 0 9 0 14 8 0 34 0 55-11 0 72 0 145 0 218 0 14-1 20-38 20-5 0-10 0-15 0 0 4 0 8 0 12 16-1 52-1 69-1s54 0 68 1c0-4 0-8 0-12-5 0-8 0-13 0-38 0-40-4-40-20 0-79 0-157 0-236z"><text:p/></draw:path><draw:path draw:style-name="gr797" draw:text-style-name="P20" svg:width="0.174cm" svg:height="0.288cm" svg:x="1.636cm" svg:y="0.128cm" svg:viewBox="0 0 175 289" svg:d="M106 132c33-11 58-41 58-74 0-34-37-58-78-58-42 0-74 25-74 58 0 13 10 21 22 21 13 0 21-9 21-21 0-22-20-22-26-22 13-20 41-25 56-25 17 0 41 8 41 47 0 4-1 30-12 48-13 20-28 21-38 21-3 1-14 1-16 1-4 2-7 2-7 5 0 5 3 5 11 5 6 0 12 0 18 0 34 0 50 29 50 69 0 58-29 70-48 70-18 0-49-7-64-31 15 1 28-7 28-24 0-15-12-23-24-23-10 0-24 6-24 24 0 38 40 66 85 66 52 0 90-38 90-82 0-33-26-67-69-75z"><text:p/></draw:path><draw:path draw:style-name="gr798" draw:text-style-name="P20" svg:width="0.18cm" svg:height="0.292cm" svg:x="1.853cm" svg:y="0.122cm" svg:viewBox="0 0 181 293" svg:d="M178 29c3-5 3-6 3-15-35 0-68 0-103 0-50 0-52-6-54-14-4 0-6 0-10 0-4 29-9 59-14 88 4 0 7 0 11 0 1-8 5-34 11-39 2-2 36-2 40-2 29 0 59 0 88 0-5 6-38 51-47 66-38 56-53 115-53 158 0 4-1 22 20 22 19 0 20-18 20-22 0-7 0-14 0-22 0-22 1-46 4-69 2-10 8-46 26-71 19-26 38-54 58-80z"><text:p/></draw:path><draw:path draw:style-name="gr799" draw:text-style-name="P20" svg:width="0.097cm" svg:height="0.419cm" svg:x="2.065cm" svg:y="0.092cm" svg:viewBox="0 0 98 420" svg:d="M98 211c0-34-4-84-28-132-26-51-62-79-65-79s-5 2-5 5c0 1 0 2 8 9 41 42 65 110 65 197 0 72-15 144-67 198-6 5-6 6-6 7 0 3 2 4 5 4s42-29 67-82c20-45 26-92 26-127z"><text:p/></draw:path><draw:path draw:style-name="gr800" draw:text-style-name="P20" svg:width="0.135cm" svg:height="0.2cm" svg:x="2.221cm" svg:y="0.001cm" svg:viewBox="0 0 136 201" svg:d="M29 100c0-24 1-46 13-64 10-17 25-28 44-28 10 0 21 3 27 11-7 0-13 6-13 15 0 7 4 13 14 13 8 0 13-6 13-15 0-16-12-32-41-32-43 0-86 40-86 102 0 77 36 99 68 99 36 0 68-27 68-65s-30-65-64-65c-24 0-37 15-43 29zM68 192c-14 0-26-9-32-22-5-8-7-22-7-40 0-29 18-51 41-51 14 0 22 5 30 16 7 12 8 24 8 41 0 16 0 28-8 40-8 11-17 16-32 16z"><text:p/></draw:path><draw:path draw:style-name="gr801" draw:text-style-name="P20" svg:width="0.034cm" svg:height="0.033cm" svg:x="2.405cm" svg:y="0.106cm" svg:viewBox="0 0 35 34" svg:d="M35 17c0-11-10-17-17-17-10 0-18 7-18 17 0 9 10 17 17 17 11 0 18-9 18-17z"><text:p/></draw:path><draw:path draw:style-name="gr802" draw:text-style-name="P20" svg:width="0.13cm" svg:height="0.194cm" svg:x="2.492cm" svg:y="0.001cm" svg:viewBox="0 0 131 195" svg:d="M131 142c-4 0-7 0-11 0-1 7-4 23-7 27-3 1-25 1-30 1-18 0-36 0-54 0 31-27 42-34 59-49 22-17 43-36 43-63 0-36-33-58-70-58s-61 26-61 53c0 15 12 17 16 17 7 0 15-5 15-16 0-6-2-16-18-16 10-21 30-27 43-27 30 0 46 23 46 47 0 25-19 45-28 56-24 23-48 47-72 71-2 2-2 2-2 10 41 0 80 0 121 0 4-18 6-36 10-53z"><text:p/></draw:path><draw:path draw:style-name="gr803" draw:text-style-name="P20" svg:width="0.135cm" svg:height="0.2cm" svg:x="2.657cm" svg:y="0.001cm" svg:viewBox="0 0 136 201" svg:d="M65 97c23 0 38 16 38 48 0 36-20 47-37 47-12 0-38-3-50-21 13 0 16-10 16-16 0-10-7-16-16-16-8 0-16 5-16 17 0 27 30 45 66 45 41 0 70-27 70-56 0-23-20-47-52-53 31-12 42-33 42-51 0-23-28-41-60-41-34 0-58 16-58 40 0 9 8 15 16 15 10 0 16-7 16-14 0-10-6-16-16-16 11-13 31-17 42-17 13 0 31 8 31 33 0 12-3 26-12 35-9 12-18 12-32 13-7 0-7 0-10 1-1 1-2 0-2 4 0 3 2 3 7 3 6 0 11 0 17 0z"><text:p/></draw:path><draw:path draw:style-name="gr804" draw:text-style-name="P20" svg:width="0.202cm" svg:height="0.202cm" svg:x="2.986cm" svg:y="0.201cm" svg:viewBox="0 0 203 203" svg:d="M102 90c-28-28-56-56-84-84-6-5-6-6-10-6s-8 4-8 8 0 4 5 9c29 29 56 56 85 85-29 28-56 55-85 84-5 5-5 6-5 8 0 5 4 9 8 9s4 0 10-6c28-28 55-55 83-83 29 29 59 57 87 86 2 1 4 3 6 3 6 0 9-4 9-9 0-2 0-2-1-5-29-30-68-65-88-87 25-25 52-52 77-77 2-2 8-8 11-11 0-1 1-2 1-6s-3-8-9-8c-2 0-4 2-9 7-28 28-55 55-83 83z"><text:p/></draw:path><draw:path draw:style-name="gr805" draw:text-style-name="P20" svg:width="0.109cm" svg:height="0.503cm" svg:x="3.41cm" svg:y="0.05cm" svg:viewBox="0 0 110 504" svg:d="M110 499c0-1-1-3-2-4-19-20-48-54-66-123-10-37-13-81-13-119 0-110 26-188 77-243 4-4 4-4 4-5 0-5-3-5-6-5-6 0-28 25-33 32-43 51-71 126-71 220 0 59 11 144 66 215 4 4 31 37 38 37 3 0 6 0 6-5z"><text:p/></draw:path><draw:path draw:style-name="gr806" draw:text-style-name="P20" svg:width="0.138cm" svg:height="0.278cm" svg:x="3.575cm" svg:y="0.128cm" svg:viewBox="0 0 139 279" svg:d="M86 11c0-10 0-11-9-11-27 26-64 26-77 26 0 5 0 9 0 14 8 0 34 0 55-11 0 72 0 145 0 218 0 14-1 20-39 20-5 0-9 0-14 0 0 4 0 8 0 12 15-1 52-1 69-1s53 0 68 1c0-4 0-8 0-12-5 0-8 0-13 0-38 0-40-4-40-20 0-79 0-157 0-236z"><text:p/></draw:path><draw:path draw:style-name="gr807" draw:text-style-name="P20" svg:width="0.257cm" svg:height="0.016cm" svg:x="3.876cm" svg:y="0.294cm" svg:viewBox="0 0 258 17" svg:d="M244 17c7 0 14 0 14-9 0-8-7-8-14-8-76 0-153 0-228 0-8 0-16 0-16 8 0 9 8 9 16 9 75 0 152 0 228 0z"><text:p/></draw:path><draw:path draw:style-name="gr808" draw:text-style-name="P20" svg:width="0.177cm" svg:height="0.288cm" svg:x="4.28cm" svg:y="0.128cm" svg:viewBox="0 0 178 289" svg:d="M178 145c0-33-2-67-17-98-19-40-54-47-71-47-26 0-56 11-74 50-14 29-16 62-16 95 0 32 2 70 19 102 18 34 49 42 70 42 23 0 55-8 73-49 14-29 16-61 16-95zM89 279c-16 0-41-9-49-50-4-25-4-64-4-89 0-26 0-55 2-76 9-51 40-54 51-54 14 0 42 7 50 49 4 23 4 55 4 81 0 31 0 60-5 88-6 39-30 51-49 51z"><text:p/></draw:path><draw:path draw:style-name="gr809" draw:text-style-name="P20" svg:width="0.043cm" svg:height="0.043cm" svg:x="4.511cm" svg:y="0.362cm" svg:viewBox="0 0 44 44" svg:d="M44 23c0-12-10-23-22-23s-22 11-22 23 10 21 22 21 22-9 22-21z"><text:p/></draw:path><draw:path draw:style-name="gr810" draw:text-style-name="P20" svg:width="0.177cm" svg:height="0.288cm" svg:x="4.608cm" svg:y="0.128cm" svg:viewBox="0 0 178 289" svg:d="M178 145c0-33-3-67-17-98-21-40-54-47-72-47-25 0-57 11-73 50-15 29-16 62-16 95 0 32 1 70 19 102 18 34 48 42 70 42 21 0 54-8 73-49 13-29 16-61 16-95zM89 279c-17 0-42-9-49-50-5-25-5-64-5-89 0-26 0-55 3-76 8-51 40-54 51-54 13 0 41 7 49 49 4 23 4 55 4 81 0 31 0 60-4 88-7 39-31 51-49 51z"><text:p/></draw:path><draw:path draw:style-name="gr811" draw:text-style-name="P20" svg:width="0.138cm" svg:height="0.278cm" svg:x="4.84cm" svg:y="0.128cm" svg:viewBox="0 0 139 279" svg:d="M86 11c0-10 0-11-9-11-27 26-64 26-77 26 0 5 0 9 0 14 8 0 34 0 55-11 0 72 0 145 0 218 0 14-1 20-39 20-5 0-9 0-14 0 0 4 0 8 0 12 15-1 52-1 69-1s54 0 68 1c0-4 0-8 0-12-5 0-8 0-13 0-38 0-40-4-40-20 0-79 0-157 0-236z"><text:p/></draw:path><draw:path draw:style-name="gr812" draw:text-style-name="P20" svg:width="0.174cm" svg:height="0.288cm" svg:x="5.031cm" svg:y="0.128cm" svg:viewBox="0 0 175 289" svg:d="M104 132c35-11 60-41 60-74 0-34-37-58-78-58-43 0-74 25-74 58 0 13 8 21 22 21 12 0 20-9 20-21 0-22-19-22-25-22 13-20 41-25 55-25 18 0 41 8 41 47 0 4-1 30-12 48-12 20-27 21-37 21-4 1-14 1-17 1-3 2-6 2-6 5 0 5 3 5 11 5 6 0 12 0 18 0 34 0 50 29 50 69 0 58-29 70-48 70-18 0-49-7-65-31 16 1 29-7 29-24 0-15-12-23-24-23-11 0-24 6-24 24 0 38 40 66 85 66 52 0 90-38 90-82 0-33-26-67-71-75z"><text:p/></draw:path><draw:path draw:style-name="gr813" draw:text-style-name="P20" svg:width="0.18cm" svg:height="0.292cm" svg:x="5.248cm" svg:y="0.122cm" svg:viewBox="0 0 181 293" svg:d="M176 29c5-5 5-6 5-15-35 0-68 0-103 0-52 0-52-6-54-14-4 0-7 0-11 0-5 29-8 59-13 88 4 0 7 0 11 0 1-8 5-34 9-39 4-2 36-2 42-2 29 0 59 0 88 0-5 6-38 51-48 66-37 56-52 115-52 158 0 4 0 22 20 22 19 0 19-18 19-22 0-7 0-14 0-22 0-22 1-46 5-69 2-10 7-46 26-71 19-26 37-54 56-80z"><text:p/></draw:path><draw:path draw:style-name="gr814" draw:text-style-name="P20" svg:width="0.135cm" svg:height="0.2cm" svg:x="5.451cm" svg:y="0.039cm" svg:viewBox="0 0 136 201" svg:d="M29 98c0-24 1-45 13-63 10-16 25-27 44-27 10 0 21 3 27 10-7 1-13 6-13 14s4 15 14 15c8 0 13-6 13-15 0-18-12-32-41-32-43 0-86 38-86 102 0 75 36 99 68 99 36 0 68-27 68-65 0-39-30-66-64-66-24 0-37 15-43 28zM68 192c-14 0-26-9-32-22-5-9-7-24-7-42 0-27 18-50 41-50 14 0 22 6 30 17 7 11 8 23 8 41 0 16 0 28-8 39s-17 17-32 17z"><text:p/></draw:path><draw:path draw:style-name="gr815" draw:text-style-name="P20" svg:width="0.109cm" svg:height="0.503cm" svg:x="5.643cm" svg:y="0.05cm" svg:viewBox="0 0 110 504" svg:d="M110 253c0-60-10-144-66-216-4-5-32-37-39-37-3 0-5 1-5 5 0 1 1 2 2 3 21 23 48 57 65 124 10 38 13 81 13 120 0 42-3 85-14 126-16 59-41 92-62 116-4 4-3 4-4 5 0 3 2 5 5 5 6 0 30-27 35-32 43-51 70-127 70-219z"><text:p/></draw:path><draw:path draw:style-name="gr816" draw:text-style-name="P20" svg:width="0.281cm" svg:height="0.179cm" svg:x="5.957cm" svg:y="0.205cm" svg:viewBox="0 0 282 180" svg:d="M282 13c0-8-4-13-6-13s-6 2-6 12c-1 29-31 46-59 46-24 0-45-12-67-28-23-14-46-30-73-30-40 0-71 30-71 68 0 10 4 14 6 14 5 0 6-9 6-10 2-36 37-48 59-48 24 0 45 13 67 28 23 14 46 30 73 30 40 0 71-30 71-69zM282 112c0-12-5-14-6-14-2 0-6 3-6 12-1 29-31 46-59 46-24 0-45-13-67-28-23-15-46-30-73-30-40 0-71 30-71 69 0 9 4 12 6 12 5 0 6-8 6-10 2-35 37-48 59-48 24 0 45 13 67 29 23 14 46 30 73 30 40 0 71-31 71-68z"><text:p/></draw:path><draw:path draw:style-name="gr817" draw:text-style-name="P20" svg:width="0.177cm" svg:height="0.288cm" svg:x="6.396cm" svg:y="0.128cm" svg:viewBox="0 0 178 289" svg:d="M178 145c0-33-3-67-17-98-21-40-54-47-72-47-25 0-57 11-73 50-15 29-16 62-16 95 0 32 1 70 19 102 18 34 48 42 69 42 22 0 55-8 74-49 13-29 16-61 16-95zM88 279c-16 0-41-9-48-50-5-25-5-64-5-89 0-26 0-55 3-76 8-51 40-54 50-54 14 0 42 7 50 49 4 23 4 55 4 81 0 31 0 60-4 88-7 39-31 51-50 51z"><text:p/></draw:path><draw:path draw:style-name="gr818" draw:text-style-name="P20" svg:width="0.043cm" svg:height="0.043cm" svg:x="6.627cm" svg:y="0.362cm" svg:viewBox="0 0 44 44" svg:d="M44 23c0-12-9-23-21-23-13 0-23 11-23 23s10 21 23 21c12 0 21-9 21-21z"><text:p/></draw:path><draw:path draw:style-name="gr819" draw:text-style-name="P20" svg:width="0.138cm" svg:height="0.278cm" svg:x="6.745cm" svg:y="0.128cm" svg:viewBox="0 0 139 279" svg:d="M86 11c0-10 0-11-9-11-27 26-64 26-77 26 0 5 0 9 0 14 8 0 32 0 55-11 0 72 0 145 0 218 0 14-1 20-39 20-5 0-9 0-14 0 0 4 0 8 0 12 15-1 52-1 69-1s53 0 68 1c0-4 0-8 0-12-5 0-9 0-14 0-37 0-39-4-39-20 0-79 0-157 0-236z"><text:p/></draw:path><draw:path draw:style-name="gr820" draw:text-style-name="P20" svg:width="0.167cm" svg:height="0.288cm" svg:x="6.94cm" svg:y="0.128cm" svg:viewBox="0 0 168 289" svg:d="M168 195c0-50-35-92-80-92-21 0-39 7-54 22 0-28 0-54 0-82 8 3 22 5 36 5 51 0 81-38 81-43 0-3-1-5-3-5s-2 0-4 1c-8 4-30 12-58 12-16 0-36-2-56-12-4-1-4-1-5-1-5 0-5 4-5 11 0 41 0 83 0 123 0 9 0 12 6 12 4 0 5-1 6-4 5-6 21-29 54-29 23 0 33 19 36 26 8 16 8 32 8 54 0 14 0 40-10 58-10 15-25 26-46 26-30 0-54-22-61-47 1 0 3 1 7 1 14 0 21-10 21-20 0-11-7-22-21-22-6 0-20 4-20 23 0 36 29 77 76 77 49 0 92-41 92-94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6">The probability of one succession of O-ring is <draw:g text:anchor-type="as-char" svg:y="-0.259cm" draw:z-index="8" draw:style-name="gr1"><svg:title>TexMaths</svg:title><svg:desc>12§display§1-0.0137§svg§600§FALSE§</svg:desc><draw:path draw:style-name="gr694" draw:text-style-name="P19" svg:width="1.848cm" svg:height="0.25cm" svg:x="0cm" svg:y="0.021cm" svg:viewBox="0 0 1849 251" svg:d="M0 0c616 0 1233 0 1849 0 0 84 0 167 0 251-616 0-1233 0-1849 0 0-84 0-167 0-251z"><text:p/></draw:path><draw:path draw:style-name="gr695" draw:text-style-name="P20" svg:width="0.138cm" svg:height="0.279cm" svg:x="0.016cm" svg:y="0.005cm" svg:viewBox="0 0 139 280" svg:d="M88 11c0-11 0-11-11-11-25 26-63 26-77 26 0 5 0 9 0 14 10 0 34 0 56-11 0 72 0 145 0 217 0 16-2 21-39 21-5 0-9 0-13 0 0 5 0 8 0 13 14-1 51-1 68-1 18 0 53 0 67 1 0-5 0-8 0-13-5 0-8 0-13 0-37 0-38-5-38-21 0-78 0-157 0-235z"><text:p/></draw:path><draw:path draw:style-name="gr696" draw:text-style-name="P20" svg:width="0.257cm" svg:height="0.016cm" svg:x="0.318cm" svg:y="0.17cm" svg:viewBox="0 0 258 17" svg:d="M242 17c8 0 16 0 16-9 0-8-8-8-16-8-75 0-152 0-228 0-7 0-14 0-14 8 0 9 7 9 14 9 76 0 153 0 228 0z"><text:p/></draw:path><draw:path draw:style-name="gr697" draw:text-style-name="P20" svg:width="0.177cm" svg:height="0.289cm" svg:x="0.721cm" svg:y="0.005cm" svg:viewBox="0 0 178 290" svg:d="M178 145c0-33-3-67-17-98-19-41-54-47-72-47-25 0-57 11-73 49-14 30-16 63-16 96 0 32 1 70 19 101 18 35 48 44 70 44 23 0 54-10 73-50 13-29 16-61 16-95zM89 280c-17 0-42-11-49-51-5-25-5-64-5-88 0-28 0-56 3-79 9-49 40-54 51-54 13 0 41 9 49 50 5 24 5 56 5 83 0 31 0 60-5 86-6 41-30 53-49 53z"><text:p/></draw:path><draw:path draw:style-name="gr698" draw:text-style-name="P20" svg:width="0.043cm" svg:height="0.043cm" svg:x="0.952cm" svg:y="0.24cm" svg:viewBox="0 0 44 44" svg:d="M44 23c0-13-9-23-21-23s-23 11-23 23c0 13 11 21 23 21s21-9 21-21z"><text:p/></draw:path><draw:path draw:style-name="gr699" draw:text-style-name="P20" svg:width="0.177cm" svg:height="0.289cm" svg:x="1.049cm" svg:y="0.005cm" svg:viewBox="0 0 178 290" svg:d="M178 145c0-33-3-67-17-98-19-41-54-47-72-47-25 0-55 11-73 49-14 30-16 63-16 96 0 32 2 70 19 101 18 35 49 44 70 44 23 0 55-10 73-50 13-29 16-61 16-95zM89 280c-17 0-41-11-49-51-5-25-5-64-5-88 0-28 0-56 3-79 9-49 40-54 51-54 14 0 42 9 49 50 5 24 5 56 5 83 0 31 0 60-5 86-6 41-30 53-49 53z"><text:p/></draw:path><draw:path draw:style-name="gr700" draw:text-style-name="P20" svg:width="0.138cm" svg:height="0.279cm" svg:x="1.281cm" svg:y="0.005cm" svg:viewBox="0 0 139 280" svg:d="M86 11c0-11 0-11-9-11-25 26-63 26-77 26 0 5 0 9 0 14 8 0 34 0 55-11 0 72 0 145 0 217 0 16-1 21-38 21-5 0-10 0-15 0 0 5 0 8 0 13 16-1 52-1 69-1s54 0 68 1c0-5 0-8 0-13-5 0-8 0-13 0-38 0-40-5-40-21 0-78 0-157 0-235z"><text:p/></draw:path><draw:path draw:style-name="gr701" draw:text-style-name="P20" svg:width="0.173cm" svg:height="0.289cm" svg:x="1.473cm" svg:y="0.005cm" svg:viewBox="0 0 174 290" svg:d="M104 132c34-12 59-41 59-74 0-35-37-58-78-58-42 0-74 25-74 56 0 15 9 23 21 23 14 0 22-9 22-21 0-22-20-22-26-22 13-20 40-26 56-26 17 0 40 9 40 48 0 4 0 29-11 48-13 19-28 21-39 21-2 0-13 2-15 2-4 0-7 1-7 4 0 5 3 5 10 5 6 0 12 0 18 0 35 0 51 29 51 70 0 58-29 70-48 70-18 0-49-8-64-33 15 2 28-7 28-23 0-15-12-24-24-24-10 0-23 6-23 25 0 39 38 67 84 67 52 0 90-39 90-82 0-35-26-67-70-76z"><text:p/></draw:path><draw:path draw:style-name="gr702" draw:text-style-name="P20" svg:width="0.18cm" svg:height="0.293cm" svg:x="1.689cm" svg:y="0cm" svg:viewBox="0 0 181 294" svg:d="M178 29c3-6 3-6 3-16-35 0-68 0-103 0-50 0-52-5-54-13-4 0-6 0-10 0-4 29-9 58-14 87 4 0 7 0 11 0 1-7 5-33 11-39 2-2 34-2 40-2 29 0 59 0 88 0-5 7-38 53-48 67-37 56-52 115-52 159 0 3 0 22 20 22s20-19 20-22c0-8 0-15 0-22 0-24 1-47 4-70 2-9 8-45 26-72 19-26 38-53 58-79z"><text:p/></draw:path></draw:g><text:s/>and it has to occur <draw:g text:anchor-type="as-char" svg:y="-0.288cm" draw:z-index="9" draw:style-name="gr1"><svg:title>TexMaths</svg:title><svg:desc>12§display§23§svg§600§FALSE§</svg:desc><draw:path draw:style-name="gr691" draw:text-style-name="P19" svg:width="0.357cm" svg:height="0.244cm" svg:x="0.001cm" svg:y="0.021cm" svg:viewBox="0 0 358 245" svg:d="M0 0c119 0 239 0 358 0 0 82 0 163 0 245-119 0-239 0-358 0 0-82 0-163 0-245z"><text:p/></draw:path><draw:path draw:style-name="gr692" draw:text-style-name="P20" svg:width="0.166cm" svg:height="0.277cm" svg:x="0.001cm" svg:y="0cm" svg:viewBox="0 0 167 278" svg:d="M31 246c16-15 30-29 46-43 65-58 90-80 90-121 0-48-37-82-89-82-48 0-78 38-78 76 0 23 20 23 22 23 7 0 21-4 21-22 0-11-7-22-21-22-4 0-5 0-6 1 9-27 32-43 56-43 39 0 57 34 57 69 0 33-21 65-44 91-27 30-54 60-81 89-4 5-4 6-4 16 52 0 103 0 155 0 4-24 7-48 12-73-4 0-7 0-11 0-1 13-5 31-8 38-4 3-31 3-41 3-25 0-51 0-76 0z"><text:p/></draw:path><draw:path draw:style-name="gr693" draw:text-style-name="P20" svg:width="0.173cm" svg:height="0.287cm" svg:x="0.206cm" svg:y="0cm" svg:viewBox="0 0 174 288" svg:d="M104 132c34-11 59-41 59-74 0-34-37-58-78-58-42 0-74 25-74 58 0 13 9 21 21 21 14 0 22-9 22-21 0-22-20-22-26-22 13-20 40-25 56-25 17 0 40 8 40 47 0 4 0 29-11 47-13 21-28 22-39 22-2 0-13 1-15 1-4 1-7 1-7 5 0 5 3 5 10 5 6 0 12 0 18 0 35 0 51 27 51 68 0 58-29 70-48 70-18 0-49-8-64-31 15 1 28-8 28-24 0-15-12-23-24-23-10 0-23 6-23 24 0 38 38 66 84 66 52 0 90-39 90-82 0-33-26-66-70-74z"><text:p/></draw:path></draw:g><text:s/>times <draw:g text:anchor-type="as-char" svg:y="-0.176cm" draw:z-index="10" draw:style-name="gr1"><svg:title>TexMaths</svg:title><svg:desc>12§display§\times§svg§600§FALSE§</svg:desc><draw:path draw:style-name="gr689" draw:text-style-name="P19" svg:width="0.22cm" svg:height="0.162cm" svg:x="0.001cm" svg:y="0.022cm" svg:viewBox="0 0 221 163" svg:d="M0 0c73 0 148 0 221 0 0 54 0 109 0 163-73 0-148 0-221 0 0-54 0-109 0-163z"><text:p/></draw:path><draw:path draw:style-name="gr690" draw:text-style-name="P20" svg:width="0.201cm" svg:height="0.202cm" svg:x="0.042cm" svg:y="0cm" svg:viewBox="0 0 202 203" svg:d="M101 91c-29-29-57-57-84-85-5-5-6-6-9-6-4 0-8 4-8 8s0 4 5 9c27 28 55 56 84 85-29 28-57 57-84 84-5 5-5 5-5 9 0 5 4 8 8 8 3 0 4-1 9-6 27-28 55-55 84-83 29 29 58 58 86 87 3 1 4 2 6 2 5 0 9-3 9-8 0-1 0-3-1-5-2-1-66-68-88-88 25-27 50-52 76-78 2-2 8-7 10-9 0-2 3-3 3-7s-4-8-9-8c-3 0-4 2-9 6-28 28-55 56-83 85z"><text:p/></draw:path></draw:g><text:s/><draw:g text:anchor-type="as-char" svg:y="-0.288cm" draw:z-index="11" draw:style-name="gr1"><svg:title>TexMaths</svg:title><svg:desc>12§display§6§svg§600§FALSE§</svg:desc><draw:path draw:style-name="gr687" draw:text-style-name="P19" svg:width="0.148cm" svg:height="0.244cm" svg:x="0.004cm" svg:y="0.021cm" svg:viewBox="0 0 149 245" svg:d="M0 0c50 0 99 0 149 0 0 82 0 163 0 245-50 0-99 0-149 0 0-82 0-163 0-245z"><text:p/></draw:path><draw:path draw:style-name="gr688" draw:text-style-name="P20" svg:width="0.173cm" svg:height="0.287cm" svg:x="0.001cm" svg:y="0cm" svg:viewBox="0 0 174 288" svg:d="M38 141c0-3 0-7 0-9 0-107 53-121 72-121 11 0 29 2 38 17-6 0-23 0-23 19 0 12 9 19 19 19 7 0 19-5 19-20 0-26-18-46-53-46-53 0-110 54-110 146 0 112 48 142 88 142 46 0 86-40 86-95 0-53-37-92-83-92-29 0-45 21-53 40zM88 276c-26 0-40-26-42-31-7-21-7-54-7-62 0-32 13-73 52-73 6 0 24 0 37 25 8 15 8 36 8 57 0 20 0 42-7 56-13 25-32 28-41 28z"><text:p/></draw:path></draw:g><text:s/>O-rings. And in 24<text:span text:style-name="T11">th</text:span> trial it must occur at least one failure, so expression could be made like that.</text:p>
      <text:p text:style-name="P7" loext:marker-style-name="T3"/>
      <text:p text:style-name="P7" loext:marker-style-name="T3"/>
      <text:p text:style-name="P12" loext:marker-style-name="T7"><text:span text:style-name="T7">Part (b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5" table:style-name="표5">
        <table:table-column table:style-name="표5.A"/>
        <table:table-row table:style-name="표5.1">
          <table:table-cell table:style-name="표5.A1" office:value-type="string">
            <text:p text:style-name="P15"><draw:g text:anchor-type="as-char" svg:y="-0.369cm" draw:z-index="12" draw:style-name="gr1"><svg:title>TexMaths</svg:title><svg:desc>12§display§(1-0.0137)^{6 \cdot 24} \approx 0.14§svg§600§FALSE§</svg:desc><draw:path draw:style-name="gr821" draw:text-style-name="P19" svg:width="4.105cm" svg:height="0.432cm" svg:x="0.001cm" svg:y="0.021cm" svg:viewBox="0 0 4106 433" svg:d="M0 0c1368 0 2737 0 4106 0 0 144 0 289 0 433-1369 0-2738 0-4106 0 0-144 0-289 0-433z"><text:p/></draw:path><draw:path draw:style-name="gr822" draw:text-style-name="P20" svg:width="0.096cm" svg:height="0.419cm" svg:x="0.021cm" svg:y="0.056cm" svg:viewBox="0 0 97 420" svg:d="M97 415c0-1 0-1-7-8-53-53-66-133-66-196 0-73 17-146 68-199 5-5 5-6 5-7 0-4-1-5-3-5-5 0-42 29-68 83-21 45-26 92-26 128 0 31 5 82 28 130 25 51 61 79 66 79 2 0 3-1 3-5z"><text:p/></draw:path><draw:path draw:style-name="gr823" draw:text-style-name="P20" svg:width="0.138cm" svg:height="0.277cm" svg:x="0.181cm" svg:y="0.093cm" svg:viewBox="0 0 139 278" svg:d="M86 11c0-11 0-11-9-11-27 26-64 26-77 26 0 5 0 9 0 14 8 0 34 0 55-11 0 72 0 145 0 217 0 14-1 19-39 19-5 0-9 0-14 0 0 5 0 10 0 13 15-1 52-1 69-1s54 0 68 1c0-3 0-8 0-13-5 0-8 0-13 0-38 0-40-3-40-19 0-78 0-157 0-235z"><text:p/></draw:path><draw:path draw:style-name="gr824" draw:text-style-name="P20" svg:width="0.257cm" svg:height="0.016cm" svg:x="0.482cm" svg:y="0.258cm" svg:viewBox="0 0 258 17" svg:d="M244 17c7 0 14 0 14-9 0-8-7-8-14-8-76 0-153 0-228 0-8 0-16 0-16 8 0 9 8 9 16 9 75 0 152 0 228 0z"><text:p/></draw:path><draw:path draw:style-name="gr825" draw:text-style-name="P20" svg:width="0.177cm" svg:height="0.287cm" svg:x="0.885cm" svg:y="0.093cm" svg:viewBox="0 0 178 288" svg:d="M178 145c0-33-3-67-17-98-19-41-54-47-72-47-25 0-55 11-73 49-14 30-16 63-16 96 0 31 2 70 19 101 18 34 49 42 70 42 23 0 55-8 73-49 13-28 16-60 16-94zM89 278c-17 0-41-9-49-49-4-25-4-63-4-89 0-27 0-55 2-78 9-49 40-54 51-54 14 0 42 9 50 50 4 24 4 56 4 82 0 32 0 60-5 87-6 39-30 51-49 51z"><text:p/></draw:path><draw:path draw:style-name="gr826" draw:text-style-name="P20" svg:width="0.043cm" svg:height="0.043cm" svg:x="1.117cm" svg:y="0.326cm" svg:viewBox="0 0 44 44" svg:d="M44 23c0-12-10-23-22-23s-22 11-22 23 10 21 22 21 22-9 22-21z"><text:p/></draw:path><draw:path draw:style-name="gr827" draw:text-style-name="P20" svg:width="0.175cm" svg:height="0.287cm" svg:x="1.214cm" svg:y="0.093cm" svg:viewBox="0 0 176 288" svg:d="M176 145c0-33-1-67-16-98-20-41-54-47-71-47-25 0-57 11-73 49-15 30-16 63-16 96 0 31 1 70 18 101 19 34 49 42 70 42 22 0 55-8 73-49 14-28 15-60 15-94zM88 278c-16 0-41-9-48-49-5-25-5-63-5-89 0-27 0-55 3-78 8-49 40-54 50-54 14 0 42 9 50 50 4 24 4 56 4 82 0 32 0 60-5 87-6 39-30 51-49 51z"><text:p/></draw:path><draw:path draw:style-name="gr828" draw:text-style-name="P20" svg:width="0.138cm" svg:height="0.277cm" svg:x="1.446cm" svg:y="0.093cm" svg:viewBox="0 0 139 278" svg:d="M86 11c0-11 0-11-9-11-27 26-64 26-77 26 0 5 0 9 0 14 8 0 34 0 55-11 0 72 0 145 0 217 0 14-1 19-39 19-5 0-9 0-14 0 0 5 0 10 0 13 15-1 52-1 69-1s53 0 68 1c0-3 0-8 0-13-5 0-9 0-14 0-37 0-39-3-39-19 0-78 0-157 0-235z"><text:p/></draw:path><draw:path draw:style-name="gr829" draw:text-style-name="P20" svg:width="0.174cm" svg:height="0.287cm" svg:x="1.637cm" svg:y="0.093cm" svg:viewBox="0 0 175 288" svg:d="M104 132c35-12 59-41 59-74 0-35-37-58-77-58-43 0-75 25-75 56 0 15 9 23 21 23 14 0 22-9 22-21 0-22-19-22-26-22 13-20 42-26 56-26 18 0 41 9 41 48 0 4-1 28-12 48-12 20-27 21-37 21-4 0-14 1-17 1-4 0-6 2-6 5 0 5 2 5 9 5 6 0 14 0 20 0 34 0 50 29 50 70 0 56-30 68-48 68s-50-7-65-31c15 1 28-6 28-23 0-14-11-23-23-23-11 0-24 6-24 24 0 37 40 65 85 65 52 0 90-38 90-80 0-34-26-68-71-76z"><text:p/></draw:path><draw:path draw:style-name="gr830" draw:text-style-name="P20" svg:width="0.179cm" svg:height="0.292cm" svg:x="1.854cm" svg:y="0.087cm" svg:viewBox="0 0 180 293" svg:d="M176 29c4-6 4-6 4-16-34 0-68 0-102 0-52 0-53-5-54-13-4 0-7 0-11 0-5 29-8 58-13 86 4 0 6 0 10 0 1-6 6-32 10-37 4-3 36-3 42-3 29 0 58 0 87 0-5 7-37 52-47 67-38 56-52 115-52 157 0 4 0 23 20 23 19 0 19-19 19-23 0-7 0-14 0-22 0-21 1-45 5-68 1-10 7-46 26-72s37-53 56-79z"><text:p/></draw:path><draw:path draw:style-name="gr831" draw:text-style-name="P20" svg:width="0.096cm" svg:height="0.419cm" svg:x="2.064cm" svg:y="0.056cm" svg:viewBox="0 0 97 420" svg:d="M97 211c0-33-5-84-27-132-26-51-62-79-66-79-3 0-4 2-4 5 0 1 0 2 7 9 42 42 66 108 66 197 0 71-15 144-68 198-5 5-5 5-5 6 0 4 1 5 4 5 4 0 42-29 67-82 21-46 26-93 26-127z"><text:p/></draw:path><draw:path draw:style-name="gr832" draw:text-style-name="P20" svg:width="0.136cm" svg:height="0.201cm" svg:x="2.219cm" svg:y="0.003cm" svg:viewBox="0 0 137 202" svg:d="M29 100c0-24 2-46 13-64 10-16 26-26 44-26 10 0 22 2 28 9-8 1-14 6-14 15 0 7 4 13 14 13 8 0 14-5 14-15 0-16-13-32-42-32-42 0-86 40-86 103 0 76 36 99 68 99 36 0 69-27 69-66 0-38-30-65-65-65-24 0-37 15-43 29zM68 193c-14 0-25-9-32-21-4-10-6-24-6-42 0-29 17-51 41-51 13 0 23 5 30 17 7 11 7 23 7 40 0 16 0 30-8 40-8 11-16 17-32 17z"><text:p/></draw:path><draw:path draw:style-name="gr833" draw:text-style-name="P20" svg:width="0.033cm" svg:height="0.033cm" svg:x="2.405cm" svg:y="0.108cm" svg:viewBox="0 0 34 34" svg:d="M34 17c0-11-9-17-17-17-10 0-17 7-17 17 0 11 8 17 17 17s17-9 17-17z"><text:p/></draw:path><draw:path draw:style-name="gr834" draw:text-style-name="P20" svg:width="0.13cm" svg:height="0.195cm" svg:x="2.49cm" svg:y="0.003cm" svg:viewBox="0 0 131 196" svg:d="M131 143c-4 0-7 0-11 0 0 6-4 24-7 26-3 3-25 3-29 3-18 0-37 0-55 0 31-28 42-36 60-51 21-17 42-35 42-63 0-35-31-58-70-58-36 0-61 26-61 53 0 15 13 17 16 17 7 0 15-5 15-16 0-5-2-16-17-16 9-20 29-27 44-27 28 0 44 23 44 47 0 26-18 46-28 56-24 23-46 47-70 71-4 2-4 3-4 11 41 0 80 0 121 0 4-18 6-36 10-53z"><text:p/></draw:path><draw:path draw:style-name="gr835" draw:text-style-name="P20" svg:width="0.144cm" svg:height="0.197cm" svg:x="2.651cm" svg:y="0cm" svg:viewBox="0 0 145 198" svg:d="M145 150c0-4 0-7 0-11-11 0-23 0-33 0 0-44 0-87 0-131 0-6 0-8-6-8-4 0-5 0-8 4-32 45-66 90-98 135 0 4 0 7 0 11 29 0 59 0 88 0 0 7 0 16 0 24 0 11 0 14-24 14-3 0-6 0-9 0 0 3 0 6 0 10 15 0 34 0 45 0 10 0 30 0 44 0 0-4 0-7 0-10-2 0-6 0-8 0-24 0-24-3-24-14 0-8 0-17 0-24 10 0 22 0 33 0zM89 32c0 36 0 71 0 107-27 0-52 0-78 0 26-36 51-71 78-107z"><text:p/></draw:path><draw:path draw:style-name="gr836" draw:text-style-name="P20" svg:width="0.28cm" svg:height="0.179cm" svg:x="2.969cm" svg:y="0.169cm" svg:viewBox="0 0 281 180" svg:d="M281 13c0-9-3-13-5-13s-6 2-6 12c-2 29-31 46-59 46-25 0-45-14-67-28-23-14-46-30-73-30-40 0-71 30-71 68 0 10 4 14 6 14 5 0 6-9 6-10 2-36 37-48 59-48 24 0 45 12 67 28 23 14 46 30 73 30 39 0 70-30 70-69zM281 112c0-12-4-10-5-14-2 0-6 3-6 11-2 30-31 47-59 47-25 0-45-13-67-28-23-15-46-30-73-30-40 0-71 30-71 69 0 9 4 12 6 12 5 0 6-7 6-10 2-35 37-48 59-48 24 0 45 13 67 28 23 15 46 31 73 31 40 0 70-31 70-68z"><text:p/></draw:path><draw:path draw:style-name="gr837" draw:text-style-name="P20" svg:width="0.177cm" svg:height="0.287cm" svg:x="3.407cm" svg:y="0.093cm" svg:viewBox="0 0 178 288" svg:d="M178 145c0-33-3-67-17-98-19-41-54-47-72-47-25 0-55 11-73 49-14 30-16 63-16 96 0 31 2 70 19 101 18 34 49 42 70 42 23 0 55-8 73-49 13-28 16-60 16-94zM89 278c-17 0-41-9-49-49-5-25-5-63-5-89 0-27 0-55 3-78 9-49 40-54 51-54 14 0 42 9 50 50 4 24 4 56 4 82 0 32 0 60-5 87-6 39-30 51-49 51z"><text:p/></draw:path><draw:path draw:style-name="gr838" draw:text-style-name="P20" svg:width="0.043cm" svg:height="0.043cm" svg:x="3.638cm" svg:y="0.326cm" svg:viewBox="0 0 44 44" svg:d="M44 23c0-12-10-23-22-23s-22 11-22 23 10 21 22 21 22-9 22-21z"><text:p/></draw:path><draw:path draw:style-name="gr839" draw:text-style-name="P20" svg:width="0.138cm" svg:height="0.277cm" svg:x="3.756cm" svg:y="0.093cm" svg:viewBox="0 0 139 278" svg:d="M86 11c0-11 0-11-9-11-27 26-64 26-77 26 0 5 0 9 0 14 8 0 34 0 55-11 0 72 0 145 0 217 0 14-1 19-39 19-5 0-9 0-14 0 0 5 0 10 0 13 16-1 52-1 69-1s54 0 68 1c0-3 0-8 0-13-5 0-8 0-13 0-38 0-40-3-40-19 0-78 0-157 0-235z"><text:p/></draw:path><draw:path draw:style-name="gr840" draw:text-style-name="P20" svg:width="0.186cm" svg:height="0.282cm" svg:x="3.941cm" svg:y="0.087cm" svg:viewBox="0 0 187 283" svg:d="M113 215c0 12 0 24 0 36 0 15-1 19-33 19-2 0-6 0-8 0 0 5 0 10 0 13 17-1 38-1 56-1s41 0 58 1c0-3 0-8 0-13-2 0-6 0-8 0-32 0-33-4-33-19 0-12 0-24 0-36 15 0 28 0 42 0 0-5 0-9 0-12-14 0-27 0-42 0 0-65 0-129 0-192 0-9 0-11-7-11-4 0-5 0-8 5-44 66-87 132-130 198 0 3 0 7 0 12 37 0 76 0 113 0zM115 203c-35 0-68 0-103 0 35-53 68-106 103-157 0 51 0 104 0 157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6">Same with the case above, but calculation of only 24<text:span text:style-name="T11">th</text:span> trial needs to be changed like others.</text:p>
      <text:p text:style-name="P6" loext:marker-style-name="T3"/>
      <text:p text:style-name="P13" loext:marker-style-name="T4"><text:span text:style-name="T4">Problem </text:span><text:span text:style-name="T5">3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6" table:style-name="표6">
        <table:table-column table:style-name="표6.A"/>
        <table:table-row table:style-name="표6.1">
          <table:table-cell table:style-name="표6.A1" office:value-type="string">
            <text:p text:style-name="P15"><draw:g text:anchor-type="as-char" svg:y="-0.699cm" draw:z-index="13" draw:style-name="gr1"><svg:title>TexMaths</svg:title><svg:desc>12§display§\left( 1- \frac{1}{365} \right)^{19} \times \frac{1}{365} \approx 0.0026§svg§600§FALSE§</svg:desc><draw:path draw:style-name="gr841" draw:text-style-name="P19" svg:width="5.357cm" svg:height="1.057cm" svg:x="0.001cm" svg:y="0.021cm" svg:viewBox="0 0 5358 1058" svg:d="M0 0c1785 0 3572 0 5358 0 0 353 0 706 0 1058-1786 0-3573 0-5358 0 0-352 0-705 0-1058z"><text:p/></draw:path><draw:path draw:style-name="gr842" draw:text-style-name="P20" svg:width="0.207cm" svg:height="1.009cm" svg:x="0.067cm" svg:y="0.092cm" svg:viewBox="0 0 208 1010" svg:d="M208 1006c0-2-2-3-2-4-15-16-44-43-73-89-67-109-98-246-98-407 0-114 15-259 85-385 34-60 67-95 86-113 2-1 2-2 2-3 0-5-3-5-9-5s-7 0-13 7c-142 129-186 322-186 499 0 165 38 332 145 458 9 9 24 26 42 42 5 4 6 4 12 4s9 0 9-4z"><text:p/></draw:path><draw:path draw:style-name="gr843" draw:text-style-name="P20" svg:width="0.138cm" svg:height="0.28cm" svg:x="0.327cm" svg:y="0.423cm" svg:viewBox="0 0 139 281" svg:d="M86 11c0-11 0-11-9-11-27 26-64 26-77 26 0 5 0 9 0 14 8 0 34 0 55-11 0 73 0 145 0 218 0 16-1 21-39 21-5 0-9 0-14 0 0 3 0 8 0 13 15-1 52-1 69-1s54 0 68 1c0-5 0-10 0-13-5 0-8 0-13 0-38 0-40-5-40-21 0-79 0-157 0-236z"><text:p/></draw:path><draw:path draw:style-name="gr844" draw:text-style-name="P20" svg:width="0.256cm" svg:height="0.016cm" svg:x="0.63cm" svg:y="0.588cm" svg:viewBox="0 0 257 17" svg:d="M242 17c8 0 15 0 15-9 0-8-7-8-15-8-75 0-152 0-228 0-7 0-14 0-14 8 0 9 7 9 14 9 76 0 153 0 228 0z"><text:p/></draw:path><draw:path draw:style-name="gr845" draw:text-style-name="P20" svg:width="0.138cm" svg:height="0.28cm" svg:x="1.315cm" svg:y="0.137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846" draw:text-style-name="P20" svg:width="0.631cm" svg:height="0.016cm" svg:x="1.066cm" svg:y="0.588cm" svg:viewBox="0 0 632 17" svg:d="M0 0c211 0 421 0 632 0 0 6 0 11 0 17-211 0-421 0-632 0 0-6 0-11 0-17z"><text:p/></draw:path><draw:path draw:style-name="gr847" draw:text-style-name="P20" svg:width="0.174cm" svg:height="0.288cm" svg:x="1.084cm" svg:y="0.711cm" svg:viewBox="0 0 175 289" svg:d="M104 132c35-11 59-41 59-74 0-35-37-58-78-58-42 0-74 25-74 56 0 15 9 23 21 23 14 0 22-9 22-21 0-22-19-22-26-22 13-20 40-26 56-26 17 0 41 9 41 48 0 4-1 28-12 48-13 20-28 21-37 21-4 0-15 1-17 1-4 2-6 2-6 5 0 5 2 5 9 5 6 0 14 0 20 0 33 0 49 29 49 71 0 56-29 69-47 69s-50-7-65-32c15 2 28-7 28-24 0-14-11-23-24-23-10 0-23 6-23 24 0 39 38 66 85 66 52 0 90-38 90-80 0-35-27-69-71-77z"><text:p/></draw:path><draw:path draw:style-name="gr848" draw:text-style-name="P20" svg:width="0.174cm" svg:height="0.288cm" svg:x="1.294cm" svg:y="0.711cm" svg:viewBox="0 0 175 289" svg:d="M38 142c0-4 0-6 0-10 0-107 53-122 75-122 9 0 27 3 36 18-6 0-23 0-23 18 0 13 11 19 19 19 7 0 19-4 19-19 0-26-18-46-52-46-54 0-112 54-112 148 0 111 49 141 89 141 47 0 86-39 86-95 0-54-37-93-84-93-29 0-44 21-53 41zM89 278c-27 0-40-26-42-32-7-19-7-53-7-61 0-33 13-75 51-75 6 0 25 0 39 26 8 15 8 37 8 58 0 20 0 41-7 57-13 25-33 27-42 27z"><text:p/></draw:path><draw:path draw:style-name="gr849" draw:text-style-name="P20" svg:width="0.167cm" svg:height="0.288cm" svg:x="1.509cm" svg:y="0.711cm" svg:viewBox="0 0 168 289" svg:d="M168 196c0-51-35-93-80-93-20 0-39 7-53 22 0-28 0-54 0-82 8 3 21 5 36 5 51 0 80-38 80-43 0-4-1-5-3-5s-2 0-4 1c-8 4-29 12-58 12-16 0-36-3-55-12-3-1-5-1-6-1-3 0-3 4-3 10 0 42 0 82 0 124 0 9 0 12 6 12 2 0 3-1 4-4 5-6 21-29 56-29 21 0 32 19 36 26 6 16 7 33 7 54 0 15 0 40-11 58-10 15-25 27-44 27-32 0-56-22-63-48 1 2 3 2 7 2 15 0 22-11 22-21 0-11-7-21-22-21-6 0-20 3-20 22 0 36 29 77 77 77s91-39 91-93z"><text:p/></draw:path><draw:path draw:style-name="gr850" draw:text-style-name="P20" svg:width="0.205cm" svg:height="1.009cm" svg:x="1.765cm" svg:y="0.092cm" svg:viewBox="0 0 206 1010" svg:d="M206 506c0-165-37-332-144-458-8-10-25-28-42-42-4-6-6-6-12-6-4 0-8 0-8 5 0 1 1 3 2 3 15 16 42 45 71 90 69 108 99 245 99 408 0 112-15 258-84 384-34 59-69 95-87 112-1 1-1 2-1 4 0 4 4 4 8 4 6 0 8 0 14-6 141-128 184-321 184-498z"><text:p/></draw:path><draw:path draw:style-name="gr851" draw:text-style-name="P20" svg:width="0.106cm" svg:height="0.195cm" svg:x="2.092cm" svg:y="0.001cm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852" draw:text-style-name="P20" svg:width="0.135cm" svg:height="0.201cm" svg:x="2.244cm" svg:y="0.001cm" svg:viewBox="0 0 136 202" svg:d="M108 108c0 73-36 84-54 84-7 0-23 0-30-10 12-1 13-10 13-13 0-8-6-14-14-14-9 0-15 6-15 14 0 21 17 33 46 33 42 0 82-40 82-104 0-73-33-98-66-98-11 0-32 1-48 18-10 10-22 22-22 48 0 37 30 65 65 65 24 0 36-16 43-29 0 2 0 4 0 6zM66 122c-11 0-23-3-30-16-7-11-7-24-7-40 0-17 0-29 8-41 7-11 17-17 33-17 14 0 24 10 28 17 8 13 9 34 9 45 0 37-22 52-41 52z"><text:p/></draw:path><draw:path draw:style-name="gr853" draw:text-style-name="P20" svg:width="0.203cm" svg:height="0.203cm" svg:x="2.572cm" svg:y="0.496cm" svg:viewBox="0 0 204 204" svg:d="M102 90c-28-28-56-56-84-84-5-5-6-6-10-6-3 0-8 4-8 8s1 4 6 9c28 29 56 56 84 85-28 28-56 56-84 84-5 5-6 6-6 10 0 3 5 8 8 8 4 0 5-1 10-6 28-28 56-56 84-84 29 29 59 58 88 86 0 2 3 4 6 4 4 0 8-5 8-8 0-2 0-4-1-5 0-1-67-67-89-89 26-25 52-52 78-77 1-2 8-8 10-11 1-1 2-2 2-6s-4-8-8-8-5 2-10 7c-28 28-56 55-84 83z"><text:p/></draw:path><draw:path draw:style-name="gr854" draw:text-style-name="P20" svg:width="0.138cm" svg:height="0.28cm" svg:x="3.23cm" svg:y="0.137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855" draw:text-style-name="P20" svg:width="0.631cm" svg:height="0.016cm" svg:x="2.981cm" svg:y="0.588cm" svg:viewBox="0 0 632 17" svg:d="M0 0c211 0 421 0 632 0 0 6 0 11 0 17-211 0-421 0-632 0 0-6 0-11 0-17z"><text:p/></draw:path><draw:path draw:style-name="gr856" draw:text-style-name="P20" svg:width="0.174cm" svg:height="0.288cm" svg:x="2.999cm" svg:y="0.711cm" svg:viewBox="0 0 175 289" svg:d="M104 132c35-11 59-41 59-74 0-35-37-58-77-58-43 0-74 25-74 56 0 15 8 23 20 23 14 0 22-9 22-21 0-22-19-22-25-22 12-20 41-26 55-26 18 0 41 9 41 48 0 4-1 28-12 48-12 20-27 21-37 21-4 0-14 1-17 1-4 2-6 2-6 5 0 5 2 5 9 5 6 0 14 0 20 0 34 0 50 29 50 71 0 56-30 69-48 69s-50-7-65-32c15 2 28-7 28-24 0-14-11-23-23-23-11 0-24 6-24 24 0 39 40 66 85 66 52 0 90-38 90-80 0-35-26-69-71-77z"><text:p/></draw:path><draw:path draw:style-name="gr857" draw:text-style-name="P20" svg:width="0.174cm" svg:height="0.288cm" svg:x="3.211cm" svg:y="0.711cm" svg:viewBox="0 0 175 289" svg:d="M37 142c0-4 0-6 0-10 0-107 53-122 75-122 9 0 27 3 37 18-7 0-24 0-24 18 0 13 11 19 20 19 6 0 19-4 19-19 0-26-19-46-54-46-54 0-110 54-110 148 0 111 48 141 88 141 46 0 87-39 87-95 0-54-38-93-85-93-29 0-44 21-53 41zM88 278c-27 0-40-26-42-32-8-19-8-53-8-61 0-33 14-75 52-75 7 0 26 0 40 26 7 15 7 37 7 58 0 20 0 41-7 57-14 25-33 27-42 27z"><text:p/></draw:path><draw:path draw:style-name="gr858" draw:text-style-name="P20" svg:width="0.167cm" svg:height="0.288cm" svg:x="3.424cm" svg:y="0.711cm" svg:viewBox="0 0 168 289" svg:d="M168 196c0-51-34-93-79-93-21 0-39 7-54 22 0-28 0-54 0-82 8 3 23 5 36 5 51 0 81-38 81-43 0-4-1-5-4-5-2 0-2 0-4 1-8 4-29 12-56 12-17 0-38-3-57-12-3-1-3-1-5-1-4 0-4 4-4 10 0 42 0 82 0 124 0 9 0 12 6 12 3 0 3-1 6-4 3-6 19-29 54-29 21 0 32 19 36 26 6 16 7 33 7 54 0 15 0 40-10 58-11 15-26 27-45 27-32 0-56-22-63-48 3 2 4 2 7 2 15 0 22-11 22-21 0-11-7-21-22-21-4 0-20 3-20 22 0 36 29 77 77 77 49 0 91-39 91-93z"><text:p/></draw:path><draw:path draw:style-name="gr859" draw:text-style-name="P20" svg:width="0.281cm" svg:height="0.179cm" svg:x="3.805cm" svg:y="0.499cm" svg:viewBox="0 0 282 180" svg:d="M282 13c0-8-4-13-6-13s-6 2-6 12c-1 29-31 47-59 47-24 0-45-13-67-29-23-14-46-30-73-30-40 0-71 30-71 68 0 10 4 14 6 14 5 0 6-9 6-10 2-36 37-48 59-48 25 0 45 13 67 28 23 15 46 30 73 30 40 0 71-30 71-69zM282 112c0-12-5-14-6-14-2 0-6 3-6 12-1 29-31 46-59 46-24 0-45-13-67-28-23-14-46-30-73-30-40 0-71 30-71 69 0 9 4 13 6 13 5 0 6-8 6-10 2-36 37-48 59-48 25 0 45 12 67 28 23 14 46 30 73 30 41 0 71-31 71-68z"><text:p/></draw:path><draw:path draw:style-name="gr860" draw:text-style-name="P20" svg:width="0.177cm" svg:height="0.288cm" svg:x="4.244cm" svg:y="0.423cm" svg:viewBox="0 0 178 289" svg:d="M178 145c0-33-3-67-17-98-21-41-54-47-72-47-25 0-57 11-73 50-15 29-16 62-16 95s1 70 19 102c18 34 48 42 70 42 21 0 54-8 73-48 13-30 16-62 16-96zM89 281c-17 0-42-11-49-52-5-25-5-63-5-89s0-55 3-78c8-49 40-52 51-52 13 0 41 7 49 49 4 23 4 55 4 81 0 32 0 60-4 88-7 40-31 53-49 53z"><text:p/></draw:path><draw:path draw:style-name="gr861" draw:text-style-name="P20" svg:width="0.043cm" svg:height="0.045cm" svg:x="4.474cm" svg:y="0.656cm" svg:viewBox="0 0 44 46" svg:d="M44 23c0-12-9-23-21-23-13 0-23 11-23 23s10 23 23 23c12 0 21-11 21-23z"><text:p/></draw:path><draw:path draw:style-name="gr862" draw:text-style-name="P20" svg:width="0.177cm" svg:height="0.288cm" svg:x="4.571cm" svg:y="0.423cm" svg:viewBox="0 0 178 289" svg:d="M178 145c0-33-3-67-17-98-19-41-54-47-72-47-25 0-57 11-73 50-14 29-16 62-16 95s1 70 19 102c18 34 49 42 70 42 23 0 55-8 73-48 13-30 16-62 16-96zM89 281c-17 0-42-11-49-52-5-25-5-63-5-89s0-55 3-78c9-49 40-52 51-52 13 0 42 7 49 49 5 23 5 55 5 81 0 32 0 60-5 88-6 40-30 53-49 53z"><text:p/></draw:path><draw:path draw:style-name="gr863" draw:text-style-name="P20" svg:width="0.177cm" svg:height="0.288cm" svg:x="4.783cm" svg:y="0.423cm" svg:viewBox="0 0 178 289" svg:d="M178 145c0-33-3-67-17-98-21-41-54-47-72-47-25 0-57 11-73 50-15 29-16 62-16 95s1 70 19 102c18 34 48 42 70 42 21 0 54-8 73-48 13-30 16-62 16-96zM89 281c-17 0-42-11-49-52-5-25-5-63-5-89s0-55 3-78c8-49 40-52 51-52 13 0 41 7 49 49 4 23 4 55 4 81 0 32 0 60-4 88-7 40-31 53-49 53z"><text:p/></draw:path><draw:path draw:style-name="gr864" draw:text-style-name="P20" svg:width="0.167cm" svg:height="0.28cm" svg:x="4.997cm" svg:y="0.423cm" svg:viewBox="0 0 168 281" svg:d="M32 248c16-15 30-30 46-44 65-58 90-80 90-122 0-48-37-82-89-82-48 0-79 38-79 76 0 24 22 24 23 24 7 0 21-5 21-23 0-11-7-22-21-22-4 0-5 0-6 0 9-26 32-42 56-42 39 0 58 34 58 69 0 33-22 67-45 93-27 30-54 60-81 90-5 5-5 5-5 16 53 0 104 0 157 0 4-25 7-49 11-73-4 0-6 0-10 0-2 12-6 31-9 37-3 3-31 3-40 3-25 0-51 0-77 0z"><text:p/></draw:path><draw:path draw:style-name="gr865" draw:text-style-name="P20" svg:width="0.174cm" svg:height="0.288cm" svg:x="5.205cm" svg:y="0.423cm" svg:viewBox="0 0 175 289" svg:d="M38 142c0-4 0-6 0-10 0-107 52-121 74-121 10 0 27 2 37 17-6 0-23 0-23 18 0 13 10 20 19 20 7 0 19-5 19-20 0-26-18-46-52-46-54 0-112 54-112 148 0 111 49 141 89 141 47 0 86-39 86-95 0-54-37-93-84-93-29 0-44 21-53 41zM89 278c-28 0-40-25-42-32-7-19-7-53-7-61 0-33 13-75 50-75 7 0 26 0 40 27 7 15 7 36 7 57s0 41-7 57c-12 25-32 27-41 27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6"><text:span text:style-name="T3">19 times of event should fail, and 20</text:span><text:span text:style-name="T12">th</text:span><text:span text:style-name="T3"> should success. Expression can be written by the basic principles of counting.</text:span></text:p>
      <text:p text:style-name="P6" loext:marker-style-name="T3"/>
      <text:p text:style-name="P13" loext:marker-style-name="T4"><text:span text:style-name="T4">Problem </text:span><text:span text:style-name="T5">5</text:span></text:p>
      <text:p text:style-name="P7" loext:marker-style-name="T3"/>
      <text:p text:style-name="P12" loext:marker-style-name="T7"><text:span text:style-name="T7">Part (a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8" table:style-name="표8">
        <table:table-column table:style-name="표8.A"/>
        <table:table-row table:style-name="표8.1">
          <table:table-cell table:style-name="표8.A1" office:value-type="string">
            <text:p text:style-name="P11" loext:marker-style-name="T3"><draw:g text:anchor-type="as-char" svg:y="-0.667cm" draw:z-index="14" draw:style-name="gr1"><svg:title>TexMaths</svg:title><svg:desc>12§display§1- \left( 1- \frac{1}{6}^{2} \right)^{n} = 1-\frac{35}{36}^{n}§svg§600§FALSE§</svg:desc><draw:path draw:style-name="gr866" draw:text-style-name="P19" svg:width="4.764cm" svg:height="1.023cm" svg:x="0.001cm" svg:y="0.022cm" svg:viewBox="0 0 4765 1024" svg:d="M0 0c1589 0 3176 0 4765 0 0 341 0 683 0 1024-1589 0-3176 0-4765 0 0-341 0-683 0-1024z"><text:p/></draw:path><draw:path draw:style-name="gr867" draw:text-style-name="P20" svg:width="0.138cm" svg:height="0.28cm" svg:x="0.016cm" svg:y="0.388cm" svg:viewBox="0 0 139 281" svg:d="M86 11c0-10 0-11-9-11-27 28-63 28-77 28 0 3 0 8 0 12 8 0 34 0 55-11 0 73 0 145 0 218 0 16-1 21-38 21-5 0-10 0-15 0 0 3 0 8 0 13 16-1 52-1 69-1s54 0 68 1c0-5 0-10 0-13-5 0-8 0-13 0-38 0-40-5-40-21 0-79 0-157 0-236z"><text:p/></draw:path><draw:path draw:style-name="gr868" draw:text-style-name="P20" svg:width="0.257cm" svg:height="0.016cm" svg:x="0.319cm" svg:y="0.554cm" svg:viewBox="0 0 258 17" svg:d="M242 17c8 0 16 0 16-9 0-8-8-8-16-8-75 0-152 0-228 0-7 0-14 0-14 8 0 9 7 9 14 9 76 0 153 0 228 0z"><text:p/></draw:path><draw:path draw:style-name="gr869" draw:text-style-name="P20" svg:width="0.207cm" svg:height="1.009cm" svg:x="0.793cm" svg:y="0.058cm" svg:viewBox="0 0 208 1010" svg:d="M208 1005c0-1-2-3-2-4-15-15-44-43-72-89-68-109-99-246-99-407 0-112 15-259 85-385 34-60 68-94 86-113 2-1 2-2 2-3 0-4-3-4-9-4s-7 0-13 6c-142 128-186 322-186 499 0 165 38 332 145 458 9 9 25 26 42 42 5 5 6 5 12 5s9 0 9-5z"><text:p/></draw:path><draw:path draw:style-name="gr870" draw:text-style-name="P20" svg:width="0.138cm" svg:height="0.28cm" svg:x="1.053cm" svg:y="0.388cm" svg:viewBox="0 0 139 281" svg:d="M86 11c0-10 0-11-9-11-27 28-64 28-77 28 0 3 0 8 0 12 8 0 34 0 55-11 0 73 0 145 0 218 0 16-1 21-39 21-5 0-9 0-14 0 0 3 0 8 0 13 16-1 52-1 69-1s54 0 68 1c0-5 0-10 0-13-5 0-8 0-13 0-38 0-40-5-40-21 0-79 0-157 0-236z"><text:p/></draw:path><draw:path draw:style-name="gr871" draw:text-style-name="P20" svg:width="0.257cm" svg:height="0.016cm" svg:x="1.356cm" svg:y="0.554cm" svg:viewBox="0 0 258 17" svg:d="M242 17c8 0 16 0 16-9 0-8-8-8-16-8-75 0-152 0-228 0-7 0-14 0-14 8 0 9 7 9 14 9 76 0 153 0 228 0z"><text:p/></draw:path><draw:path draw:style-name="gr872" draw:text-style-name="P20" svg:width="0.138cm" svg:height="0.279cm" svg:x="1.83cm" svg:y="0.103cm" svg:viewBox="0 0 139 280" svg:d="M88 11c0-11 0-11-11-11-25 26-63 26-77 26 0 5 0 9 0 14 10 0 34 0 56-11 0 73 0 145 0 218 0 15-2 21-39 21-5 0-9 0-13 0 0 3 0 7 0 12 14-2 50-2 68-2 17 0 53 0 67 2 0-5 0-9 0-12-5 0-8 0-13 0-37 0-38-5-38-21 0-79 0-157 0-236z"><text:p/></draw:path><draw:path draw:style-name="gr873" draw:text-style-name="P20" svg:width="0.21cm" svg:height="0.016cm" svg:x="1.792cm" svg:y="0.554cm" svg:viewBox="0 0 211 17" svg:d="M0 0c71 0 140 0 211 0 0 6 0 11 0 17-71 0-140 0-211 0 0-6 0-11 0-17z"><text:p/></draw:path><draw:path draw:style-name="gr874" draw:text-style-name="P20" svg:width="0.174cm" svg:height="0.288cm" svg:x="1.81cm" svg:y="0.676cm" svg:viewBox="0 0 175 289" svg:d="M38 143c0-4 0-7 0-11 0-107 52-121 74-121 10 0 27 2 37 17-6 0-23 0-23 18 0 13 10 20 19 20 6 0 19-5 19-20 0-26-18-46-54-46-54 0-110 54-110 148 0 111 49 141 88 141 46 0 87-39 87-95 0-54-37-93-84-93-29 0-44 21-53 42zM88 278c-27 0-39-26-41-32-9-19-9-53-9-61 0-33 15-75 52-75 7 0 26 0 40 27 7 15 7 36 7 57s0 41-7 57c-12 25-32 27-42 27z"><text:p/></draw:path><draw:path draw:style-name="gr875" draw:text-style-name="P20" svg:width="0.129cm" svg:height="0.195cm" svg:x="2.073cm" svg:y="0.021cm" svg:viewBox="0 0 130 196" svg:d="M130 142c-4 0-6 0-10 0-1 7-4 24-7 27-3 1-25 1-30 1-18 0-36 0-54 0 31-27 41-36 59-49 21-18 42-36 42-63 0-36-32-58-69-58s-61 25-61 53c0 14 12 17 16 17 7 0 15-6 15-17 0-5-2-16-18-16 10-20 29-26 43-26 30 0 45 23 45 47 0 25-18 45-28 56-24 23-47 47-71 70-2 3-2 3-2 12 41 0 80 0 121 0 3-18 6-36 9-54z"><text:p/></draw:path><draw:path draw:style-name="gr876" draw:text-style-name="P20" svg:width="0.207cm" svg:height="1.009cm" svg:x="2.258cm" svg:y="0.058cm" svg:viewBox="0 0 208 1010" svg:d="M208 505c0-165-39-332-146-458-8-10-24-27-42-42-4-5-6-5-12-5-4 0-8 0-8 4 0 2 1 3 2 4 15 16 44 44 72 89 68 109 99 246 99 408 0 112-16 258-85 384-34 59-69 95-87 112 0 1-1 3-1 4 0 5 4 5 8 5 6 0 8 0 14-6 141-129 186-322 186-499z"><text:p/></draw:path><draw:path draw:style-name="gr877" draw:text-style-name="P20" svg:width="0.179cm" svg:height="0.132cm" svg:x="2.566cm" svg:y="0cm" svg:viewBox="0 0 180 133" svg:d="M22 112c-2 3-3 10-3 12 0 6 5 9 10 9 6 0 11-5 12-7 1-4 3-12 5-18 2-5 4-19 7-26 1-6 3-14 5-20 3-12 3-14 12-27 8-11 22-27 44-27 17 0 18 15 18 21 0 18-13 50-18 62-4 9-5 12-5 17 0 16 13 25 29 25 29 0 42-41 42-45s-4-4-5-4c-3 0-3 2-5 5-7 24-20 36-31 36-7 0-8-4-8-11 0-6 2-11 7-24 4-8 16-40 16-56 0-29-23-34-39-34-24 0-41 16-49 26-2-20-20-26-32-26s-20 10-23 16c-7 10-11 27-11 30s4 3 5 3c5 0 5-1 7-9 4-17 10-32 22-32 7 0 9 6 9 15 0 6-3 15-5 24-2 7-4 20-7 26-3 13-6 25-9 39z"><text:p/></draw:path><draw:path draw:style-name="gr878" draw:text-style-name="P20" svg:width="0.28cm" svg:height="0.097cm" svg:x="2.923cm" svg:y="0.513cm" svg:viewBox="0 0 281 98" svg:d="M266 17c6 0 15 0 15-9 0-8-9-8-15-8-84 0-168 0-252 0-6 0-14 0-14 8 0 9 8 9 14 9 84 0 168 0 252 0zM266 98c6 0 15 0 15-8s-9-8-15-8c-84 0-168 0-252 0-6 0-14 0-14 8s8 8 14 8c84 0 168 0 252 0z"><text:p/></draw:path><draw:path draw:style-name="gr879" draw:text-style-name="P20" svg:width="0.138cm" svg:height="0.28cm" svg:x="3.381cm" svg:y="0.388cm" svg:viewBox="0 0 139 281" svg:d="M88 11c0-10 0-11-11-11-25 28-63 28-77 28 0 3 0 8 0 12 10 0 34 0 56-11 0 73 0 145 0 218 0 16-2 21-39 21-5 0-9 0-13 0 0 3 0 8 0 13 14-1 50-1 68-1 17 0 53 0 67 1 0-5 0-10 0-13-5 0-8 0-13 0-37 0-38-5-38-21 0-79 0-157 0-236z"><text:p/></draw:path><draw:path draw:style-name="gr880" draw:text-style-name="P20" svg:width="0.257cm" svg:height="0.016cm" svg:x="3.683cm" svg:y="0.554cm" svg:viewBox="0 0 258 17" svg:d="M244 17c7 0 14 0 14-9 0-8-7-8-14-8-77 0-153 0-230 0-7 0-14 0-14 8 0 9 7 9 14 9 77 0 153 0 230 0z"><text:p/></draw:path><draw:path draw:style-name="gr881" draw:text-style-name="P20" svg:width="0.174cm" svg:height="0.288cm" svg:x="4.138cm" svg:y="0.103cm" svg:viewBox="0 0 175 289" svg:d="M104 132c35-12 60-41 60-74 0-35-37-58-78-58-42 0-74 25-74 56 0 15 10 23 22 23 13 0 21-9 21-21 0-22-20-22-26-22 13-20 41-26 56-26 17 0 40 9 40 48 0 4 0 28-11 48-13 20-28 21-38 21-4 0-14 1-16 1-4 0-7 2-7 5 0 5 3 5 11 5 6 0 12 0 18 0 34 0 50 29 50 70 0 57-29 69-48 69-18 0-49-7-65-31 16 1 29-7 29-24 0-14-12-23-24-23-10 0-24 6-24 24 0 39 40 66 85 66 52 0 90-38 90-81 0-34-26-68-71-76z"><text:p/></draw:path><draw:path draw:style-name="gr882" draw:text-style-name="P20" svg:width="0.167cm" svg:height="0.288cm" svg:x="4.353cm" svg:y="0.103cm" svg:viewBox="0 0 168 289" svg:d="M168 196c0-51-35-93-80-93-21 0-39 7-53 22 0-28 0-55 0-83 8 4 21 6 36 6 51 0 80-38 80-44 0-3-1-4-3-4s-2 0-4 1c-8 4-29 12-58 12-16 0-36-3-56-12-2-1-4-1-5-1-3 0-3 4-3 10 0 42 0 82 0 124 0 9 0 11 6 11 2 0 3-1 4-3 5-6 21-29 56-29 21 0 32 19 34 26 8 16 9 33 9 53 0 16 0 41-11 58-10 16-25 27-44 27-32 0-56-21-63-47 1 0 3 2 7 2 15 0 22-12 22-22 0-11-7-20-22-20-6 0-20 3-20 22 0 36 29 77 76 77 49 0 92-41 92-93z"><text:p/></draw:path><draw:path draw:style-name="gr883" draw:text-style-name="P20" svg:width="0.42cm" svg:height="0.016cm" svg:x="4.121cm" svg:y="0.554cm" svg:viewBox="0 0 421 17" svg:d="M0 0c140 0 281 0 421 0 0 6 0 11 0 17-140 0-281 0-421 0 0-6 0-11 0-17z"><text:p/></draw:path><draw:path draw:style-name="gr884" draw:text-style-name="P20" svg:width="0.174cm" svg:height="0.288cm" svg:x="4.138cm" svg:y="0.676cm" svg:viewBox="0 0 175 289" svg:d="M104 132c35-11 60-41 60-74 0-34-37-58-78-58-42 0-74 25-74 58 0 13 10 21 22 21 13 0 21-9 21-21 0-22-20-22-26-22 13-20 41-25 56-25 17 0 40 8 40 47 0 4 0 30-11 48-13 20-28 21-38 21-4 1-14 1-16 1-4 2-7 2-7 6s3 4 11 4c6 0 12 0 18 0 34 0 50 29 50 71 0 56-29 69-48 69-18 0-49-7-65-32 16 2 29-7 29-23 0-15-12-24-24-24-10 0-24 6-24 24 0 39 40 66 85 66 52 0 90-38 90-80 0-35-26-69-71-77z"><text:p/></draw:path><draw:path draw:style-name="gr885" draw:text-style-name="P20" svg:width="0.174cm" svg:height="0.288cm" svg:x="4.349cm" svg:y="0.676cm" svg:viewBox="0 0 175 289" svg:d="M38 143c0-4 0-7 0-11 0-107 52-121 74-121 10 0 27 2 37 17-6 0-23 0-23 18 0 13 10 20 19 20 7 0 19-5 19-20 0-26-18-46-54-46-54 0-110 54-110 148 0 111 49 141 88 141 46 0 87-39 87-95 0-54-37-93-84-93-29 0-44 21-53 42zM88 278c-27 0-39-26-41-32-9-19-9-53-9-61 0-33 15-75 52-75 7 0 26 0 40 27 7 15 7 36 7 57s0 41-7 57c-12 25-32 27-42 27z"><text:p/></draw:path><draw:path draw:style-name="gr886" draw:text-style-name="P20" svg:width="0.179cm" svg:height="0.131cm" svg:x="4.607cm" svg:y="0.086cm" svg:viewBox="0 0 180 132" svg:d="M22 110c-2 5-3 12-3 14 0 6 5 8 10 8s9-4 12-6c2-2 3-12 5-18 1-6 4-19 6-26 2-8 3-14 6-21 2-12 3-14 12-26 8-12 21-28 44-28 17 0 17 16 17 22 0 17-12 50-17 62-4 9-5 11-5 16 0 15 13 25 29 25 29 0 42-41 42-44 0-4-4-4-5-4-3 0-5 1-6 5-6 23-19 36-31 36-6 0-7-5-7-11 0-7 1-11 7-24 4-10 16-41 16-56 0-29-23-34-39-34-25 0-41 14-50 26-1-20-19-26-31-26-14 0-20 8-23 16-7 10-11 27-11 28 0 4 4 4 5 4 3 0 5 0 6-8 5-18 11-33 21-33 9 0 10 7 10 15 0 6-4 16-5 25-2 8-5 20-6 26-3 12-6 25-9 37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6"><text:span text:style-name="T3">Nothing so much to explain.</text:span></text:p>
      <text:p text:style-name="P7" loext:marker-style-name="T3"/>
      <text:p text:style-name="P7" loext:marker-style-name="T3"/>
      <text:p text:style-name="P12" loext:marker-style-name="T7"><text:span text:style-name="T7">Part (b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9" table:style-name="표9">
        <table:table-column table:style-name="표9.A"/>
        <table:table-row table:style-name="표9.1">
          <table:table-cell table:style-name="표9.A1" office:value-type="string">
            <text:p text:style-name="P11" loext:marker-style-name="T3"><draw:g text:anchor-type="as-char" svg:y="-0.586cm" draw:z-index="15" draw:style-name="gr1"><svg:title>TexMaths</svg:title><svg:desc>12§display§1- \frac{35}{36}^{n} \ge \frac{1}{2}      \therefore n \ge 25§svg§600§FALSE§</svg:desc><draw:path draw:style-name="gr887" draw:text-style-name="P19" svg:width="4.039cm" svg:height="0.835cm" svg:x="0.001cm" svg:y="0.023cm" svg:viewBox="0 0 4040 836" svg:d="M0 0c1347 0 2693 0 4040 0 0 278 0 558 0 836-1347 0-2693 0-4040 0 0-278 0-558 0-836z"><text:p/></draw:path><draw:path draw:style-name="gr888" draw:text-style-name="P20" svg:width="0.138cm" svg:height="0.279cm" svg:x="0.016cm" svg:y="0.303cm" svg:viewBox="0 0 139 280" svg:d="M88 11c0-11 0-11-11-11-25 26-63 26-77 26 0 5 0 9 0 14 10 0 34 0 56-11 0 73 0 145 0 218 0 15-2 19-39 19-5 0-9 0-13 0 0 4 0 9 0 14 14-2 50-2 68-2 17 0 53 0 67 2 0-5 0-10 0-14-5 0-8 0-13 0-37 0-38-3-38-19 0-79 0-157 0-236z"><text:p/></draw:path><draw:path draw:style-name="gr889" draw:text-style-name="P20" svg:width="0.257cm" svg:height="0.016cm" svg:x="0.319cm" svg:y="0.468cm" svg:viewBox="0 0 258 17" svg:d="M242 17c8 0 16 0 16-9 0-8-8-8-16-8-75 0-152 0-228 0-7 0-14 0-14 8 0 9 7 9 14 9 76 0 153 0 228 0z"><text:p/></draw:path><draw:path draw:style-name="gr890" draw:text-style-name="P20" svg:width="0.174cm" svg:height="0.289cm" svg:x="0.774cm" svg:y="0.018cm" svg:viewBox="0 0 175 290" svg:d="M104 132c35-11 60-41 60-73 0-35-37-59-78-59-43 0-74 25-74 58 0 14 8 21 22 21 13 0 21-9 21-21 0-21-20-21-26-21 13-20 41-26 55-26 18 0 41 9 41 47 0 6 0 30-12 48-12 20-27 21-37 22-4 0-14 2-17 2s-6 0-6 4c0 5 3 5 11 5 6 0 12 0 18 0 34 0 50 29 50 70 0 57-29 69-48 69-18 0-49-7-65-32 16 2 29-7 29-23 0-15-12-24-24-24-11 0-24 6-24 25 0 38 40 66 85 66 52 0 90-38 90-81 0-35-26-67-71-77z"><text:p/></draw:path><draw:path draw:style-name="gr891" draw:text-style-name="P20" svg:width="0.167cm" svg:height="0.289cm" svg:x="0.989cm" svg:y="0.018cm" svg:viewBox="0 0 168 290" svg:d="M168 196c0-50-35-92-80-92-21 0-39 6-53 21 0-28 0-54 0-82 8 3 21 6 35 6 52 0 81-38 81-44 0-3-1-5-3-5s-2 0-4 1c-8 4-29 12-58 12-16 0-36-2-56-11-2-1-4-1-5-1-3 0-3 3-3 10 0 42 0 83 0 125 0 7 0 10 6 10 2 0 3-1 4-3 5-7 21-30 54-30 23 0 33 19 36 27 8 16 9 32 9 53 0 15 0 40-11 58-10 17-25 27-44 27-32 0-56-22-63-46 1 0 3 0 7 0 15 0 21-11 21-21 0-9-6-20-21-20-6 0-20 2-20 21 0 38 29 78 76 78 49 0 92-40 92-94z"><text:p/></draw:path><draw:path draw:style-name="gr892" draw:text-style-name="P20" svg:width="0.421cm" svg:height="0.016cm" svg:x="0.756cm" svg:y="0.468cm" svg:viewBox="0 0 422 17" svg:d="M0 0c140 0 282 0 422 0 0 6 0 11 0 17-140 0-282 0-422 0 0-6 0-11 0-17z"><text:p/></draw:path><draw:path draw:style-name="gr893" draw:text-style-name="P20" svg:width="0.174cm" svg:height="0.289cm" svg:x="0.774cm" svg:y="0.59cm" svg:viewBox="0 0 175 290" svg:d="M104 133c35-12 60-41 60-74 0-35-37-59-78-59-43 0-74 25-74 58 0 14 8 21 22 21 13 0 21-8 21-21 0-21-20-21-26-21 13-20 41-26 55-26 18 0 41 9 41 47 0 6 0 30-12 48-12 20-27 21-37 22-4 0-14 2-17 2s-6 0-6 4c0 5 3 5 11 5 6 0 12 0 18 0 34 0 50 29 50 70 0 57-29 69-48 69-18 0-49-7-65-32 16 2 29-7 29-23 0-15-12-24-24-24-11 0-24 6-24 25 0 39 40 66 85 66 52 0 90-38 90-81 0-35-26-67-71-76z"><text:p/></draw:path><draw:path draw:style-name="gr894" draw:text-style-name="P20" svg:width="0.174cm" svg:height="0.289cm" svg:x="0.985cm" svg:y="0.59cm" svg:viewBox="0 0 175 290" svg:d="M38 143c0-4 0-6 0-10 0-107 52-122 74-122 9 0 27 2 37 17-6 0-23 0-23 19 0 13 10 19 19 19 6 0 19-4 19-20 0-26-19-46-54-46-54 0-110 55-110 148 0 112 49 142 88 142 46 0 87-39 87-96 0-52-38-93-85-93-28 0-43 21-52 42zM88 278c-27 0-39-25-41-31-9-20-9-54-9-61 0-34 14-76 52-76 7 0 26 0 40 27 7 15 7 37 7 57 0 21 0 42-7 57-12 25-33 27-42 27z"><text:p/></draw:path><draw:path draw:style-name="gr895" draw:text-style-name="P20" svg:width="0.179cm" svg:height="0.132cm" svg:x="1.243cm" svg:y="0.001cm" svg:viewBox="0 0 180 133" svg:d="M22 112c-2 3-4 10-4 12 0 7 6 9 11 9s8-3 11-6c1-3 4-12 6-19 1-5 4-19 6-26 2-6 3-14 4-20 4-12 5-14 14-26 8-12 21-28 44-28 17 0 17 16 17 21 0 18-12 50-17 63-4 8-5 11-5 16 0 16 13 25 28 25 30 0 43-41 43-45s-4-4-5-4c-5 0-5 2-6 5-6 24-19 36-31 36-6 0-7-4-7-10 0-7 1-11 7-24 4-9 16-41 16-57 0-29-23-34-39-34-25 0-42 16-50 28-3-21-19-28-31-28-14 0-20 10-24 16-6 12-10 28-10 30 0 3 4 3 5 3 3 0 3-1 6-8 5-18 9-33 21-33 8 0 10 6 10 15 0 6-4 17-5 25-2 7-5 19-6 26-3 12-6 26-9 38z"><text:p/></draw:path><draw:path draw:style-name="gr896" draw:text-style-name="P20" svg:width="0.257cm" svg:height="0.324cm" svg:x="1.61cm" svg:y="0.316cm" svg:viewBox="0 0 258 325" svg:d="M250 132c6-2 8-6 8-10s-2-7-8-9c-78-36-155-73-233-109-6-4-7-4-9-4-4 0-8 4-8 8 0 5 4 8 8 10 74 35 148 70 221 104-73 34-147 69-221 104-8 3-8 7-8 9 0 5 4 9 8 9 2 0 3 0 8-3 78-37 156-73 234-109zM242 325c8 0 16 0 16-8 0-9-10-9-16-9-75 0-151 0-226 0-8 0-16 0-16 9 0 8 7 8 14 8 76 0 153 0 228 0z"><text:p/></draw:path><draw:path draw:style-name="gr897" draw:text-style-name="P20" svg:width="0.138cm" svg:height="0.28cm" svg:x="2.107cm" svg:y="0.018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898" draw:text-style-name="P20" svg:width="0.209cm" svg:height="0.016cm" svg:x="2.07cm" svg:y="0.468cm" svg:viewBox="0 0 210 17" svg:d="M0 0c70 0 140 0 210 0 0 6 0 11 0 17-70 0-140 0-210 0 0-6 0-11 0-17z"><text:p/></draw:path><draw:path draw:style-name="gr899" draw:text-style-name="P20" svg:width="0.168cm" svg:height="0.28cm" svg:x="2.09cm" svg:y="0.59cm" svg:viewBox="0 0 169 281" svg:d="M32 248c16-14 30-28 46-43 65-59 91-80 91-123 0-48-38-82-90-82-48 0-79 40-79 77 0 24 22 24 23 24 7 0 21-6 21-23 0-11-7-22-21-22-4 0-5 0-6 0 9-27 32-43 56-43 39 0 58 35 58 69s-22 67-45 93c-27 30-54 60-81 90-5 5-5 6-5 16 53 0 104 0 157 0 4-25 9-49 12-73-3 0-7 0-11 0-2 13-4 31-9 37-3 3-31 3-40 3-25 0-51 0-77 0z"><text:p/></draw:path><draw:path draw:style-name="gr900" draw:text-style-name="P20" svg:width="0.255cm" svg:height="0.226cm" svg:x="2.461cm" svg:y="0.389cm" svg:viewBox="0 0 256 227" svg:d="M150 22c0-12-11-22-23-22s-21 10-21 22 9 22 21 22 23-9 23-22zM256 204c0-12-11-23-23-23s-23 11-23 23 11 23 23 23 23-11 23-23zM44 204c0-12-10-23-22-23-14 0-22 11-22 23s8 23 22 23c12 0 22-11 22-23z"><text:p/></draw:path><draw:path draw:style-name="gr901" draw:text-style-name="P20" svg:width="0.228cm" svg:height="0.19cm" svg:x="2.859cm" svg:y="0.397cm" svg:viewBox="0 0 229 191" svg:d="M25 162c-1 6-3 16-3 18 0 7 6 11 12 11 4 0 13-4 15-12 3-11 6-21 9-31 2-12 6-26 8-38 2-9 6-19 7-28 3-8 6-20 6-21 6-13 29-51 69-51 19 0 22 15 22 30 0 25-20 79-27 97-4 9-4 15-4 19 0 20 15 35 35 35 40 0 55-61 55-65s-5-4-6-4c-3 0-3 2-6 8-8 28-21 51-43 51-7 0-10-3-10-13 0-11 4-20 8-30 8-23 26-68 26-92 0-29-18-46-49-46-37 0-59 28-66 37-1-24-19-37-39-37-19 0-27 17-31 24-7 14-13 40-13 41 0 5 4 3 5 5 5 0 5-2 7-10 7-30 16-50 31-50 9 0 13 6 13 19 0 8-1 13-7 36-8 32-15 65-24 97z"><text:p/></draw:path><draw:path draw:style-name="gr902" draw:text-style-name="P20" svg:width="0.256cm" svg:height="0.324cm" svg:x="3.252cm" svg:y="0.316cm" svg:viewBox="0 0 257 325" svg:d="M248 132c6-2 9-6 9-10s-1-7-9-9c-76-36-154-73-231-109-6-4-6-3-9-4-6 0-8 4-8 8 0 5 2 8 7 10 75 35 148 70 222 104-73 34-147 69-221 104-8 3-8 7-8 9 0 5 4 9 8 9 2 0 2 0 8-3 78-37 154-73 232-109zM242 325c8 0 15 0 15-8 0-9-9-9-15-9-75 0-152 0-228 0-6 0-14 0-14 9 0 8 7 8 14 8 76 0 153 0 228 0z"><text:p/></draw:path><draw:path draw:style-name="gr903" draw:text-style-name="P20" svg:width="0.167cm" svg:height="0.279cm" svg:x="3.683cm" svg:y="0.303cm" svg:viewBox="0 0 168 280" svg:d="M32 247c15-14 30-29 45-43 66-58 91-80 91-122 0-48-38-82-89-82-48 0-79 38-79 76 0 24 20 24 23 24 7 0 21-5 21-23 0-11-8-22-22-22-4 0-4 0-5 0 9-27 32-42 56-42 39 0 57 34 57 69 0 33-21 67-45 92-26 30-54 60-80 90-5 5-5 6-5 16 52 0 104 0 156 0 4-26 8-50 12-74-4 0-7 0-11 0-1 14-5 32-8 39-4 2-31 2-41 2-25 0-50 0-76 0z"><text:p/></draw:path><draw:path draw:style-name="gr904" draw:text-style-name="P20" svg:width="0.167cm" svg:height="0.288cm" svg:x="3.894cm" svg:y="0.303cm" svg:viewBox="0 0 168 289" svg:d="M168 196c0-51-35-93-80-93-21 0-39 7-54 22 0-28 0-55 0-83 8 4 22 6 36 6 51 0 81-38 81-44 0-3-1-4-3-4s-2 0-4 1c-8 4-29 12-58 12-16 0-36-3-56-12-4-1-4-1-5-1-3 0-3 4-3 10 0 42 0 82 0 124 0 9 0 11 4 11s5-1 6-3c5-6 21-29 54-29 23 0 33 19 36 26 8 16 9 33 9 53 0 16 0 41-11 58-10 16-25 27-46 27-30 0-54-21-61-47 1 0 3 2 7 2 14 0 21-12 21-22 0-11-7-20-21-20-6 0-20 3-20 22 0 36 29 77 76 77 49 0 92-41 92-93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8">We can get it by using that part(a) is larger than ½. <draw:g text:anchor-type="as-char" svg:y="-0.189cm" draw:z-index="16" draw:style-name="gr1"><svg:title>TexMaths</svg:title><svg:desc>12§display§n§svg§600§FALSE§</svg:desc><draw:path draw:style-name="gr601" draw:text-style-name="P19" svg:width="0.196cm" svg:height="0.144cm" svg:x="0.01cm" svg:y="0.022cm" svg:viewBox="0 0 197 145" svg:d="M0 0c65 0 131 0 197 0 0 48 0 97 0 145-66 0-132 0-197 0 0-48 0-97 0-145z"><text:p/></draw:path><draw:path draw:style-name="gr602" draw:text-style-name="P20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text:s/>must be natural integer, so the least number <draw:g text:anchor-type="as-char" svg:y="-0.189cm" draw:z-index="17" draw:style-name="gr1"><svg:title>TexMaths</svg:title><svg:desc>12§display§n§svg§600§FALSE§</svg:desc><draw:path draw:style-name="gr599" draw:text-style-name="P19" svg:width="0.196cm" svg:height="0.144cm" svg:x="0.01cm" svg:y="0.022cm" svg:viewBox="0 0 197 145" svg:d="M0 0c65 0 131 0 197 0 0 48 0 97 0 145-66 0-132 0-197 0 0-48 0-97 0-145z"><text:p/></draw:path><draw:path draw:style-name="gr600" draw:text-style-name="P20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text:s/>can be is 25.</text:p>
      <text:p text:style-name="P6" loext:marker-style-name="T3"/>
      <text:p text:style-name="P13" loext:marker-style-name="T4"><text:span text:style-name="T4">Problem </text:span><text:span text:style-name="T5">6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10" table:style-name="표10">
        <table:table-column table:style-name="표10.A"/>
        <table:table-row table:style-name="표10.1">
          <table:table-cell table:style-name="표10.A1" office:value-type="string">
            <text:p text:style-name="P15">Only explanation required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10">In </text:span><text:span text:style-name="T10"><draw:g text:anchor-type="as-char" svg:y="-0.279cm" draw:z-index="18" draw:style-name="gr1"><svg:title>TexMaths</svg:title><svg:desc>12§display§n &gt; 1§svg§600§FALSE§</svg:desc><draw:path draw:style-name="gr595" draw:text-style-name="P19" svg:width="0.945cm" svg:height="0.252cm" svg:x="0.01cm" svg:y="0.023cm" svg:viewBox="0 0 946 253" svg:d="M0 0c315 0 631 0 946 0 0 84 0 169 0 253-315 0-631 0-946 0 0-84 0-169 0-253z"><text:p/></draw:path><draw:path draw:style-name="gr596" draw:text-style-name="P20" svg:width="0.228cm" svg:height="0.189cm" svg:x="0.001cm" svg:y="0.095cm" svg:viewBox="0 0 229 190" svg:d="M25 161c-1 5-3 14-3 17 0 7 6 12 12 12 4 0 13-4 15-12 0-2 6-20 9-30 2-14 6-27 8-39 4-8 6-18 7-27 3-8 6-20 6-22 6-13 29-52 68-52 20 0 23 16 23 30 0 27-20 81-27 99-4 9-4 14-4 19 0 18 14 34 35 34 39 0 55-62 55-64 0-5-5-5-6-5-4 0-4 1-6 7-8 29-22 52-43 52-7 0-10-5-10-14s4-20 7-29c9-22 27-69 27-93 0-27-18-44-49-44-37 0-59 26-65 36-2-23-20-36-40-36-19 0-27 16-31 24-7 14-13 38-13 41s5 3 6 3c4 0 4 0 7-9 7-30 16-51 30-51 9 0 13 6 13 21 0 8-1 13-7 35-8 32-15 64-24 97z"><text:p/></draw:path><draw:path draw:style-name="gr597" draw:text-style-name="P20" svg:width="0.257cm" svg:height="0.243cm" svg:x="0.393cm" svg:y="0.054cm" svg:viewBox="0 0 258 244" svg:d="M249 132c5-2 9-5 9-10 0-4-4-7-9-9-78-37-154-73-232-109-6-4-6-4-9-4s-8 5-8 8c0 5 2 8 8 10 74 35 148 70 221 104-73 35-147 69-221 104-6 3-8 6-8 9 0 5 5 9 8 9s3 0 9-4c78-36 154-72 232-108z"><text:p/></draw:path><draw:path draw:style-name="gr598" draw:text-style-name="P20" svg:width="0.138cm" svg:height="0.279cm" svg:x="0.839cm" svg:y="0.001cm" svg:viewBox="0 0 139 280" svg:d="M86 11c0-10 0-11-9-11-27 28-64 28-77 28 0 4 0 8 0 13 8 0 34 0 55-12 0 72 0 145 0 217 0 16-1 20-39 20-5 0-9 0-14 0 0 5 0 9 0 14 15-2 52-2 69-2s54 0 68 2c0-5 0-9 0-14-5 0-8 0-13 0-38 0-40-4-40-20 0-78 0-157 0-235z"><text:p/></draw:path></draw:g></text:span><text:span text:style-name="T10">, </text:span><text:span text:style-name="T10"><draw:g text:anchor-type="as-char" svg:y="-0.446cm" draw:z-index="19" draw:style-name="gr1"><svg:title>TexMaths</svg:title><svg:desc>12§display§\frac{n}{2^{n}-2}§svg§600§FALSE§</svg:desc><draw:path draw:style-name="gr588" draw:text-style-name="P19" svg:width="1.12cm" svg:height="0.713cm" svg:x="0.022cm" svg:y="0.021cm" svg:viewBox="0 0 1121 714" svg:d="M0 0c373 0 748 0 1121 0 0 238 0 476 0 714-373 0-748 0-1121 0 0-238 0-476 0-714z"><text:p/></draw:path><draw:path draw:style-name="gr589" draw:text-style-name="P20" svg:width="0.228cm" svg:height="0.19cm" svg:x="0.468cm" svg:y="0cm" svg:viewBox="0 0 229 191" svg:d="M25 161c-1 7-3 16-3 18 0 8 6 12 12 12 4 0 13-4 15-12 0-2 6-21 9-32 2-13 6-25 8-37 4-9 6-19 7-29 3-7 6-19 6-20 6-13 29-51 69-51 19 0 22 15 22 28 0 27-20 81-27 99-4 9-4 14-4 19 0 20 15 35 35 35 40 0 55-62 55-65 0-5-5-5-6-5-3 0-3 1-6 8-8 29-23 52-43 52-7 0-10-4-10-13 0-11 4-22 8-30 8-23 26-68 26-92 0-29-18-46-49-46-37 0-59 26-66 37-1-24-19-37-39-37-19 0-27 17-31 24-7 14-13 40-13 41 0 5 5 5 6 5 4 0 4-2 7-11 6-29 16-49 30-49 9 0 13 4 13 19 0 8-1 13-7 35-8 32-15 64-24 97z"><text:p/></draw:path><draw:path draw:style-name="gr590" draw:text-style-name="P20" svg:width="1.163cm" svg:height="0.016cm" svg:x="0cm" svg:y="0.357cm" svg:viewBox="0 0 1164 17" svg:d="M0 0c388 0 776 0 1164 0 0 6 0 11 0 17-388 0-776 0-1164 0 0-6 0-11 0-17z"><text:p/></draw:path><draw:path draw:style-name="gr591" draw:text-style-name="P20" svg:width="0.167cm" svg:height="0.279cm" svg:x="0.022cm" svg:y="0.477cm" svg:viewBox="0 0 168 280" svg:d="M32 248c15-14 30-29 45-43 66-59 91-80 91-124 0-47-38-81-90-81-47 0-78 40-78 77 0 24 20 24 22 24 7 0 21-6 21-23 0-11-7-22-21-22-4 0-5 0-6 0 9-27 32-43 57-43 39 0 57 35 57 68 0 34-22 68-45 94-27 30-54 60-81 90-4 5-4 6-4 15 52 0 104 0 156 0 4-25 8-49 12-73-4 0-7 0-11 0-2 12-5 31-9 37-3 4-32 4-40 4-25 0-50 0-76 0z"><text:p/></draw:path><draw:path draw:style-name="gr592" draw:text-style-name="P20" svg:width="0.179cm" svg:height="0.132cm" svg:x="0.224cm" svg:y="0.505cm" svg:viewBox="0 0 180 133" svg:d="M22 111c-2 4-2 9-3 12 0 8 5 10 10 10 6 0 11-4 12-6s3-12 5-19c2-5 4-18 7-27 1-6 3-11 5-19 3-12 3-14 12-26 8-12 22-28 44-28 17 0 18 16 18 21 0 18-13 50-18 63-4 9-5 11-5 16 0 15 13 25 29 25 29 0 42-41 42-44 0-5-4-5-5-5-3 0-3 2-5 6-7 23-20 35-31 35-7 0-8-4-8-10 0-7 2-11 7-24 4-10 16-41 16-57 0-28-23-34-39-34-24 0-41 16-49 28-2-21-20-28-32-28s-20 10-23 17c-7 11-11 27-11 29 0 3 4 3 5 3 5 0 5-1 7-8 4-18 10-33 22-33 7 0 9 8 9 15 0 6-3 17-5 25-2 7-4 19-7 26-3 12-6 25-9 37z"><text:p/></draw:path><draw:path draw:style-name="gr593" draw:text-style-name="P20" svg:width="0.256cm" svg:height="0.016cm" svg:x="0.569cm" svg:y="0.643cm" svg:viewBox="0 0 257 17" svg:d="M242 17c8 0 15 0 15-9 0-8-7-8-15-8-75 0-152 0-228 0-7 0-14 0-14 8 0 9 7 9 14 9 76 0 153 0 228 0z"><text:p/></draw:path><draw:path draw:style-name="gr594" draw:text-style-name="P20" svg:width="0.167cm" svg:height="0.279cm" svg:x="0.974cm" svg:y="0.477cm" svg:viewBox="0 0 168 280" svg:d="M32 248c15-14 30-29 45-43 66-59 91-80 91-124 0-47-37-81-89-81-48 0-79 40-79 77 0 24 22 24 23 24 7 0 21-6 21-23 0-11-7-22-22-22-3 0-4 0-5 0 9-27 32-43 56-43 39 0 57 35 57 68 0 34-21 68-45 94-26 30-54 60-80 90-5 5-5 6-5 15 52 0 104 0 156 0 4-25 8-49 12-73-4 0-7 0-11 0-1 12-5 31-8 37-4 4-31 4-41 4-25 0-50 0-76 0z"><text:p/></draw:path></draw:g></text:span><text:span text:style-name="T10"><text:s/>is between 0 and 1, so </text:span><text:span text:style-name="T10"><draw:g text:anchor-type="as-char" svg:y="-0.651cm" draw:z-index="20" draw:style-name="gr1"><svg:title>TexMaths</svg:title><svg:desc>12§display§\sum_{i=1}^{n} a_{x}b_{x}§svg§600§FALSE§</svg:desc><draw:path draw:style-name="gr578" draw:text-style-name="P19" svg:width="1.423cm" svg:height="1.111cm" svg:x="0.001cm" svg:y="0.023cm" svg:viewBox="0 0 1424 1112" svg:d="M0 0c474 0 950 0 1424 0 0 371 0 741 0 1112-474 0-950 0-1424 0 0-371 0-741 0-1112z"><text:p/></draw:path><draw:path draw:style-name="gr579" draw:text-style-name="P20" svg:width="0.179cm" svg:height="0.132cm" svg:x="0.194cm" svg:y="0.001cm" svg:viewBox="0 0 180 133" svg:d="M22 112c-2 3-3 10-3 12 0 7 5 9 10 9s9-3 12-6c2-3 3-12 5-19 1-5 4-19 6-26 2-6 3-14 6-20 2-12 3-14 12-26 8-12 21-28 44-28 17 0 17 16 17 21 0 18-12 50-17 63-4 8-5 11-5 16 0 16 13 25 28 25 30 0 43-41 43-45s-3-4-5-4c-3 0-4 2-6 5-6 24-19 36-31 36-6 0-7-4-7-10 0-7 1-11 7-24 4-9 16-41 16-57 0-29-23-34-39-34-25 0-41 16-50 28-1-21-19-28-31-28-14 0-20 10-23 16-7 12-11 28-11 30 0 3 4 3 5 3 3 0 5-1 6-8 5-18 11-33 21-33 9 0 10 6 10 15 0 6-4 17-5 25-2 7-5 19-6 26-3 12-6 26-9 38z"><text:p/></draw:path><draw:path draw:style-name="gr580" draw:text-style-name="P20" svg:width="0.56cm" svg:height="0.588cm" svg:x="0.003cm" svg:y="0.258cm" svg:viewBox="0 0 561 589" svg:d="M510 589c17-46 34-90 51-134-4 0-7 0-10 0-17 43-61 72-110 85-9 2-50 13-131 13-85 0-169 0-255 0 72-84 143-168 215-252 4-3 4-5 4-6s0-2-3-7c-66-90-130-179-197-268 77 0 155 0 232 0 57 0 95 6 99 6 23 4 59 11 92 33 11 6 40 25 54 59 3 0 6 0 10 0-17-40-34-78-51-118-167 0-332 0-498 0-10 0-11 0-12 2 0 2 0 10 0 15 74 102 149 203 223 305-73 85-145 170-218 255-5 5-4 5-5 7 0 5 4 5 12 5 166 0 331 0 498 0z"><text:p/></draw:path><draw:path draw:style-name="gr581" draw:text-style-name="P20" svg:width="0.088cm" svg:height="0.198cm" svg:x="0.025cm" svg:y="0.957cm" svg:viewBox="0 0 89 199" svg:d="M82 12c0-5-4-12-12-12s-17 8-17 17c0 5 5 11 12 11 8 0 17-9 17-16zM22 162c-2 4-3 7-3 12 0 13 12 25 28 25 30 0 42-41 42-45s-3-3-4-4c-5 0-5 1-6 5-7 24-20 36-31 36-6 0-7-4-7-11 0-6 1-12 5-18 2-8 6-17 8-24 4-7 14-34 14-37 2-4 3-7 3-10 0-14-12-25-28-25-30 0-43 40-43 46 0 3 4 3 5 3 5 0 5-1 6-5 7-25 20-36 31-36 5 0 7 3 7 10s-1 12-9 30c-6 16-12 32-18 48z"><text:p/></draw:path><draw:path draw:style-name="gr582" draw:text-style-name="P20" svg:width="0.216cm" svg:height="0.078cm" svg:x="0.151cm" svg:y="1.04cm" svg:viewBox="0 0 217 79" svg:d="M207 14c3 0 10 0 10-7s-7-7-10-7c-65 0-131 0-196 0-4 0-11 0-11 7s7 7 11 7c65 0 131 0 196 0zM207 79c3 0 10 0 10-7s-7-7-10-7c-65 0-131 0-196 0-4 0-11 0-11 7s7 7 11 7c65 0 131 0 196 0z"><text:p/></draw:path><draw:path draw:style-name="gr583" draw:text-style-name="P20" svg:width="0.107cm" svg:height="0.195cm" svg:x="0.421cm" svg:y="0.957cm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584" draw:text-style-name="P20" svg:width="0.192cm" svg:height="0.19cm" svg:x="0.676cm" svg:y="0.471cm" svg:viewBox="0 0 193 191" svg:d="M141 28c-8-16-20-28-39-28-49 0-102 62-102 124 0 39 24 67 56 67 9 0 30-1 56-31 2 18 18 31 38 31 15 0 24-10 31-23 8-16 12-41 12-42 0-4-3-4-4-4-5 0-5 2-6 8-8 27-15 51-33 51-11 0-12-11-12-19s0-12 5-31c5-17 6-22 10-37 4-20 10-40 15-59 3-12 3-13 3-15 0-7-5-12-12-12-11 0-17 10-18 20zM113 136c-1 8-1 9-9 15-18 24-36 30-46 30-22 0-28-23-28-39 0-21 13-72 23-92 13-25 32-40 49-40 28 0 34 34 34 37 0 2-2 5-2 7-7 28-14 54-21 82z"><text:p/></draw:path><draw:path draw:style-name="gr585" draw:text-style-name="P20" svg:width="0.156cm" svg:height="0.131cm" svg:x="0.896cm" svg:y="0.59cm" svg:viewBox="0 0 157 132" svg:d="M59 98c-3 10-13 26-28 26-1 0-9 0-15-4 12-4 12-14 12-16 0-7-5-12-11-12-9 0-17 8-17 18 0 16 16 22 30 22s26-8 34-20c7 15 22 20 34 20 35 0 53-36 53-44 0-4-3-3-4-4-5 0-5 1-6 5-7 20-25 35-41 35-12 0-18-8-18-18 0-9 7-35 15-69 6-21 19-30 29-30 1 0 10 0 16 5-9 2-12 11-12 16 0 7 3 10 11 10 6 0 16-4 16-18 0-15-19-20-30-20-15 0-27 10-33 20-5-12-20-20-35-20-34 0-53 36-53 44 0 4 4 3 5 4 5 0 5-1 6-5 7-23 26-36 41-36 9 0 18 6 18 21 0 6-4 20-8 30-3 13-6 27-9 40z"><text:p/></draw:path><draw:path draw:style-name="gr586" draw:text-style-name="P20" svg:width="0.154cm" svg:height="0.295cm" svg:x="1.113cm" svg:y="0.366cm" svg:viewBox="0 0 155 296" svg:d="M82 5c0-1 0-5-6-5-10 0-41 2-52 4-4 1-7 1-7 8 0 5 3 5 9 5 21 0 22 3 22 7s-5 18-6 26c-12 46-23 93-35 138-5 21-7 28-7 42 0 40 23 66 54 66 49 0 101-62 101-123 0-39-22-67-55-67-20 0-38 12-50 25 11-42 21-84 32-126zM42 163c2-9 2-9 6-14 20-28 40-34 50-34 16 0 27 12 27 40 0 25-13 73-22 89-13 28-33 43-49 43-14 0-29-11-29-42 0-9 0-16 7-43 4-14 6-26 10-39z"><text:p/></draw:path><draw:path draw:style-name="gr587" draw:text-style-name="P20" svg:width="0.158cm" svg:height="0.131cm" svg:x="1.288cm" svg:y="0.59cm" svg:viewBox="0 0 159 132" svg:d="M60 98c-4 10-13 26-28 26-1 0-10 0-16-4 12-4 13-14 13-16 0-7-5-12-12-12-9 0-17 8-17 18 0 16 17 22 31 22 13 0 25-8 34-20 6 15 23 20 35 20 33 0 51-36 51-44 0-4-3-4-4-4-4 0-4 1-5 5-8 20-24 35-41 35-12 0-18-8-18-18 0-9 7-35 15-69 6-21 20-30 29-30 5 1 10 0 16 5-10 2-13 11-13 16 0 7 4 10 12 10 7 0 17-4 17-18 0-15-20-20-32-20-14 0-26 10-32 20-6-12-19-20-36-20-33 0-52 36-52 44 0 4 4 4 5 4 4 0 5-1 6-5 7-23 25-36 40-36 10 0 18 6 18 21 0 6-4 20-6 30-4 13-6 27-10 40z"><text:p/></draw:path></draw:g></text:span><text:span text:style-name="T10"><text:s/>must be 0.</text:span></text:p>
      <text:p text:style-name="P12" loext:marker-style-name="T3"><text:span text:style-name="T10"/></text:p>
      <text:p text:style-name="P17" loext:marker-style-name="T3"><text:span text:style-name="T9">case 1:</text:span></text:p>
      <text:p text:style-name="P17" loext:marker-style-name="T3"><text:span text:style-name="T9">If not all </text:span><text:span text:style-name="T9"><draw:g text:anchor-type="as-char" svg:y="-0.187cm" draw:z-index="21" draw:style-name="gr1"><svg:title>TexMaths</svg:title><svg:desc>12§display§a_{n}§svg§600§FALSE§</svg:desc><draw:path draw:style-name="gr575" draw:text-style-name="P19" svg:width="0.372cm" svg:height="0.207cm" svg:x="0.006cm" svg:y="0.023cm" svg:viewBox="0 0 373 208" svg:d="M0 0c124 0 249 0 373 0 0 70 0 139 0 208-124 0-249 0-373 0 0-69 0-138 0-208z"><text:p/></draw:path><draw:path draw:style-name="gr576" draw:text-style-name="P20" svg:width="0.193cm" svg:height="0.189cm" svg:x="0.001cm" svg:y="0.001cm" svg:viewBox="0 0 194 190" svg:d="M141 28c-8-16-21-28-39-28-49 0-102 62-102 124 0 38 23 66 56 66 9 0 29-3 55-33 3 18 18 33 38 33 16 0 25-10 31-24 8-15 14-39 14-40 0-5-4-5-6-5-4 0-4 3-5 9-7 25-16 50-33 50-12 0-13-11-13-19 0-10 1-13 6-30 5-18 6-22 10-37 4-21 9-40 14-59 4-12 4-13 4-15 0-7-5-12-12-12-11 0-17 10-18 20zM113 136c-2 7-2 7-8 14-18 23-36 30-47 30-22 0-28-23-28-38 0-21 13-72 23-93 13-24 32-39 49-39 28 0 34 34 34 37 0 2-1 5-1 7-8 27-15 54-22 82z"><text:p/></draw:path><draw:path draw:style-name="gr577" draw:text-style-name="P20" svg:width="0.179cm" svg:height="0.132cm" svg:x="0.22cm" svg:y="0.12cm" svg:viewBox="0 0 180 133" svg:d="M22 112c-2 3-3 11-3 12 0 6 5 9 10 9 6 0 11-4 12-7s3-12 5-18c1-5 4-19 7-26 1-6 4-14 5-20 2-12 3-14 12-26 8-12 21-28 44-28 17 0 17 16 17 21 0 18-12 50-17 64-3 7-5 10-5 15 0 16 14 25 28 25 30 0 43-40 43-45 0-4-3-4-4-4-5 0-5 3-7 5-6 24-19 36-31 36-6 0-7-4-7-11 0-6 1-9 7-23 4-9 16-41 16-57 0-29-23-34-39-34-25 0-40 16-50 28-1-21-19-28-31-28s-20 10-23 17c-7 11-11 27-11 29 0 3 4 3 5 3 5 0 5-1 7-8 4-18 10-33 20-33 9 0 11 8 11 15 0 6-3 17-5 25-2 7-6 19-7 27-3 12-6 24-9 37z"><text:p/></draw:path></draw:g></text:span><text:span text:style-name="T9"><text:s/>is 1, for k that </text:span><text:span text:style-name="T9"><draw:g text:anchor-type="as-char" svg:y="-0.28cm" draw:z-index="22" draw:style-name="gr1"><svg:title>TexMaths</svg:title><svg:desc>12§display§a_{k}=0§svg§600§FALSE§</svg:desc><draw:path draw:style-name="gr570" draw:text-style-name="P19" svg:width="1.14cm" svg:height="0.301cm" svg:x="0.006cm" svg:y="0.021cm" svg:viewBox="0 0 1141 302" svg:d="M0 0c380 0 761 0 1141 0 0 101 0 201 0 302-380 0-761 0-1141 0 0-101 0-201 0-302z"><text:p/></draw:path><draw:path draw:style-name="gr571" draw:text-style-name="P20" svg:width="0.192cm" svg:height="0.189cm" svg:x="0.001cm" svg:y="0.093cm" svg:viewBox="0 0 193 190" svg:d="M140 28c-7-16-20-28-38-28-49 0-102 63-102 124 0 40 23 66 56 66 9 0 29-1 54-30 4 16 18 30 39 30 15 0 25-10 31-22 7-15 13-41 13-42 0-3-3-3-5-3-4 0-4 1-6 7-7 28-15 50-32 50-11 0-12-9-12-18s0-12 5-31c5-17 6-22 9-37 5-21 10-40 15-59 3-12 3-13 3-15 0-7-4-12-12-12-10 0-16 10-18 20zM113 136c-3 8-3 8-9 16-18 22-36 28-48 28-20 0-26-21-26-38 0-21 13-72 23-91 13-26 32-41 49-41 28 0 34 34 34 37 0 2-2 5-2 7-7 27-14 54-21 82z"><text:p/></draw:path><draw:path draw:style-name="gr572" draw:text-style-name="P20" svg:width="0.144cm" svg:height="0.205cm" svg:x="0.229cm" svg:y="0.139cm" svg:viewBox="0 0 145 206" svg:d="M71 8c0-1 1-3 1-4 0-2-1-4-5-4-6 0-31 2-38 2-3 0-6 0-6 8 0 3 3 3 7 3 14 0 14 3 14 5 0 1-1 4-1 6-14 55-27 111-42 166-1 5-1 5-1 6 0 5 4 10 10 10 8 0 12-6 14-12 0-2 13-52 14-57 21 2 38 10 38 24 0 3 0 4 0 6-2 5-2 6-2 9 0 20 17 30 32 30 28 0 25-29 37-44 0-4-4-4-5-4-4 0-5 2-6 7-4 12-11 32-25 32-9 0-11-7-11-15 0-5 0-5 1-12 1 0 3-6 3-9 0-26-36-30-48-31 8-6 19-16 24-19 15-15 30-29 46-29 4 0 8 1 10 5-13 1-16 12-16 15 0 7 5 11 12 11 9 0 17-6 17-18 0-10-7-20-23-20s-32 12-46 25c-14 12-23 20-35 26 9-39 20-78 30-118z"><text:p/></draw:path><draw:path draw:style-name="gr573" draw:text-style-name="P20" svg:width="0.279cm" svg:height="0.098cm" svg:x="0.555cm" svg:y="0.126cm" svg:viewBox="0 0 280 99" svg:d="M265 17c6 0 15 0 15-9 0-8-9-8-15-8-84 0-168 0-252 0-6 0-13 0-13 8 0 9 7 9 13 9 84 0 168 0 252 0zM265 99c6 0 15 0 15-9 0-8-9-8-15-8-84 0-168 0-252 0-6 0-13 0-13 8 0 9 7 9 13 9 84 0 168 0 252 0z"><text:p/></draw:path><draw:path draw:style-name="gr574" draw:text-style-name="P20" svg:width="0.177cm" svg:height="0.288cm" svg:x="0.991cm" svg:y="0cm" svg:viewBox="0 0 178 289" svg:d="M178 145c0-33-3-67-17-98-19-40-54-47-72-47-25 0-55 11-73 51-14 28-16 61-16 94 0 31 2 69 19 100 18 35 49 44 70 44 23 0 55-10 73-50 13-29 16-61 16-94zM89 279c-17 0-41-11-49-51-5-25-5-62-5-87 0-28 0-56 3-78 9-50 40-53 51-53 14 0 42 7 49 49 5 23 5 55 5 82 0 31 0 59-5 85-6 41-30 53-49 53z"><text:p/></draw:path></draw:g></text:span><text:span text:style-name="T9">, </text:span><text:span text:style-name="T9"><draw:g text:anchor-type="as-char" svg:y="-0.185cm" draw:z-index="23" draw:style-name="gr1"><svg:title>TexMaths</svg:title><svg:desc>12§display§x_{k}§svg§600§FALSE§</svg:desc><draw:path draw:style-name="gr567" draw:text-style-name="P19" svg:width="0.362cm" svg:height="0.207cm" svg:x="0.01cm" svg:y="0.022cm" svg:viewBox="0 0 363 208" svg:d="M0 0c121 0 242 0 363 0 0 70 0 140 0 208-121 0-242 0-363 0 0-68 0-138 0-208z"><text:p/></draw:path><draw:path draw:style-name="gr568" draw:text-style-name="P20" svg:width="0.209cm" svg:height="0.189cm" svg:x="0.001cm" svg:y="0.001cm" svg:viewBox="0 0 210 190" svg:d="M128 59c3-11 12-49 42-49 3 0 12 0 22 4-12 3-21 14-21 23 0 8 5 16 16 16 10 0 23-8 23-25 0-22-25-28-40-28-24 0-38 23-43 32-11-27-33-32-45-32-45 0-69 54-69 65 0 5 4 2 5 5 4 0 5-1 6-5 14-45 42-55 56-55 9 0 23 3 23 27 0 14-7 42-23 101-7 24-21 43-39 43-3 0-12 0-22-7 11-1 21-10 21-21s-10-15-16-15c-13 0-24 10-24 24 0 20 22 28 40 28 27 0 43-30 44-32 5 15 20 32 45 32 44 0 68-53 68-64 0-4-4-4-5-4-4 0-5 2-6 4-13 45-42 55-55 55-17 0-24-14-24-28 0-10 3-17 7-36 5-20 9-39 14-58z"><text:p/></draw:path><draw:path draw:style-name="gr569" draw:text-style-name="P20" svg:width="0.144cm" svg:height="0.206cm" svg:x="0.25cm" svg:y="0.045cm" svg:viewBox="0 0 145 207" svg:d="M70 10c1-2 1-4 1-5s-1-5-4-5c-6 0-31 2-38 4-3 0-6 0-6 6 0 4 3 4 7 4 14 0 14 3 14 5 0 1-1 4-1 6-14 56-27 111-42 166-1 5-1 5-1 6 0 5 4 10 10 10 8 0 12-6 14-12 0-1 13-53 14-57 21 3 38 8 38 23 0 1 0 4 0 6-2 5-2 6-2 10 0 20 17 30 32 30 27 0 37-45 37-46 0-3-4-3-5-3-5 0-5 1-6 7-4 13-12 34-26 34-8 0-10-8-10-16 0-5 0-5 1-13 1-2 3-6 3-9 0-25-36-30-48-30 8-6 19-15 24-20 15-14 30-28 46-28 4 0 7 1 10 4-13 2-16 12-16 16 0 7 5 11 12 11s17-6 17-19c0-10-7-20-23-20s-32 12-46 26c-14 12-23 21-35 25 9-39 19-78 29-116z"><text:p/></draw:path></draw:g></text:span><text:span text:style-name="T9"><text:s/>doesn’t need to be 0 and from that all the other </text:span><text:span text:style-name="T9"><draw:g text:anchor-type="as-char" svg:y="-0.187cm" draw:z-index="24" draw:style-name="gr1"><svg:title>TexMaths</svg:title><svg:desc>12§display§x_{n}§svg§600§FALSE§</svg:desc><draw:path draw:style-name="gr564" draw:text-style-name="P19" svg:width="0.389cm" svg:height="0.207cm" svg:x="0.01cm" svg:y="0.023cm" svg:viewBox="0 0 390 208" svg:d="M0 0c130 0 261 0 390 0 0 70 0 139 0 208-129 0-260 0-390 0 0-69 0-138 0-208z"><text:p/></draw:path><draw:path draw:style-name="gr565" draw:text-style-name="P20" svg:width="0.209cm" svg:height="0.189cm" svg:x="0.001cm" svg:y="0.001cm" svg:viewBox="0 0 210 190" svg:d="M129 59c2-11 12-49 42-49 2 0 12 0 20 4-11 3-19 14-19 23 0 7 3 16 15 16 10 0 23-9 23-25 0-22-25-28-39-28-24 0-39 23-45 32-10-27-32-32-44-32-45 0-69 54-69 65 0 5 4 2 5 5 4 0 5-2 6-5 14-45 42-55 56-55 9 0 23 3 23 27 0 13-7 42-23 101-7 24-21 42-39 42-3 0-13 0-22-6 11-1 21-11 21-21 0-11-10-15-16-15-13 0-24 10-24 24 0 19 22 28 40 28 27 0 43-30 44-33 5 16 20 33 46 33 43 0 67-53 67-64 0-5-4-5-5-5-3 0-5 3-6 5-13 45-42 54-55 54-17 0-24-13-24-27 0-10 2-17 7-36 5-20 10-39 15-58z"><text:p/></draw:path><draw:path draw:style-name="gr566" draw:text-style-name="P20" svg:width="0.179cm" svg:height="0.132cm" svg:x="0.242cm" svg:y="0.12cm" svg:viewBox="0 0 180 133" svg:d="M22 112c-2 3-3 11-3 12 0 6 5 9 10 9 6 0 11-4 12-7s3-12 5-18c1-5 4-19 7-26 1-6 3-14 5-20 2-12 3-14 12-26 8-12 21-28 44-28 17 0 17 16 17 21 0 18-12 50-17 64-4 7-5 10-5 15 0 16 14 25 28 25 30 0 43-40 43-45 0-4-3-4-5-4-4 0-4 3-6 5-6 24-19 36-31 36-6 0-7-4-7-11 0-6 1-9 7-23 4-9 16-41 16-57 0-29-23-34-39-34-25 0-41 16-50 28-1-21-19-28-31-28s-20 10-23 17c-7 11-11 27-11 29 0 3 4 3 5 3 5 0 5-1 7-8 4-18 10-33 20-33 9 0 11 8 11 15 0 6-3 17-5 25-2 7-6 19-7 27-3 12-6 24-9 37z"><text:p/></draw:path></draw:g></text:span><text:span text:style-name="T9">s can be 0.</text:span></text:p>
      <text:p text:style-name="P17" loext:marker-style-name="T3"><text:span text:style-name="T9"/></text:p>
      <text:p text:style-name="P17" loext:marker-style-name="T3"><text:span text:style-name="T9">case 2:</text:span></text:p>
      <text:p text:style-name="P17" loext:marker-style-name="T3"><text:span text:style-name="T9">If all </text:span><text:span text:style-name="T9"><draw:g text:anchor-type="as-char" svg:y="-0.187cm" draw:z-index="25" draw:style-name="gr1"><svg:title>TexMaths</svg:title><svg:desc>12§display§a_{n}§svg§600§FALSE§</svg:desc><draw:path draw:style-name="gr561" draw:text-style-name="P19" svg:width="0.372cm" svg:height="0.207cm" svg:x="0.006cm" svg:y="0.023cm" svg:viewBox="0 0 373 208" svg:d="M0 0c124 0 249 0 373 0 0 70 0 139 0 208-124 0-249 0-373 0 0-69 0-138 0-208z"><text:p/></draw:path><draw:path draw:style-name="gr562" draw:text-style-name="P20" svg:width="0.193cm" svg:height="0.189cm" svg:x="0.001cm" svg:y="0.001cm" svg:viewBox="0 0 194 190" svg:d="M141 28c-8-16-21-28-39-28-49 0-102 62-102 124 0 38 23 66 56 66 9 0 29-3 55-33 3 18 18 33 38 33 16 0 25-10 31-24 8-15 14-39 14-40 0-5-4-5-6-5-4 0-4 3-5 9-7 25-16 50-33 50-12 0-13-11-13-19 0-10 1-13 6-30 5-18 6-22 10-37 4-21 9-40 14-59 4-12 4-13 4-15 0-7-5-12-12-12-11 0-17 10-18 20zM113 136c-2 7-2 7-8 14-18 23-36 30-47 30-22 0-28-23-28-38 0-21 13-72 23-93 13-24 32-39 49-39 28 0 34 34 34 37 0 2-1 5-1 7-8 27-15 54-22 82z"><text:p/></draw:path><draw:path draw:style-name="gr563" draw:text-style-name="P20" svg:width="0.179cm" svg:height="0.132cm" svg:x="0.22cm" svg:y="0.12cm" svg:viewBox="0 0 180 133" svg:d="M22 112c-2 3-3 11-3 12 0 6 5 9 10 9 6 0 11-4 12-7s3-12 5-18c1-5 4-19 7-26 1-6 4-14 5-20 2-12 3-14 12-26 8-12 21-28 44-28 17 0 17 16 17 21 0 18-12 50-17 64-3 7-5 10-5 15 0 16 14 25 28 25 30 0 43-40 43-45 0-4-3-4-4-4-5 0-5 3-7 5-6 24-19 36-31 36-6 0-7-4-7-11 0-6 1-9 7-23 4-9 16-41 16-57 0-29-23-34-39-34-25 0-40 16-50 28-1-21-19-28-31-28s-20 10-23 17c-7 11-11 27-11 29 0 3 4 3 5 3 5 0 5-1 7-8 4-18 10-33 20-33 9 0 11 8 11 15 0 6-3 17-5 25-2 7-6 19-7 27-3 12-6 24-9 37z"><text:p/></draw:path></draw:g></text:span><text:span text:style-name="T9"><text:s text:c="2"/>is 1, we just need a pair of </text:span><text:span text:style-name="T9"><draw:g text:anchor-type="as-char" svg:y="-0.189cm" draw:z-index="26" draw:style-name="gr1"><svg:title>TexMaths</svg:title><svg:desc>12§display§x§svg§600§FALSE§</svg:desc><draw:path draw:style-name="gr559" draw:text-style-name="P19" svg:width="0.176cm" svg:height="0.144cm" svg:x="0.01cm" svg:y="0.022cm" svg:viewBox="0 0 177 145" svg:d="M0 0c59 0 118 0 177 0 0 48 0 97 0 145-59 0-118 0-177 0 0-48 0-97 0-145z"><text:p/></draw:path><draw:path draw:style-name="gr560" draw:text-style-name="P20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text:span><text:span text:style-name="T9"><text:s/>not to make set </text:span><text:span text:style-name="T9"><draw:g text:anchor-type="as-char" svg:y="-0.189cm" draw:z-index="27" draw:style-name="gr1"><svg:title>TexMaths</svg:title><svg:desc>12§display§x§svg§600§FALSE§</svg:desc><draw:path draw:style-name="gr557" draw:text-style-name="P19" svg:width="0.176cm" svg:height="0.144cm" svg:x="0.01cm" svg:y="0.022cm" svg:viewBox="0 0 177 145" svg:d="M0 0c59 0 118 0 177 0 0 48 0 97 0 145-59 0-118 0-177 0 0-48 0-97 0-145z"><text:p/></draw:path><draw:path draw:style-name="gr558" draw:text-style-name="P20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text:span><text:span text:style-name="T9">s full of 0. We can allocate one of it 1, the other -1. </text:span></text:p>
      <text:p text:style-name="P12" loext:marker-style-name="T3"><text:span text:style-name="T7"/></text:p>
      <text:p text:style-name="P6" loext:marker-style-name="T3"/>
      <text:p text:style-name="P13" loext:marker-style-name="T4"><text:span text:style-name="T4">Problem </text:span><text:span text:style-name="T5">7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12" table:style-name="표12">
        <table:table-column table:style-name="표12.A"/>
        <table:table-row table:style-name="표12.1">
          <table:table-cell table:style-name="표12.A1" office:value-type="string">
            <text:p text:style-name="P11" loext:marker-style-name="T3"><draw:g text:anchor-type="as-char" svg:y="-0.506cm" draw:z-index="28" draw:style-name="gr1"><svg:title>TexMaths</svg:title><svg:desc>12§latex§\dbinom{11}{7} \times 0.4^{8} \times 0.6^{4} \approx 0.028§svg§600§FALSE§</svg:desc><draw:path draw:style-name="gr905" draw:text-style-name="P19" svg:width="4.988cm" svg:height="0.966cm" svg:x="0.001cm" svg:y="0.022cm" svg:viewBox="0 0 4989 967" svg:d="M0 0c1663 0 3326 0 4989 0 0 323 0 644 0 967-1663 0-3326 0-4989 0 0-323 0-644 0-967z"><text:p/></draw:path><draw:path draw:style-name="gr906" draw:text-style-name="P20" svg:width="0.207cm" svg:height="1.009cm" svg:x="0.067cm" svg:y="0.001cm" svg:viewBox="0 0 208 1010" svg:d="M208 1005c0-1-2-3-2-4-15-15-44-43-72-88-68-110-99-246-99-407 0-114 15-260 85-385 34-60 68-95 86-113 2-2 2-2 2-3 0-5-3-5-9-5s-7 0-13 6c-142 130-186 321-186 499 0 164 38 331 145 457 9 11 25 27 42 43 5 5 6 5 12 5s9 0 9-5z"><text:p/></draw:path><draw:path draw:style-name="gr907" draw:text-style-name="P20" svg:width="0.138cm" svg:height="0.28cm" svg:x="0.327cm" svg:y="0.046cm" svg:viewBox="0 0 139 281" svg:d="M86 11c0-10 0-11-9-11-27 26-64 26-77 26 0 5 0 9 0 14 8 0 34 0 55-11 0 73 0 145 0 218 0 16-1 20-38 20-5 0-10 0-15 0 0 4 0 9 0 14 16-2 52-2 69-2s54 0 68 2c0-5 0-10 0-14-5 0-8 0-13 0-38 0-40-4-40-20 0-79 0-157 0-236z"><text:p/></draw:path><draw:path draw:style-name="gr908" draw:text-style-name="P20" svg:width="0.138cm" svg:height="0.28cm" svg:x="0.538cm" svg:y="0.046cm" svg:viewBox="0 0 139 281" svg:d="M86 11c0-10 0-11-9-11-27 26-64 26-77 26 0 5 0 9 0 14 8 0 34 0 55-11 0 73 0 145 0 218 0 16-1 20-39 20-5 0-9 0-14 0 0 4 0 9 0 14 15-2 52-2 69-2s53 0 68 2c0-5 0-10 0-14-5 0-8 0-13 0-38 0-40-4-40-20 0-79 0-157 0-236z"><text:p/></draw:path><draw:path draw:style-name="gr909" draw:text-style-name="P20" svg:width="0.18cm" svg:height="0.293cm" svg:x="0.418cm" svg:y="0.616cm" svg:viewBox="0 0 181 294" svg:d="M178 29c3-6 3-6 3-16-33 0-68 0-102 0-51 0-53-5-54-13-3 0-7 0-11 0-4 29-9 58-14 86 4 0 7 0 11 0 1-6 5-32 11-38 2-2 36-2 40-2 29 0 59 0 88 0-5 7-37 52-47 67-38 56-51 115-51 158 0 4 0 23 19 23s19-19 19-23c0-7 0-14 0-22 0-22 1-46 5-69 1-10 7-46 26-72s37-53 57-79z"><text:p/></draw:path><draw:path draw:style-name="gr910" draw:text-style-name="P20" svg:width="0.205cm" svg:height="1.009cm" svg:x="0.727cm" svg:y="0.001cm" svg:viewBox="0 0 206 1010" svg:d="M206 506c0-165-37-332-144-458-8-11-25-28-42-43-4-5-6-5-12-5-4 0-8 0-8 5 0 1 1 3 2 3 15 16 42 44 71 89 69 109 99 246 99 408 0 113-15 259-84 384-34 60-69 94-87 112-1 1-1 3-1 4 0 5 4 5 8 5 6 0 8 0 14-6 141-130 184-322 184-498z"><text:p/></draw:path><draw:path draw:style-name="gr911" draw:text-style-name="P20" svg:width="0.202cm" svg:height="0.202cm" svg:x="1.178cm" svg:y="0.406cm" svg:viewBox="0 0 203 203" svg:d="M102 90c-29-28-56-56-85-84-5-5-6-6-9-6-4 0-8 4-8 8s0 4 5 9c27 29 56 56 84 85-28 28-57 56-84 84-5 5-5 6-5 8 0 5 4 9 8 9 3 0 4 0 9-6 27-28 56-55 84-83 29 29 59 57 87 86 2 1 4 3 6 3 6 0 9-4 9-9 0-2 0-2-1-5-29-28-68-65-88-87 25-26 52-52 77-78 2-2 8-7 11-10 0-1 1-2 1-6s-3-8-9-8c-2 0-4 1-9 6-28 28-55 56-83 84z"><text:p/></draw:path><draw:path draw:style-name="gr912" draw:text-style-name="P20" svg:width="0.177cm" svg:height="0.288cm" svg:x="1.553cm" svg:y="0.333cm" svg:viewBox="0 0 178 289" svg:d="M178 145c0-33-3-67-17-98-19-41-54-47-72-47-25 0-57 11-73 49-14 30-16 63-16 96 0 31 1 70 19 102 18 34 49 42 70 42 23 0 55-8 73-49 13-29 16-61 16-95zM89 279c-17 0-42-9-49-50-5-25-5-64-5-89 0-27 0-55 3-78 9-50 40-54 51-54 13 0 42 9 49 50 5 24 5 56 5 82 0 31 0 60-5 88-6 39-30 51-49 51z"><text:p/></draw:path><draw:path draw:style-name="gr913" draw:text-style-name="P20" svg:width="0.045cm" svg:height="0.043cm" svg:x="1.784cm" svg:y="0.565cm" svg:viewBox="0 0 46 44" svg:d="M46 23c0-12-11-23-23-23s-23 11-23 23 11 21 23 21 23-9 23-21z"><text:p/></draw:path><draw:path draw:style-name="gr914" draw:text-style-name="P20" svg:width="0.186cm" svg:height="0.283cm" svg:x="1.876cm" svg:y="0.327cm" svg:viewBox="0 0 187 284" svg:d="M113 216c0 12 0 24 0 36 0 15-1 20-33 20-2 0-6 0-8 0 0 4 0 7 0 12 17-1 38-1 56-1 17 0 41 0 58 1 0-5 0-8 0-12-2 0-6 0-8 0-32 0-33-5-33-20 0-12 0-24 0-36 15 0 28 0 42 0 0-5 0-10 0-13-14 0-27 0-42 0 0-64 0-129 0-192 0-9 0-11-7-11-4 0-5 0-8 5-44 66-87 132-130 198 0 3 0 8 0 13 37 0 76 0 113 0zM115 203c-35 0-68 0-103 0 35-53 68-105 103-157 0 52 0 104 0 157z"><text:p/></draw:path><draw:path draw:style-name="gr915" draw:text-style-name="P20" svg:width="0.135cm" svg:height="0.2cm" svg:x="2.092cm" svg:y="0.243cm" svg:viewBox="0 0 136 201" svg:d="M89 90c23-12 37-25 37-46 0-28-30-44-59-44-32 0-59 22-59 49 0 15 8 24 12 30 6 6 8 7 26 18-17 7-46 23-46 54 0 32 34 50 67 50 37 0 69-24 69-55 0-19-12-36-29-45-4-3-15-9-18-11zM41 61c-9-3-17-12-17-23 0-19 22-30 43-30 23 0 43 15 43 36 0 27-30 40-31 40s-1 0-3-1c-12-7-23-15-35-22zM55 103c13 7 27 16 40 23 8 5 23 13 23 31 0 22-24 36-51 36-26 0-50-18-50-42 0-21 17-38 38-48z"><text:p/></draw:path><draw:path draw:style-name="gr916" draw:text-style-name="P20" svg:width="0.202cm" svg:height="0.202cm" svg:x="2.421cm" svg:y="0.406cm" svg:viewBox="0 0 203 203" svg:d="M102 90c-29-28-56-56-85-84-5-5-5-6-9-6s-8 4-8 8 0 4 5 9c29 29 56 56 85 85-29 28-56 56-85 84-5 5-5 6-5 8 0 5 4 9 8 9s4 0 9-6c27-28 56-55 84-83 29 29 59 57 87 86 2 1 4 3 6 3 6 0 9-4 9-9 0-2 0-2-1-5-29-28-68-65-88-87 25-26 52-52 77-78 2-2 8-7 11-10 0-1 1-2 1-6s-3-8-9-8c-2 0-4 1-9 6-28 28-55 56-83 84z"><text:p/></draw:path><draw:path draw:style-name="gr917" draw:text-style-name="P20" svg:width="0.177cm" svg:height="0.288cm" svg:x="2.795cm" svg:y="0.333cm" svg:viewBox="0 0 178 289" svg:d="M178 145c0-33-3-67-17-98-19-41-54-47-72-47-25 0-55 11-73 49-14 30-16 63-16 96 0 31 2 70 19 102 18 34 49 42 70 42 23 0 55-8 73-49 13-29 16-61 16-95zM89 279c-17 0-42-9-49-50-5-25-5-64-5-89 0-27 0-55 3-78 9-50 40-54 51-54 14 0 42 9 49 50 5 24 5 56 5 82 0 31 0 60-5 88-6 39-30 51-49 51z"><text:p/></draw:path><draw:path draw:style-name="gr918" draw:text-style-name="P20" svg:width="0.045cm" svg:height="0.043cm" svg:x="3.026cm" svg:y="0.565cm" svg:viewBox="0 0 46 44" svg:d="M46 23c0-12-11-23-23-23s-23 11-23 23 11 21 23 21 23-9 23-21z"><text:p/></draw:path><draw:path draw:style-name="gr919" draw:text-style-name="P20" svg:width="0.174cm" svg:height="0.288cm" svg:x="3.124cm" svg:y="0.333cm" svg:viewBox="0 0 175 289" svg:d="M38 142c0-4 0-6 0-10 0-107 53-122 75-122 9 0 27 2 37 16-7 0-24 0-24 20 0 13 11 19 19 19 7 0 21-4 21-19 0-27-20-46-54-46-54 0-112 54-112 147 0 112 49 142 89 142 47 0 86-40 86-95 0-54-37-93-84-93-29 0-44 20-53 41zM89 277c-27 0-40-25-42-31-7-19-7-54-7-61 0-33 13-75 51-75 6 0 25 0 39 26 8 15 8 37 8 57s0 42-7 58c-13 25-33 26-42 26z"><text:p/></draw:path><draw:path draw:style-name="gr920" draw:text-style-name="P20" svg:width="0.144cm" svg:height="0.197cm" svg:x="3.329cm" svg:y="0.239cm" svg:viewBox="0 0 145 198" svg:d="M145 150c0-4 0-7 0-11-11 0-23 0-33 0 0-43 0-87 0-131 0-7 0-8-6-8-4 0-5 0-9 4-32 45-65 90-97 135 0 4 0 7 0 11 29 0 58 0 86 0 0 8 0 15 0 24 0 11 0 14-24 14-2 0-4 0-7 0 0 3 0 6 0 10 15 0 34-1 45-1 10 0 28 1 44 1 0-4 0-7 0-10-2 0-6 0-8 0-24 0-24-3-24-14 0-9 0-16 0-24 10 0 22 0 33 0zM89 31c0 36 0 72 0 108-27 0-52 0-78 0 26-36 51-72 78-108z"><text:p/></draw:path><draw:path draw:style-name="gr921" draw:text-style-name="P20" svg:width="0.28cm" svg:height="0.179cm" svg:x="3.647cm" svg:y="0.408cm" svg:viewBox="0 0 281 180" svg:d="M281 13c0-9-3-13-6-13-1 0-5 2-6 12-1 29-31 46-58 46-25 0-45-14-68-28-23-16-46-30-72-30-40 0-71 30-71 68 0 10 4 14 6 14 4 0 6-9 6-10 2-36 36-48 59-48 24 0 45 12 67 28 23 14 46 30 73 30 39 0 70-30 70-69zM281 112c0-12-5-14-6-14s-5 3-6 12c-1 29-31 46-58 46-25 0-45-13-68-28s-46-30-72-30c-40 0-71 30-71 69 0 9 4 12 6 12 4 0 6-8 6-10 2-35 36-48 59-48 24 0 45 13 67 29 23 14 46 30 73 30 40 0 70-31 70-68z"><text:p/></draw:path><draw:path draw:style-name="gr922" draw:text-style-name="P20" svg:width="0.177cm" svg:height="0.288cm" svg:x="4.085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49 50 5 24 5 56 5 82 0 31 0 60-5 88-6 39-30 51-49 51z"><text:p/></draw:path><draw:path draw:style-name="gr923" draw:text-style-name="P20" svg:width="0.045cm" svg:height="0.043cm" svg:x="4.315cm" svg:y="0.565cm" svg:viewBox="0 0 46 44" svg:d="M46 23c0-12-11-23-23-23s-23 11-23 23 11 21 23 21 23-9 23-21z"><text:p/></draw:path><draw:path draw:style-name="gr924" draw:text-style-name="P20" svg:width="0.175cm" svg:height="0.288cm" svg:x="4.414cm" svg:y="0.333cm" svg:viewBox="0 0 176 289" svg:d="M176 145c0-33-1-67-16-98-20-41-54-47-71-47-25 0-57 11-73 49-15 30-16 63-16 96 0 31 1 70 18 102 18 34 49 42 70 42 22 0 55-8 73-49 14-29 15-61 15-95zM88 279c-16 0-41-9-48-50-5-25-5-64-5-89 0-27 0-55 2-78 9-50 41-54 51-54 14 0 42 9 50 50 4 24 4 56 4 82 0 31 0 60-5 88-6 39-30 51-49 51z"><text:p/></draw:path><draw:path draw:style-name="gr925" draw:text-style-name="P20" svg:width="0.167cm" svg:height="0.278cm" svg:x="4.629cm" svg:y="0.333cm" svg:viewBox="0 0 168 279" svg:d="M32 247c15-14 30-29 45-43 66-58 91-80 91-122 0-48-37-82-89-82-48 0-79 38-79 76 0 24 22 24 23 24 7 0 21-5 21-23 0-11-7-22-22-22-3 0-4 0-5 0 9-27 32-43 56-43 39 0 57 35 57 70 0 33-21 67-45 92-26 30-54 60-80 90-5 5-5 6-5 15 52 0 104 0 156 0 4-25 8-49 12-73-4 0-7 0-11 0-1 13-5 31-8 39-4 2-31 2-41 2-25 0-50 0-76 0z"><text:p/></draw:path><draw:path draw:style-name="gr926" draw:text-style-name="P20" svg:width="0.174cm" svg:height="0.288cm" svg:x="4.836cm" svg:y="0.333cm" svg:viewBox="0 0 175 289" svg:d="M50 88c-19-14-20-27-20-34 0-26 28-44 58-44s57 22 57 52c0 24-17 45-42 59-18-11-35-23-53-33zM113 127c30-15 50-37 50-65 0-38-37-62-75-62-42 0-77 31-77 70 0 8 1 26 19 46 5 5 20 16 31 23-25 12-61 36-61 77 0 45 43 73 88 73 46 0 87-35 87-80 0-15-5-34-20-52-9-8-16-13-42-30zM71 145c17 11 35 22 51 32 12 9 32 22 32 47 0 31-32 53-66 53-36 0-66-25-66-61 0-24 13-51 49-71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10">Applying binomial coefficient, but 12</text:span><text:span text:style-name="T13">th</text:span><text:span text:style-name="T10"> customer must in case “0.4”, so we have to use </text:span><text:span text:style-name="T10"><draw:g text:anchor-type="as-char" svg:y="-0.61cm" draw:z-index="29" draw:style-name="gr1"><svg:title>TexMaths</svg:title><svg:desc>12§display§\dbinom{11}{7}§svg§600§FALSE§</svg:desc><draw:path draw:style-name="gr529" draw:text-style-name="P19" svg:width="0.909cm" svg:height="0.966cm" svg:x="0.001cm" svg:y="0.022cm" svg:viewBox="0 0 910 967" svg:d="M0 0c304 0 606 0 910 0 0 323 0 644 0 967-304 0-606 0-910 0 0-323 0-644 0-967z"><text:p/></draw:path><draw:path draw:style-name="gr530" draw:text-style-name="P20" svg:width="0.207cm" svg:height="1.009cm" svg:x="0.067cm" svg:y="0.001cm" svg:viewBox="0 0 208 1010" svg:d="M208 1005c0-1-2-3-2-4-15-15-44-43-72-88-68-110-99-246-99-407 0-114 15-260 85-385 34-60 67-95 86-113 2-2 2-2 2-3 0-5-3-5-9-5s-7 0-13 6c-142 130-186 321-186 499 0 164 38 331 145 457 9 11 24 27 42 43 5 5 6 5 12 5s9 0 9-5z"><text:p/></draw:path><draw:path draw:style-name="gr531" draw:text-style-name="P20" svg:width="0.138cm" svg:height="0.28cm" svg:x="0.327cm" svg:y="0.046cm" svg:viewBox="0 0 139 281" svg:d="M86 11c0-10 0-11-9-11-27 26-64 26-77 26 0 5 0 9 0 14 8 0 34 0 55-11 0 73 0 145 0 218 0 16-1 20-39 20-5 0-9 0-14 0 0 4 0 9 0 14 15-2 52-2 69-2s53 0 68 2c0-5 0-10 0-14-5 0-8 0-13 0-38 0-40-4-40-20 0-79 0-157 0-236z"><text:p/></draw:path><draw:path draw:style-name="gr532" draw:text-style-name="P20" svg:width="0.138cm" svg:height="0.28cm" svg:x="0.536cm" svg:y="0.046cm" svg:viewBox="0 0 139 281" svg:d="M86 11c0-10 0-11-9-11-25 26-63 26-77 26 0 5 0 9 0 14 8 0 34 0 55-11 0 73 0 145 0 218 0 16-1 20-38 20-5 0-9 0-13 0 0 4 0 9 0 14 14-2 50-2 67-2s54 0 68 2c0-5 0-10 0-14-5 0-8 0-13 0-38 0-40-4-40-20 0-79 0-157 0-236z"><text:p/></draw:path><draw:path draw:style-name="gr533" draw:text-style-name="P20" svg:width="0.18cm" svg:height="0.293cm" svg:x="0.418cm" svg:y="0.616cm" svg:viewBox="0 0 181 294" svg:d="M178 29c3-6 3-6 3-16-35 0-68 0-103 0-50 0-52-5-54-13-4 0-6 0-10 0-4 29-9 58-14 86 4 0 7 0 11 0 1-6 5-32 11-38 2-2 34-2 40-2 29 0 59 0 88 0-5 7-38 52-48 67-37 56-52 115-52 158 0 4-1 23 20 23 19 0 20-19 20-23 0-7 0-14 0-22 0-22 1-46 4-69 2-10 8-46 26-72 19-26 38-53 58-79z"><text:p/></draw:path><draw:path draw:style-name="gr534" draw:text-style-name="P20" svg:width="0.207cm" svg:height="1.009cm" svg:x="0.724cm" svg:y="0.001cm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/draw:g></text:span><text:span text:style-name="T10"><text:s/>instad of </text:span><text:span text:style-name="T10"><draw:g text:anchor-type="as-char" svg:y="-0.61cm" draw:z-index="30" draw:style-name="gr1"><svg:title>TexMaths</svg:title><svg:desc>12§display§\dbinom{12}{8}§svg§600§FALSE§</svg:desc><draw:path draw:style-name="gr523" draw:text-style-name="P19" svg:width="0.909cm" svg:height="0.966cm" svg:x="0.001cm" svg:y="0.022cm" svg:viewBox="0 0 910 967" svg:d="M0 0c304 0 606 0 910 0 0 323 0 644 0 967-304 0-606 0-910 0 0-323 0-644 0-967z"><text:p/></draw:path><draw:path draw:style-name="gr524" draw:text-style-name="P20" svg:width="0.207cm" svg:height="1.009cm" svg:x="0.067cm" svg:y="0.001cm" svg:viewBox="0 0 208 1010" svg:d="M208 1005c0-1-2-3-2-4-15-15-44-43-72-88-68-110-99-246-99-407 0-114 15-260 85-385 34-60 67-95 86-113 2-2 2-2 2-3 0-5-3-5-9-5s-7 0-13 6c-142 130-186 321-186 499 0 164 38 331 145 457 9 11 24 27 42 43 5 5 6 5 12 5s9 0 9-5z"><text:p/></draw:path><draw:path draw:style-name="gr525" draw:text-style-name="P20" svg:width="0.138cm" svg:height="0.28cm" svg:x="0.327cm" svg:y="0.046cm" svg:viewBox="0 0 139 281" svg:d="M86 11c0-10 0-11-9-11-27 26-64 26-77 26 0 5 0 9 0 14 8 0 34 0 55-11 0 73 0 145 0 218 0 16-1 20-39 20-5 0-9 0-14 0 0 4 0 9 0 14 15-2 52-2 69-2s53 0 68 2c0-5 0-10 0-14-5 0-8 0-13 0-38 0-40-4-40-20 0-79 0-157 0-236z"><text:p/></draw:path><draw:path draw:style-name="gr526" draw:text-style-name="P20" svg:width="0.167cm" svg:height="0.28cm" svg:x="0.52cm" svg:y="0.046cm" svg:viewBox="0 0 168 281" svg:d="M32 248c15-14 30-29 45-43 66-59 91-81 91-123 0-48-38-82-90-82-47 0-78 38-78 77 0 23 20 23 22 23 7 0 22-5 22-22 0-12-8-23-22-23-4 0-4 0-6 1 10-27 32-43 57-43 39 0 57 34 57 69 0 33-22 67-45 93-26 30-54 60-80 90-5 5-5 5-5 16 52 0 104 0 156 0 4-26 8-50 12-74-4 0-7 0-11 0-2 12-5 32-9 38-3 3-30 3-40 3-25 0-50 0-76 0z"><text:p/></draw:path><draw:path draw:style-name="gr527" draw:text-style-name="P20" svg:width="0.174cm" svg:height="0.289cm" svg:x="0.412cm" svg:y="0.618cm" svg:viewBox="0 0 175 290" svg:d="M52 89c-20-13-22-28-22-35 0-25 28-43 58-43s57 23 57 53c0 24-17 44-42 58-17-10-35-22-51-33zM113 128c30-15 50-37 50-64 0-39-37-64-75-64-42 0-76 31-76 71 0 7 0 26 18 47 5 4 20 15 31 22-25 12-61 36-61 77 0 46 43 73 88 73 48 0 87-35 87-80 0-15-5-34-20-52-9-8-16-13-42-30zM71 146c17 11 35 22 51 33 12 8 32 21 32 46 0 32-32 53-66 53-36 0-66-25-66-61 0-24 13-50 49-71z"><text:p/></draw:path><draw:path draw:style-name="gr528" draw:text-style-name="P20" svg:width="0.207cm" svg:height="1.009cm" svg:x="0.724cm" svg:y="0.001cm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/draw:g></text:span><text:span text:style-name="T10">.</text:span></text:p>
      <text:p text:style-name="P6" loext:marker-style-name="T3"/>
      <text:p text:style-name="P13" loext:marker-style-name="T4"><text:span text:style-name="T4">Problem </text:span><text:span text:style-name="T5">8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14" table:style-name="표14">
        <table:table-column table:style-name="표14.A"/>
        <table:table-row table:style-name="표14.1">
          <table:table-cell table:style-name="표14.A1" office:value-type="string">
            <text:p text:style-name="P15"><draw:g text:anchor-type="as-char" svg:y="-0.563cm" draw:z-index="31" draw:style-name="gr1"><svg:title>TexMaths</svg:title><svg:desc>12§display§\frac{0.008 \cdot 0.9}{0.008 \cdot 0.9 + 0.992 \cdot 0.07} \approx 0.094 \therefore 9.4\%§svg§600§FALSE§</svg:desc><draw:path draw:style-name="gr927" draw:text-style-name="P19" svg:width="7.244cm" svg:height="0.844cm" svg:x="0.022cm" svg:y="0.022cm" svg:viewBox="0 0 7245 845" svg:d="M0 0c2415 0 4830 0 7245 0 0 282 0 563 0 845-2415 0-4830 0-7245 0 0-282 0-563 0-845z"><text:p/></draw:path><draw:path draw:style-name="gr928" draw:text-style-name="P20" svg:width="0.177cm" svg:height="0.288cm" svg:x="1.282cm" svg:y="0cm" svg:viewBox="0 0 178 289" svg:d="M178 145c0-33-3-67-17-98-19-40-54-47-72-47-25 0-57 11-73 50-14 29-16 62-16 95s1 70 19 102c18 34 48 42 70 42 23 0 54-8 73-48 13-29 16-62 16-96zM89 281c-17 0-42-11-49-52-5-25-5-63-5-89s0-54 3-76c9-51 40-54 51-54 13 0 42 7 49 49 5 23 5 55 5 81 0 33 0 60-5 88-6 40-30 53-49 53z"><text:p/></draw:path><draw:path draw:style-name="gr929" draw:text-style-name="P20" svg:width="0.043cm" svg:height="0.043cm" svg:x="1.512cm" svg:y="0.236cm" svg:viewBox="0 0 44 44" svg:d="M44 22c0-12-9-22-21-22s-23 10-23 22 11 22 23 22 21-10 21-22z"><text:p/></draw:path><draw:path draw:style-name="gr930" draw:text-style-name="P20" svg:width="0.177cm" svg:height="0.288cm" svg:x="1.609cm" svg:y="0cm" svg:viewBox="0 0 178 289" svg:d="M178 145c0-33-3-67-17-98-19-40-54-47-72-47-25 0-55 11-73 50-14 29-16 62-16 95s2 70 19 102c18 34 49 42 70 42 23 0 55-8 73-48 13-29 16-62 16-96zM89 281c-17 0-41-11-49-52-5-25-5-63-5-89s0-54 3-76c9-51 40-54 51-54 14 0 42 7 49 49 5 23 5 55 5 81 0 33 0 60-5 88-6 40-30 53-49 53z"><text:p/></draw:path><draw:path draw:style-name="gr931" draw:text-style-name="P20" svg:width="0.177cm" svg:height="0.288cm" svg:x="1.821cm" svg:y="0cm" svg:viewBox="0 0 178 289" svg:d="M178 145c0-33-3-67-17-98-19-40-54-47-72-47-25 0-57 11-73 50-14 29-16 62-16 95s1 70 19 102c18 34 49 42 70 42 23 0 54-8 73-48 13-29 16-62 16-96zM89 281c-17 0-42-11-49-52-5-25-5-63-5-89s0-54 3-76c9-51 40-54 51-54 13 0 42 7 49 49 5 23 5 55 5 81 0 33 0 60-5 88-6 40-30 53-49 53z"><text:p/></draw:path><draw:path draw:style-name="gr932" draw:text-style-name="P20" svg:width="0.174cm" svg:height="0.288cm" svg:x="2.033cm" svg:y="0cm" svg:viewBox="0 0 175 289" svg:d="M50 88c-19-12-20-27-20-34 0-25 26-43 56-43 32 0 59 21 59 51 0 24-17 45-42 59-18-11-35-23-53-33zM113 128c30-15 50-38 50-66 0-38-37-62-75-62-42 0-77 31-77 71 0 7 1 26 19 45 5 5 20 16 30 23-24 12-60 36-60 78 0 45 43 72 86 72 48 0 89-35 89-79 0-16-5-35-21-52-8-9-15-13-41-30zM70 145c18 11 34 22 52 34 11 7 32 20 32 45 0 32-32 54-66 54-36 0-68-26-68-61 0-25 15-51 50-72z"><text:p/></draw:path><draw:path draw:style-name="gr933" draw:text-style-name="P20" svg:width="0.043cm" svg:height="0.045cm" svg:x="2.356cm" svg:y="0.153cm" svg:viewBox="0 0 44 46" svg:d="M44 23c0-12-9-23-21-23-13 0-23 11-23 23s10 23 23 23c12 0 21-11 21-23z"><text:p/></draw:path><draw:path draw:style-name="gr934" draw:text-style-name="P20" svg:width="0.177cm" svg:height="0.288cm" svg:x="2.547cm" svg:y="0cm" svg:viewBox="0 0 178 289" svg:d="M178 145c0-33-3-67-17-98-19-40-54-47-72-47-25 0-55 11-73 50-14 29-16 62-16 95s2 70 19 102c18 34 49 42 70 42 23 0 55-8 73-48 13-29 16-62 16-96zM89 281c-17 0-42-11-49-52-5-25-5-63-5-89s0-54 3-76c9-51 40-54 51-54 14 0 42 7 49 49 5 23 5 55 5 81 0 33 0 60-5 88-6 40-30 53-49 53z"><text:p/></draw:path><draw:path draw:style-name="gr935" draw:text-style-name="P20" svg:width="0.045cm" svg:height="0.043cm" svg:x="2.777cm" svg:y="0.236cm" svg:viewBox="0 0 46 44" svg:d="M46 22c0-12-11-22-23-22s-23 10-23 22 11 22 23 22 23-10 23-22z"><text:p/></draw:path><draw:path draw:style-name="gr936" draw:text-style-name="P20" svg:width="0.173cm" svg:height="0.288cm" svg:x="2.877cm" svg:y="0cm" svg:viewBox="0 0 174 289" svg:d="M137 146c0 4 0 9 0 14 0 98-45 118-69 118-7 0-30-1-42-15 20 0 23-12 23-19 0-14-11-20-20-20-6 0-19 4-19 21 0 27 22 44 58 44 54 0 106-56 106-147 0-113-48-142-85-142-24 0-45 7-63 26-16 20-26 38-26 69 0 53 36 93 84 93 25 0 43-18 53-42zM84 179c-6 0-26 0-40-27-7-15-7-36-7-57 0-23 0-42 10-58 11-21 26-26 42-26 19 0 32 14 39 32 6 15 8 41 8 60 0 35-15 76-52 76z"><text:p/></draw:path><draw:path draw:style-name="gr937" draw:text-style-name="P20" svg:width="4.333cm" svg:height="0.016cm" svg:x="0cm" svg:y="0.45cm" svg:viewBox="0 0 4334 17" svg:d="M0 0c1445 0 2890 0 4334 0 0 6 0 11 0 17-1444 0-2889 0-4334 0 0-6 0-11 0-17z"><text:p/></draw:path><draw:path draw:style-name="gr938" draw:text-style-name="P20" svg:width="0.177cm" svg:height="0.289cm" svg:x="0.017cm" svg:y="0.572cm" svg:viewBox="0 0 178 290" svg:d="M178 146c0-34-3-68-17-99-21-40-54-47-72-47-25 0-57 11-73 50-15 29-16 62-16 96 0 32 1 69 19 101 18 35 48 43 69 43 22 0 55-9 74-49 13-29 16-62 16-95zM88 281c-16 0-41-11-48-52-5-25-5-63-5-89s0-54 3-76c8-51 40-54 50-54 14 0 42 7 50 49 4 24 4 55 4 81 0 33 0 62-4 88-7 40-31 53-50 53z"><text:p/></draw:path><draw:path draw:style-name="gr939" draw:text-style-name="P20" svg:width="0.043cm" svg:height="0.043cm" svg:x="0.247cm" svg:y="0.809cm" svg:viewBox="0 0 44 44" svg:d="M44 22c0-12-9-22-21-22-13 0-23 10-23 22s10 22 23 22c12 0 21-10 21-22z"><text:p/></draw:path><draw:path draw:style-name="gr940" draw:text-style-name="P20" svg:width="0.177cm" svg:height="0.289cm" svg:x="0.344cm" svg:y="0.572cm" svg:viewBox="0 0 178 290" svg:d="M178 146c0-34-3-68-17-99-19-40-54-47-72-47-25 0-57 11-73 50-14 29-16 62-16 96 0 32 1 69 19 101 18 35 49 43 70 43 23 0 54-9 73-49 13-29 16-62 16-95zM89 281c-17 0-42-11-49-52-5-25-5-63-5-89s0-54 3-76c9-51 40-54 51-54 13 0 42 7 49 49 5 24 5 55 5 81 0 33 0 62-5 88-6 40-30 53-49 53z"><text:p/></draw:path><draw:path draw:style-name="gr941" draw:text-style-name="P20" svg:width="0.177cm" svg:height="0.289cm" svg:x="0.556cm" svg:y="0.572cm" svg:viewBox="0 0 178 290" svg:d="M178 146c0-34-3-68-17-99-21-40-54-47-72-47-25 0-57 11-73 50-15 29-16 62-16 96 0 32 1 69 19 101 18 35 48 43 70 43 21 0 54-9 73-49 13-29 16-62 16-95zM89 281c-17 0-42-11-49-52-5-25-5-63-5-89s0-54 3-76c8-51 40-54 51-54 13 0 41 7 49 49 4 24 4 55 4 81 0 33 0 62-4 88-7 40-31 53-49 53z"><text:p/></draw:path><draw:path draw:style-name="gr942" draw:text-style-name="P20" svg:width="0.174cm" svg:height="0.289cm" svg:x="0.767cm" svg:y="0.572cm" svg:viewBox="0 0 175 290" svg:d="M52 88c-20-12-22-27-22-34 0-25 28-43 58-43 31 0 57 21 57 51 0 24-15 45-41 60-18-12-34-22-52-34zM113 128c31-15 51-37 51-66 0-38-37-62-75-62-43 0-77 31-77 71 0 7 1 26 18 45 5 6 20 16 31 23-24 12-61 36-61 78 0 45 43 73 88 73 48 0 87-36 87-80 0-16-5-35-20-52-9-9-15-13-42-30zM71 146c17 11 35 22 51 33 12 8 33 20 33 47 0 31-33 52-66 52-37 0-67-26-67-61 0-24 13-51 49-71z"><text:p/></draw:path><draw:path draw:style-name="gr943" draw:text-style-name="P20" svg:width="0.043cm" svg:height="0.043cm" svg:x="1.091cm" svg:y="0.726cm" svg:viewBox="0 0 44 44" svg:d="M44 22c0-12-10-22-22-22-14 0-22 10-22 22s8 22 22 22c12 0 22-10 22-22z"><text:p/></draw:path><draw:path draw:style-name="gr944" draw:text-style-name="P20" svg:width="0.177cm" svg:height="0.289cm" svg:x="1.282cm" svg:y="0.572cm" svg:viewBox="0 0 178 290" svg:d="M178 146c0-34-3-68-17-99-19-40-54-47-72-47-25 0-57 11-73 50-14 29-16 62-16 96 0 32 1 69 19 101 18 35 48 43 70 43 23 0 54-9 73-49 13-29 16-62 16-95zM89 281c-17 0-42-11-49-52-5-25-5-63-5-89s0-54 3-76c9-51 40-54 51-54 13 0 42 7 49 49 5 24 5 55 5 81 0 33 0 62-5 88-6 40-30 53-49 53z"><text:p/></draw:path><draw:path draw:style-name="gr945" draw:text-style-name="P20" svg:width="0.043cm" svg:height="0.043cm" svg:x="1.512cm" svg:y="0.809cm" svg:viewBox="0 0 44 44" svg:d="M44 22c0-12-9-22-21-22s-23 10-23 22 11 22 23 22 21-10 21-22z"><text:p/></draw:path><draw:path draw:style-name="gr946" draw:text-style-name="P20" svg:width="0.174cm" svg:height="0.289cm" svg:x="1.611cm" svg:y="0.572cm" svg:viewBox="0 0 175 290" svg:d="M137 146c0 5 0 10 0 15 0 98-43 117-67 117-8 0-30-1-42-15 19 0 21-12 21-19 0-14-9-20-19-20-6 0-19 4-19 21 0 27 23 45 59 45 54 0 105-57 105-148 0-113-48-142-86-142-23 0-43 7-61 26-18 20-28 38-28 69 0 53 37 93 85 93 25 0 42-16 52-42zM85 179c-7 0-26 0-39-27-8-15-8-36-8-57 0-22 0-42 9-58 12-21 27-26 42-26 20 0 33 14 41 33 4 14 7 40 7 59 0 35-15 76-52 76z"><text:p/></draw:path><draw:path draw:style-name="gr947" draw:text-style-name="P20" svg:width="0.28cm" svg:height="0.28cm" svg:x="1.921cm" svg:y="0.608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948" draw:text-style-name="P20" svg:width="0.177cm" svg:height="0.289cm" svg:x="2.335cm" svg:y="0.572cm" svg:viewBox="0 0 178 290" svg:d="M178 146c0-34-2-68-17-99-19-40-54-47-71-47-26 0-56 11-74 50-14 29-16 62-16 96 0 32 2 69 19 101 18 35 49 43 70 43 23 0 55-9 73-49 14-29 16-62 16-95zM89 281c-16 0-41-11-49-52-4-25-4-63-4-89s0-54 2-76c9-51 40-54 51-54 14 0 42 7 50 49 4 24 4 55 4 81 0 33 0 62-5 88-6 40-30 53-49 53z"><text:p/></draw:path><draw:path draw:style-name="gr949" draw:text-style-name="P20" svg:width="0.043cm" svg:height="0.043cm" svg:x="2.567cm" svg:y="0.809cm" svg:viewBox="0 0 44 44" svg:d="M44 22c0-12-10-22-22-22s-22 10-22 22 10 22 22 22 22-10 22-22z"><text:p/></draw:path><draw:path draw:style-name="gr950" draw:text-style-name="P20" svg:width="0.174cm" svg:height="0.289cm" svg:x="2.665cm" svg:y="0.572cm" svg:viewBox="0 0 175 290" svg:d="M137 146c0 5 0 10 0 15 0 98-45 117-69 117-7 0-30-1-40-15 18 0 21-12 21-19 0-14-11-20-19-20-7 0-19 4-19 21 0 27 23 45 57 45 56 0 107-57 107-148 0-113-49-142-86-142-23 0-45 7-63 26-16 20-26 38-26 69 0 53 37 93 84 93 26 0 43-16 53-42zM84 179c-6 0-25 0-38-27-9-15-9-36-9-57 0-22 0-42 10-58 11-21 27-26 42-26 19 0 33 14 41 33 4 14 6 40 6 59 0 35-15 76-52 76z"><text:p/></draw:path><draw:path draw:style-name="gr951" draw:text-style-name="P20" svg:width="0.173cm" svg:height="0.289cm" svg:x="2.877cm" svg:y="0.572cm" svg:viewBox="0 0 174 290" svg:d="M137 146c0 5 0 10 0 15 0 98-45 117-69 117-7 0-30-1-42-15 20 0 23-12 23-19 0-14-11-20-20-20-6 0-19 4-19 21 0 27 22 45 58 45 54 0 106-57 106-148 0-113-48-142-85-142-24 0-45 7-63 26-16 20-26 38-26 69 0 53 36 93 84 93 25 0 43-16 53-42zM84 179c-6 0-26 0-40-27-7-15-7-36-7-57 0-22 0-42 10-58 11-21 26-26 42-26 19 0 32 14 39 33 6 14 8 40 8 59 0 35-15 76-52 76z"><text:p/></draw:path><draw:path draw:style-name="gr952" draw:text-style-name="P20" svg:width="0.167cm" svg:height="0.28cm" svg:x="3.09cm" svg:y="0.572cm" svg:viewBox="0 0 168 281" svg:d="M32 248c15-14 30-28 45-43 66-59 91-81 91-123 0-48-37-82-89-82-48 0-79 38-79 77 0 23 22 23 23 23 7 0 21-5 21-22 0-11-7-23-22-23-4 0-4 0-5 1 9-27 32-43 56-43 39 0 57 34 57 69 0 33-21 67-45 93-26 30-54 60-80 90-5 5-5 5-5 16 52 0 104 0 156 0 4-25 8-49 12-73-4 0-7 0-11 0-1 12-5 31-8 37-4 3-31 3-41 3-25 0-50 0-76 0z"><text:p/></draw:path><draw:path draw:style-name="gr953" draw:text-style-name="P20" svg:width="0.045cm" svg:height="0.043cm" svg:x="3.41cm" svg:y="0.726cm" svg:viewBox="0 0 46 44" svg:d="M46 22c0-12-11-22-23-22s-23 10-23 22 11 22 23 22 23-10 23-22z"><text:p/></draw:path><draw:path draw:style-name="gr954" draw:text-style-name="P20" svg:width="0.177cm" svg:height="0.289cm" svg:x="3.602cm" svg:y="0.572cm" svg:viewBox="0 0 178 290" svg:d="M178 146c0-34-3-68-17-99-21-40-54-47-72-47-25 0-57 11-73 50-15 29-16 62-16 96 0 32 1 69 18 101 19 35 49 43 70 43 22 0 55-9 74-49 13-29 16-62 16-95zM88 281c-16 0-41-11-48-52-5-25-5-63-5-89s0-54 3-76c8-51 40-54 50-54 14 0 42 7 50 49 4 24 4 55 4 81 0 33 0 62-4 88-7 40-31 53-50 53z"><text:p/></draw:path><draw:path draw:style-name="gr955" draw:text-style-name="P20" svg:width="0.043cm" svg:height="0.043cm" svg:x="3.831cm" svg:y="0.809cm" svg:viewBox="0 0 44 44" svg:d="M44 22c0-12-10-22-22-22-14 0-22 10-22 22s8 22 22 22c12 0 22-10 22-22z"><text:p/></draw:path><draw:path draw:style-name="gr956" draw:text-style-name="P20" svg:width="0.177cm" svg:height="0.289cm" svg:x="3.928cm" svg:y="0.572cm" svg:viewBox="0 0 178 290" svg:d="M178 146c0-34-3-68-17-99-19-40-54-47-72-47-25 0-57 11-73 50-14 29-16 62-16 96 0 32 1 69 19 101 18 35 49 43 70 43 23 0 54-9 73-49 13-29 16-62 16-95zM89 281c-17 0-42-11-49-52-5-25-5-63-5-89s0-54 3-76c9-51 40-54 51-54 13 0 42 7 49 49 5 24 5 55 5 81 0 33 0 62-5 88-6 40-30 53-49 53z"><text:p/></draw:path><draw:path draw:style-name="gr957" draw:text-style-name="P20" svg:width="0.179cm" svg:height="0.293cm" svg:x="4.146cm" svg:y="0.569cm" svg:viewBox="0 0 180 294" svg:d="M176 28c4-5 4-6 4-15-34 0-68 0-102 0-52 0-53-6-54-13-4 0-7 0-11 0-5 29-8 58-13 86 4 0 6 0 10 0 1-7 6-33 10-38 4-2 36-2 42-2 29 0 58 0 87 0-4 7-37 52-47 66-38 57-52 115-52 158 0 5 0 24 20 24 19 0 19-19 19-24 0-7 0-14 0-22 0-22 1-45 5-68 1-10 7-46 26-72s37-54 56-80z"><text:p/></draw:path><draw:path draw:style-name="gr958" draw:text-style-name="P20" svg:width="0.28cm" svg:height="0.178cm" svg:x="4.524cm" svg:y="0.363cm" svg:viewBox="0 0 281 179" svg:d="M281 13c0-9-3-13-6-13-1 0-5 1-6 11-1 30-31 47-59 47-24 0-44-14-67-28-23-16-46-30-73-30-39 0-70 30-70 68 0 10 4 12 6 12 4 0 6-7 6-9 1-35 36-48 58-48 25 0 45 13 68 27 23 16 46 32 72 32 40 0 71-30 71-69zM281 112c0-14-5-14-6-14s-5 3-6 11c-1 29-31 47-59 47-24 0-44-13-67-28s-46-31-73-31c-39 0-70 30-70 70 0 8 4 12 6 12 4 0 6-9 6-10 1-35 36-48 58-48 25 0 45 13 68 28s46 30 72 30c41 0 71-30 71-67z"><text:p/></draw:path><draw:path draw:style-name="gr959" draw:text-style-name="P20" svg:width="0.177cm" svg:height="0.289cm" svg:x="4.962cm" svg:y="0.285cm" svg:viewBox="0 0 178 290" svg:d="M178 146c0-33-3-67-17-98-19-41-54-48-72-48-25 0-57 12-73 50-14 29-16 63-16 96 0 32 1 70 19 101 18 35 49 43 70 43 23 0 55-9 73-49 13-29 16-61 16-95zM89 281c-17 0-42-11-49-51-5-25-5-64-5-88 0-28 0-56 3-78 9-51 40-54 51-54 13 0 42 7 49 49 5 24 5 56 5 83 0 31 0 60-5 86-6 41-30 53-49 53z"><text:p/></draw:path><draw:path draw:style-name="gr960" draw:text-style-name="P20" svg:width="0.045cm" svg:height="0.043cm" svg:x="5.193cm" svg:y="0.519cm" svg:viewBox="0 0 46 44" svg:d="M46 23c0-13-11-23-23-23s-23 10-23 23c0 12 11 21 23 21s23-9 23-21z"><text:p/></draw:path><draw:path draw:style-name="gr961" draw:text-style-name="P20" svg:width="0.177cm" svg:height="0.289cm" svg:x="5.29cm" svg:y="0.285cm" svg:viewBox="0 0 178 290" svg:d="M178 146c0-33-2-67-17-98-19-41-54-48-71-48-26 0-56 12-74 50-14 29-16 63-16 96 0 32 2 70 19 101 18 35 49 43 70 43 23 0 55-9 73-49 14-29 16-61 16-95zM89 281c-17 0-41-11-49-51-4-25-4-64-4-88 0-28 0-56 2-78 9-51 40-54 51-54 14 0 42 7 50 49 4 24 4 56 4 83 0 31 0 60-5 86-6 41-30 53-49 53z"><text:p/></draw:path><draw:path draw:style-name="gr962" draw:text-style-name="P20" svg:width="0.174cm" svg:height="0.289cm" svg:x="5.503cm" svg:y="0.285cm" svg:viewBox="0 0 175 290" svg:d="M137 148c0 3 0 8 0 13 0 98-43 117-69 117-7 0-30-1-40-15 18 0 21-12 21-19 0-14-9-20-19-20-7 0-19 4-19 21 0 27 23 45 59 45 54 0 105-57 105-147 0-114-48-143-86-143-23 0-43 8-61 28-18 18-28 36-28 67 0 53 37 95 84 95 26 0 43-18 53-42zM85 180c-7 0-26 0-39-28-8-15-8-36-8-56 0-23 0-43 9-59 12-20 27-26 42-26 19 0 33 14 41 33 4 14 7 40 7 59 0 36-15 77-52 77z"><text:p/></draw:path><draw:path draw:style-name="gr963" draw:text-style-name="P20" svg:width="0.186cm" svg:height="0.283cm" svg:x="5.708cm" svg:y="0.28cm" svg:viewBox="0 0 187 284" svg:d="M112 215c0 12 0 24 0 37 0 14 0 19-32 19-3 0-6 0-9 0 0 4 0 9 0 13 18-1 39-1 57-1s40 0 58 1c0-4 0-9 0-13-4 0-6 0-10 0-31 0-32-5-32-19 0-13 0-25 0-37 14 0 29 0 43 0 0-5 0-10 0-13-14 0-29 0-43 0 0-64 0-128 0-191 0-9 0-11-6-11-4 0-5 0-8 5-44 66-87 131-130 197 0 3 0 8 0 13 37 0 74 0 112 0zM115 202c-35 0-68 0-103 0 35-53 68-105 103-158 0 53 0 105 0 158z"><text:p/></draw:path><draw:path draw:style-name="gr964" draw:text-style-name="P20" svg:width="0.255cm" svg:height="0.226cm" svg:x="6.037cm" svg:y="0.369cm" svg:viewBox="0 0 256 227" svg:d="M150 23c0-12-11-23-23-23-13 0-21 11-21 23s9 23 21 23 23-11 23-23zM256 205c0-12-11-23-23-23s-22 11-22 23 10 22 22 22 23-10 23-22zM44 205c0-12-9-23-21-23-13 0-23 11-23 23s10 22 23 22c12 0 21-10 21-22z"><text:p/></draw:path><draw:path draw:style-name="gr965" draw:text-style-name="P20" svg:width="0.174cm" svg:height="0.289cm" svg:x="6.44cm" svg:y="0.285cm" svg:viewBox="0 0 175 290" svg:d="M137 148c0 3 0 8 0 13 0 98-43 117-69 117-7 0-30-1-40-15 18 0 21-12 21-19 0-14-9-20-19-20-7 0-19 4-19 21 0 27 23 45 59 45 54 0 105-57 105-147 0-114-49-143-86-143-23 0-43 8-61 28-18 18-28 36-28 67 0 53 37 95 84 95 26 0 43-18 53-42zM85 180c-7 0-26 0-39-28-8-15-8-36-8-56 0-23 0-43 9-59 12-20 27-26 42-26 19 0 33 14 41 33 4 14 7 40 7 59 0 36-15 77-52 77z"><text:p/></draw:path><draw:path draw:style-name="gr966" draw:text-style-name="P20" svg:width="0.043cm" svg:height="0.043cm" svg:x="6.669cm" svg:y="0.519cm" svg:viewBox="0 0 44 44" svg:d="M44 23c0-13-9-23-21-23s-23 10-23 23c0 12 11 21 23 21s21-9 21-21z"><text:p/></draw:path><draw:path draw:style-name="gr967" draw:text-style-name="P20" svg:width="0.186cm" svg:height="0.283cm" svg:x="6.761cm" svg:y="0.28cm" svg:viewBox="0 0 187 284" svg:d="M113 215c0 12 0 24 0 37 0 14-1 19-33 19-2 0-6 0-8 0 0 4 0 9 0 13 17-1 38-1 56-1 17 0 41 0 58 1 0-4 0-9 0-13-2 0-6 0-8 0-32 0-33-5-33-19 0-13 0-25 0-37 15 0 28 0 42 0 0-5 0-10 0-13-14 0-27 0-42 0 0-64 0-128 0-191 0-9 0-11-7-11-4 0-5 0-8 5-44 66-87 131-130 197 0 3 0 8 0 13 37 0 76 0 113 0zM115 202c-35 0-68 0-103 0 35-53 68-105 103-158 0 53 0 105 0 158z"><text:p/></draw:path><draw:path draw:style-name="gr968" draw:text-style-name="P20" svg:width="0.303cm" svg:height="0.339cm" svg:x="6.985cm" svg:y="0.249cm" svg:viewBox="0 0 304 340" svg:d="M265 16c3-4 4-5 4-8 0-4-4-8-9-8-4 0-6 2-9 6-21 29-49 40-79 40s-57-11-80-33c-8-7-16-13-30-13-32 0-62 35-62 84 0 52 30 85 62 85 30 0 54-37 54-84 0-6 0-26-8-48 28 16 48 18 64 18 32 0 54-13 56-14-64 93-126 187-190 282-3 5-3 7-3 8 0 5 3 9 8 9 4 0 5-3 9-6 70-107 142-213 213-318zM62 161c-8 0-36-6-36-76 0-71 28-75 36-75 23 0 45 31 45 74 0 46-23 77-45 77zM250 330c-9 0-38-5-38-76 0-69 28-75 38-75 21 0 43 31 43 75 0 46-22 76-43 76zM304 254c0-48-26-85-56-85-31 0-61 36-61 85 0 51 30 86 61 86 32 0 56-38 56-86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12" loext:marker-style-name="T3"><text:span text:style-name="T10"/></text:p>
      <text:p text:style-name="P12" loext:marker-style-name="T3"><text:span text:style-name="T10">Using conditional probability, the probability that someone tests positive can be got by adding the probability of “positive diabetes” and that of “positive non-diabetes”, and dividing “positive diabetes” by “sum of diabetes” can yield what we want to get.</text:span></text:p>
      <text:p text:style-name="P12" loext:marker-style-name="T3"><text:span text:style-name="T3"/></text:p>
      <text:p text:style-name="P6" loext:marker-style-name="T3"/>
      <text:p text:style-name="P13" loext:marker-style-name="T4"><text:span text:style-name="T4">Problem </text:span><text:span text:style-name="T5">9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16" table:style-name="표16">
        <table:table-column table:style-name="표16.A"/>
        <table:table-row table:style-name="표16.1">
          <table:table-cell table:style-name="표16.A1" office:value-type="string">
            <text:p text:style-name="P11" loext:marker-style-name="T3"><draw:g text:anchor-type="as-char" svg:y="-0.67cm" draw:z-index="32" draw:style-name="gr1"><svg:title>TexMaths</svg:title><svg:desc>12§display§\frac{\frac{1}{2} \cdot 1}{\frac{1}{2} \cdot 1+\frac{1}{4} \cdot \frac{1}{3}+\frac{1}{4} \cdot \frac{1}{4}} = \frac{24}{31} \approx 0.77§svg§600§FALSE§</svg:desc><draw:path draw:style-name="gr969" draw:text-style-name="P19" svg:width="5.897cm" svg:height="1.088cm" svg:x="0.022cm" svg:y="0.022cm" svg:viewBox="0 0 5898 1089" svg:d="M0 0c1967 0 3932 0 5898 0 0 363 0 726 0 1089-1966 0-3931 0-5898 0 0-363 0-726 0-1089z"><text:p/></draw:path><draw:path draw:style-name="gr970" draw:text-style-name="P20" svg:width="0.107cm" svg:height="0.195cm" svg:x="1.442cm" svg:y="0.001cm" svg:viewBox="0 0 108 196" svg:d="M67 8c0-8-1-8-8-8-19 19-47 19-59 19 0 4 0 7 0 11 7 0 26 0 43-8 0 50 0 99 0 150 0 9 0 14-30 14-3 0-7 0-11 0 0 4 0 6 0 10 5 0 42-2 53-2 9 0 46 2 53 2 0-4 0-6 0-10-4 0-7 0-11 0-30 0-30-5-30-14 0-54 0-110 0-164z"><text:p/></draw:path><draw:path draw:style-name="gr971" draw:text-style-name="P20" svg:width="0.168cm" svg:height="0.016cm" svg:x="1.409cm" svg:y="0.25cm" svg:viewBox="0 0 169 17" svg:d="M0 0c56 0 113 0 169 0 0 6 0 11 0 17-56 0-113 0-169 0 0-6 0-11 0-17z"><text:p/></draw:path><draw:path draw:style-name="gr972" draw:text-style-name="P20" svg:width="0.13cm" svg:height="0.195cm" svg:x="1.429cm" svg:y="0.313cm" svg:viewBox="0 0 131 196" svg:d="M131 142c-4 0-7 0-11 0 0 6-4 24-7 26s-25 2-29 2c-18 0-37 0-55 0 31-27 42-36 60-49 21-18 42-36 42-63 0-36-31-58-70-58-36 0-61 25-61 53 0 14 13 15 16 15 7 0 15-4 15-15 0-5-2-16-17-16 9-20 29-27 42-27 30 0 46 24 46 48 0 25-18 45-28 56-24 23-48 47-72 70-2 2-2 3-2 12 41 0 80 0 121 0 4-18 6-36 10-54z"><text:p/></draw:path><draw:path draw:style-name="gr973" draw:text-style-name="P20" svg:width="0.043cm" svg:height="0.045cm" svg:x="1.759cm" svg:y="0.236cm" svg:viewBox="0 0 44 46" svg:d="M44 23c0-12-9-23-21-23-13 0-23 11-23 23s10 23 23 23c12 0 21-11 21-23z"><text:p/></draw:path><draw:path draw:style-name="gr974" draw:text-style-name="P20" svg:width="0.138cm" svg:height="0.28cm" svg:x="1.971cm" svg:y="0.082cm" svg:viewBox="0 0 139 281" svg:d="M86 11c0-10 0-11-9-11-27 26-64 26-77 26 0 5 0 9 0 14 8 0 34 0 55-11 0 73 0 145 0 218 0 16-1 21-39 21-5 0-9 0-14 0 0 3 0 8 0 13 15-1 52-1 69-1s53 0 68 1c0-5 0-10 0-13-5 0-8 0-13 0-38 0-40-5-40-21 0-79 0-157 0-236z"><text:p/></draw:path><draw:path draw:style-name="gr975" draw:text-style-name="P20" svg:width="3.499cm" svg:height="0.016cm" svg:x="0.001cm" svg:y="0.559cm" svg:viewBox="0 0 3500 17" svg:d="M0 0c1166 0 2334 0 3500 0 0 6 0 11 0 17-1166 0-2334 0-3500 0 0-6 0-11 0-17z"><text:p/></draw:path><draw:path draw:style-name="gr976" draw:text-style-name="P20" svg:width="0.107cm" svg:height="0.196cm" svg:x="0.084cm" svg:y="0.619cm" svg:viewBox="0 0 108 197" svg:d="M67 8c0-7-1-8-9-8-18 19-46 19-58 19 0 4 0 7 0 11 7 0 26 0 43-8 0 50 0 99 0 150 0 9 0 14-30 14-3 0-7 0-11 0 0 4 0 7 0 11 5-1 42-1 53-1 9 0 46 0 53 1 0-4 0-7 0-11-4 0-8 0-12 0-29 0-29-5-29-14 0-54 0-110 0-164z"><text:p/></draw:path><draw:path draw:style-name="gr977" draw:text-style-name="P20" svg:width="0.167cm" svg:height="0.016cm" svg:x="0.051cm" svg:y="0.867cm" svg:viewBox="0 0 168 17" svg:d="M0 0c56 0 112 0 168 0 0 6 0 11 0 17-56 0-112 0-168 0 0-6 0-11 0-17z"><text:p/></draw:path><draw:path draw:style-name="gr978" draw:text-style-name="P20" svg:width="0.13cm" svg:height="0.195cm" svg:x="0.07cm" svg:y="0.931cm" svg:viewBox="0 0 131 196" svg:d="M131 142c-4 0-7 0-11 0 0 7-4 24-7 26s-25 2-29 2c-18 0-37 0-55 0 31-27 42-36 59-49 22-18 43-36 43-63 0-36-31-58-70-58-36 0-61 25-61 53 0 14 12 15 16 15 7 0 15-4 15-15 0-5-2-16-18-16 10-20 30-27 43-27 30 0 46 24 46 48 0 25-18 45-28 56-24 23-48 47-72 70-2 2-2 3-2 12 41 0 80 0 121 0 4-18 6-36 10-54z"><text:p/></draw:path><draw:path draw:style-name="gr979" draw:text-style-name="P20" svg:width="0.043cm" svg:height="0.045cm" svg:x="0.4cm" svg:y="0.854cm" svg:viewBox="0 0 44 46" svg:d="M44 23c0-12-9-23-21-23-13 0-23 11-23 23s10 23 23 23c12 0 21-11 21-23z"><text:p/></draw:path><draw:path draw:style-name="gr980" draw:text-style-name="P20" svg:width="0.138cm" svg:height="0.28cm" svg:x="0.613cm" svg:y="0.7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981" draw:text-style-name="P20" svg:width="0.28cm" svg:height="0.28cm" svg:x="0.903cm" svg:y="0.736cm" svg:viewBox="0 0 281 281" svg:d="M149 149c39 0 78 0 117 0 6 0 15 0 15-9 0-8-9-8-15-8-39 0-78 0-117 0 0-40 0-78 0-118 0-6 0-14-9-14-8 0-8 8-8 14 0 40 0 78 0 118-40 0-79 0-119 0-5 0-13 0-13 8 0 9 8 9 13 9 40 0 79 0 119 0 0 39 0 78 0 117 0 6 0 15 8 15 9 0 9-9 9-15 0-39 0-78 0-117z"><text:p/></draw:path><draw:path draw:style-name="gr982" draw:text-style-name="P20" svg:width="0.106cm" svg:height="0.196cm" svg:x="1.384cm" svg:y="0.619cm" svg:viewBox="0 0 107 197" svg:d="M66 8c0-7 0-8-8-8-20 19-46 19-58 19 0 4 0 7 0 11 7 0 26 0 42-8 0 50 0 99 0 150 0 9 0 14-29 14-3 0-8 0-12 0 0 4 0 7 0 11 6-1 42-1 53-1 10 0 47 0 53 1 0-4 0-7 0-11-4 0-7 0-11 0-30 0-30-5-30-14 0-54 0-110 0-164z"><text:p/></draw:path><draw:path draw:style-name="gr983" draw:text-style-name="P20" svg:width="0.167cm" svg:height="0.016cm" svg:x="1.352cm" svg:y="0.867cm" svg:viewBox="0 0 168 17" svg:d="M0 0c56 0 112 0 168 0 0 6 0 11 0 17-56 0-112 0-168 0 0-6 0-11 0-17z"><text:p/></draw:path><draw:path draw:style-name="gr984" draw:text-style-name="P20" svg:width="0.144cm" svg:height="0.198cm" svg:x="1.363cm" svg:y="0.927cm" svg:viewBox="0 0 145 199" svg:d="M145 151c0-3 0-7 0-11-11 0-21 0-32 0 0-44 0-87 0-132 0-6 0-8-7-8-4 0-5 0-8 5-32 45-66 90-98 135 0 4 0 8 0 11 29 0 59 0 88 0 0 9 0 16 0 24 0 10 0 13-24 13-3 0-6 0-9 0 0 4 0 8 0 11 15-1 34-1 45-1 10 0 30 0 44 1 0-3 0-7 0-11-2 0-5 0-7 0-24 0-24-3-24-13 0-8 0-15 0-24 11 0 21 0 32 0zM89 32c0 36 0 72 0 108-27 0-52 0-78 0 26-36 51-72 78-108z"><text:p/></draw:path><draw:path draw:style-name="gr985" draw:text-style-name="P20" svg:width="0.045cm" svg:height="0.045cm" svg:x="1.7cm" svg:y="0.854cm" svg:viewBox="0 0 46 46" svg:d="M46 23c0-12-11-23-23-23s-23 11-23 23 11 23 23 23 23-11 23-23z"><text:p/></draw:path><draw:path draw:style-name="gr986" draw:text-style-name="P20" svg:width="0.106cm" svg:height="0.196cm" svg:x="1.958cm" svg:y="0.619cm" svg:viewBox="0 0 107 197" svg:d="M66 8c0-7 0-8-8-8-20 19-46 19-58 19 0 4 0 7 0 11 7 0 26 0 42-8 0 50 0 99 0 150 0 9 0 14-29 14-3 0-7 0-11 0 0 4 0 7 0 11 5-1 41-1 52-1 10 0 47 0 53 1 0-4 0-7 0-11-4 0-7 0-11 0-30 0-30-5-30-14 0-54 0-110 0-164z"><text:p/></draw:path><draw:path draw:style-name="gr987" draw:text-style-name="P20" svg:width="0.167cm" svg:height="0.016cm" svg:x="1.925cm" svg:y="0.867cm" svg:viewBox="0 0 168 17" svg:d="M0 0c56 0 112 0 168 0 0 6 0 11 0 17-56 0-112 0-168 0 0-6 0-11 0-17z"><text:p/></draw:path><draw:path draw:style-name="gr988" draw:text-style-name="P20" svg:width="0.135cm" svg:height="0.201cm" svg:x="1.941cm" svg:y="0.931cm" svg:viewBox="0 0 136 202" svg:d="M65 97c23 0 39 16 39 47 0 37-21 48-38 48-12 0-37-4-50-20 14-2 18-11 18-17 0-10-8-17-17-17s-17 6-17 18c0 28 31 46 67 46 41 0 69-28 69-58 0-23-18-46-51-53 30-11 42-32 42-50 0-24-27-41-60-41-32 0-57 16-57 40 0 9 6 15 15 15s15-7 15-15c0-9-6-15-15-16 10-13 30-16 41-16 13 0 32 6 32 33 0 12-4 25-12 35-9 10-18 12-32 12-7 1-8 1-10 1-1 0-3 1-3 3 0 5 3 5 8 5s11 0 16 0z"><text:p/></draw:path><draw:path draw:style-name="gr989" draw:text-style-name="P20" svg:width="0.28cm" svg:height="0.28cm" svg:x="2.261cm" svg:y="0.736cm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990" draw:text-style-name="P20" svg:width="0.106cm" svg:height="0.196cm" svg:x="2.743cm" svg:y="0.619cm" svg:viewBox="0 0 107 197" svg:d="M66 8c0-7 0-8-8-8-20 19-46 19-58 19 0 4 0 7 0 11 7 0 26 0 42-8 0 50 0 99 0 150 0 9 0 14-29 14-3 0-8 0-12 0 0 4 0 7 0 11 6-1 42-1 53-1 10 0 47 0 53 1 0-4 0-7 0-11-4 0-7 0-11 0-30 0-30-5-30-14 0-54 0-110 0-164z"><text:p/></draw:path><draw:path draw:style-name="gr991" draw:text-style-name="P20" svg:width="0.167cm" svg:height="0.016cm" svg:x="2.71cm" svg:y="0.867cm" svg:viewBox="0 0 168 17" svg:d="M0 0c56 0 112 0 168 0 0 6 0 11 0 17-56 0-112 0-168 0 0-6 0-11 0-17z"><text:p/></draw:path><draw:path draw:style-name="gr992" draw:text-style-name="P20" svg:width="0.144cm" svg:height="0.198cm" svg:x="2.721cm" svg:y="0.927cm" svg:viewBox="0 0 145 199" svg:d="M145 151c0-3 0-7 0-11-11 0-21 0-32 0 0-44 0-87 0-132 0-6 0-8-7-8-4 0-5 0-8 5-32 45-66 90-98 135 0 4 0 8 0 11 29 0 59 0 88 0 0 9 0 16 0 24 0 10 0 13-24 13-3 0-6 0-9 0 0 4 0 8 0 11 16-1 34-1 45-1 10 0 30 0 44 1 0-3 0-7 0-11-2 0-5 0-7 0-24 0-24-3-24-13 0-8 0-15 0-24 11 0 21 0 32 0zM90 32c0 36 0 72 0 108-26 0-52 0-78 0 26-36 52-72 78-108z"><text:p/></draw:path><draw:path draw:style-name="gr993" draw:text-style-name="P20" svg:width="0.045cm" svg:height="0.045cm" svg:x="3.057cm" svg:y="0.854cm" svg:viewBox="0 0 46 46" svg:d="M46 23c0-12-11-23-23-23s-23 11-23 23 11 23 23 23 23-11 23-23z"><text:p/></draw:path><draw:path draw:style-name="gr994" draw:text-style-name="P20" svg:width="0.106cm" svg:height="0.196cm" svg:x="3.315cm" svg:y="0.619cm" svg:viewBox="0 0 107 197" svg:d="M67 8c0-7-1-8-9-8-20 19-46 19-58 19 0 4 0 7 0 11 7 0 26 0 43-8 0 50 0 99 0 150 0 9 0 14-30 14-3 0-7 0-11 0 0 4 0 7 0 11 5-1 41-1 52-1 10 0 47 0 53 1 0-4 0-7 0-11-4 0-7 0-11 0-29 0-29-5-29-14 0-54 0-110 0-164z"><text:p/></draw:path><draw:path draw:style-name="gr995" draw:text-style-name="P20" svg:width="0.167cm" svg:height="0.016cm" svg:x="3.282cm" svg:y="0.867cm" svg:viewBox="0 0 168 17" svg:d="M0 0c56 0 112 0 168 0 0 6 0 11 0 17-56 0-112 0-168 0 0-6 0-11 0-17z"><text:p/></draw:path><draw:path draw:style-name="gr996" draw:text-style-name="P20" svg:width="0.143cm" svg:height="0.198cm" svg:x="3.294cm" svg:y="0.927cm" svg:viewBox="0 0 144 199" svg:d="M144 151c0-3 0-7 0-11-11 0-22 0-32 0 0-44 0-87 0-132 0-6 0-8-6-8-4 0-5 0-9 5-32 45-65 90-97 135 0 4 0 8 0 11 29 0 58 0 86 0 0 9 0 16 0 24 0 10 0 13-24 13-2 0-6 0-8 0 0 4 0 8 0 11 16-1 34-1 44-1 11 0 30 0 45 1 0-3 0-7 0-11-3 0-5 0-7 0-24 0-24-3-24-13 0-8 0-15 0-24 10 0 21 0 32 0zM89 32c0 36 0 72 0 108-27 0-52 0-78 0 26-36 51-72 78-108z"><text:p/></draw:path><draw:path draw:style-name="gr997" draw:text-style-name="P20" svg:width="0.279cm" svg:height="0.097cm" svg:x="3.693cm" svg:y="0.519cm" svg:viewBox="0 0 280 98" svg:d="M266 17c6 0 14 0 14-9 0-8-8-8-14-8-84 0-169 0-253 0-6 0-13 0-13 8 0 9 7 9 14 9 84 0 168 0 252 0zM266 98c6 0 14 0 14-8s-8-8-14-8c-84 0-168 0-252 0-7 0-14 0-14 8s7 8 13 8c84 0 169 0 253 0z"><text:p/></draw:path><draw:path draw:style-name="gr998" draw:text-style-name="P20" svg:width="0.167cm" svg:height="0.28cm" svg:x="4.186cm" svg:y="0.106cm" svg:viewBox="0 0 168 281" svg:d="M32 248c15-14 30-28 45-43 66-57 91-80 91-123 0-48-38-82-90-82-47 0-78 40-78 77 0 24 20 24 22 24 7 0 22-6 22-23 0-11-8-22-22-22-4 0-4 0-6 0 10-27 33-43 57-43 39 0 57 35 57 69s-22 67-45 93c-26 30-54 60-80 90-5 5-5 6-5 16 52 0 104 0 156 0 4-25 8-49 12-73-4 0-7 0-11 0-2 13-5 31-9 37-3 3-30 3-40 3-25 0-50 0-76 0z"><text:p/></draw:path><draw:path draw:style-name="gr999" draw:text-style-name="P20" svg:width="0.185cm" svg:height="0.285cm" svg:x="4.388cm" svg:y="0.101cm" svg:viewBox="0 0 186 286" svg:d="M112 216c0 12 0 24 0 37 0 15 0 19-32 19-3 0-6 0-9 0 0 4 0 9 0 14 18-2 39-2 57-2 17 0 40 0 57 2 0-5 0-10 0-14-3 0-6 0-9 0-31 0-32-4-32-19 0-13 0-25 0-37 14 0 28 0 42 0 0-5 0-10 0-13-14 0-28 0-42 0 0-64 0-127 0-191 0-8 0-12-6-12-4 0-6 0-8 6-44 66-87 131-130 197 0 3 0 8 0 13 37 0 74 0 112 0zM114 203c-34 0-68 0-102 0 34-53 68-105 102-157 0 52 0 104 0 157z"><text:p/></draw:path><draw:path draw:style-name="gr1000" draw:text-style-name="P20" svg:width="0.421cm" svg:height="0.016cm" svg:x="4.164cm" svg:y="0.559cm" svg:viewBox="0 0 422 17" svg:d="M0 0c140 0 282 0 422 0 0 6 0 11 0 17-140 0-282 0-422 0 0-6 0-11 0-17z"><text:p/></draw:path><draw:path draw:style-name="gr1001" draw:text-style-name="P20" svg:width="0.174cm" svg:height="0.288cm" svg:x="4.182cm" svg:y="0.68cm" svg:viewBox="0 0 175 289" svg:d="M104 132c35-11 59-41 59-74 0-35-37-58-77-58-43 0-75 25-75 56 0 15 9 23 21 23 14 0 22-9 22-21 0-22-19-22-25-22 12-20 41-25 55-25 18 0 41 8 41 47 0 4-1 28-12 48-12 20-27 21-37 21-4 0-14 1-17 1-4 2-6 2-6 5 0 5 2 5 9 5 6 0 14 0 20 0 34 0 50 29 50 71 0 56-30 69-48 69s-50-7-65-32c15 2 28-7 28-23 0-15-11-24-23-24-11 0-24 6-24 24 0 39 40 66 85 66 52 0 90-38 90-80 0-35-26-69-71-77z"><text:p/></draw:path><draw:path draw:style-name="gr1002" draw:text-style-name="P20" svg:width="0.138cm" svg:height="0.28cm" svg:x="4.413cm" svg:y="0.68cm" svg:viewBox="0 0 139 281" svg:d="M86 11c0-11 0-11-9-11-27 26-64 26-77 26 0 5 0 9 0 14 8 0 34 0 55-11 0 73 0 145 0 218 0 16-1 21-38 21-5 0-10 0-15 0 0 3 0 8 0 13 16-1 52-1 69-1s54 0 68 1c0-5 0-10 0-13-5 0-8 0-13 0-38 0-40-5-40-21 0-79 0-157 0-236z"><text:p/></draw:path><draw:path draw:style-name="gr1003" draw:text-style-name="P20" svg:width="0.28cm" svg:height="0.179cm" svg:x="4.777cm" svg:y="0.469cm" svg:viewBox="0 0 281 180" svg:d="M281 13c0-8-3-13-6-13-1 0-5 2-6 12-1 29-31 47-59 47-24 0-46-13-67-29-23-14-46-30-73-30-39 0-70 30-70 68 0 10 4 14 6 14 4 0 6-9 6-10 1-36 36-48 58-48 25 0 45 13 68 28s46 30 72 30c40 0 71-30 71-69zM281 112c0-12-5-14-6-14s-5 3-6 12c-1 29-31 46-59 46-24 0-46-12-67-28-23-14-46-30-73-30-39 0-70 30-70 69 0 9 4 13 6 13 4 0 6-8 6-10 1-36 36-48 58-48 25 0 45 12 68 28 23 14 46 30 72 30 41 0 71-31 71-68z"><text:p/></draw:path><draw:path draw:style-name="gr1004" draw:text-style-name="P20" svg:width="0.177cm" svg:height="0.288cm" svg:x="5.215cm" svg:y="0.393cm" svg:viewBox="0 0 178 289" svg:d="M178 145c0-33-3-67-17-98-19-41-54-47-72-47-25 0-57 11-73 50-14 29-16 62-16 95s1 70 19 102c18 34 49 42 70 42 23 0 55-8 73-48 13-30 16-62 16-96zM89 281c-17 0-42-11-49-52-5-25-5-63-5-89s0-54 3-76c9-51 40-54 51-54 13 0 42 7 49 49 5 23 5 55 5 81 0 32 0 60-5 88-6 40-30 53-49 53z"><text:p/></draw:path><draw:path draw:style-name="gr1005" draw:text-style-name="P20" svg:width="0.043cm" svg:height="0.043cm" svg:x="5.446cm" svg:y="0.627cm" svg:viewBox="0 0 44 44" svg:d="M44 22c0-12-9-22-21-22s-23 10-23 22 11 22 23 22 21-10 21-22z"><text:p/></draw:path><draw:path draw:style-name="gr1006" draw:text-style-name="P20" svg:width="0.18cm" svg:height="0.293cm" svg:x="5.55cm" svg:y="0.387cm" svg:viewBox="0 0 181 294" svg:d="M178 29c3-5 3-6 3-15-33 0-68 0-102 0-51 0-53-6-54-14-3 0-7 0-11 0-4 29-9 59-14 88 4 0 7 0 11 0 1-8 5-34 11-39 2-2 36-2 40-2 29 0 59 0 88 0-5 6-38 53-47 66-38 57-53 115-53 158 0 5 0 23 21 23 19 0 19-18 19-23 0-7 0-14 0-21 0-23 1-46 5-69 1-9 7-47 25-72 19-26 38-54 58-80z"><text:p/></draw:path><draw:path draw:style-name="gr1007" draw:text-style-name="P20" svg:width="0.18cm" svg:height="0.293cm" svg:x="5.761cm" svg:y="0.387cm" svg:viewBox="0 0 181 294" svg:d="M178 29c3-5 3-6 3-15-35 0-68 0-103 0-50 0-52-6-54-14-4 0-6 0-10 0-4 29-9 59-14 88 4 0 7 0 11 0 1-8 5-34 11-39 2-2 34-2 40-2 29 0 59 0 88 0-5 6-40 53-48 66-38 57-52 115-52 158 0 5-1 23 20 23 19 0 20-18 20-23 0-7 0-14 0-21 0-23 1-46 4-69 2-9 8-47 26-72 19-26 38-54 58-80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12" loext:marker-style-name="T3"><text:span text:style-name="T10"/></text:p>
      <text:p text:style-name="P12" loext:marker-style-name="T3"><text:span text:style-name="T10">Perfectly knowing questions have 100% of probability to choose correct answer. Partially knowing questions removed one choice, so has </text:span><text:span text:style-name="T10"><draw:g text:anchor-type="as-char" svg:y="-0.57cm" draw:z-index="33" draw:style-name="gr1"><svg:title>TexMaths</svg:title><svg:desc>12§display§\frac{1}{3}§svg§600§FALSE§</svg:desc><draw:path draw:style-name="gr438" draw:text-style-name="P19" svg:width="0.165cm" svg:height="0.819cm" svg:x="0.022cm" svg:y="0.022cm" svg:viewBox="0 0 166 820" svg:d="M0 0c55 0 111 0 166 0 0 274 0 546 0 820-55 0-111 0-166 0 0-274 0-546 0-820z"><text:p/></draw:path><draw:path draw:style-name="gr439" draw:text-style-name="P20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440" draw:text-style-name="P20" svg:width="0.208cm" svg:height="0.016cm" svg:x="0cm" svg:y="0.452cm" svg:viewBox="0 0 209 17" svg:d="M0 0c70 0 139 0 209 0 0 6 0 11 0 17-70 0-139 0-209 0 0-6 0-11 0-17z"><text:p/></draw:path><draw:path draw:style-name="gr441" draw:text-style-name="P20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span><text:span text:style-name="T10"><text:s/>of probability. The other questions has 25% of it defaultly. And we can apply conditioanl probability.</text:span></text:p>
      <text:p text:style-name="P12" loext:marker-style-name="T3"><text:span text:style-name="T7"/></text:p>
      <text:p text:style-name="P6" loext:marker-style-name="T3"/>
      <text:p text:style-name="P13" loext:marker-style-name="T4"><text:span text:style-name="T4">Problem </text:span><text:span text:style-name="T5">10</text:span></text:p>
      <text:p text:style-name="P7" loext:marker-style-name="T3"/>
      <text:p text:style-name="P12" loext:marker-style-name="T7"><text:span text:style-name="T7">Part (a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18" table:style-name="표18">
        <table:table-column table:style-name="표18.A"/>
        <table:table-row table:style-name="표18.1">
          <table:table-cell table:style-name="표18.A1" office:value-type="string">
            <text:p text:style-name="P11" loext:marker-style-name="T3"><draw:g text:anchor-type="as-char" svg:y="-0.714cm" draw:z-index="37" draw:style-name="gr1"><svg:title>TexMaths</svg:title><svg:desc>12§display§E\left[ X \right] = \sum_{i=1}^{6} \frac{1}{6} i = \frac{7}{2} = 3.5§svg§600§FALSE§</svg:desc><draw:path draw:style-name="gr1008" draw:text-style-name="P19" svg:width="4.63cm" svg:height="1.178cm" svg:x="0.006cm" svg:y="0.022cm" svg:viewBox="0 0 4631 1179" svg:d="M0 0c1543 0 3088 0 4631 0 0 393 0 787 0 1179-1543 0-3088 0-4631 0 0-392 0-786 0-1179z"><text:p/></draw:path><draw:path draw:style-name="gr1009" draw:text-style-name="P20" svg:width="0.304cm" svg:height="0.286cm" svg:x="0.001cm" svg:y="0.436cm" svg:viewBox="0 0 305 287" svg:d="M282 189c1-2 2-5 2-6-1-2 0-4-4-4-5 0-5 2-6 5-28 62-44 90-116 90-20 0-40 0-61 0-6 0-7 0-9 0-5 0-6-1-6-5 0-1 0-1 2-10 10-38 19-75 29-114 14 0 27 0 42 0 36 0 36 9 36 20 0 2 0 7-4 20 0 2-1 4-1 5s2 5 6 5 5-3 6-9c8-33 16-66 24-100 0-2-2-3-5-3s-5 2-6 7c-8 33-17 42-55 42-13 0-26 0-40 0 9-34 17-68 26-102 3-14 3-17 22-17 20 0 40 0 59 0 52 0 65 13 65 47 0 11 0 11-2 23 0 2 0 5 0 7s1 5 4 5c5 0 6-3 6-10 3-24 6-49 9-73 1-12 0-12-11-12-71 0-143 0-214 0-8 0-12 0-12 8 0 5 4 5 12 5 16 0 28 0 28 9 0 1 0 2-2 9-20 75-38 149-57 224-3 15-5 19-38 19-7 0-11 0-11 8 0 5 4 5 11 5 73 0 146 0 219 0 10 0 10 0 14-7 13-31 25-61 38-91z"><text:p/></draw:path><draw:path draw:style-name="gr1010" draw:text-style-name="P20" svg:width="0.057cm" svg:height="0.421cm" svg:x="0.44cm" svg:y="0.408cm" svg:viewBox="0 0 58 422" svg:d="M58 422c0-6 0-12 0-17-14 0-28 0-41 0 0-130 0-258 0-388 13 0 27 0 41 0 0-6 0-11 0-17-20 0-39 0-58 0 0 141 0 281 0 422 19 0 38 0 58 0z"><text:p/></draw:path><draw:path draw:style-name="gr1011" draw:text-style-name="P20" svg:width="0.347cm" svg:height="0.287cm" svg:x="0.518cm" svg:y="0.436cm" svg:viewBox="0 0 348 288" svg:d="M193 115c-12-27-23-56-35-84-1-3-2-5-2-6 0-2 7-9 25-12 4 0 9 0 9-7 0-6-5-6-6-6-18 0-36 1-54 1-10 0-36-1-47-1-3 0-7 0-7 8 0 5 3 5 9 5 25 0 28 5 31 15 17 38 34 78 51 116-30 33-60 64-90 96-1 1-4 3-5 5-20 23-41 29-62 30-5 1-10 1-10 8 0 2 0 5 6 5 13 0 26-1 40-1 15 0 32 1 46 1 4 0 9 0 9-8 0-4-4-4-5-5-5 0-18-1-18-13 0-6 7-13 12-18 14-16 29-31 43-46 12-14 25-27 37-42 15 34 29 67 44 101 1 5 2 5 2 6 0 4-8 11-25 12-5 1-9 1-9 8 0 5 5 5 8 5 10 0 40-1 52-1 11 0 36 1 47 1 3 0 7 0 7-8 0-5-3-5-7-5-27 0-29-1-36-18-17-40-44-106-54-131 29-29 72-79 87-91 12-10 27-21 52-22 6 0 10 0 10-8-2-1 0-5-6-5-12 0-26 1-40 1-15 0-31-1-46-1-3 0-8 0-8 8 0 4 2 5 5 5 4 1 17 1 17 13 0 6-5 12-8 16-23 24-46 49-69 73z"><text:p/></draw:path><draw:path draw:style-name="gr1012" draw:text-style-name="P20" svg:width="0.058cm" svg:height="0.421cm" svg:x="0.898cm" svg:y="0.408cm" svg:viewBox="0 0 59 422" svg:d="M59 0c-19 0-40 0-59 0 0 6 0 11 0 17 13 0 28 0 41 0 0 130 0 258 0 388-13 0-28 0-41 0 0 5 0 11 0 17 19 0 40 0 59 0 0-141 0-281 0-422z"><text:p/></draw:path><draw:path draw:style-name="gr1013" draw:text-style-name="P20" svg:width="0.279cm" svg:height="0.097cm" svg:x="1.148cm" svg:y="0.57cm" svg:viewBox="0 0 280 98" svg:d="M265 17c6 0 15 0 15-9 0-8-9-8-14-8-84 0-169 0-253 0-6 0-13 0-13 8 0 9 7 9 13 9 84 0 168 0 252 0zM266 98c5 0 14 0 14-8s-9-8-15-8c-84 0-168 0-252 0-6 0-13 0-13 8s7 8 13 8c84 0 169 0 253 0z"><text:p/></draw:path><draw:path draw:style-name="gr1014" draw:text-style-name="P20" svg:width="0.135cm" svg:height="0.201cm" svg:x="1.806cm" svg:y="0cm" svg:viewBox="0 0 136 202" svg:d="M28 100c0-24 2-46 13-64 11-17 26-28 45-28 9 0 21 3 27 11-7 0-13 6-13 15 0 7 3 13 13 13 8 0 14-6 14-15 0-16-12-32-42-32-42 0-85 40-85 102 0 77 36 100 68 100 36 0 68-28 68-66s-30-65-65-65c-23 0-36 15-43 29zM68 192c-15 0-26-8-32-21-5-9-7-23-7-41 0-29 17-51 41-51 13 0 22 5 30 16 7 12 7 24 7 41s0 30-7 41c-8 10-17 15-32 15z"><text:p/></draw:path><draw:path draw:style-name="gr1015" draw:text-style-name="P20" svg:width="0.561cm" svg:height="0.589cm" svg:x="1.592cm" svg:y="0.325cm" svg:viewBox="0 0 562 590" svg:d="M511 590c17-46 34-90 51-135-4 0-8 0-11 0-16 43-61 72-109 85-9 2-51 14-131 14-85 0-169 0-255 0 72-84 143-168 215-253 3-3 4-4 4-7-1-2 0-1-4-6-65-89-131-179-195-268 76 0 153 0 230 0 56 0 95 5 98 6 23 4 60 11 94 32 10 7 38 26 53 60 3 0 7 0 11 0-17-40-34-78-51-118-167 0-332 0-499 0-10 0-10 0-11 2s-1 10-1 15c74 102 149 203 223 305-73 85-145 170-218 256-4 5-3 5-4 7 0 5 4 5 11 5 167 0 332 0 499 0z"><text:p/></draw:path><draw:path draw:style-name="gr1016" draw:text-style-name="P20" svg:width="0.089cm" svg:height="0.198cm" svg:x="1.614cm" svg:y="1.025cm" svg:viewBox="0 0 90 199" svg:d="M83 12c0-5-4-12-12-12-9 0-17 8-17 17 0 5 4 11 12 11s17-9 17-16zM22 162c-2 4-3 7-3 12 0 13 12 25 29 25 29 0 42-40 42-45 0-4-4-4-5-4-3 0-5 1-6 5-6 24-19 36-31 36-6 0-7-4-7-11 0-6 2-12 5-18 3-8 6-17 9-24s13-34 15-37c1-4 1-7 1-10 0-14-11-25-28-25-29 0-43 40-43 46 0 3 5 3 6 3 4 0 4-1 5-5 7-25 20-36 31-36 5 0 8 3 8 10s-2 12-9 30c-6 16-13 33-19 48z"><text:p/></draw:path><draw:path draw:style-name="gr1017" draw:text-style-name="P20" svg:width="0.216cm" svg:height="0.078cm" svg:x="1.741cm" svg:y="1.108cm" svg:viewBox="0 0 217 79" svg:d="M205 14c5 0 12 0 12-7s-7-7-12-7c-65 0-129 0-194 0-5 0-11 0-11 7s6 7 11 7c65 0 129 0 194 0zM205 79c5 0 12 0 12-7s-7-7-12-7c-65 0-129 0-194 0-5 0-11 0-11 7s6 7 11 7c65 0 129 0 194 0z"><text:p/></draw:path><draw:path draw:style-name="gr1018" draw:text-style-name="P20" svg:width="0.106cm" svg:height="0.195cm" svg:x="2.011cm" svg:y="1.025cm" svg:viewBox="0 0 107 196" svg:d="M66 8c0-8 0-8-8-8-20 19-46 19-58 19 0 4 0 7 0 11 7 0 26 0 42-8 0 50 0 99 0 150 0 9 0 13-29 13-3 0-7 0-11 0 0 4 0 7 0 11 5 0 41-1 52-1 10 0 47 1 53 1 0-4 0-7 0-11-4 0-7 0-11 0-30 0-30-4-30-13 0-54 0-110 0-164z"><text:p/></draw:path><draw:path draw:style-name="gr1019" draw:text-style-name="P20" svg:width="0.138cm" svg:height="0.28cm" svg:x="2.335cm" svg:y="0.159cm" svg:viewBox="0 0 139 281" svg:d="M86 11c0-10 0-11-9-11-27 26-64 26-77 26 0 5 0 9 0 14 8 0 34 0 55-11 0 73 0 145 0 218 0 16-1 21-38 21-5 0-10 0-15 0 0 3 0 8 0 13 16-1 52-1 69-1s54 0 68 1c0-5 0-10 0-13-5 0-8 0-13 0-38 0-40-5-40-21 0-79 0-157 0-236z"><text:p/></draw:path><draw:path draw:style-name="gr1020" draw:text-style-name="P20" svg:width="0.21cm" svg:height="0.016cm" svg:x="2.299cm" svg:y="0.609cm" svg:viewBox="0 0 211 17" svg:d="M0 0c71 0 140 0 211 0 0 6 0 11 0 17-71 0-140 0-211 0 0-6 0-11 0-17z"><text:p/></draw:path><draw:path draw:style-name="gr1021" draw:text-style-name="P20" svg:width="0.174cm" svg:height="0.29cm" svg:x="2.317cm" svg:y="0.731cm" svg:viewBox="0 0 175 291" svg:d="M37 143c0-4 0-7 0-11 0-106 53-121 75-121 9 0 27 2 37 17-7 0-24 0-24 19 0 13 11 19 20 19 6 0 19-4 19-20 0-26-19-46-54-46-54 0-110 54-110 148 0 113 48 143 88 143 46 0 87-40 87-96 0-53-38-94-85-94-29 0-44 22-53 42zM88 279c-27 0-40-26-42-32-8-20-8-54-8-61 0-33 14-76 52-76 7 0 26 0 40 27 7 16 7 37 7 58 0 20 0 40-7 56-14 25-33 28-42 28z"><text:p/></draw:path><draw:path draw:style-name="gr1022" draw:text-style-name="P20" svg:width="0.111cm" svg:height="0.282cm" svg:x="2.571cm" svg:y="0.446cm" svg:viewBox="0 0 112 283" svg:d="M108 16c0-9-6-16-16-16-12 0-22 11-22 23 0 7 6 14 15 14 10 0 23-9 23-21zM76 174c4-12 4-13 9-25 3-8 5-14 5-22 0-19-13-35-35-35-39 0-55 62-55 65 0 5 4 5 5 5 5 0 5-1 7-8 11-40 28-52 42-52 4 0 11 0 11 13 0 9-3 18-5 22-4 11-22 60-29 78-5 11-9 25-9 34 0 20 14 34 34 34 40 0 56-61 56-64 0-5-4-5-5-5-5 0-5 2-7 8-8 27-22 52-44 52-7 0-9-4-9-13 0-11 2-17 12-42 6-15 11-30 17-45z"><text:p/></draw:path><draw:path draw:style-name="gr1023" draw:text-style-name="P20" svg:width="0.28cm" svg:height="0.097cm" svg:x="2.845cm" svg:y="0.57cm" svg:viewBox="0 0 281 98" svg:d="M266 17c6 0 15 0 15-9 0-8-9-8-15-8-84 0-168 0-252 0-6 0-14 0-14 8 0 9 8 9 14 9 84 0 168 0 252 0zM266 98c6 0 15 0 15-8s-9-8-15-8c-84 0-168 0-252 0-6 0-14 0-14 8s8 8 14 8c84 0 168 0 252 0z"><text:p/></draw:path><draw:path draw:style-name="gr1024" draw:text-style-name="P20" svg:width="0.18cm" svg:height="0.293cm" svg:x="3.34cm" svg:y="0.153cm" svg:viewBox="0 0 181 294" svg:d="M178 29c3-5 3-6 3-15-35 0-68 0-103 0-50 0-52-6-54-14-4 0-6 0-10 0-4 29-9 59-14 88 4 0 7 0 11 0 1-8 5-34 11-39 2-2 36-2 40-2 29 0 59 0 88 0-5 6-38 53-48 66-37 58-52 115-52 158 0 5-1 23 20 23 19 0 20-18 20-23 0-7 0-14 0-21 0-23 1-46 4-69 2-9 8-46 26-72 19-26 38-54 58-80z"><text:p/></draw:path><draw:path draw:style-name="gr1025" draw:text-style-name="P20" svg:width="0.21cm" svg:height="0.016cm" svg:x="3.316cm" svg:y="0.609cm" svg:viewBox="0 0 211 17" svg:d="M0 0c71 0 140 0 211 0 0 6 0 11 0 17-71 0-140 0-211 0 0-6 0-11 0-17z"><text:p/></draw:path><draw:path draw:style-name="gr1026" draw:text-style-name="P20" svg:width="0.167cm" svg:height="0.28cm" svg:x="3.338cm" svg:y="0.731cm" svg:viewBox="0 0 168 281" svg:d="M32 249c15-15 30-29 45-44 66-58 91-81 91-123 0-48-37-82-89-82-48 0-79 38-79 77 0 23 22 23 23 23 7 0 21-5 21-22 0-11-7-22-22-22-4 0-4 0-5 0 9-27 32-43 56-43 39 0 57 34 57 69 0 33-21 67-45 93-26 30-54 60-80 90-5 5-5 6-5 16 52 0 104 0 156 0 4-25 8-49 12-73-4 0-7 0-11 0-1 12-5 31-8 37-4 4-31 4-41 4-25 0-50 0-76 0z"><text:p/></draw:path><draw:path draw:style-name="gr1027" draw:text-style-name="P20" svg:width="0.279cm" svg:height="0.097cm" svg:x="3.72cm" svg:y="0.57cm" svg:viewBox="0 0 280 98" svg:d="M265 17c7 0 15 0 15-9 0-8-8-8-14-8-84 0-169 0-253 0-6 0-13 0-13 8 0 9 7 9 13 9 84 0 168 0 252 0zM266 98c6 0 14 0 14-8s-8-8-15-8c-84 0-168 0-252 0-6 0-13 0-13 8s7 8 13 8c84 0 169 0 253 0z"><text:p/></draw:path><draw:path draw:style-name="gr1028" draw:text-style-name="P20" svg:width="0.173cm" svg:height="0.29cm" svg:x="4.159cm" svg:y="0.443cm" svg:viewBox="0 0 174 291" svg:d="M104 133c34-12 59-41 59-74 0-35-37-59-78-59-42 0-74 25-74 58 0 14 9 21 21 21 14 0 22-8 22-21 0-21-20-21-26-21 13-20 40-26 56-26 17 0 41 9 41 47 0 6-1 30-12 48-13 20-28 21-39 23-2 0-13 1-15 1-4 0-7 0-7 5 0 4 3 4 10 4 6 0 12 0 18 0 35 0 51 29 51 70 0 58-29 70-48 70-18 0-49-8-64-33 15 3 28-7 28-23 0-15-12-24-24-24-10 0-23 6-23 26 0 38 38 66 84 66 52 0 90-39 90-82 0-35-26-67-70-76z"><text:p/></draw:path><draw:path draw:style-name="gr1029" draw:text-style-name="P20" svg:width="0.043cm" svg:height="0.043cm" svg:x="4.388cm" svg:y="0.678cm" svg:viewBox="0 0 44 44" svg:d="M44 23c0-13-10-23-22-23s-22 10-22 23c0 12 10 21 22 21s22-9 22-21z"><text:p/></draw:path><draw:path draw:style-name="gr1030" draw:text-style-name="P20" svg:width="0.167cm" svg:height="0.29cm" svg:x="4.49cm" svg:y="0.443cm" svg:viewBox="0 0 168 291" svg:d="M168 197c0-50-35-93-80-93-21 0-39 6-54 22 0-28 0-55 0-83 8 3 22 6 36 6 51 0 81-38 81-44 0-3-1-5-3-5s-2 0-4 1c-8 5-29 13-58 13-16 0-36-3-56-12-4-1-4-1-5-1-3 0-3 4-3 10 0 42 0 83 0 125 0 7 0 11 4 11s5-2 6-4c5-7 21-30 54-30 23 0 33 20 36 28 8 15 9 32 9 52 0 15 0 40-11 58-10 17-25 28-46 28-30 0-54-23-61-47 1 0 3 0 7 0 14 0 21-11 21-21s-7-20-21-20c-6 0-20 2-20 23 0 36 29 77 76 77 49 0 92-41 92-94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12" loext:marker-style-name="T3"><text:span text:style-name="T10"/></text:p>
      <text:p text:style-name="P12" loext:marker-style-name="T3"><text:span text:style-name="T10">According to definition of expected value </text:span><text:span text:style-name="T10"><draw:g text:anchor-type="as-char" svg:y="-0.713cm" draw:z-index="34" draw:style-name="gr1"><svg:title>TexMaths</svg:title><svg:desc>12§display§\left( E\left[ X \right] = \sum_{k \in \Omega_{X}} k \cdot p_{X} \right)§svg§600§FALSE§</svg:desc><draw:path draw:style-name="gr421" draw:text-style-name="P19" svg:width="4.173cm" svg:height="1.243cm" svg:x="0.001cm" svg:y="0.023cm" svg:viewBox="0 0 4174 1244" svg:d="M0 0c1392 0 2782 0 4174 0 0 414 0 830 0 1244-1392 0-2782 0-4174 0 0-414 0-830 0-1244z"><text:p/></draw:path><draw:path draw:style-name="gr422" draw:text-style-name="P20" svg:width="0.219cm" svg:height="1.264cm" svg:x="0.079cm" svg:y="0.001cm" svg:viewBox="0 0 220 1265" svg:d="M220 1260c0-1 0-3-3-5-41-49-74-103-98-162-57-129-78-280-78-460s20-338 83-476c25-54 57-103 94-149 0-1 2-2 2-3 0-5-4-5-10-5-7 0-7 0-7 1-1 0-27 25-60 72-73 104-111 228-130 353-9 69-13 138-13 207 0 156 20 317 88 461 30 65 69 123 111 167 4 2 4 4 11 4s10 0 10-5z"><text:p/></draw:path><draw:path draw:style-name="gr423" draw:text-style-name="P20" svg:width="0.305cm" svg:height="0.286cm" svg:x="0.33cm" svg:y="0.453cm" svg:viewBox="0 0 306 287" svg:d="M282 189c1-3 2-5 2-6-1-2 0-5-4-5s-5 2-6 6c-28 62-44 90-116 90-20 0-40 0-61 0-6 0-7 0-9 0-4-1-5-1-5-5 0-1 0-2 1-10 10-38 19-76 29-115 14 0 27 0 42 0 36 0 36 10 36 19 0 4 0 9-4 22 0 1-1 2-1 4s2 4 6 4 5-1 6-8c8-32 16-66 24-99 0-2-2-4-5-4s-5 2-6 8c-8 31-17 41-55 41-13 0-26 0-40 0 9-34 17-67 26-101 3-16 4-17 22-17 21 0 40 0 60 0 52 0 64 12 64 47 0 10 0 11-1 23 0 2-1 5-1 7s1 5 6 5c3 0 4-3 4-11 3-24 6-48 9-72 2-12 0-12-11-12-71 0-142 0-212 0-9 0-14 0-14 8 0 5 4 5 12 5 16 0 28 0 28 7 0 3 0 3-2 11-18 75-38 149-56 224-4 15-6 19-38 19-7 0-12 0-12 8 0 5 4 5 12 5 73 0 145 0 218 0 10 0 10 0 14-7 13-31 25-61 38-91z"><text:p/></draw:path><draw:path draw:style-name="gr424" draw:text-style-name="P20" svg:width="0.057cm" svg:height="0.422cm" svg:x="0.769cm" svg:y="0.423cm" svg:viewBox="0 0 58 423" svg:d="M58 423c0-6 0-12 0-17-14 0-28 0-41 0 0-130 0-258 0-388 13 0 27 0 41 0 0-6 0-12 0-18-20 0-39 0-58 0 0 141 0 281 0 423 19 0 38 0 58 0z"><text:p/></draw:path><draw:path draw:style-name="gr425" draw:text-style-name="P20" svg:width="0.346cm" svg:height="0.287cm" svg:x="0.848cm" svg:y="0.452cm" svg:viewBox="0 0 347 288" svg:d="M193 115c-12-27-24-56-36-84-1-3-1-3-2-6 0-2 7-11 25-12 5 0 8-1 8-8 0-5-4-5-6-5-18 0-36 1-54 1-9 0-36-1-46-1-3 0-8 0-8 8 0 5 4 5 10 5 25 0 28 4 31 13 17 40 34 78 51 118-30 33-59 64-89 96-3 1-4 3-6 5-21 22-41 29-63 30-4 0-8 0-8 8 1 2 0 5 5 5 13 0 26-1 39-1 16 0 33 1 48 1 3 0 8 0 8-8 0-5-4-4-5-5-4 0-17-1-17-13 0-6 6-13 11-19 14-16 29-30 43-46 13-13 25-28 38-41 15 34 28 67 42 101 2 5 3 5 3 6 0 4-9 11-25 12-4 0-9 1-9 8 0 5 5 5 7 5 12 0 41-1 53-1 11 0 36 1 47 1 2 0 8 0 8-8 0-5-4-5-8-5-28 0-29-1-36-18-17-40-44-106-54-131 29-30 73-79 86-91 12-11 28-21 53-22 6 0 10 0 10-8-1-1 0-5-5-5-13 0-28 1-40 1-15 0-32-1-46-1-4 0-9 0-9 8 0 4 3 5 5 5 4 0 17 1 17 13 0 6-5 11-9 15-22 25-44 49-67 74z"><text:p/></draw:path><draw:path draw:style-name="gr426" draw:text-style-name="P20" svg:width="0.057cm" svg:height="0.422cm" svg:x="1.228cm" svg:y="0.423cm" svg:viewBox="0 0 58 423" svg:d="M58 0c-20 0-39 0-58 0 0 6 0 12 0 18 13 0 28 0 41 0 0 130 0 258 0 388-13 0-28 0-41 0 0 5 0 11 0 17 19 0 38 0 58 0 0-142 0-282 0-423z"><text:p/></draw:path><draw:path draw:style-name="gr427" draw:text-style-name="P20" svg:width="0.279cm" svg:height="0.097cm" svg:x="1.477cm" svg:y="0.585cm" svg:viewBox="0 0 280 98" svg:d="M265 17c7 0 15 0 15-9 0-8-8-8-14-8-84 0-169 0-253 0-6 0-13 0-13 8 0 9 7 9 14 9 84 0 167 0 251 0zM266 98c6 0 14 0 14-8s-8-8-15-8c-84 0-167 0-251 0-7 0-14 0-14 8s7 8 13 8c84 0 169 0 253 0z"><text:p/></draw:path><draw:path draw:style-name="gr428" draw:text-style-name="P20" svg:width="0.559cm" svg:height="0.59cm" svg:x="2.08cm" svg:y="0.339cm" svg:viewBox="0 0 560 591" svg:d="M510 591c17-46 34-90 50-135-3 0-6 0-9 0-17 44-61 72-111 86-8 1-50 12-130 12-86 0-170 0-255 0 72-84 143-168 215-251 2-4 4-5 4-8 0-1 0-2-3-6-66-90-131-179-197-269 77 0 154 0 231 0 56 0 95 6 99 8 23 3 59 10 93 31 11 7 39 25 54 60 3 0 6 0 9 0-16-40-33-79-50-119-166 0-332 0-498 0-11 0-11 1-12 4 0 1 0 8 0 13 74 102 149 204 223 306-73 85-145 171-218 256-5 5-4 5-5 7 0 5 4 5 12 5 166 0 332 0 498 0z"><text:p/></draw:path><draw:path draw:style-name="gr429" draw:text-style-name="P20" svg:width="0.144cm" svg:height="0.207cm" svg:x="1.919cm" svg:y="1.041cm" svg:viewBox="0 0 145 208" svg:d="M71 8c0-1 1-3 1-4 0-2-1-4-5-4-6 0-30 2-38 2-3 2-6 2-6 8 0 3 3 3 7 3 14 0 14 3 14 5s0 4-1 6c-13 56-27 112-41 168-2 5-1 4-2 6 0 5 4 10 11 10s12-6 13-12c0-1 13-54 14-58 21 3 39 9 39 24 0 1 0 4-1 6-2 5-2 6-2 10 0 20 17 30 32 30 28 0 37-45 37-46 0-3-4-3-5-3-4 0-4 1-6 7-2 13-11 33-25 33-9 0-11-7-11-15 0-5 0-5 2-13 0-2 2-6 2-9 0-26-36-31-48-32 8-5 19-15 25-20 14-14 29-27 45-27 4 0 8 1 10 3-12 3-16 12-16 17 0 6 6 11 12 11 9 0 17-6 17-19 0-10-7-21-23-21s-31 12-46 27c-12 11-22 20-35 25 9-40 20-78 30-118z"><text:p/></draw:path><draw:path draw:style-name="gr430" draw:text-style-name="P20" svg:width="0.162cm" svg:height="0.191cm" svg:x="2.115cm" svg:y="1.076cm" svg:viewBox="0 0 163 192" svg:d="M151 103c5 0 12 0 12-7s-7-7-12-7c-45 0-91 0-137 0 5-43 40-75 87-75 17 0 33 0 50 0 5 0 12 0 12-7s-7-7-12-7c-17 0-35 0-51 0-56 0-100 42-100 96s46 96 100 96c16 0 34 0 51 0 5 0 12 0 12-7s-7-7-12-7c-17 0-33 0-50 0-47 0-82-31-87-75 46 0 92 0 137 0z"><text:p/></draw:path><draw:path draw:style-name="gr431" draw:text-style-name="P20" svg:width="0.205cm" svg:height="0.206cm" svg:x="2.327cm" svg:y="1.039cm" svg:viewBox="0 0 206 207" svg:d="M206 157c-3 0-7 0-10 0 0 2-3 15-5 22-3 5-3 7-22 7-8 0-15 0-24 0 5-17 13-27 30-50 15-20 27-39 27-63 0-39-42-73-99-73s-99 34-99 73c0 25 14 45 34 74 9 10 18 24 23 39-8 0-17 0-25 0-18 0-19-2-20-6-3-5-6-21-6-23-4 0-6 0-10 0 4 17 6 33 10 50 18 0 36 0 54 0 6 0 8 0 8-6 0-22-12-47-18-62-11-25-19-44-19-66 0-42 33-66 68-66s67 24 67 66c0 22-8 42-19 65-6 15-17 41-17 63 0 6 2 6 9 6 18 0 35 0 53 0 3-17 7-33 10-50z"><text:p/></draw:path><draw:path draw:style-name="gr432" draw:text-style-name="P20" svg:width="0.202cm" svg:height="0.143cm" svg:x="2.571cm" svg:y="1.145cm" svg:viewBox="0 0 203 144" svg:d="M116 64c16-14 30-28 46-41 13-11 24-13 36-13 4 0 5-4 5-6 0-3-1-4-4-4s-7 0-11 0c-3 0-8 1-10 1-5 0-10-1-15-1-3 0-8 0-12 0-2 0-6 0-6 6 0 2 3 4 5 4s6 1 6 3c0 4-1 5-8 11-12 11-23 22-35 32-9-14-18-28-27-43 4-2 9-3 12-3 2 0 5 0 5-6 0-3-2-4-3-4-5 0-11 0-16 0s-10 1-14 1c-5 0-11-1-15-1-5 0-8 0-13 0-4 0-5 2-5 6s4 4 7 4c15 0 16 2 17 4 12 20 23 39 35 58-17 16-35 30-52 46-1 1-2 2-3 2-9 7-17 13-37 15-4 0-4 4-4 6s2 3 4 3c3 0 7-1 10-1 4 0 8 0 11 0 5 0 10 0 15 0 3 0 8 1 13 1 2 0 5-1 5-6 0-3-4-3-5-3-6 0-6-4-6-5 0-3 2-5 3-6 0-1 41-38 50-45 9 16 20 33 30 48 0 2 1 3 1 4-4 1-4 4-12 4-1 0-5 0-5 6 0 2 2 3 4 3 6 0 10-1 15-1s10 0 15 0c4 0 9 0 14 0 4 0 8 1 13 1 4 0 5-2 5-6 0-3-4-3-7-3-13 0-15-3-17-6-13-22-26-44-40-65z"><text:p/></draw:path><draw:path draw:style-name="gr433" draw:text-style-name="P20" svg:width="0.19cm" svg:height="0.297cm" svg:x="2.916cm" svg:y="0.446cm" svg:viewBox="0 0 191 298" svg:d="M97 5c-2-1 0-5-6-5-9 0-39 4-50 5-4 0-9 0-9 8 0 5 4 5 10 5 20 0 22 2 22 7 0 3-2 6-2 9-20 80-40 162-61 242-1 6-1 7-1 10 0 9 8 12 12 12 5 0 12-4 14-10 2-3 21-81 23-91 15 1 49 7 49 35 0 3 0 5-1 9-1 5-1 10-1 15 0 25 17 42 38 42 12 0 24-7 34-23 10-18 10-29 14-42 0-5-3-5-4-5-4 0-5 3-6 9-9 30-18 51-36 51-9 0-15-5-15-19 0-7 3-17 4-24 2-7 2-8 2-13 0-28-27-40-62-45 13-7 26-20 36-31 20-21 39-41 60-41 2 0 3 0 3 1 5 0 6 0 10 4l1 1c-20 2-24 18-24 23 0 7 5 15 16 15s24-9 24-26c0-13-10-26-29-26-12 0-31 3-62 37-14 16-30 33-47 39 14-59 30-119 44-178z"><text:p/></draw:path><draw:path draw:style-name="gr434" draw:text-style-name="P20" svg:width="0.045cm" svg:height="0.043cm" svg:x="3.255cm" svg:y="0.613cm" svg:viewBox="0 0 46 44" svg:d="M46 22c0-12-11-22-23-22s-23 10-23 22 11 22 23 22 23-10 23-22z"><text:p/></draw:path><draw:path draw:style-name="gr435" draw:text-style-name="P20" svg:width="0.219cm" svg:height="0.267cm" svg:x="3.417cm" svg:y="0.554cm" svg:viewBox="0 0 220 268" svg:d="M32 238c-3 14-4 17-22 17-5 0-10 0-10 8 0 4 1 5 5 5 12 0 24-1 36-1 13 0 27 1 42 1 1 0 7 0 7-9 0-4-5-4-11-4-20 0-20-3-20-6 0-6 18-75 20-86 6 14 17 28 39 28 49 0 102-61 102-124 0-39-24-67-57-67-20 0-41 14-55 31-4-23-22-31-37-31-19 0-28 16-31 24-9 14-14 40-14 41 0 3 4 3 5 3 5 0 5 0 7-9 8-30 16-51 32-51 7 0 13 4 13 21 0 9-3 14-4 20-15 63-31 126-47 189zM107 54c2-11 13-23 21-29 15-13 27-17 34-17 17 0 28 15 28 40 0 24-15 75-22 90-14 29-35 43-50 43-28 0-34-34-34-37 0-1 0-2 1-7 7-28 15-55 22-83z"><text:p/></draw:path><draw:path draw:style-name="gr436" draw:text-style-name="P20" svg:width="0.259cm" svg:height="0.201cm" svg:x="3.657cm" svg:y="0.601cm" svg:viewBox="0 0 260 202" svg:d="M149 89c9-10 19-19 29-29 37-37 49-48 75-49 4-1 7-1 7-7 0-4-2-3-3-4-9 0-19 1-28 1-8 0-27-1-35-1-2 0-6 0-6 6 2 1 0 4 5 5 3 0 10 0 10 7 0 4-5 8-7 12-3 2-40 38-51 49-9-19-20-38-30-57-1-2-1-3-1-4 0-2 5-7 16-7 1 0 6-1 6-7-2-2 0-4-5-4-6 0-15 0-21 0s-13 1-19 1c-5 0-12 0-17-1-4 0-12 0-16 0-2 0-6 0-6 6 0 5 3 5 8 5 18 0 19 2 22 8 14 28 27 54 42 82-6 6-11 11-17 17-6 5-19 18-25 24-36 35-48 48-75 49-3 0-7 0-7 6 0 1 1 5 4 5 9 0 19-1 27-1 5 0 13 0 18 0s12 1 17 1c1 0 6 0 6-7 0-4-4-4-5-4-3 0-9-1-9-7 0-5 3-9 10-16 20-19 40-39 59-59 12 23 24 47 36 70 1 4 3 4 3 5s-6 6-16 7c-4 0-7 0-7 6 1 1 1 5 5 5 7 0 14-1 20-1s13 0 19 0c5 0 12 0 17 0 6 0 12 1 17 1 1 0 6 0 6-7 0-4-4-4-9-4-18 0-19-4-21-8-16-32-33-63-48-94z"><text:p/></draw:path><draw:path draw:style-name="gr437" draw:text-style-name="P20" svg:width="0.219cm" svg:height="1.264cm" svg:x="3.977cm" svg:y="0.001cm" svg:viewBox="0 0 220 1265" svg:d="M220 633c0-157-21-318-88-464-30-63-70-121-112-165-3-3-4-4-12-4-4 0-8 0-8 5 0 1 1 3 2 5 41 49 75 103 99 161 55 129 78 281 78 462 0 178-22 336-84 474-24 54-57 104-94 149 0 1-1 3-1 4 0 5 4 5 8 5 8 0 8 0 9-2 20-24 26-25 60-72 73-103 110-228 129-353 10-68 14-138 14-205z"><text:p/></draw:path></draw:g></text:span><text:span text:style-name="T10">, random variables are 1~6 and each probability of them is </text:span><text:span text:style-name="T10"><draw:g text:anchor-type="as-char" svg:y="-0.57cm" draw:z-index="35" draw:style-name="gr1"><svg:title>TexMaths</svg:title><svg:desc>12§display§\frac{1}{6}§svg§600§FALSE§</svg:desc><draw:path draw:style-name="gr417" draw:text-style-name="P19" svg:width="0.165cm" svg:height="0.819cm" svg:x="0.022cm" svg:y="0.022cm" svg:viewBox="0 0 166 820" svg:d="M0 0c55 0 111 0 166 0 0 274 0 546 0 820-55 0-111 0-166 0 0-274 0-546 0-820z"><text:p/></draw:path><draw:path draw:style-name="gr418" draw:text-style-name="P20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419" draw:text-style-name="P20" svg:width="0.208cm" svg:height="0.016cm" svg:x="0cm" svg:y="0.452cm" svg:viewBox="0 0 209 17" svg:d="M0 0c70 0 139 0 209 0 0 6 0 11 0 17-70 0-139 0-209 0 0-6 0-11 0-17z"><text:p/></draw:path><draw:path draw:style-name="gr420" draw:text-style-name="P20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2-53 42zM88 279c-27 0-40-26-42-32-8-20-8-54-8-61 0-32 14-76 52-76 6 0 24 0 37 27 8 16 8 37 8 58 0 20 0 42-8 56-12 25-30 28-39 28z"><text:p/></draw:path></draw:g></text:span><text:span text:style-name="T10"><text:s/>so result is 3.5.</text:span></text:p>
      <text:p text:style-name="P7" loext:marker-style-name="T3"/>
      <text:p text:style-name="P7" loext:marker-style-name="T3"/>
      <text:p text:style-name="P12" loext:marker-style-name="T7"><text:span text:style-name="T7">Part (b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19" table:style-name="표19">
        <table:table-column table:style-name="표19.A"/>
        <table:table-row table:style-name="표19.1">
          <table:table-cell table:style-name="표19.A1" office:value-type="string">
            <text:p text:style-name="P11" loext:marker-style-name="T3"><draw:g text:anchor-type="as-char" svg:y="-0.702cm" draw:z-index="36" draw:style-name="gr1"><svg:title>TexMaths</svg:title><svg:desc>12§display§Var\left( X \right) = \frac{\sum_{i=1}^{6} \left( i - 3.5 \right)^{2}}{6} \approx 2.92  \therefore \sigma_{X} \approx 1.71§svg§600§FALSE§</svg:desc><draw:path draw:style-name="gr1242" draw:text-style-name="P19" svg:width="8.63cm" svg:height="0.951cm" svg:x="0.001cm" svg:y="0.022cm" svg:viewBox="0 0 8631 952" svg:d="M0 0c2877 0 5755 0 8631 0 0 317 0 635 0 952-2876 0-5754 0-8631 0 0-317 0-635 0-952z"><text:p/></draw:path><draw:path draw:style-name="gr1243" draw:text-style-name="P20" svg:width="0.299cm" svg:height="0.295cm" svg:x="0.003cm" svg:y="0.41cm" svg:viewBox="0 0 300 296" svg:d="M241 48c21-32 39-34 54-35 5-1 5-7 5-8 0-4-2-5-5-5-11 0-24 1-35 1-14 0-28-1-42-1-2 0-8 0-8 8 0 4 5 5 7 5 11 1 19 5 19 13s-6 16-6 17c-43 69-86 137-129 205-10-74-19-148-29-223 0-7 10-12 29-12 6 0 11 0 11-8 0-4-4-5-6-5-17 0-35 1-52 1-8 0-17 0-24 0-8 0-16-1-23-1-2 0-7 0-7 8 0 5 4 5 10 5 24 0 24 4 26 15 11 86 22 172 32 259 2 8 4 9 9 9 7 0 8-1 12-7 50-80 102-161 152-241z"><text:p/></draw:path><draw:path draw:style-name="gr1244" draw:text-style-name="P20" svg:width="0.192cm" svg:height="0.189cm" svg:x="0.336cm" svg:y="0.512cm" svg:viewBox="0 0 193 190" svg:d="M140 26c-7-15-19-26-38-26-49 0-102 61-102 122 0 40 23 68 56 68 9 0 29-2 56-32 2 18 18 32 38 32 14 0 24-10 31-23 7-15 12-41 12-42 0-4-3-4-5-4-4 0-4 1-6 7-7 28-14 53-32 53-11 0-12-11-12-19 0-10 0-13 5-31s6-23 9-39c5-19 11-39 16-58 2-12 2-14 2-15 0-7-4-11-12-11-10 0-16 9-18 18zM113 136c-1 7-1 8-9 15-18 23-36 30-46 30-22 0-28-24-28-39 0-22 13-74 23-93 13-25 32-41 49-41 28 0 34 35 34 38 0 2-2 4-2 7-7 27-14 55-21 83z"><text:p/></draw:path><draw:path draw:style-name="gr1245" draw:text-style-name="P20" svg:width="0.171cm" svg:height="0.189cm" svg:x="0.554cm" svg:y="0.512cm" svg:viewBox="0 0 172 190" svg:d="M25 161c-1 6-3 15-3 18 0 7 6 11 12 11 4 0 12-3 15-11 0-3 15-59 17-67 4-14 11-44 13-54 1-6 13-26 24-35 4-4 16-15 34-15 11 0 17 5 18 5-13 3-23 13-23 24 0 6 5 15 17 15 11 0 23-10 23-26 0-14-14-26-35-26-28 0-46 20-54 32-4-19-19-32-39-32-19 0-27 16-31 24-7 13-13 38-13 41s4 2 5 3c5 0 5 0 7-9 7-30 16-51 31-51 7 0 13 4 13 20 0 9-1 14-7 36-8 32-15 64-24 97z"><text:p/></draw:path><draw:path draw:style-name="gr1246" draw:text-style-name="P20" svg:width="0.097cm" svg:height="0.42cm" svg:x="0.855cm" svg:y="0.382cm" svg:viewBox="0 0 98 421" svg:d="M98 418c0-2 0-3-7-10-53-53-66-132-66-197 0-73 16-146 67-199 6-5 6-6 6-7 0-4-1-5-3-5-5 0-43 29-67 83-22 45-28 92-28 128 0 33 5 84 29 131 25 53 61 79 66 79 2 0 3-1 3-3z"><text:p/></draw:path><draw:path draw:style-name="gr1247" draw:text-style-name="P20" svg:width="0.346cm" svg:height="0.287cm" svg:x="0.99cm" svg:y="0.41cm" svg:viewBox="0 0 347 288" svg:d="M193 114c-12-28-24-55-36-83-1-3-1-3-1-6 0-2 6-11 24-12 5-1 8-1 8-8 0-5-4-5-6-5-16 0-36 1-52 1-11 0-38-1-48-1-3 0-8 0-8 8 0 5 5 5 10 5 25 0 28 4 31 13 17 40 34 78 51 118-30 31-59 64-89 96-3 1-4 2-6 4-21 22-40 30-61 31-6 0-10 0-10 8 1 1 0 5 5 5 13 0 27-1 39-1 16 0 33 1 48 1 3 0 8 0 8-8 0-5-4-5-5-5-4-1-17-1-17-13 0-8 6-14 11-20 14-15 29-31 43-45 13-15 25-28 38-41 15 34 28 67 42 101 3 3 3 5 3 6 0 2-9 9-24 12-5 0-9 0-9 7 0 6 5 6 6 6 12 0 41-1 53-1 11 0 36 1 47 1 4 0 8 0 8-8 0-5-4-5-7-5-29-1-30-3-37-19-16-39-44-105-54-130 29-30 73-79 86-91 12-11 29-21 54-22 5-1 9-1 9-8 0-1 0-5-5-5-13 0-26 1-40 1-15 0-32-1-46-1-3 0-9 0-9 8 0 3 3 4 5 5 5 0 17 1 17 13 0 6-4 11-7 15-23 24-46 49-69 73z"><text:p/></draw:path><draw:path draw:style-name="gr1248" draw:text-style-name="P20" svg:width="0.097cm" svg:height="0.42cm" svg:x="1.385cm" svg:y="0.382cm" svg:viewBox="0 0 98 421" svg:d="M98 211c0-32-4-84-28-132-26-51-62-79-65-79s-5 2-5 5c0 1 0 2 8 9 41 42 65 110 65 197 0 72-15 147-67 199-6 5-6 6-6 8s2 3 5 3 42-29 66-81c21-47 27-94 27-129z"><text:p/></draw:path><draw:path draw:style-name="gr1249" draw:text-style-name="P20" svg:width="0.28cm" svg:height="0.097cm" svg:x="1.665cm" svg:y="0.542cm" svg:viewBox="0 0 281 98" svg:d="M266 17c6 0 15 0 15-9 0-8-9-8-15-8-84 0-168 0-252 0-6 0-14 0-14 8 0 9 8 9 14 9 84 0 168 0 252 0zM266 98c6 0 15 0 15-8s-9-8-15-8c-84 0-168 0-252 0-6 0-14 0-14 8s8 8 14 8c84 0 168 0 252 0z"><text:p/></draw:path><draw:path draw:style-name="gr1250" draw:text-style-name="P20" svg:width="0.397cm" svg:height="0.42cm" svg:x="2.161cm" svg:y="0.091cm" svg:viewBox="0 0 398 421" svg:d="M154 226c-50 61-100 122-149 184-4 4-5 5-5 6 0 5 5 5 12 5 116 0 233 0 349 0 12-35 25-69 37-104-3 0-7 0-10 0-11 31-40 57-75 69-7 2-36 12-98 12-60 0-119 0-179 0 49-61 97-121 146-181 3-3 4-5 4-6 0-2-1-2-4-6-45-62-91-126-136-188 55 0 111 0 166 0 48 0 146 3 176 81 3 0 7 0 10 0-12-32-25-66-37-98-116 0-233 0-349 0-12 0-12 1-12 14 52 71 102 141 154 212z"><text:p/></draw:path><draw:path draw:style-name="gr1251" draw:text-style-name="P20" svg:width="0.135cm" svg:height="0.201cm" svg:x="2.599cm" svg:y="0cm" svg:viewBox="0 0 136 202" svg:d="M28 100c0-24 2-47 13-65 11-16 26-27 45-27 9 0 21 3 27 11-7 0-13 5-13 15 0 7 3 13 13 13 8 0 14-6 14-15 0-16-12-32-42-32-42 0-85 38-85 102 0 77 36 100 68 100 36 0 68-28 68-66s-30-65-65-65c-23 0-36 15-43 29zM68 192c-15 0-26-8-32-22-5-8-7-22-7-40 0-29 17-51 41-51 13 0 22 5 30 16 7 11 7 24 7 41 0 16 0 28-7 40-8 10-17 16-32 16z"><text:p/></draw:path><draw:path draw:style-name="gr1252" draw:text-style-name="P20" svg:width="0.088cm" svg:height="0.197cm" svg:x="2.597cm" svg:y="0.338cm" svg:viewBox="0 0 89 198" svg:d="M82 11c0-5-4-11-12-11s-17 7-17 16c0 6 5 12 12 12 8 0 17-9 17-17zM22 161c-2 3-3 7-3 12 0 14 12 25 28 25 30 0 42-41 42-44 0-5-3-4-4-5-5 0-5 2-6 6-7 23-20 35-31 35-6 0-7-4-7-10 0-7 1-13 5-19 2-9 6-16 8-24 4-7 14-34 16-37 0-3 1-6 1-10 0-13-12-25-28-25-30 0-43 41-43 45s4 4 5 4c5 0 5-1 6-5 7-25 20-36 31-36 5 0 7 3 7 11 0 7-1 11-9 29-6 15-12 32-18 48z"><text:p/></draw:path><draw:path draw:style-name="gr1253" draw:text-style-name="P20" svg:width="0.216cm" svg:height="0.078cm" svg:x="2.723cm" svg:y="0.42cm" svg:viewBox="0 0 217 79" svg:d="M206 14c4 0 11 0 11-7s-7-7-11-7c-64 0-130 0-195 0-4 0-11 0-11 7s7 7 11 7c65 0 131 0 195 0zM206 79c4 0 11 0 11-7s-7-7-11-7c-64 0-130 0-195 0-4 0-11 0-11 7s7 7 11 7c65 0 131 0 195 0z"><text:p/></draw:path><draw:path draw:style-name="gr1254" draw:text-style-name="P20" svg:width="0.107cm" svg:height="0.195cm" svg:x="2.993cm" svg:y="0.338cm" svg:viewBox="0 0 108 196" svg:d="M67 8c0-8-1-8-8-8-19 18-47 18-59 18 0 4 0 7 0 11 7 0 26 0 43-9 0 51 0 101 0 152 0 9 0 13-30 13-3 0-7 0-11 0 0 3 0 7 0 11 5 0 42-2 53-2 9 0 46 2 53 2 0-4 0-8 0-11-4 0-7 0-11 0-30 0-30-4-30-13 0-54 0-110 0-164z"><text:p/></draw:path><draw:path draw:style-name="gr1255" draw:text-style-name="P20" svg:width="0.096cm" svg:height="0.42cm" svg:x="3.263cm" svg:y="0.091cm" svg:viewBox="0 0 97 421" svg:d="M97 418c0-2 0-3-7-10-53-53-66-133-66-197 0-73 16-146 67-199 6-5 6-6 6-7 0-4-1-5-3-5-5 0-44 29-68 83-21 45-26 92-26 128 0 33 4 84 28 131 25 52 61 79 66 79 2 0 3-1 3-3z"><text:p/></draw:path><draw:path draw:style-name="gr1256" draw:text-style-name="P20" svg:width="0.109cm" svg:height="0.281cm" svg:x="3.397cm" svg:y="0.13cm" svg:viewBox="0 0 110 282" svg:d="M107 14c0-8-6-14-16-14-11 0-23 11-23 22 0 8 6 15 17 15 10 0 22-9 22-23zM74 173c6-12 6-13 10-24 4-9 6-15 6-23 0-19-13-35-35-35-39 0-55 61-55 65 0 5 4 5 5 5 3 0 5-1 6-7 12-40 29-53 43-53 4 0 11 0 11 13 0 10-4 18-5 23-4 11-23 59-29 78-5 11-9 24-9 33 0 20 13 34 33 34 40 0 55-61 55-65 0-3-3-3-4-3-4 0-4 1-6 7-8 26-22 53-44 53-7 0-9-5-9-15 0-11 2-17 12-42 5-15 11-30 15-44z"><text:p/></draw:path><draw:path draw:style-name="gr1257" draw:text-style-name="P20" svg:width="0.256cm" svg:height="0.016cm" svg:x="3.659cm" svg:y="0.294cm" svg:viewBox="0 0 257 17" svg:d="M242 17c8 0 15 0 15-9 0-8-7-8-15-8-75 0-152 0-228 0-7 0-14 0-14 8 0 9 7 9 14 9 76 0 153 0 228 0z"><text:p/></draw:path><draw:path draw:style-name="gr1258" draw:text-style-name="P20" svg:width="0.174cm" svg:height="0.288cm" svg:x="4.063cm" svg:y="0.127cm" svg:viewBox="0 0 175 289" svg:d="M104 132c35-11 59-41 59-74 0-35-37-58-78-58-42 0-74 25-74 58 0 13 9 21 21 21 14 0 22-9 22-21 0-22-19-22-26-22 13-20 40-25 56-25 17 0 41 8 41 47 0 4-1 28-12 48-13 20-28 21-37 21-4 0-15 1-17 1-4 2-6 2-6 5 0 5 2 5 9 5 6 0 14 0 20 0 33 0 49 29 49 70 0 57-29 69-47 69s-50-7-65-31c15 1 28-7 28-24 0-14-11-23-24-23-10 0-23 6-23 24 0 39 38 66 85 66 52 0 90-38 90-81 0-34-27-68-71-76z"><text:p/></draw:path><draw:path draw:style-name="gr1259" draw:text-style-name="P20" svg:width="0.043cm" svg:height="0.043cm" svg:x="4.293cm" svg:y="0.362cm" svg:viewBox="0 0 44 44" svg:d="M44 23c0-12-9-23-21-23-13 0-23 11-23 23s10 21 23 21c12 0 21-9 21-21z"><text:p/></draw:path><draw:path draw:style-name="gr1260" draw:text-style-name="P20" svg:width="0.167cm" svg:height="0.288cm" svg:x="4.393cm" svg:y="0.127cm" svg:viewBox="0 0 168 289" svg:d="M168 196c0-51-35-93-80-93-21 0-39 7-53 22 0-28 0-54 0-82 8 3 21 5 36 5 51 0 80-38 80-43 0-3-1-5-3-5s-2 0-4 1c-8 4-29 12-58 12-16 0-36-2-55-12-3-1-5-1-6-1-3 0-3 4-3 11 0 41 0 83 0 123 0 9 0 12 6 12 2 0 3-1 4-4 5-6 21-29 56-29 21 0 32 19 34 26 8 16 9 33 9 54 0 15 0 40-11 58-10 15-25 26-44 26-32 0-56-21-63-47 1 0 3 2 7 2 15 0 22-11 22-21 0-11-7-21-22-21-6 0-20 3-20 22 0 36 29 77 76 77 49 0 92-39 92-93z"><text:p/></draw:path><draw:path draw:style-name="gr1261" draw:text-style-name="P20" svg:width="0.097cm" svg:height="0.42cm" svg:x="4.607cm" svg:y="0.091cm" svg:viewBox="0 0 98 421" svg:d="M98 211c0-33-4-84-28-132-26-51-62-79-65-79-4 0-5 2-5 5 0 1 0 2 8 9 41 42 65 108 65 197 0 72-15 147-67 199-6 5-6 6-6 8s1 3 5 3c3 0 42-29 66-81 21-47 27-94 27-129z"><text:p/></draw:path><draw:path draw:style-name="gr1262" draw:text-style-name="P20" svg:width="0.13cm" svg:height="0.195cm" svg:x="4.765cm" svg:y="0cm" svg:viewBox="0 0 131 196" svg:d="M131 142c-4 0-6 0-10 0-1 7-5 24-8 27-3 1-25 1-29 1-18 0-36 0-54 0 30-27 41-36 59-49 21-18 42-36 42-63 0-36-31-58-70-58-36 0-61 25-61 53 0 14 13 17 16 17 7 0 15-5 15-16 0-6-1-16-17-16 9-21 29-27 44-27 28 0 44 23 44 47 0 25-18 45-28 56-24 24-46 47-70 71-4 2-4 2-4 11 41 0 80 0 121 0 4-18 6-36 10-54z"><text:p/></draw:path><draw:path draw:style-name="gr1263" draw:text-style-name="P20" svg:width="2.799cm" svg:height="0.016cm" svg:x="2.137cm" svg:y="0.583cm" svg:viewBox="0 0 2800 17" svg:d="M0 0c934 0 1866 0 2800 0 0 6 0 11 0 17-934 0-1866 0-2800 0 0-6 0-11 0-17z"><text:p/></draw:path><draw:path draw:style-name="gr1264" draw:text-style-name="P20" svg:width="0.174cm" svg:height="0.288cm" svg:x="3.45cm" svg:y="0.706cm" svg:viewBox="0 0 175 289" svg:d="M37 142c0-4 0-6 0-10 0-107 53-122 75-122 9 0 27 2 37 16-6 0-23 0-23 20 0 13 10 19 19 19 6 0 19-4 19-21 0-25-19-44-54-44-54 0-110 54-110 146 0 113 49 143 88 143 46 0 87-39 87-95 0-54-38-94-85-94-29 0-44 21-53 42zM88 277c-27 0-39-25-42-31-8-20-8-54-8-61 0-33 14-75 52-75 7 0 26 0 40 26 7 15 7 37 7 57 0 21 0 42-7 57-14 25-33 27-42 27z"><text:p/></draw:path><draw:path draw:style-name="gr1265" draw:text-style-name="P20" svg:width="0.281cm" svg:height="0.179cm" svg:x="5.127cm" svg:y="0.494cm" svg:viewBox="0 0 282 180" svg:d="M282 13c0-8-4-13-6-13s-6 2-6 12c-1 29-31 47-59 47-24 0-45-13-67-29-23-14-46-30-73-30-40 0-71 30-71 68 0 10 4 14 6 14 5 0 6-9 6-10 2-36 37-48 59-48 24 0 45 13 67 28 23 15 46 30 73 30 40 0 71-30 71-69zM282 112c0-12-5-14-6-14-2 0-6 3-6 12-1 29-31 46-59 46-24 0-45-13-67-28-23-14-46-30-73-30-40 0-71 30-71 69 0 9 4 13 6 13 5 0 6-8 6-10 2-36 37-48 59-48 24 0 45 12 67 28 23 14 46 30 73 30 40 0 71-31 71-68z"><text:p/></draw:path><draw:path draw:style-name="gr1266" draw:text-style-name="P20" svg:width="0.167cm" svg:height="0.28cm" svg:x="5.571cm" svg:y="0.418cm" svg:viewBox="0 0 168 281" svg:d="M32 248c15-15 30-30 45-44 66-58 91-80 91-122 0-48-38-82-90-82-47 0-78 38-78 76 0 24 20 24 22 24 7 0 21-5 21-23 0-11-7-22-21-22-4 0-5 0-6 1 9-27 32-43 57-43 39 0 57 34 57 69 0 33-22 67-45 93-27 30-54 60-81 90-4 4-4 5-4 16 52 0 104 0 156 0 4-25 8-49 12-73-4 0-7 0-11 0-2 12-5 31-9 37-3 3-30 3-40 3-25 0-50 0-76 0z"><text:p/></draw:path><draw:path draw:style-name="gr1267" draw:text-style-name="P20" svg:width="0.043cm" svg:height="0.045cm" svg:x="5.796cm" svg:y="0.652cm" svg:viewBox="0 0 44 46" svg:d="M44 23c0-12-9-23-21-23-13 0-23 11-23 23s10 23 23 23c12 0 21-11 21-23z"><text:p/></draw:path><draw:path draw:style-name="gr1268" draw:text-style-name="P20" svg:width="0.174cm" svg:height="0.288cm" svg:x="5.895cm" svg:y="0.418cm" svg:viewBox="0 0 175 289" svg:d="M137 146c0 5 0 9 0 14 0 98-43 117-69 117-7 0-30 0-40-14 18 0 21-12 21-19 0-14-9-20-19-20-7 0-19 4-19 20 0 28 23 45 59 45 54 0 105-56 105-147 0-113-48-142-86-142-23 0-43 7-61 26-18 20-28 38-28 69 0 53 37 93 84 93 26 0 43-18 53-42zM85 179c-7 0-26 0-39-27-8-15-8-37-8-57 0-23 0-42 9-58 12-21 27-26 42-26 19 0 33 14 41 32 4 15 7 41 7 60 0 35-15 76-52 76z"><text:p/></draw:path><draw:path draw:style-name="gr1269" draw:text-style-name="P20" svg:width="0.167cm" svg:height="0.28cm" svg:x="6.11cm" svg:y="0.418cm" svg:viewBox="0 0 168 281" svg:d="M32 248c15-15 30-30 45-44 66-58 91-80 91-122 0-48-38-82-90-82-47 0-78 38-78 76 0 24 20 24 22 24 7 0 22-5 22-23 0-11-8-22-22-22-4 0-5 0-6 1 9-27 32-43 57-43 39 0 57 34 57 69 0 33-22 67-45 93-27 30-54 60-81 90-4 4-4 5-4 16 52 0 104 0 156 0 4-25 8-49 12-73-4 0-7 0-11 0-2 12-5 31-9 37-3 3-30 3-40 3-25 0-50 0-76 0z"><text:p/></draw:path><draw:path draw:style-name="gr1270" draw:text-style-name="P20" svg:width="0.255cm" svg:height="0.226cm" svg:x="6.429cm" svg:y="0.502cm" svg:viewBox="0 0 256 227" svg:d="M150 22c0-12-11-22-23-22-13 0-21 8-21 22 0 12 9 22 21 22s23-9 23-22zM256 204c0-12-11-22-23-22s-22 10-22 22 10 23 22 23 23-11 23-23zM44 204c0-12-9-22-21-22-13 0-23 10-23 22s10 23 23 23c12 0 21-11 21-23z"><text:p/></draw:path><draw:path draw:style-name="gr1271" draw:text-style-name="P20" svg:width="0.221cm" svg:height="0.185cm" svg:x="6.831cm" svg:y="0.515cm" svg:viewBox="0 0 222 186" svg:d="M202 25c6 0 20 0 20-14 0-11-8-11-16-11-32 0-63 0-96 0-63 0-110 70-110 120 0 37 24 66 62 66 51 0 107-50 107-115 0-7 0-28-13-46 16 0 30 0 46 0zM64 178c-22 0-39-16-39-46 0-13 6-47 21-72 18-29 43-35 57-35 35 0 39 28 39 41 0 19-9 54-23 76-17 25-40 36-55 36z"><text:p/></draw:path><draw:path draw:style-name="gr1272" draw:text-style-name="P20" svg:width="0.261cm" svg:height="0.201cm" svg:x="7.07cm" svg:y="0.558cm" svg:viewBox="0 0 262 202" svg:d="M150 89c10-10 18-18 28-28 38-37 49-48 75-50 5 0 9 0 9-6 0-4-4-5-5-5-9 0-19 1-28 1-7 0-26-1-35-1-2 0-4 1-4 7 1 1 0 4 3 4 3 1 11 1 11 7 0 5-5 10-8 13-3 1-40 39-51 49-9-19-20-38-30-57 0-1-1-4-1-5s6-6 16-7c2 0 6 0 6-6-2-1 0-5-5-5-6 0-13 1-19 1-8 0-14 0-20 0s-12 0-18 0c-4 0-10-1-15-1-1 0-6 0-6 7 0 4 3 4 8 4 17 0 18 3 22 9 13 27 27 54 41 81-6 6-11 11-17 17-5 6-19 19-24 24-36 36-48 48-76 49-3 1-7 1-7 7 0 1 1 4 5 4 8 0 18-2 27-2 5 0 12 0 17 0 6 2 12 2 17 2 1 0 6 0 6-6 0-4-4-5-5-5-3 0-9-1-9-7 0-5 4-9 10-15 21-19 40-39 60-59 12 23 24 47 36 70 2 4 2 2 2 4s-5 7-16 7c-2 1-6 1-6 7 1 1 0 4 5 4 6 0 13-2 19-2s13 0 19 0c5 0 12 0 18 0 5 2 11 2 16 2 1 0 6 0 6-6 0-5-4-5-9-5-16 0-18-3-21-7-16-32-31-64-47-95z"><text:p/></draw:path><draw:path draw:style-name="gr1273" draw:text-style-name="P20" svg:width="0.281cm" svg:height="0.179cm" svg:x="7.516cm" svg:y="0.494cm" svg:viewBox="0 0 282 180" svg:d="M282 13c0-8-4-13-6-13s-6 2-6 12c-2 29-31 47-59 47-25 0-45-13-67-29-23-14-46-30-73-30-40 0-71 30-71 68 0 10 4 14 6 14 5 0 6-9 6-10 2-36 37-48 59-48 24 0 45 13 67 28 23 15 46 30 73 30 40 0 71-30 71-69zM282 112c0-12-4-9-6-14-2 0-6 3-6 12-2 29-31 46-59 46-25 0-45-13-67-28-23-14-46-30-73-30-40 0-71 30-71 69 0 9 4 13 6 13 5 0 6-8 6-10 2-36 37-48 59-48 24 0 45 12 67 28 23 14 46 30 73 30 40 0 71-31 71-68z"><text:p/></draw:path><draw:path draw:style-name="gr1274" draw:text-style-name="P20" svg:width="0.138cm" svg:height="0.28cm" svg:x="7.976cm" svg:y="0.418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1275" draw:text-style-name="P20" svg:width="0.043cm" svg:height="0.045cm" svg:x="8.186cm" svg:y="0.652cm" svg:viewBox="0 0 44 46" svg:d="M44 23c0-12-10-23-22-23s-22 11-22 23 10 23 22 23 22-11 22-23z"><text:p/></draw:path><draw:path draw:style-name="gr1276" draw:text-style-name="P20" svg:width="0.179cm" svg:height="0.293cm" svg:x="8.29cm" svg:y="0.413cm" svg:viewBox="0 0 180 294" svg:d="M176 29c4-5 4-6 4-15-34 0-68 0-102 0-52 0-52-6-54-14-4 0-7 0-11 0-5 29-8 59-13 88 4 0 7 0 11 0 1-8 5-34 9-39 4-2 36-2 42-2 29 0 58 0 87 0-4 6-37 53-47 66-38 56-52 115-52 158 0 5 0 23 20 23 19 0 19-18 19-23 0-7 0-14 0-21 0-23 1-46 5-69 2-9 7-47 26-72 19-26 37-54 56-80z"><text:p/></draw:path><draw:path draw:style-name="gr1277" draw:text-style-name="P20" svg:width="0.138cm" svg:height="0.28cm" svg:x="8.515cm" svg:y="0.418cm" svg:viewBox="0 0 139 281" svg:d="M86 11c0-10 0-11-9-11-27 26-64 26-77 26 0 5 0 9 0 14 8 0 34 0 55-11 0 73 0 145 0 218 0 16-1 21-39 21-5 0-9 0-14 0 0 3 0 8 0 13 15-1 52-1 69-1s54 0 68 1c0-5 0-10 0-13-5 0-8 0-13 0-38 0-40-5-40-21 0-79 0-157 0-236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12" loext:marker-style-name="T3"><text:span text:style-name="T10"/></text:p>
      <text:p text:style-name="P12" loext:marker-style-name="T3"><text:span text:style-name="T10">Used definition of variance and standard deviation, simply substituting numbers.</text:span></text:p>
      <text:p text:style-name="P6" loext:marker-style-name="T3"/>
      <text:p text:style-name="P12" loext:marker-style-name="T7"><text:span text:style-name="T7">Part (</text:span><text:span text:style-name="T8">c</text:span><text:span text:style-name="T7">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3" table:style-name="표3">
        <table:table-column table:style-name="표3.A"/>
        <table:table-row table:style-name="표3.1">
          <table:table-cell table:style-name="표3.A1" office:value-type="string">
            <text:p text:style-name="P11" loext:marker-style-name="T3"><draw:g text:anchor-type="as-char" svg:y="-0.316cm" draw:z-index="38" draw:style-name="gr1"><svg:title>TexMaths</svg:title><svg:desc>12§display§E \left[ Y \right]_{n} = nE \left[ X \right] = 3.5n§svg§600§FALSE§</svg:desc><draw:path draw:style-name="gr1278" draw:text-style-name="P19" svg:width="4.343cm" svg:height="0.4cm" svg:x="0.006cm" svg:y="0.023cm" svg:viewBox="0 0 4344 401" svg:d="M0 0c1449 0 2896 0 4344 0 0 133 0 268 0 401-1448 0-2895 0-4344 0 0-133 0-268 0-401z"><text:p/></draw:path><draw:path draw:style-name="gr1279" draw:text-style-name="P20" svg:width="0.304cm" svg:height="0.284cm" svg:x="0.001cm" svg:y="0.031cm" svg:viewBox="0 0 305 285" svg:d="M282 187c1-1 1-3 2-4 0-2 0-5-4-5-5 0-5 2-6 5-28 61-44 88-116 88-20 0-40 0-61 0-6 0-7 0-9 0-4 0-6-1-6-4 0-2 0-2 2-10 10-37 19-76 29-113 14 0 27 0 42 0 36 0 36 9 36 19 0 3 0 8-4 21 0 2-1 3-1 5s2 4 6 4 5-2 6-8c8-34 16-66 24-99 0-2-2-4-5-4s-5 2-6 7c-8 32-17 42-55 42-13 0-26 0-40 0 9-35 17-69 26-102 3-15 4-16 22-16 21 0 40 0 60 0 51 0 64 12 64 47 0 10 0 11-1 22 0 2-1 4-1 7 0 1 1 6 4 6 5 0 6-3 6-11 3-24 6-49 9-73 1-11 0-11-11-11-71 0-143 0-214 0-8 0-12 0-12 8 0 5 4 5 12 5 16 0 28 0 28 7 0 2 0 3-2 10-20 74-38 149-57 222-3 16-5 19-38 19-7 0-11 0-11 9 0 5 4 5 11 5 73 0 146 0 219 0 10 0 10 0 14-8 13-30 25-60 38-90z"><text:p/></draw:path><draw:path draw:style-name="gr1280" draw:text-style-name="P20" svg:width="0.057cm" svg:height="0.419cm" svg:x="0.44cm" svg:y="0.001cm" svg:viewBox="0 0 58 420" svg:d="M58 420c0-6 0-10 0-16-14 0-28 0-41 0 0-129 0-259 0-387 13 0 27 0 41 0 0-6 0-11 0-17-20 0-39 0-58 0 0 141 0 280 0 420 19 0 38 0 58 0z"><text:p/></draw:path><draw:path draw:style-name="gr1281" draw:text-style-name="P20" svg:width="0.306cm" svg:height="0.285cm" svg:x="0.522cm" svg:y="0.03cm" svg:viewBox="0 0 307 286" svg:d="M238 48c2-2 3-4 6-6 12-13 26-28 55-29 5-1 8-1 8-8 0-4-2-5-6-5-11 0-23 1-35 1-13 0-27-1-42-1-2 0-7 0-7 7 0 5 4 6 6 6 3 0 16 0 16 10 0 7-11 18-12 19-33 37-65 74-97 113-16-42-32-83-47-125-3-6-1-5-3-7 0-10 21-10 24-10 6 0 11 0 11-8 0-5-5-5-6-5-12 0-42 1-54 1-9 0-36-1-47-1-2 0-8 0-8 8 0 5 5 5 10 5 26 0 27 4 31 13 17 47 35 93 51 140 2 1 3 6 3 7s-17 67-19 76c-6 22-6 24-40 24-8 0-12 0-12 8 0 5 4 4 6 5 12 0 42-1 54-1 11 0 42 1 54 1 2 0 7 0 7-9 0-4-3-4-12-4-5 0-8 0-15 0-9-2-11-3-11-8 0-2 3-18 5-26 4-19 10-40 15-59 3-7 3-8 6-12 35-41 70-80 105-120z"><text:p/></draw:path><draw:path draw:style-name="gr1282" draw:text-style-name="P20" svg:width="0.057cm" svg:height="0.419cm" svg:x="0.855cm" svg:y="0.001cm" svg:viewBox="0 0 58 420" svg:d="M58 0c-20 0-39 0-58 0 0 6 0 11 0 17 13 0 28 0 41 0 0 128 0 258 0 387-13 0-28 0-41 0 0 6 0 10 0 16 19 0 38 0 58 0 0-140 0-279 0-420z"><text:p/></draw:path><draw:path draw:style-name="gr1283" draw:text-style-name="P20" svg:width="0.18cm" svg:height="0.132cm" svg:x="0.977cm" svg:y="0.312cm" svg:viewBox="0 0 181 133" svg:d="M23 112c-1 3-4 10-4 12 0 6 6 9 11 9s10-4 11-7c1-4 3-12 6-18 1-5 5-19 6-26 2-6 3-14 5-20 3-12 3-14 13-26 7-12 21-28 44-28 17 0 17 16 17 21 0 18-13 50-17 62-3 9-5 12-5 17 0 16 14 25 28 25 30 0 43-41 43-45s-3-3-5-4c-4 0-4 2-6 5-7 24-19 36-31 36-6 0-7-5-7-11s1-10 6-24c4-8 16-40 16-56 0-29-22-34-39-34-24 0-41 16-49 26-2-19-19-26-31-26-13 0-21 10-24 16-6 10-11 27-11 30s4 2 5 3c5 0 5-1 7-9 5-17 10-32 22-32 7 0 9 6 9 15 0 6-2 15-5 24-2 7-4 20-6 26-3 12-6 25-9 39z"><text:p/></draw:path><draw:path draw:style-name="gr1284" draw:text-style-name="P20" svg:width="0.28cm" svg:height="0.099cm" svg:x="1.333cm" svg:y="0.161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1285" draw:text-style-name="P20" svg:width="0.227cm" svg:height="0.19cm" svg:x="1.767cm" svg:y="0.131cm" svg:viewBox="0 0 228 191" svg:d="M24 161c-1 7-4 17-4 19 0 7 6 11 14 11 4 0 12-4 15-12 3-11 5-20 7-31 4-13 6-26 10-38 2-9 5-19 7-28 1-8 5-20 5-21 7-13 29-51 70-51 19 0 22 15 22 28 0 27-21 81-27 99-4 10-5 14-5 19 0 21 16 35 35 35 39 0 55-61 55-65s-4-4-5-4c-5 0-5 2-6 8-8 29-23 51-43 51-7 0-11-3-11-13 0-11 5-20 9-30 7-23 25-68 25-92 0-29-18-46-48-46-39 0-59 28-66 37-3-24-19-37-39-37s-27 17-32 24c-6 14-12 40-12 41 0 5 4 5 5 5 3 0 5-2 7-10 7-30 16-50 31-50 9 0 12 4 12 19 0 8-1 13-6 35-8 32-17 65-25 97z"><text:p/></draw:path><draw:path draw:style-name="gr1286" draw:text-style-name="P20" svg:width="0.305cm" svg:height="0.284cm" svg:x="2.024cm" svg:y="0.031cm" svg:viewBox="0 0 306 285" svg:d="M282 187c1-1 1-3 2-4 0-2 0-5-4-5s-5 2-6 5c-28 61-44 88-116 88-20 0-40 0-61 0-6 0-7 0-9 0-4 0-5-1-5-4 0-2 0-2 1-10 10-37 19-76 29-113 14 0 27 0 42 0 36 0 36 9 36 19 0 3 0 8-3 21-1 2-2 3-2 5s2 4 6 4 5-2 6-8c8-34 16-66 24-99 0-2-1-4-5-4-3 0-5 2-6 7-8 32-15 42-55 42-13 0-26 0-40 0 9-35 17-69 26-102 3-15 4-16 22-16 21 0 40 0 60 0 52 0 64 12 64 47 0 10 0 11-1 22 0 2-1 4-1 7 0 1 1 6 6 6 4 0 4-3 6-11 2-24 6-49 8-73 1-11-1-11-12-11-71 0-142 0-212 0-9 0-14 0-14 8 0 5 4 5 12 5 16 0 28 0 28 7 0 2 0 3-2 10-18 74-38 149-56 222-4 16-6 19-38 19-7 0-12 0-12 9 0 5 4 5 12 5 73 0 145 0 218 0 10 0 10 0 14-8 13-30 25-60 38-90z"><text:p/></draw:path><draw:path draw:style-name="gr1287" draw:text-style-name="P20" svg:width="0.057cm" svg:height="0.419cm" svg:x="2.462cm" svg:y="0.001cm" svg:viewBox="0 0 58 420" svg:d="M58 420c0-6 0-10 0-16-14 0-28 0-41 0 0-129 0-259 0-387 13 0 27 0 41 0 0-6 0-11 0-17-20 0-39 0-58 0 0 141 0 280 0 420 19 0 38 0 58 0z"><text:p/></draw:path><draw:path draw:style-name="gr1288" draw:text-style-name="P20" svg:width="0.346cm" svg:height="0.285cm" svg:x="2.541cm" svg:y="0.03cm" svg:viewBox="0 0 347 286" svg:d="M193 114c-12-29-24-56-36-84-1-4-1-4-2-5 0-2 7-11 25-12 5-1 8-1 8-8 0-5-4-5-6-5-16 0-36 1-52 1-11 0-38-1-48-1-3 0-8 0-8 8 0 5 4 5 10 5 25 0 28 4 31 13 17 40 34 78 51 118-30 31-59 63-89 95-3 1-4 2-6 4-21 22-41 28-61 30-6 1-10 1-10 8 0 1 0 5 5 5 13 0 26-1 39-1 16 0 33 1 48 1 3 0 8 0 8-9 0-3-4-4-5-4-4 0-17-2-17-14 0-6 6-13 11-18 14-14 29-30 43-44 13-14 25-29 38-42 15 34 28 67 42 100 3 4 3 4 3 6 0 3-9 10-24 12-5 1-9 1-9 8 0 5 4 5 6 5 12 0 41-1 53-1 11 0 36 1 47 1 4 0 8 0 8-7 0-6-4-6-8-6-28 0-29-2-36-18-16-39-44-104-54-129 29-30 73-80 86-92 12-10 29-20 54-21 5-1 9-1 9-8 0-1 0-5-5-5-13 0-26 1-40 1-15 0-32-1-46-1-3 0-9 0-9 8 0 3 3 4 5 5 4 0 17 1 17 12 0 6-5 12-7 16-23 24-46 48-69 73z"><text:p/></draw:path><draw:path draw:style-name="gr1289" draw:text-style-name="P20" svg:width="0.057cm" svg:height="0.419cm" svg:x="2.922cm" svg:y="0.001cm" svg:viewBox="0 0 58 420" svg:d="M58 0c-20 0-39 0-58 0 0 6 0 11 0 17 13 0 28 0 41 0 0 128 0 258 0 387-13 0-28 0-41 0 0 6 0 10 0 16 19 0 38 0 58 0 0-140 0-279 0-420z"><text:p/></draw:path><draw:path draw:style-name="gr1290" draw:text-style-name="P20" svg:width="0.28cm" svg:height="0.099cm" svg:x="3.17cm" svg:y="0.161cm" svg:viewBox="0 0 281 100" svg:d="M266 18c6 0 15-1 15-10 0-8-9-8-15-8-84 0-169 0-253 0-5 0-13 0-13 8 0 9 8 10 14 10 84 0 168 0 252 0zM266 100c6 0 15 0 15-9 0-8-9-8-15-8-84 0-168 0-252 0-6 0-14 0-14 8 0 9 8 9 13 9 84 0 169 0 253 0z"><text:p/></draw:path><draw:path draw:style-name="gr1291" draw:text-style-name="P20" svg:width="0.174cm" svg:height="0.287cm" svg:x="3.61cm" svg:y="0.037cm" svg:viewBox="0 0 175 288" svg:d="M104 132c35-12 59-41 59-74 0-35-37-58-77-58-43 0-75 25-75 56 0 15 9 23 21 23 14 0 22-9 22-21 0-22-19-22-26-22 13-20 42-26 56-26 18 0 41 9 41 48 0 4-1 28-12 48-12 19-27 21-37 21-4 0-14 2-17 2-4 0-6 1-6 4 0 5 2 5 9 5 6 0 14 0 20 0 34 0 50 29 50 70 0 56-30 68-48 68s-50-7-65-32c15 2 28-6 28-22 0-14-11-24-23-24-11 0-24 6-24 25 0 38 40 65 85 65 52 0 90-38 90-80 0-35-26-67-71-76z"><text:p/></draw:path><draw:path draw:style-name="gr1292" draw:text-style-name="P20" svg:width="0.043cm" svg:height="0.043cm" svg:x="3.839cm" svg:y="0.271cm" svg:viewBox="0 0 44 44" svg:d="M44 23c0-13-9-23-21-23-13 0-23 10-23 23 0 12 10 21 23 21 12 0 21-9 21-21z"><text:p/></draw:path><draw:path draw:style-name="gr1293" draw:text-style-name="P20" svg:width="0.167cm" svg:height="0.287cm" svg:x="3.941cm" svg:y="0.037cm" svg:viewBox="0 0 168 288" svg:d="M168 196c0-51-35-93-80-93-20 0-39 7-53 22 0-28 0-55 0-83 8 4 21 6 36 6 51 0 81-38 81-43 0-4-2-5-4-5s-2 0-4 1c-8 4-29 12-58 12-16 0-36-3-55-12-3-1-5-1-6-1-3 0-3 4-3 10 0 42 0 82 0 125 0 8 0 10 6 10 2 0 3-1 4-3 5-6 21-29 56-29 21 0 32 19 36 26 6 16 7 33 7 53 0 16 0 41-11 57-10 16-25 27-44 27-32 0-56-23-63-45 1 0 3 0 7 0 15 0 22-11 22-21 0-11-7-20-22-20-6 0-20 3-20 23 0 34 29 75 77 75s91-41 91-92z"><text:p/></draw:path><draw:path draw:style-name="gr1294" draw:text-style-name="P20" svg:width="0.228cm" svg:height="0.19cm" svg:x="4.142cm" svg:y="0.131cm" svg:viewBox="0 0 229 191" svg:d="M25 161c-1 7-3 17-3 19 0 7 6 11 12 11 4 0 13-4 15-12 3-11 6-20 9-31 2-13 6-26 8-38 4-9 6-19 7-28 3-8 6-20 6-21 6-13 29-51 69-51 19 0 22 15 22 28 0 27-20 81-27 99-4 10-4 14-4 19 0 21 15 35 35 35 40 0 55-61 55-65s-3-4-5-4c-4 0-4 2-7 8-8 29-21 51-43 51-7 0-10-3-10-13 0-11 4-20 8-30 8-23 26-68 26-92 0-29-18-46-49-46-37 0-58 28-65 37-2-24-20-37-40-37-19 0-27 17-31 24-7 14-13 40-13 41 0 5 5 5 6 5 4 0 4-2 7-10 6-30 16-50 30-50 9 0 13 4 13 19 0 8-1 13-7 35-8 32-15 65-24 97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12" loext:marker-style-name="T3"><text:span text:style-name="T15"/></text:p>
      <text:p text:style-name="P12" loext:marker-style-name="T3"><text:span text:style-name="T10">Rolling dice n times has each 3.5 of expected value individually, so by just multiplying it n times we can get E[Y].</text:span></text:p>
      <text:p text:style-name="P12" loext:marker-style-name="T3"><text:span text:style-name="T15"/></text:p>
      <text:p text:style-name="P12" loext:marker-style-name="T3"><text:span text:style-name="T15"/></text:p>
      <text:p text:style-name="P12" loext:marker-style-name="T3"><text:span text:style-name="T15"/></text:p>
      <text:p text:style-name="P12" loext:marker-style-name="T7"><text:soft-page-break/><text:span text:style-name="T7">Part (</text:span><text:span text:style-name="T8">d</text:span><text:span text:style-name="T7">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7" table:style-name="표7">
        <table:table-column table:style-name="표7.A"/>
        <table:table-row table:style-name="표7.1">
          <table:table-cell table:style-name="표7.A1" office:value-type="string">
            <text:p text:style-name="P11" loext:marker-style-name="T3"><draw:g text:anchor-type="as-char" svg:y="-0.369cm" draw:z-index="39" draw:style-name="gr1"><svg:title>TexMaths</svg:title><svg:desc>12§display§V \left( Y \right) = n^2V\left( Y\right) \approx n^22.92§svg§600§FALSE§</svg:desc><draw:path draw:style-name="gr1295" draw:text-style-name="P19" svg:width="4.845cm" svg:height="0.43cm" svg:x="0.001cm" svg:y="0.023cm" svg:viewBox="0 0 4846 431" svg:d="M0 0c1615 0 3231 0 4846 0 0 144 0 287 0 431-1615 0-3231 0-4846 0 0-144 0-287 0-431z"><text:p/></draw:path><draw:path draw:style-name="gr1296" draw:text-style-name="P20" svg:width="0.299cm" svg:height="0.294cm" svg:x="0.003cm" svg:y="0.084cm" svg:viewBox="0 0 300 295" svg:d="M241 47c21-33 39-34 54-35 5 0 4-5 5-7 0-4-1-5-5-5-11 0-23 1-35 1-14 0-28-1-42-1-2 0-7 0-7 7 0 5 4 5 6 5 12 1 19 6 19 14 0 6-3 11-6 16-43 68-86 137-129 205-10-74-19-149-29-222 0-7 10-13 30-13 5 0 10 0 10-8 0-4-3-4-6-4-17 0-35 1-52 1-7 0-16-1-23-1-8 0-15 0-23 0-3 0-8 0-8 7 0 5 4 5 11 5 23 0 24 5 25 14 11 87 23 173 34 260 1 8 2 9 8 9s8-2 11-8c50-79 102-160 152-240z"><text:p/></draw:path><draw:path draw:style-name="gr1297" draw:text-style-name="P20" svg:width="0.096cm" svg:height="0.419cm" svg:x="0.432cm" svg:y="0.055cm" svg:viewBox="0 0 97 420" svg:d="M97 416c0-2 0-2-7-9-53-54-66-133-66-197 0-73 16-146 68-199 5-5 5-5 5-6 0-4-1-5-3-5-5 0-44 29-68 82-21 46-26 93-26 128 0 34 4 83 28 131 25 52 61 79 66 79 2 0 3-1 3-4z"><text:p/></draw:path><draw:path draw:style-name="gr1298" draw:text-style-name="P20" svg:width="0.305cm" svg:height="0.285cm" svg:x="0.568cm" svg:y="0.084cm" svg:viewBox="0 0 306 286" svg:d="M236 47c3-1 4-4 6-5 14-13 27-28 56-30 4 0 8 0 8-7 0-4-2-5-5-5-12 0-24 1-35 1-14 0-28-1-42-1-2 0-8 0-8 7 0 5 5 5 6 5 4 0 16 1 16 10 0 7-10 19-12 20-33 37-65 74-98 113-15-42-31-83-46-125-3-6-2-5-3-7 0-11 21-11 25-11 6 0 10 0 10-8 0-4-5-4-6-4-12 0-41 1-53 1-11 0-37-1-48-1-2 0-7 0-7 8 0 4 4 4 10 4 25 0 26 5 30 14 18 47 34 93 52 140 0 1 2 6 2 7s-17 68-20 77c-4 21-6 23-39 23-7 0-11 0-11 8 0 5 5 5 6 5 12 0 41-1 53-1s42 1 54 1c2 0 8 0 8-9 0-4-5-4-12-4-1 0-9 0-17 0-8-2-10-3-10-8 0-3 3-16 6-25 4-20 9-41 14-60 2-7 2-8 6-13 35-41 70-81 104-120z"><text:p/></draw:path><draw:path draw:style-name="gr1299" draw:text-style-name="P20" svg:width="0.096cm" svg:height="0.419cm" svg:x="0.917cm" svg:y="0.055cm" svg:viewBox="0 0 97 420" svg:d="M97 210c0-32-5-83-27-131-26-51-62-79-66-79-3 0-4 1-4 5 0 1 0 1 7 9 42 41 66 108 66 196 0 71-15 145-68 198-5 6-5 6-5 8s1 4 4 4c4 0 42-29 67-83 21-45 26-91 26-127z"><text:p/></draw:path><draw:path draw:style-name="gr1300" draw:text-style-name="P20" svg:width="0.28cm" svg:height="0.097cm" svg:x="1.196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1301" draw:text-style-name="P20" svg:width="0.227cm" svg:height="0.19cm" svg:x="1.631cm" svg:y="0.184cm" svg:viewBox="0 0 228 191" svg:d="M25 161c-2 7-5 17-5 18 0 8 6 12 14 12 4 0 12-4 15-12 0-1 5-20 7-31 4-14 6-26 10-38 2-9 5-19 7-28 1-8 5-20 6-21 6-13 28-51 69-51 19 0 22 15 22 28 0 27-20 81-27 99-4 10-5 14-5 19 0 21 16 35 35 35 39 0 55-61 55-65 0-5-4-5-5-5-3 0-3 1-6 9-8 29-23 51-43 51-7 0-11-3-11-13 0-11 5-21 9-30 7-23 25-68 25-92 0-29-18-46-48-46-39 0-59 26-66 37-3-24-19-37-39-37-19 0-27 17-32 24-6 14-12 40-12 41 0 5 4 5 5 5 5 0 5-2 7-10 7-30 16-50 31-50 9 0 13 4 13 19 0 8-2 13-7 35-8 32-15 64-24 97z"><text:p/></draw:path><draw:path draw:style-name="gr1302" draw:text-style-name="P20" svg:width="0.13cm" svg:height="0.195cm" svg:x="1.89cm" svg:y="0.001cm" svg:viewBox="0 0 131 196" svg:d="M131 143c-4 0-7 0-11 0 0 6-4 23-7 26-3 2-25 2-29 2-18 0-37 0-55 0 31-27 42-35 60-50 21-17 42-36 42-63 0-36-31-58-70-58-36 0-61 26-61 53 0 15 13 17 16 17 7 0 15-5 15-16 0-6-2-16-17-16 9-21 29-27 42-27 30 0 46 23 46 47 0 25-18 45-28 56-24 23-48 47-72 71-2 2-2 2-2 11 41 0 80 0 121 0 4-18 6-36 10-53z"><text:p/></draw:path><draw:path draw:style-name="gr1303" draw:text-style-name="P20" svg:width="0.299cm" svg:height="0.294cm" svg:x="2.084cm" svg:y="0.084cm" svg:viewBox="0 0 300 295" svg:d="M241 47c21-33 39-34 54-35 5 0 4-5 5-7 0-4-1-5-5-5-11 0-24 1-35 1-14 0-28-1-42-1-2 0-8 0-8 7 0 5 5 5 7 5 12 1 19 6 19 14 0 6-3 11-6 16-43 68-86 137-129 205-10-74-19-149-29-222 0-7 10-13 29-13 6 0 11 0 11-8 0-4-4-4-6-4-17 0-35 1-52 1-8 0-17-1-24-1-8 0-16 0-23 0-2 0-7 0-7 7 0 5 4 5 11 5 23 0 24 5 25 14 11 87 22 173 32 260 2 8 4 9 9 9 7 0 8-2 12-8 50-79 102-160 152-240z"><text:p/></draw:path><draw:path draw:style-name="gr1304" draw:text-style-name="P20" svg:width="0.096cm" svg:height="0.419cm" svg:x="2.511cm" svg:y="0.055cm" svg:viewBox="0 0 97 420" svg:d="M97 416c0-2 0-2-7-9-53-54-66-133-66-197 0-73 16-146 67-199 6-5 6-5 6-6 0-4-1-5-3-5-5 0-44 29-68 82-21 46-26 93-26 128 0 34 4 83 28 131 25 52 61 79 66 79 2 0 3-1 3-4z"><text:p/></draw:path><draw:path draw:style-name="gr1305" draw:text-style-name="P20" svg:width="0.305cm" svg:height="0.285cm" svg:x="2.648cm" svg:y="0.084cm" svg:viewBox="0 0 306 286" svg:d="M236 47c3-1 4-4 6-5 14-13 27-28 56-30 4 0 8 0 8-7 0-4-2-5-5-5-12 0-24 1-35 1-14 0-28-1-42-1-3 0-8 0-8 7 0 5 4 5 6 5 4 0 16 1 16 10 0 7-10 19-12 20-33 37-65 74-98 113-15-42-31-83-46-125-3-6-2-5-3-7 0-11 21-11 25-11 6 0 10 0 10-8 0-4-5-4-6-4-12 0-41 1-53 1-11 0-37-1-48-1-2 0-7 0-7 8 0 4 4 4 10 4 25 0 26 5 30 14 18 47 34 93 52 140 0 1 2 6 2 7s-17 68-20 77c-4 21-6 23-39 23-7 0-11 0-11 8 0 5 5 5 6 5 11 0 41-1 53-1s42 1 54 1c2 0 8 0 8-9 0-4-5-4-12-4-1 0-9 0-17 0-8-2-10-3-10-8 0-3 3-16 6-25 4-20 9-41 14-60 2-7 2-8 6-13 35-41 70-81 104-120z"><text:p/></draw:path><draw:path draw:style-name="gr1306" draw:text-style-name="P20" svg:width="0.097cm" svg:height="0.419cm" svg:x="2.995cm" svg:y="0.055cm" svg:viewBox="0 0 98 420" svg:d="M98 210c0-32-4-83-27-131-25-51-63-79-66-79s-5 1-5 5c0 1 0 1 8 9 42 41 66 108 66 196 0 71-15 145-68 198-6 6-6 6-6 8s2 4 5 4 42-29 67-83c22-45 26-91 26-127z"><text:p/></draw:path><draw:path draw:style-name="gr1307" draw:text-style-name="P20" svg:width="0.28cm" svg:height="0.178cm" svg:x="3.276cm" svg:y="0.168cm" svg:viewBox="0 0 281 179" svg:d="M281 13c0-9-3-13-6-13-1 0-5 1-5 11-2 30-31 47-59 47-25 0-45-14-68-28-23-16-45-30-72-30-40 0-71 30-71 68 0 10 4 12 6 12 4 0 6-7 6-9 2-35 36-48 59-48 24 0 45 13 67 27 23 16 46 32 73 32 39 0 70-30 70-69zM281 112c0-14-5-14-6-14s-5 3-5 11c-2 29-31 47-59 47-25 0-45-13-68-28s-45-31-72-31c-40 0-71 30-71 70 0 8 4 12 6 12 4 0 6-8 6-10 2-34 36-48 59-48 24 0 45 13 67 28 23 16 46 30 73 30 40 0 70-31 70-67z"><text:p/></draw:path><draw:path draw:style-name="gr1308" draw:text-style-name="P20" svg:width="0.227cm" svg:height="0.19cm" svg:x="3.71cm" svg:y="0.184cm" svg:viewBox="0 0 228 191" svg:d="M24 161c-1 7-4 17-4 18 0 8 6 12 12 12s14-4 16-12c1-1 6-20 8-31 4-14 6-26 10-38 2-9 5-19 7-28 1-8 5-20 5-21 7-13 29-51 70-51 19 0 22 15 22 28 0 27-21 81-27 99-4 10-5 14-5 19 0 21 16 35 35 35 39 0 55-61 55-65 0-5-4-5-5-5-5 0-5 1-6 9-8 29-23 51-43 51-7 0-11-3-11-13 0-11 5-21 9-30 7-23 25-68 25-92 0-29-18-46-48-46-39 0-59 26-66 37-3-24-19-37-39-37s-27 17-32 24c-6 14-12 40-12 41 0 5 4 5 5 5 3 0 5-2 7-10 7-30 16-50 31-50 9 0 12 4 12 19 0 8-1 13-6 35-8 32-17 64-25 97z"><text:p/></draw:path><draw:path draw:style-name="gr1309" draw:text-style-name="P20" svg:width="0.13cm" svg:height="0.195cm" svg:x="3.97cm" svg:y="0.001cm" svg:viewBox="0 0 131 196" svg:d="M131 143c-4 0-7 0-11 0 0 6-4 23-7 26-3 2-25 2-29 2-18 0-37 0-55 0 31-27 42-35 59-50 22-17 43-36 43-63 0-36-31-58-70-58-36 0-61 26-61 53 0 15 13 17 16 17 7 0 15-5 15-16 0-6-2-16-18-16 10-21 30-27 43-27 30 0 46 23 46 47 0 25-18 45-28 56-24 23-48 47-72 71-2 2-2 2-2 11 41 0 80 0 121 0 4-18 6-36 10-53z"><text:p/></draw:path><draw:path draw:style-name="gr1310" draw:text-style-name="P20" svg:width="0.167cm" svg:height="0.279cm" svg:x="4.162cm" svg:y="0.09cm" svg:viewBox="0 0 168 280" svg:d="M32 249c15-15 30-29 45-44 66-57 91-80 91-122 0-48-38-83-90-83-47 0-78 40-78 77 0 24 20 24 22 24 7 0 22-6 22-23 0-11-8-22-22-22-4 0-5 0-6 0 9-27 32-43 57-43 39 0 57 35 57 70 0 33-22 66-45 92-27 30-54 60-81 89-4 5-4 6-4 16 52 0 104 0 156 0 4-24 8-48 12-72-4 0-7 0-11 0-2 13-5 31-9 37-3 4-30 4-40 4-25 0-50 0-76 0z"><text:p/></draw:path><draw:path draw:style-name="gr1311" draw:text-style-name="P20" svg:width="0.043cm" svg:height="0.043cm" svg:x="4.387cm" svg:y="0.325cm" svg:viewBox="0 0 44 44" svg:d="M44 23c0-13-9-23-21-23-13 0-23 10-23 23 0 12 10 21 23 21 12 0 21-9 21-21z"><text:p/></draw:path><draw:path draw:style-name="gr1312" draw:text-style-name="P20" svg:width="0.174cm" svg:height="0.288cm" svg:x="4.486cm" svg:y="0.09cm" svg:viewBox="0 0 175 289" svg:d="M137 148c0 3 0 8 0 13 0 97-43 116-69 116-7 0-30-1-40-15 18 0 21-11 21-18 0-13-9-19-19-19-7 0-19 3-19 20 0 26 23 44 59 44 54 0 105-56 105-146 0-114-48-143-86-143-23 0-43 8-61 28-18 18-28 36-28 67 0 53 37 95 84 95 26 0 43-18 53-42zM85 180c-7 0-26 0-39-27-8-16-8-37-8-57 0-23 0-43 9-59 12-20 27-26 42-26 19 0 33 14 41 33 4 14 7 40 7 59 0 36-15 77-52 77z"><text:p/></draw:path><draw:path draw:style-name="gr1313" draw:text-style-name="P20" svg:width="0.167cm" svg:height="0.279cm" svg:x="4.7cm" svg:y="0.09cm" svg:viewBox="0 0 168 280" svg:d="M32 249c15-15 30-29 45-44 66-57 91-80 91-122 0-48-38-83-90-83-47 0-78 40-78 77 0 24 20 24 22 24 7 0 21-6 21-23 0-11-7-22-21-22-4 0-5 0-6 0 9-27 32-43 57-43 39 0 57 35 57 70 0 33-22 66-45 92-27 30-54 60-81 89-4 5-4 6-4 16 52 0 104 0 156 0 4-24 8-48 12-72-4 0-7 0-11 0-2 13-5 31-9 37-3 4-30 4-40 4-25 0-50 0-76 0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12" loext:marker-style-name="T3"><text:span text:style-name="T10"/></text:p>
      <text:p text:style-name="P12" loext:marker-style-name="T3"><text:span text:style-name="T10">Used the nature of the distribution, because of like Part(c), Y is multiplication of X.</text:span></text:p>
      <text:p text:style-name="P13" loext:marker-style-name="T4"><text:span text:style-name="T4">Problem </text:span><text:span text:style-name="T5">11</text:span></text:p>
      <text:p text:style-name="P7" loext:marker-style-name="T3"/>
      <text:p text:style-name="P12" loext:marker-style-name="T7"><text:span text:style-name="T7">Part (a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20" table:style-name="표20">
        <table:table-column table:style-name="표20.A"/>
        <table:table-row table:style-name="표20.1">
          <table:table-cell table:style-name="표20.A1" office:value-type="string">
            <text:p text:style-name="P11" loext:marker-style-name="T3"><draw:g text:anchor-type="as-char" svg:y="-0.561cm" draw:z-index="41" draw:style-name="gr1"><svg:title>TexMaths</svg:title><svg:desc>12§display§\frac12i§svg§600§FALSE§</svg:desc><draw:path draw:style-name="gr1031" draw:text-style-name="P19" svg:width="0.34cm" svg:height="0.81cm" svg:x="0.023cm" svg:y="0.023cm" svg:viewBox="0 0 341 811" svg:d="M0 0c113 0 228 0 341 0 0 270 0 540 0 811-113 0-228 0-341 0 0-271 0-541 0-811z"><text:p/></draw:path><draw:path draw:style-name="gr1032" draw:text-style-name="P20" svg:width="0.139cm" svg:height="0.28cm" svg:x="0.038cm" svg:y="0.001cm" svg:viewBox="0 0 140 281" svg:d="M87 11c0-10 0-11-10-11-26 28-63 28-77 28 0 4 0 8 0 13 8 0 34 0 55-12 0 73 0 145 0 218 0 16-1 21-38 21-5 0-10 0-15 0 0 3 0 8 0 13 16-1 52-1 69-1s54 0 69 1c0-5 0-10 0-13-5 0-10 0-13 0-39 0-40-5-40-21 0-79 0-157 0-236z"><text:p/></draw:path><draw:path draw:style-name="gr1033" draw:text-style-name="P20" svg:width="0.209cm" svg:height="0.016cm" svg:x="0.001cm" svg:y="0.451cm" svg:viewBox="0 0 210 17" svg:d="M0 0c70 0 140 0 210 0 0 6 0 11 0 17-70 0-140 0-210 0 0-6 0-11 0-17z"><text:p/></draw:path><draw:path draw:style-name="gr1034" draw:text-style-name="P20" svg:width="0.167cm" svg:height="0.28cm" svg:x="0.023cm" svg:y="0.574cm" svg:viewBox="0 0 168 281" svg:d="M33 249c14-15 30-29 44-44 65-58 91-81 91-123 0-48-38-82-90-82-47 0-78 38-78 77 0 23 20 23 22 23 7 0 21-5 21-22 0-11-7-23-21-23-4 0-5 0-6 1 9-27 32-43 58-43 37 0 56 34 56 69 0 33-21 67-44 93-27 30-55 60-81 90-5 5-5 5-5 16 52 0 104 0 157 0 3-25 7-49 11-73-4 0-8 0-10 0-2 12-6 31-10 37-3 4-31 4-39 4-26 0-51 0-76 0z"><text:p/></draw:path><draw:path draw:style-name="gr1035" draw:text-style-name="P20" svg:width="0.111cm" svg:height="0.282cm" svg:x="0.273cm" svg:y="0.288cm" svg:viewBox="0 0 112 283" svg:d="M109 16c0-9-7-16-16-16-12 0-23 11-23 23 0 8 6 15 16 15 9 0 23-10 23-22zM76 174c5-12 5-13 10-25 3-8 4-13 4-22 0-19-13-35-33-35-40 0-57 62-57 65 0 5 5 5 6 5 4 0 4-1 6-8 12-40 29-52 43-52 3 0 10 0 10 13 0 9-2 18-5 22-2 11-21 60-29 78-3 11-9 25-9 34 0 20 14 34 35 34 39 0 55-61 55-64 0-5-3-5-5-5-5 0-5 2-7 8-7 27-20 52-42 52-7 0-11-4-11-13 0-11 2-17 12-42 6-16 11-30 17-45z"><text:p/></draw:path></draw:g><text:s/><text:span text:style-name="T15">if </text:span><text:span text:style-name="T15"><draw:g text:anchor-type="as-char" svg:y="-0.561cm" draw:z-index="40" draw:style-name="gr1"><svg:title>TexMaths</svg:title><svg:desc>12§display§p = \frac12§svg§600§FALSE§</svg:desc><draw:path draw:style-name="gr1036" draw:text-style-name="P19" svg:width="1.002cm" svg:height="0.81cm" svg:x="0.022cm" svg:y="0.023cm" svg:viewBox="0 0 1003 811" svg:d="M0 0c334 0 669 0 1003 0 0 270 0 540 0 811-334 0-669 0-1003 0 0-271 0-541 0-811z"><text:p/></draw:path><draw:path draw:style-name="gr1037" draw:text-style-name="P20" svg:width="0.218cm" svg:height="0.267cm" svg:x="0.001cm" svg:y="0.38cm" svg:viewBox="0 0 219 268" svg:d="M32 238c-3 14-3 17-22 17-5 0-10 0-10 8 0 4 2 5 6 5 11 0 23-1 35-1 14 0 29 1 42 1 2 0 7 0 7-9 0-4-4-4-10-4-21 0-21-3-21-6 0-5 18-75 21-84 5 12 17 26 39 26 49 0 100-61 100-124 0-39-24-67-55-67-21 0-42 16-55 31-5-23-23-31-38-31-19 0-28 17-31 24-8 14-14 40-14 41 0 5 5 5 6 5 4 0 4-2 8-10 6-30 14-50 30-50 7 0 13 3 13 19 0 9-2 14-3 21-15 63-32 125-48 188zM107 55c2-12 14-24 21-30 16-13 28-15 35-15 17 0 26 14 26 39 0 24-13 74-21 89-15 30-35 43-49 43-29 0-34-34-34-37 0-1 0-1 1-7 7-28 13-54 21-82z"><text:p/></draw:path><draw:path draw:style-name="gr1038" draw:text-style-name="P20" svg:width="0.279cm" svg:height="0.099cm" svg:x="0.366cm" svg:y="0.412cm" svg:viewBox="0 0 280 100" svg:d="M266 17c6 0 14 0 14-9 0-8-8-8-14-8-84 0-168 0-252 0-6 0-14 0-14 8 0 9 8 9 14 9 84 0 168 0 252 0zM266 100c6 0 14-2 14-10 0-10-8-8-14-8-84 0-168 0-252 0-6 0-14-2-14 8 0 8 8 10 14 10 84 0 168 0 252 0z"><text:p/></draw:path><draw:path draw:style-name="gr1039" draw:text-style-name="P20" svg:width="0.137cm" svg:height="0.28cm" svg:x="0.874cm" svg:y="0.001cm" svg:viewBox="0 0 138 281" svg:d="M85 11c0-10 0-11-10-11-25 28-62 28-75 28 0 4 0 8 0 13 8 0 32 0 54-12 0 73 0 145 0 218 0 16-1 21-38 21-5 0-9 0-14 0 0 3 0 8 0 13 15-1 50-1 68-1 16 0 53 0 68 1 0-5 0-10 0-13-5 0-9 0-13 0-38 0-40-5-40-21 0-79 0-157 0-236z"><text:p/></draw:path><draw:path draw:style-name="gr1040" draw:text-style-name="P20" svg:width="0.21cm" svg:height="0.016cm" svg:x="0.836cm" svg:y="0.451cm" svg:viewBox="0 0 211 17" svg:d="M0 0c71 0 140 0 211 0 0 6 0 11 0 17-71 0-140 0-211 0 0-6 0-11 0-17z"><text:p/></draw:path><draw:path draw:style-name="gr1041" draw:text-style-name="P20" svg:width="0.167cm" svg:height="0.28cm" svg:x="0.858cm" svg:y="0.574cm" svg:viewBox="0 0 168 281" svg:d="M32 249c15-15 30-29 45-44 66-58 91-81 91-123 0-48-39-82-90-82-47 0-78 38-78 77 0 23 20 23 22 23 7 0 22-5 22-22 0-11-8-23-22-23-4 0-4 0-5 1 9-27 32-43 56-43 38 0 56 34 56 69 0 33-21 67-44 93-26 30-54 60-80 90-5 5-5 5-5 16 52 0 104 0 156 0 3-25 8-49 12-73-4 0-7 0-11 0-2 12-5 31-10 37-2 4-30 4-39 4-25 0-50 0-76 0z"><text:p/></draw:path></draw:g></text:span><text:span text:style-name="T15">, </text:span><text:span text:style-name="T15"><draw:g text:anchor-type="as-char" svg:y="-0.566cm" draw:z-index="42" draw:style-name="gr1"><svg:title>TexMaths</svg:title><svg:desc>12§display§\frac13i§svg§600§FALSE§</svg:desc><draw:path draw:style-name="gr1042" draw:text-style-name="P19" svg:width="0.34cm" svg:height="0.82cm" svg:x="0.023cm" svg:y="0.022cm" svg:viewBox="0 0 341 821" svg:d="M0 0c113 0 228 0 341 0 0 274 0 547 0 821-113 0-228 0-341 0 0-274 0-547 0-821z"><text:p/></draw:path><draw:path draw:style-name="gr1043" draw:text-style-name="P20" svg:width="0.139cm" svg:height="0.28cm" svg:x="0.038cm" svg:y="0.001cm" svg:viewBox="0 0 140 281" svg:d="M87 11c0-10 0-11-10-11-26 28-63 28-77 28 0 4 0 8 0 13 8 0 34 0 55-12 0 73 0 145 0 219 0 15-1 20-38 20-5 0-10 0-15 0 0 4 0 8 0 13 16-1 52-1 69-1s54 0 69 1c0-5 0-9 0-13-5 0-10 0-13 0-39 0-40-5-40-20 0-80 0-158 0-237z"><text:p/></draw:path><draw:path draw:style-name="gr1044" draw:text-style-name="P20" svg:width="0.209cm" svg:height="0.016cm" svg:x="0.001cm" svg:y="0.452cm" svg:viewBox="0 0 210 17" svg:d="M0 0c70 0 140 0 210 0 0 6 0 11 0 17-70 0-140 0-210 0 0-6 0-11 0-17z"><text:p/></draw:path><draw:path draw:style-name="gr1045" draw:text-style-name="P20" svg:width="0.174cm" svg:height="0.29cm" svg:x="0.019cm" svg:y="0.574cm" svg:viewBox="0 0 175 291" svg:d="M105 133c34-12 59-42 59-74 0-35-37-59-78-59-43 0-75 25-75 58 0 14 9 21 22 21s21-8 21-21c0-21-19-21-26-21 13-20 41-26 56-26 17 0 41 9 41 47 0 6-1 30-12 48-13 20-27 21-37 23-4 0-15 1-17 1-4 0-6 0-6 5 0 4 2 4 10 4 6 0 12 0 18 0 35 0 50 29 50 70 0 58-29 70-47 70-19 0-50-7-65-33 15 3 28-7 28-23 0-15-11-24-24-24-10 0-23 6-23 26 0 38 39 66 86 66 50 0 89-39 89-82 0-35-27-67-70-76z"><text:p/></draw:path><draw:path draw:style-name="gr1046" draw:text-style-name="P20" svg:width="0.111cm" svg:height="0.283cm" svg:x="0.273cm" svg:y="0.289cm" svg:viewBox="0 0 112 284" svg:d="M109 16c0-9-7-16-16-16-12 0-23 11-23 23 0 8 6 15 16 15 9 0 23-9 23-22zM76 174c5-12 5-13 10-24 3-8 4-14 4-23 0-19-13-34-33-34-40 0-57 61-57 64 0 5 5 5 6 5 4 0 4-1 6-8 12-40 29-52 43-52 3 0 10 0 10 13 0 10-2 18-5 22-2 12-21 60-29 78-3 11-9 25-9 34 0 20 14 35 35 35 39 0 55-62 55-65 0-4-3-4-5-4-5 0-5 1-7 7-7 27-20 52-42 52-7 0-11-4-11-13 0-11 2-17 12-42 6-16 11-30 17-45z"><text:p/></draw:path></draw:g></text:span><text:span text:style-name="T15"><text:s/>if </text:span><text:span text:style-name="T15"><draw:g text:anchor-type="as-char" svg:y="-0.566cm" draw:z-index="43" draw:style-name="gr1"><svg:title>TexMaths</svg:title><svg:desc>12§display§p=\frac13§svg§600§FALSE§</svg:desc><draw:path draw:style-name="gr1047" draw:text-style-name="P19" svg:width="1.002cm" svg:height="0.82cm" svg:x="0.022cm" svg:y="0.022cm" svg:viewBox="0 0 1003 821" svg:d="M0 0c334 0 669 0 1003 0 0 274 0 547 0 821-334 0-669 0-1003 0 0-274 0-547 0-821z"><text:p/></draw:path><draw:path draw:style-name="gr1048" draw:text-style-name="P20" svg:width="0.218cm" svg:height="0.267cm" svg:x="0.001cm" svg:y="0.38cm" svg:viewBox="0 0 219 268" svg:d="M32 238c-3 14-3 18-22 18-5 0-10 0-10 7 0 4 2 5 6 5 11 0 23-1 35-1 14 0 29 1 42 1 2 0 7 0 7-8 0-4-4-4-10-4-21 0-21-4-21-7 0-5 18-74 21-84 5 12 17 26 39 26 49 0 100-61 100-124 0-39-24-67-55-67-21 0-42 16-55 32-5-22-23-32-38-32-19 0-28 17-31 24-8 14-14 40-14 41 0 5 5 5 6 5 4 0 4-2 8-10 6-30 14-50 30-50 7 0 13 3 13 19 0 9-2 14-3 21-15 63-32 125-48 188zM107 55c2-12 14-23 21-30 16-13 28-15 35-15 17 0 26 14 26 39s-13 74-21 89c-15 30-35 43-49 43-29 0-34-34-34-37 0-2 0-1 1-6 7-27 13-55 21-83z"><text:p/></draw:path><draw:path draw:style-name="gr1049" draw:text-style-name="P20" svg:width="0.279cm" svg:height="0.098cm" svg:x="0.366cm" svg:y="0.413cm" svg:viewBox="0 0 280 99" svg:d="M266 17c6 0 14 0 14-9 0-8-8-8-14-8-84 0-168 0-252 0-6 0-14 0-14 8 0 9 8 9 14 9 84 0 168 0 252 0zM266 99c6 0 14 0 14-9 0-8-8-8-14-8-84 0-168 0-252 0-6 0-14 0-14 8 0 9 8 9 14 9 84 0 168 0 252 0z"><text:p/></draw:path><draw:path draw:style-name="gr1050" draw:text-style-name="P20" svg:width="0.137cm" svg:height="0.28cm" svg:x="0.874cm" svg:y="0.001cm" svg:viewBox="0 0 138 281" svg:d="M85 11c0-10 0-11-10-11-25 28-62 28-75 28 0 4 0 8 0 13 8 0 32 0 54-12 0 73 0 145 0 219 0 15-1 20-38 20-5 0-9 0-14 0 0 4 0 8 0 13 15-1 50-1 68-1 16 0 53 0 68 1 0-5 0-9 0-13-5 0-9 0-13 0-38 0-40-5-40-20 0-80 0-158 0-237z"><text:p/></draw:path><draw:path draw:style-name="gr1051" draw:text-style-name="P20" svg:width="0.21cm" svg:height="0.016cm" svg:x="0.836cm" svg:y="0.452cm" svg:viewBox="0 0 211 17" svg:d="M0 0c71 0 140 0 211 0 0 6 0 11 0 17-71 0-140 0-211 0 0-6 0-11 0-17z"><text:p/></draw:path><draw:path draw:style-name="gr1052" draw:text-style-name="P20" svg:width="0.174cm" svg:height="0.29cm" svg:x="0.854cm" svg:y="0.574cm" svg:viewBox="0 0 175 291" svg:d="M104 133c35-12 59-42 59-74 0-35-37-59-77-59-43 0-75 25-75 58 0 14 9 21 21 21 14 0 22-8 22-21 0-21-19-21-25-21 12-20 41-26 55-26 18 0 41 9 41 47 0 6-2 30-12 48-12 20-27 21-38 23-3 0-13 1-16 1-4 0-6 0-6 5 0 4 2 4 9 4 6 0 13 0 19 0 35 0 51 29 51 70 0 58-30 70-48 70s-50-7-65-33c15 3 28-7 28-23 0-15-11-24-23-24-11 0-24 6-24 26 0 38 40 66 85 66 52 0 90-39 90-82 0-35-26-67-71-76z"><text:p/></draw:path></draw:g></text:span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10">If count of event is equal, I thought probability will change expected value.</text:span></text:p>
      <text:p text:style-name="P7" loext:marker-style-name="T3"/>
      <text:p text:style-name="P7" loext:marker-style-name="T3"/>
      <text:p text:style-name="P12" loext:marker-style-name="T7"><text:span text:style-name="T7">Part (b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21" table:style-name="표21">
        <table:table-column table:style-name="표21.A"/>
        <table:table-row table:style-name="표21.1">
          <table:table-cell table:style-name="표21.A1" office:value-type="string">
            <text:p text:style-name="P15">Continual random variables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10">One after the other; Maybe this means continuing computation.</text:span></text:p>
      <text:p text:style-name="P6" loext:marker-style-name="T3"/>
      <text:p text:style-name="P12" loext:marker-style-name="T7"><text:span text:style-name="T7">Part (</text:span><text:span text:style-name="T8">c</text:span><text:span text:style-name="T7">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11" table:style-name="표11">
        <table:table-column table:style-name="표11.A"/>
        <table:table-row table:style-name="표11.1">
          <table:table-cell table:style-name="표11.A1" office:value-type="string">
            <text:p text:style-name="P14"><draw:g text:anchor-type="as-char" svg:y="-0.314cm" draw:z-index="44" draw:style-name="gr1"><svg:title>TexMaths</svg:title><svg:desc>12§display§\Omega_X = \left\{ x | x \in \mathbb{R} \right\}§svg§600§FALSE§</svg:desc><draw:path draw:style-name="gr1314" draw:text-style-name="P19" svg:width="2.952cm" svg:height="0.376cm" svg:x="0.003cm" svg:y="0.023cm" svg:viewBox="0 0 2953 377" svg:d="M0 0c984 0 1969 0 2953 0 0 126 0 251 0 377-984 0-1969 0-2953 0 0-126 0-251 0-377z"><text:p/></draw:path><draw:path draw:style-name="gr1315" draw:text-style-name="P20" svg:width="0.265cm" svg:height="0.295cm" svg:x="0.001cm" svg:y="0.02cm" svg:viewBox="0 0 266 296" svg:d="M266 227c-3 0-7 0-10 0-2 11-4 22-8 31-2 8-3 10-27 10-11 0-23 0-34 0 5-23 18-42 37-70 20-30 38-59 38-92 0-59-58-106-129-106-72 0-128 48-128 106 0 33 17 62 37 92 18 28 32 47 37 70-11 0-23 0-33 0-24 0-26-2-28-10-4-9-6-20-8-31-4 0-6 0-10 0 5 23 8 46 13 69 23 0 46 0 69 0 8 0 9 0 9-9 0-30-13-66-23-92-8-24-20-58-20-89 0-68 47-96 85-96 40 0 85 30 85 96 0 31-12 63-24 97-6 18-19 55-19 84 0 9 1 9 11 9 23 0 44 0 67 0 5-23 9-46 13-69z"><text:p/></draw:path><draw:path draw:style-name="gr1316" draw:text-style-name="P20" svg:width="0.259cm" svg:height="0.201cm" svg:x="0.301cm" svg:y="0.179cm" svg:viewBox="0 0 260 202" svg:d="M150 89c10-10 18-18 28-28 38-37 49-49 75-50 5 0 7 0 7-6 0-4-2-5-3-5-9 0-19 1-28 1-7 0-26-1-35-1-2 0-6 1-6 7 2 1 0 4 5 4 3 0 11 1 11 7 0 5-5 10-8 12s-40 39-51 51c-9-20-20-39-30-58 0-1-1-4-1-5 0-2 6-7 16-7 2 0 6 0 6-6 0-1 0-5-5-5-6 0-13 1-19 1-8 0-14 0-20 0s-13 0-18 0c-4 0-10-1-15-1-1 0-6 0-6 7 0 4 3 4 8 4 17 0 18 2 22 8 13 28 27 54 41 82-6 5-11 11-17 17-5 5-19 18-24 24-36 36-48 48-76 49-3 0-7 0-7 6 0 1 1 5 5 5 8 0 18-1 27-1 5 0 12 0 17 0 6 0 12 1 17 1 1 0 6 0 6-6 0-5-4-5-5-5-3 0-9-1-9-7 0-5 3-9 10-16 21-20 40-39 60-59 12 23 24 47 36 71 2 3 2 3 2 4s-5 6-16 7c-2 0-6 0-6 6 0 1 0 5 5 5 6 0 13-1 19-1s13 0 19 0c5 0 12 0 18 0 5 0 11 1 16 1 1 0 6 0 6-7 0-4-4-4-9-4-16 0-18-3-21-8-16-32-31-63-47-94z"><text:p/></draw:path><draw:path draw:style-name="gr1317" draw:text-style-name="P20" svg:width="0.28cm" svg:height="0.099cm" svg:x="0.747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318" draw:text-style-name="P20" svg:width="0.149cm" svg:height="0.42cm" svg:x="1.2cm" svg:y="0.001cm" svg:viewBox="0 0 150 421" svg:d="M89 56c0-16 11-44 56-46 3 0 5-3 5-5 0-5-4-5-8-5-42 0-81 22-82 53 0 31 0 64 0 96 0 17 0 30-17 43-14 14-30 14-39 15-3 0-4 1-4 3 0 5 2 5 7 5 28 3 48 16 52 37 1 4 1 5 1 21 0 28 0 55 0 83 0 18 0 31 20 47 17 13 45 18 62 18 4 0 8 0 8-5s-2-5-7-5c-27-1-47-16-53-36-1-5-1-5-1-20 0-29 0-59 0-89 0-20-4-27-17-39-8-8-22-13-32-17 33-9 49-28 49-53 0-33 0-67 0-101z"><text:p/></draw:path><draw:path draw:style-name="gr1319" draw:text-style-name="P20" svg:width="0.209cm" svg:height="0.19cm" svg:x="1.391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1 28 27 0 42-30 43-32 6 15 20 32 46 32 44 0 68-54 68-65 0-3-5-3-6-3-4 0-5 1-5 3-14 46-43 56-56 56-17 0-23-14-23-28 0-10 2-18 7-37 5-20 10-39 15-58z"><text:p/></draw:path><draw:path draw:style-name="gr1320" draw:text-style-name="P20" svg:width="0.016cm" svg:height="0.42cm" svg:x="1.67cm" svg:y="0.001cm" svg:viewBox="0 0 17 421" svg:d="M17 16c0-8 0-16-9-16-8 0-8 8-8 16 0 129 0 259 0 389 0 7 0 16 8 16 9 0 9-9 9-16 0-130 0-260 0-389z"><text:p/></draw:path><draw:path draw:style-name="gr1321" draw:text-style-name="P20" svg:width="0.209cm" svg:height="0.19cm" svg:x="1.749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1322" draw:text-style-name="P20" svg:width="0.21cm" svg:height="0.242cm" svg:x="2.129cm" svg:y="0.09cm" svg:viewBox="0 0 211 243" svg:d="M197 131c7 0 14-1 14-10s-7-8-14-8c-60 0-119 0-179 0 5-55 53-96 113-96 21 0 44 0 66 0 7 0 14 0 14-9 0-8-7-8-14-8-23 0-45 0-67 0-72 0-130 53-130 121s58 122 130 122c22 0 44 0 67 0 7 0 14 0 14-9 0-7-7-7-14-7-22 0-45 0-66 0-60 0-108-41-113-96 60 0 119 0 179 0z"><text:p/></draw:path><draw:path draw:style-name="gr1323" draw:text-style-name="P20" svg:width="0.288cm" svg:height="0.286cm" svg:x="2.5cm" svg:y="0.029cm" svg:viewBox="0 0 289 287" svg:d="M106 156c4 0 10 0 15 0 21 33 42 65 63 96 4 8 14 24 19 30 3 5 5 5 14 5 19 0 39 0 58 0 8 0 14 0 14-7 0-4-2-6-6-7-15-4-37-31-47-45-2-3-24-31-52-77 38-6 74-22 74-72 0-59-62-79-112-79-44 0-87 0-132 0-8 0-14 0-14 7s7 7 11 7c24 0 26 4 26 24 0 70 0 141 0 211 0 20-2 24-26 24-4 0-11 0-11 7s6 7 14 7c39 0 77 0 116 0 7 0 13 0 13-7s-7-7-11-7c-24 0-26-4-26-24 0-30 0-61 0-93zM187 136c12-16 13-39 13-57 0-20-2-43-16-60 18 4 60 17 60 60 0 27-14 48-57 57zM106 37c0-8 0-23 26-23 36 0 54 16 54 65 0 54-13 63-80 63 0-35 0-70 0-105zM48 273c4-7 4-19 4-23 0-70 0-141 0-212 0-4 0-15-4-24 16 0 32 0 48 0-5 8-5 16-5 22 0 71 0 143 0 214 0 4 0 16 4 23-16 0-31 0-47 0zM138 156c4 0 5-1 8-1 6 0 16 0 22-1 6 9 52 84 88 119-15 0-28 0-42 0-26-39-51-78-76-117z"><text:p/></draw:path><draw:path draw:style-name="gr1324" draw:text-style-name="P20" svg:width="0.149cm" svg:height="0.42cm" svg:x="2.828cm" svg:y="0.001cm" svg:viewBox="0 0 150 421" svg:d="M61 364c0 17-12 45-57 47-3 0-4 2-4 5 0 5 5 5 8 5 41 0 81-21 81-53 0-31 0-64 0-96 0-17 0-30 17-44 15-12 31-12 40-13 2 0 4-1 4-5 0-3-2-3-7-3-28-3-48-17-53-39-1-3-1-5-1-20 0-28 0-55 0-83 0-18 0-31-21-47-16-13-45-18-60-18-3 0-8 0-8 5s2 5 7 5c27 1 47 15 53 36 1 4 1 4 1 20 0 29 0 59 0 89 0 19 3 25 17 40 8 7 20 13 32 15-34 11-49 29-49 53 0 34 0 68 0 101z"><text:p/></draw:path></draw:g>, <draw:g text:anchor-type="as-char" svg:y="-0.61cm" draw:z-index="45" draw:style-name="gr1"><svg:title>TexMaths</svg:title><svg:desc>12§display§f_X\left( x \right) = \dbinom{i}{x} \left( p \right)^x \left( 1-p\right)^{i-x}§svg§600§FALSE§</svg:desc><draw:path draw:style-name="gr1325" draw:text-style-name="P19" svg:width="5.26cm" svg:height="0.966cm" svg:x="0.001cm" svg:y="0.022cm" svg:viewBox="0 0 5261 967" svg:d="M0 0c1753 0 3508 0 5261 0 0 323 0 644 0 967-1753 0-3508 0-5261 0 0-323 0-644 0-967z"><text:p/></draw:path><draw:path draw:style-name="gr1326" draw:text-style-name="P20" svg:width="0.209cm" svg:height="0.382cm" svg:x="0.002cm" svg:y="0.316cm" svg:viewBox="0 0 210 383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5-21 111-32 167-7 41-14 79-36 79-2 0-12 0-20-8 19-1 22-16 22-23 0-10-7-14-15-14-11 0-23 9-23 25 0 19 18 29 36 29 23 0 40-24 47-41 14-27 24-77 24-81 8-44 17-88 25-133z"><text:p/></draw:path><draw:path draw:style-name="gr1327" draw:text-style-name="P20" svg:width="0.259cm" svg:height="0.2cm" svg:x="0.201cm" svg:y="0.474cm" svg:viewBox="0 0 260 201" svg:d="M149 89c9-10 18-18 27-28 39-37 50-49 77-50 4 0 7 0 7-6 0-4-3-5-4-5-9 0-18 1-28 1-7 0-26-1-34-1-2 0-6 1-6 7 2 1 0 4 4 4s11 1 11 7c0 5-5 10-7 12-3 2-41 40-52 50-10-19-19-38-29-57-1-1-2-4-2-5s6-6 15-7c3 0 6 0 6-6 0-1 0-5-4-5-6 0-14 1-20 1s-13 0-19 0c-5 0-12 0-18 0-5 0-11-1-15-1-2 0-6 0-6 7 0 4 3 4 8 4 17 0 18 3 22 8 13 28 27 54 40 82-4 6-10 11-15 17-6 6-21 19-25 24-36 35-48 47-75 49-5 1-7 1-7 7 0 1 0 3 4 3 8 0 19-1 27-1 5 0 12 0 17 0 6 1 12 1 17 1 2 0 7 0 7-6 0-3-4-4-6-4s-8-2-8-8c0-4 3-8 9-14 21-19 40-39 60-59 12 23 24 47 36 70 1 2 1 2 1 3 0 3-4 8-15 8-3 1-6 1-6 7 1 1 0 3 5 3 6 0 13-1 20-1 6 0 12 0 19 0 5 0 12 0 17 0 5 1 11 1 16 1 2 0 6 0 6-6 0-4-4-4-9-4-17 0-18-3-20-9-16-31-33-62-48-93z"><text:p/></draw:path><draw:path draw:style-name="gr1328" draw:text-style-name="P20" svg:width="0.096cm" svg:height="0.42cm" svg:x="0.619cm" svg:y="0.296cm" svg:viewBox="0 0 97 421" svg:d="M97 417c0-1 0-2-7-9-53-53-66-133-66-197 0-73 16-147 68-199 5-6 5-6 5-7 0-4-1-5-3-5-5 0-42 29-68 83-21 45-26 92-26 128 0 32 5 84 28 131 25 51 61 79 66 79 2 0 3-1 3-4z"><text:p/></draw:path><draw:path draw:style-name="gr1329" draw:text-style-name="P20" svg:width="0.209cm" svg:height="0.19cm" svg:x="0.753cm" svg:y="0.425cm" svg:viewBox="0 0 210 191" svg:d="M128 59c3-11 12-49 42-49 3 0 12 0 21 6-11 1-21 12-21 22 0 6 5 15 17 15 10 0 23-9 23-25 0-22-25-28-40-28-24 0-39 23-44 32-11-27-34-32-46-32-43 0-67 55-67 65 0 5 4 5 5 5 4 0 5-2 6-5 13-45 42-55 56-55 8 0 23 3 23 28 0 12-7 41-23 100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1330" draw:text-style-name="P20" svg:width="0.097cm" svg:height="0.42cm" svg:x="1.005cm" svg:y="0.296cm" svg:viewBox="0 0 98 421" svg:d="M98 211c0-34-4-84-27-132-25-51-61-79-66-79-3 0-5 1-5 5 0 1 0 1 8 9 42 41 66 108 66 197 0 72-15 146-68 199-6 5-6 6-6 7 0 3 2 4 5 4 5 0 42-29 67-82 22-46 26-93 26-128z"><text:p/></draw:path><draw:path draw:style-name="gr1331" draw:text-style-name="P20" svg:width="0.28cm" svg:height="0.097cm" svg:x="1.286cm" svg:y="0.457cm" svg:viewBox="0 0 281 98" svg:d="M266 17c6 0 15 0 15-9 0-8-9-8-13-8-84 0-170 0-254 0-6 0-14 0-14 8 0 9 8 9 14 9 84 0 168 0 252 0zM268 98c4 0 13 0 13-8s-9-8-15-8c-84 0-168 0-252 0-6 0-14 0-14 8s8 8 14 8c84 0 170 0 254 0z"><text:p/></draw:path><draw:path draw:style-name="gr1332" draw:text-style-name="P20" svg:width="0.207cm" svg:height="1.009cm" svg:x="1.796cm" svg:y="0.001cm" svg:viewBox="0 0 208 1010" svg:d="M208 1005c0-1-2-3-3-4-15-15-43-43-72-88-67-110-98-246-98-407 0-114 15-260 85-385 32-60 67-95 86-113 2-2 2-2 2-3 0-5-4-5-10-5s-6 0-13 6c-141 130-185 321-185 499 0 164 37 331 145 457 9 11 24 27 41 43 6 5 6 5 12 5s10 0 10-5z"><text:p/></draw:path><draw:path draw:style-name="gr1333" draw:text-style-name="P20" svg:width="0.111cm" svg:height="0.282cm" svg:x="2.078cm" svg:y="0.049cm" svg:viewBox="0 0 112 283" svg:d="M108 14c0-8-6-14-16-14s-22 11-22 22c0 8 6 15 15 15 10 0 23-9 23-23zM76 173c6-12 6-12 9-24 4-9 6-15 6-23 0-18-14-34-35-34-39 0-56 61-56 65s5 4 6 4c4 0 4 0 6-8 12-39 29-52 43-52 4 0 11 0 11 14 0 9-4 17-5 22-3 10-23 60-30 78-3 10-9 25-9 33 0 19 14 35 34 35 40 0 56-61 56-65 0-5-4-5-5-5-5 0-5 2-6 8-9 27-22 52-43 52-8 0-11-3-11-14 0-10 3-16 13-42 5-16 11-30 16-44z"><text:p/></draw:path><draw:path draw:style-name="gr1334" draw:text-style-name="P20" svg:width="0.209cm" svg:height="0.19cm" svg:x="2.031cm" svg:y="0.714cm" svg:viewBox="0 0 210 191" svg:d="M128 59c3-11 12-49 41-49 3 0 13 0 22 4-12 3-21 14-21 23 0 7 5 16 17 16 9 0 23-9 23-25 0-22-25-28-40-28-25 0-39 23-44 32-11-27-34-32-46-32-44 0-68 54-68 65 0 5 5 5 6 5 2 0 4-2 5-5 14-45 42-55 56-55 9 0 23 3 23 27 0 13-7 42-23 101-6 26-21 44-39 44-3 0-12 0-22-6 11-2 20-11 20-23 0-10-9-14-15-14-13 0-23 11-23 24 0 19 20 28 40 28 27 0 42-29 43-32 6 16 20 32 45 32 45 0 69-54 69-65 0-4-5-4-6-4-4 0-4 2-5 5-14 44-43 55-56 55-17 0-23-14-23-29 0-8 2-17 7-37 5-19 10-38 14-57z"><text:p/></draw:path><draw:path draw:style-name="gr1335" draw:text-style-name="P20" svg:width="0.207cm" svg:height="1.009cm" svg:x="2.274cm" svg:y="0.001cm" svg:viewBox="0 0 208 1010" svg:d="M208 506c0-165-38-332-146-458-8-11-24-28-40-43-6-5-6-5-12-5-5 0-10 0-10 5 0 1 2 3 4 3 14 16 42 44 70 89 69 109 99 246 99 408 0 113-15 259-84 384-34 60-69 94-87 112-1 1-2 3-2 4 0 5 5 5 10 5 6 0 6 0 13-6 140-130 185-322 185-498z"><text:p/></draw:path><draw:path draw:style-name="gr1336" draw:text-style-name="P20" svg:width="0.097cm" svg:height="0.42cm" svg:x="2.68cm" svg:y="0.296cm" svg:viewBox="0 0 98 421" svg:d="M98 417c0-1 0-2-7-9-53-53-66-133-66-197 0-73 16-147 67-199 6-6 6-6 6-7 0-4-2-5-4-5-4 0-42 29-68 83-21 45-26 92-26 128 0 32 5 84 28 131 25 51 62 79 66 79 2 0 4-1 4-4z"><text:p/></draw:path><draw:path draw:style-name="gr1337" draw:text-style-name="P20" svg:width="0.219cm" svg:height="0.268cm" svg:x="2.79cm" svg:y="0.425cm" svg:viewBox="0 0 220 269" svg:d="M32 237c-3 15-4 18-22 18-5 0-10 0-10 8 0 3 2 6 5 6 12 0 24-2 36-2 14 0 27 2 42 2 1 0 7 0 7-9 0-5-4-5-10-5-21 0-21-3-21-7 0-5 18-73 20-84 6 12 18 27 40 27 48 0 101-61 101-124 0-39-24-67-56-67-21 0-42 16-56 32-4-22-22-32-37-32-19 0-28 17-31 24-8 14-14 40-14 41 0 5 4 5 5 5 5 0 5-2 7-10 8-30 16-50 32-50 7 0 13 3 13 19 0 9-1 14-4 21-15 63-31 125-47 187zM107 55c2-12 14-23 21-30 15-13 27-15 34-15 18 0 28 14 28 39s-15 73-22 89c-14 30-35 44-50 44-28 0-34-36-34-38 1-2 0-1 2-6 8-28 14-55 21-83z"><text:p/></draw:path><draw:path draw:style-name="gr1338" draw:text-style-name="P20" svg:width="0.096cm" svg:height="0.42cm" svg:x="3.039cm" svg:y="0.296cm" svg:viewBox="0 0 97 421" svg:d="M97 211c0-34-3-84-27-132-26-51-62-79-66-79-3 0-4 1-4 5 0 1 0 1 8 9 41 41 65 108 65 197 0 72-15 146-68 199-5 5-5 6-5 7 0 3 1 4 4 4 4 0 43-29 67-82 21-46 26-93 26-128z"><text:p/></draw:path><draw:path draw:style-name="gr1339" draw:text-style-name="P20" svg:width="0.157cm" svg:height="0.132cm" svg:x="3.193cm" svg:y="0.269cm" svg:viewBox="0 0 158 133" svg:d="M60 100c-4 9-13 25-28 25-1 0-9 0-16-4 12-3 13-14 13-15 0-8-5-12-12-12-9 0-17 7-17 18 0 15 17 21 31 21 13 0 27-8 34-20 7 15 23 20 35 20 33 0 51-36 51-44 0-4-3-4-5-4-3 0-3 1-4 5-8 20-24 35-41 35-12 0-18-7-18-19 0-8 7-34 15-68 6-21 20-30 29-30 5 2 10 0 16 5-10 3-13 11-13 16 0 7 4 11 12 11 7 0 16-5 16-18 0-16-19-22-31-22-14 0-26 11-32 22-6-12-19-22-36-22-33 0-52 37-52 46 0 3 4 3 5 3 4 0 5-1 6-5 7-22 25-36 41-36 9 0 17 6 17 21 0 6-4 20-6 30-4 13-6 27-10 41z"><text:p/></draw:path><draw:path draw:style-name="gr1340" draw:text-style-name="P20" svg:width="0.096cm" svg:height="0.42cm" svg:x="3.504cm" svg:y="0.296cm" svg:viewBox="0 0 97 421" svg:d="M97 417c0-1 0-2-7-9-53-53-66-133-66-197 0-73 17-147 68-199 5-6 5-6 5-7 0-4-1-5-3-5-5 0-42 29-68 83-21 45-26 92-26 128 0 32 5 84 28 131 25 51 61 79 66 79 2 0 3-1 3-4z"><text:p/></draw:path><draw:path draw:style-name="gr1341" draw:text-style-name="P20" svg:width="0.138cm" svg:height="0.278cm" svg:x="3.663cm" svg:y="0.333cm" svg:viewBox="0 0 139 279" svg:d="M86 11c0-11 0-11-9-11-27 26-64 26-77 26 0 5 0 9 0 14 8 0 34 0 55-11 0 73 0 145 0 218 0 14-1 20-39 20-5 0-9 0-14 0 0 4 0 8 0 12 15-1 52-1 69-1s54 0 68 1c0-4 0-8 0-12-5 0-8 0-13 0-38 0-40-4-40-20 0-79 0-157 0-236z"><text:p/></draw:path><draw:path draw:style-name="gr1342" draw:text-style-name="P20" svg:width="0.256cm" svg:height="0.016cm" svg:x="3.966cm" svg:y="0.498cm" svg:viewBox="0 0 257 17" svg:d="M242 17c8 0 15 0 15-9 0-8-7-8-15-8-75 0-152 0-228 0-7 0-14 0-14 8 0 9 7 9 14 9 76 0 153 0 228 0z"><text:p/></draw:path><draw:path draw:style-name="gr1343" draw:text-style-name="P20" svg:width="0.219cm" svg:height="0.268cm" svg:x="4.339cm" svg:y="0.425cm" svg:viewBox="0 0 220 269" svg:d="M32 237c-3 15-4 18-22 18-6 0-10 0-10 8 0 3 1 6 5 6 12 0 24-2 36-2 13 0 27 2 41 2 2 0 8 0 8-9 0-5-5-5-11-5-20 0-20-3-20-7 0-5 18-73 20-84 6 12 17 27 39 27 49 0 102-61 102-124 0-39-24-67-57-67-20 0-41 16-55 32-4-22-22-32-37-32-21 0-28 17-31 24-9 14-14 40-14 41 0 5 4 5 5 5 4 0 5-2 7-10 8-30 16-50 32-50 7 0 12 3 12 19 0 9-2 14-3 21-15 63-31 125-47 187zM107 55c2-12 13-23 21-30 15-13 27-15 34-15 17 0 28 14 28 39s-15 73-22 89c-14 30-35 44-50 44-28 0-34-36-34-38s0-1 1-6c7-28 15-55 22-83z"><text:p/></draw:path><draw:path draw:style-name="gr1344" draw:text-style-name="P20" svg:width="0.096cm" svg:height="0.42cm" svg:x="4.588cm" svg:y="0.296cm" svg:viewBox="0 0 97 421" svg:d="M97 211c0-34-5-84-27-132-26-51-62-79-66-79-3 0-4 1-4 5 0 1 0 1 7 9 42 41 66 108 66 197 0 72-15 146-68 199-5 5-5 6-5 7 0 3 1 4 4 4 4 0 42-29 67-82 21-46 26-93 26-128z"><text:p/></draw:path><draw:path draw:style-name="gr1345" draw:text-style-name="P20" svg:width="0.088cm" svg:height="0.197cm" svg:x="4.742cm" svg:y="0.205cm" svg:viewBox="0 0 89 198" svg:d="M82 11c0-5-4-11-12-11s-17 7-17 16c0 6 5 12 12 12 8 0 17-9 17-17zM22 161c-2 3-3 7-3 12 0 14 11 25 28 25 30 0 42-41 42-45 0-3-4-3-5-3-4 0-4 1-5 5-7 22-20 34-31 34-6 0-7-3-7-9 0-7 1-12 5-19 2-9 6-16 8-24 4-6 13-34 14-37 2-3 3-6 3-10 0-13-12-25-28-25-30 0-43 41-43 45s4 4 5 4c5 0 5-1 5-5 8-25 21-36 32-36 5 0 7 3 7 11 0 7-2 11-9 30-6 16-12 31-18 47z"><text:p/></draw:path><draw:path draw:style-name="gr1346" draw:text-style-name="P20" svg:width="0.199cm" svg:height="0.013cm" svg:x="4.879cm" svg:y="0.318cm" svg:viewBox="0 0 200 14" svg:d="M188 14c5 0 12 0 12-7s-7-7-12-7c-58 0-117 0-176 0-5 0-12 0-12 7s7 7 12 7c59 0 118 0 176 0z"><text:p/></draw:path><draw:path draw:style-name="gr1347" draw:text-style-name="P20" svg:width="0.157cm" svg:height="0.132cm" svg:x="5.125cm" svg:y="0.269cm" svg:viewBox="0 0 158 133" svg:d="M60 100c-4 9-13 25-29 25-5-1-9 0-15-4 12-3 13-14 13-15 0-8-5-12-12-12-9 0-17 7-17 18 0 15 17 21 31 21 13 0 25-8 34-20 6 15 23 20 35 20 33 0 51-36 51-44 0-4-3-4-5-4-3 0-4 1-4 5-8 20-24 35-41 35-12 0-18-7-18-19 0-8 7-34 15-68 6-21 20-30 29-30 5 2 10 0 16 5-10 3-13 11-13 16 0 7 4 11 12 11 7 0 16-5 16-18 0-16-19-22-31-22-14 0-26 11-32 22-6-12-19-22-36-22-33 0-52 37-52 46 0 3 4 3 5 3 4 0 4-1 6-5 7-22 25-36 40-36 10 0 18 6 18 21 0 6-4 20-6 30-4 13-6 27-10 41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10">It seems following binomial distribution, so got an idea from it.</text:span></text:p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7"><text:soft-page-break/><text:span text:style-name="T7">Part (</text:span><text:span text:style-name="T8">d</text:span><text:span text:style-name="T7">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13" table:style-name="표13">
        <table:table-column table:style-name="표13.A"/>
        <table:table-row table:style-name="표13.1">
          <table:table-cell table:style-name="표13.A1" office:value-type="string">
            <text:p text:style-name="P15"><draw:g text:anchor-type="as-char" svg:y="-0.6cm" draw:z-index="46" draw:style-name="gr1"><svg:title>TexMaths</svg:title><svg:desc>12§display§E\left[X\right] = E\left[ X_1+X_2+\cdots+X_r\right]=E\left[X_1\right]+E\left[X_2\right]+\cdots+E\left[X_r\right] = \frac{r(r+1)}{2}p§svg§600§FALSE§</svg:desc><draw:path draw:style-name="gr1348" draw:text-style-name="P19" svg:width="14.294cm" svg:height="0.844cm" svg:x="0.007cm" svg:y="0.022cm" svg:viewBox="0 0 14295 845" svg:d="M0 0c4765 0 9530 0 14295 0 0 282 0 563 0 845-4765 0-9530 0-14295 0 0-282 0-563 0-845z"><text:p/></draw:path><draw:path draw:style-name="gr1349" draw:text-style-name="P20" svg:width="0.305cm" svg:height="0.285cm" svg:x="0.001cm" svg:y="0.315cm" svg:viewBox="0 0 306 286" svg:d="M283 188c1-2 1-4 3-6 0-1 0-4-6-4-4 0-5 2-5 4-28 63-43 92-115 92-21 0-41 0-62 0-6 0-7 0-9-2-5 0-6-1-6-3 0-1 0-3 2-10 10-38 19-77 29-115 14 0 28 0 42 0 36 0 36 8 36 19 0 3 0 9-4 21-1 2-1 3-1 4 0 3 1 5 6 5 3 0 4-2 6-8 9-34 16-66 24-99 0-2-2-4-5-4s-4 2-6 7c-9 32-16 42-55 42-13 0-26 0-39 0 8-34 16-69 25-102 3-15 3-16 23-16 19 0 39 0 58 0 52 0 65 12 65 47 0 10 0 11-2 22 0 2 0 6 0 8 0 1 1 5 5 5s4-3 6-11c2-24 6-49 8-73 1-11-1-11-11-11-71 0-143 0-213 0-9 0-12 0-12 8 0 5 3 5 10 5 16 0 28 0 28 7 0 2 0 3-1 10-19 74-37 149-57 223-3 17-4 21-38 21-7 0-12 0-12 7 0 5 5 5 12 5 73 0 146 0 220 0 9 0 9 0 12-8 13-30 26-60 39-90z"><text:p/></draw:path><draw:path draw:style-name="gr1350" draw:text-style-name="P20" svg:width="0.057cm" svg:height="0.42cm" svg:x="0.441cm" svg:y="0.285cm" svg:viewBox="0 0 58 421" svg:d="M58 421c0-6 0-12 0-17-14 0-28 0-41 0 0-129 0-258 0-387 13 0 27 0 41 0 0-6 0-11 0-17-20 0-39 0-58 0 0 140 0 281 0 421 19 0 38 0 58 0z"><text:p/></draw:path><draw:path draw:style-name="gr1351" draw:text-style-name="P20" svg:width="0.347cm" svg:height="0.286cm" svg:x="0.519cm" svg:y="0.313cm" svg:viewBox="0 0 348 287" svg:d="M193 114c-12-28-23-56-35-84-1-2-1-4-2-5 0-2 7-11 25-12 4-1 9-1 9-8 0-5-5-5-6-5-18 0-36 1-54 1-11 0-36-1-47-1-3 0-7 0-7 8 0 5 3 5 9 5 25 0 28 4 31 13 17 40 33 78 50 118-30 31-59 62-89 95-1 1-4 2-5 5-20 22-41 28-62 31-5 0-10 0-10 8 2 1 0 4 6 4 12 0 26-1 40-1 15 0 32 1 46 1 3 0 9 0 9-9 0-3-5-3-6-3-4-1-17-3-17-13 0-8 7-15 12-20 14-15 29-31 43-45 12-15 25-28 37-41 15 32 29 66 44 100 1 4 1 3 2 6 0 3-8 10-25 13-5 0-9 0-9 7 0 5 5 5 6 5 12 0 42-1 54-1 11 0 36 1 47 1 3 0 7 0 7-7 0-5-3-5-7-5-27-1-29-3-36-19-17-40-44-105-54-130 28-30 72-80 87-91 12-11 27-21 52-22 6-1 10-1 10-8 0-1 0-5-6-5-12 0-26 1-40 1-15 0-31-1-46-1-3 0-8 0-8 8 0 3 2 4 5 5 4 0 17 1 17 13 0 5-5 11-8 15-23 24-46 49-69 73z"><text:p/></draw:path><draw:path draw:style-name="gr1352" draw:text-style-name="P20" svg:width="0.058cm" svg:height="0.42cm" svg:x="0.9cm" svg:y="0.285cm" svg:viewBox="0 0 59 421" svg:d="M59 0c-19 0-40 0-59 0 0 6 0 11 0 17 13 0 28 0 41 0 0 129 0 258 0 387-13 0-28 0-41 0 0 5 0 11 0 17 19 0 40 0 59 0 0-140 0-281 0-421z"><text:p/></draw:path><draw:path draw:style-name="gr1353" draw:text-style-name="P20" svg:width="0.279cm" svg:height="0.097cm" svg:x="1.149cm" svg:y="0.445cm" svg:viewBox="0 0 280 98" svg:d="M265 17c7 0 15 0 15-9 0-8-8-8-14-8-84 0-169 0-253 0-6 0-13 0-13 8 0 9 7 9 14 9 84 0 167 0 251 0zM266 98c6 0 14 0 14-8s-8-8-15-8c-84 0-167 0-251 0-7 0-14 0-14 8s7 8 13 8c84 0 169 0 253 0z"><text:p/></draw:path><draw:path draw:style-name="gr1354" draw:text-style-name="P20" svg:width="0.305cm" svg:height="0.285cm" svg:x="1.586cm" svg:y="0.315cm" svg:viewBox="0 0 306 286" svg:d="M283 188c0-2 1-4 1-6 0-1 0-4-4-4s-5 2-5 4c-28 63-43 92-115 92-21 0-42 0-63 0-6 0-6 0-8-2-5 0-6-1-6-3 0-1 0-3 2-10 10-38 19-77 29-115 14 0 28 0 42 0 35 0 35 8 35 19 0 3 0 9-3 21-1 2-1 3-1 4 0 3 1 5 5 5s5-2 7-8c9-34 16-66 24-99 0-2-2-4-5-4-4 0-4 2-6 7-9 32-16 42-55 42-13 0-26 0-39 0 8-34 16-69 25-102 3-15 3-16 23-16 19 0 39 0 58 0 52 0 65 12 65 47 0 10 0 11-2 22 0 2 0 6 0 8 0 1 1 5 5 5s4-3 6-11c2-24 6-49 8-73 1-11-1-11-11-11-71 0-143 0-213 0-9 0-14 0-14 8 0 5 5 5 12 5 16 0 28 0 28 7 0 2 0 3-2 10-18 74-38 149-56 223-4 17-4 21-38 21-7 0-12 0-12 7 0 5 4 5 12 5 73 0 145 0 218 0 11 0 11 0 14-8 13-30 26-60 39-90z"><text:p/></draw:path><draw:path draw:style-name="gr1355" draw:text-style-name="P20" svg:width="0.057cm" svg:height="0.42cm" svg:x="2.026cm" svg:y="0.285cm" svg:viewBox="0 0 58 421" svg:d="M58 421c0-6 0-12 0-17-14 0-28 0-41 0 0-129 0-258 0-387 13 0 27 0 41 0 0-6 0-11 0-17-20 0-39 0-58 0 0 140 0 281 0 421 19 0 38 0 58 0z"><text:p/></draw:path><draw:path draw:style-name="gr1356" draw:text-style-name="P20" svg:width="0.347cm" svg:height="0.286cm" svg:x="2.104cm" svg:y="0.313cm" svg:viewBox="0 0 348 287" svg:d="M193 114c-12-28-23-56-35-84-1-2-1-4-2-5 0-2 7-11 25-12 4-1 9-1 9-8 0-5-6-5-8-5-16 0-34 1-52 1-11 0-36-1-47-1-3 0-9 0-9 8 0 5 5 5 11 5 25 0 28 4 31 13 17 40 33 78 50 118-30 31-59 62-89 95-1 1-4 2-5 5-22 22-41 28-62 31-6 0-10 0-10 8 2 1 0 4 6 4 12 0 26-1 40-1 15 0 32 1 46 1 3 0 9 0 9-9 0-3-5-3-6-3-4-1-17-3-17-13 0-8 7-15 12-20 14-15 29-31 43-45 12-15 25-28 37-41 15 32 29 66 44 100 1 4 1 3 1 6s-7 10-24 13c-5 0-9 0-9 7 0 5 5 5 6 5 12 0 42-1 54-1 10 0 36 1 47 1 3 0 7 0 7-7 0-5-3-5-7-5-29-1-29-3-36-19-17-40-45-105-55-130 29-30 73-80 86-91 14-11 29-21 54-22 6-1 10-1 10-8 0-1 0-5-6-5-12 0-26 1-40 1-15 0-31-1-46-1-3 0-8 0-8 8 0 3 2 4 5 5 4 0 17 1 17 13 0 5-5 11-8 15-23 24-46 49-69 73z"><text:p/></draw:path><draw:path draw:style-name="gr1357" draw:text-style-name="P20" svg:width="0.106cm" svg:height="0.195cm" svg:x="2.475cm" svg:y="0.466cm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1358" draw:text-style-name="P20" svg:width="0.28cm" svg:height="0.279cm" svg:x="2.749cm" svg:y="0.355cm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1359" draw:text-style-name="P20" svg:width="0.346cm" svg:height="0.286cm" svg:x="3.159cm" svg:y="0.313cm" svg:viewBox="0 0 347 287" svg:d="M193 114c-12-28-24-56-36-84-1-2-1-4-2-5 0-2 7-11 25-12 5-1 8-1 8-8 0-5-4-5-6-5-18 0-36 1-54 1-9 0-36-1-46-1-3 0-8 0-8 8 0 5 4 5 10 5 25 0 28 4 31 13 17 40 34 78 51 118-30 31-59 62-89 95-3 1-4 2-6 5-21 22-41 28-63 31-4 0-8 0-8 8 1 1 0 4 5 4 13 0 26-1 39-1 16 0 33 1 48 1 3 0 8 0 8-9 0-3-4-2-5-3-5-1-17-3-17-13 0-8 6-15 11-20 14-15 29-31 43-45 13-15 25-28 38-41 15 32 28 66 42 100 2 4 2 3 3 6 0 3-9 10-25 13-4 0-9 0-9 7 0 5 5 5 7 5 12 0 41-1 53-1 11 0 36 1 47 1 2 0 8 0 8-7 0-5-4-5-8-5-28-1-29-3-36-19-17-40-44-105-54-130 29-30 73-80 86-91 12-11 28-21 53-22 6-1 10-1 10-8 0-1 0-5-5-5-13 0-28 1-40 1-15 0-32-1-46-1-4 0-9 0-9 8 0 3 3 4 5 5 4 0 17 1 17 13 0 5-5 11-9 15-22 24-44 49-67 73z"><text:p/></draw:path><draw:path draw:style-name="gr1360" draw:text-style-name="P20" svg:width="0.129cm" svg:height="0.195cm" svg:x="3.516cm" svg:y="0.466cm" svg:viewBox="0 0 130 196" svg:d="M130 142c-4 0-6 0-10 0-1 7-4 24-7 27-3 1-25 1-30 1-18 0-36 0-54 0 31-27 42-36 59-49 22-18 42-36 42-63 0-36-32-58-69-58s-61 25-61 53c0 14 12 17 16 17 7 0 15-6 15-16 0-6-2-16-18-16 10-21 30-27 43-27 30 0 46 23 46 47 0 25-19 45-29 56-24 23-47 46-71 70-2 3-2 3-2 12 41 0 80 0 121 0 3-18 6-36 9-54z"><text:p/></draw:path><draw:path draw:style-name="gr1361" draw:text-style-name="P20" svg:width="0.279cm" svg:height="0.279cm" svg:x="3.804cm" svg:y="0.355cm" svg:viewBox="0 0 280 280" svg:d="M149 149c39 0 78 0 117 0 6 0 14 0 14-9 0-8-8-8-14-8-39 0-78 0-117 0 0-40 0-79 0-119 0-5 0-13-9-13-8 0-8 8-8 13 0 40 0 79 0 119-40 0-79 0-119 0-6 0-13 0-13 8 0 9 7 9 13 9 40 0 79 0 119 0 0 38 0 78 0 117 0 6 0 14 8 14 9 0 9-8 9-14 0-39 0-79 0-117z"><text:p/></draw:path><draw:path draw:style-name="gr1362" draw:text-style-name="P20" svg:width="0.043cm" svg:height="0.043cm" svg:x="4.238cm" svg:y="0.472cm" svg:viewBox="0 0 44 44" svg:d="M44 23c0-12-10-23-22-23s-22 11-22 23 10 21 22 21 22-9 22-21z"><text:p/></draw:path><draw:path draw:style-name="gr1363" draw:text-style-name="P20" svg:width="0.043cm" svg:height="0.043cm" svg:x="4.425cm" svg:y="0.472cm" svg:viewBox="0 0 44 44" svg:d="M44 23c0-12-10-23-22-23-14 0-22 11-22 23s8 21 22 21c12 0 22-9 22-21z"><text:p/></draw:path><draw:path draw:style-name="gr1364" draw:text-style-name="P20" svg:width="0.043cm" svg:height="0.043cm" svg:x="4.612cm" svg:y="0.472cm" svg:viewBox="0 0 44 44" svg:d="M44 23c0-12-9-23-21-23s-23 11-23 23 11 21 23 21 21-9 21-21z"><text:p/></draw:path><draw:path draw:style-name="gr1365" draw:text-style-name="P20" svg:width="0.28cm" svg:height="0.279cm" svg:x="4.81cm" svg:y="0.355cm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1366" draw:text-style-name="P20" svg:width="0.347cm" svg:height="0.286cm" svg:x="5.22cm" svg:y="0.313cm" svg:viewBox="0 0 348 287" svg:d="M193 114c-12-28-23-56-35-84-1-2-1-4-2-5 0-2 7-11 25-12 4-1 9-1 9-8 0-5-5-5-6-5-18 0-36 1-54 1-10 0-36-1-47-1-3 0-7 0-7 8 0 5 3 5 9 5 25 0 28 4 31 13 17 40 34 78 51 118-30 31-60 62-90 95-1 1-4 2-5 5-20 22-41 28-62 31-5 0-10 0-10 8 2 1 0 4 6 4 13 0 26-1 40-1 15 0 32 1 46 1 4 0 9 0 9-9 0-3-4-2-5-3-5-1-17-3-17-13 0-8 6-15 11-20 14-15 29-31 43-45 12-15 25-28 37-41 15 32 29 66 44 100 1 4 1 3 2 6 0 3-8 10-25 13-5 0-9 0-9 7 0 5 5 5 8 5 10 0 40-1 52-1 11 0 36 1 47 1 3 0 9 0 9-7 0-5-5-5-9-5-27-1-29-3-36-19-17-40-44-105-54-130 29-30 72-80 87-91 12-11 27-21 52-22 6-1 10-1 10-8 0-1 0-5-5-5-13 0-27 1-41 1-15 0-31-1-46-1-3 0-8 0-8 8 0 3 3 4 5 5 4 0 17 1 17 13 0 5-5 11-8 15-23 24-46 49-69 73z"><text:p/></draw:path><draw:path draw:style-name="gr1367" draw:text-style-name="P20" svg:width="0.136cm" svg:height="0.131cm" svg:x="5.572cm" svg:y="0.533cm" svg:viewBox="0 0 137 132" svg:d="M55 70c0-2 7-28 7-29 2-3 10-18 20-25 3-2 10-8 24-8 2 0 9 0 15 4-9 2-12 11-12 17s4 11 11 11c6 0 17-6 17-18 0-16-16-22-31-22-16 0-29 6-42 20-5-18-23-20-30-20-11 0-18 6-23 14-7 12-11 29-11 30 0 4 4 4 5 4 3 0 5 0 6-8 5-18 11-32 21-32 9 0 10 6 10 15 0 5-2 15-5 24-2 8-5 20-6 26-3 13-6 25-9 39-2 3-3 10-3 12 0 6 5 8 10 8s11-2 13-8c0-2 4-15 5-22 2-11 6-22 8-32z"><text:p/></draw:path><draw:path draw:style-name="gr1368" draw:text-style-name="P20" svg:width="0.057cm" svg:height="0.42cm" svg:x="5.755cm" svg:y="0.285cm" svg:viewBox="0 0 58 421" svg:d="M58 0c-20 0-39 0-58 0 0 6 0 11 0 17 13 0 28 0 41 0 0 129 0 258 0 387-13 0-28 0-41 0 0 5 0 11 0 17 19 0 38 0 58 0 0-140 0-281 0-421z"><text:p/></draw:path><draw:path draw:style-name="gr1369" draw:text-style-name="P20" svg:width="0.279cm" svg:height="0.097cm" svg:x="6.003cm" svg:y="0.445cm" svg:viewBox="0 0 280 98" svg:d="M265 17c7 0 15 0 15-9 0-8-8-8-14-8-84 0-169 0-253 0-6 0-13 0-13 8 0 9 7 9 14 9 84 0 167 0 251 0zM266 98c6 0 14 0 14-8s-8-8-15-8c-84 0-167 0-251 0-7 0-14 0-14 8s7 8 13 8c84 0 169 0 253 0z"><text:p/></draw:path><draw:path draw:style-name="gr1370" draw:text-style-name="P20" svg:width="0.305cm" svg:height="0.285cm" svg:x="6.44cm" svg:y="0.315cm" svg:viewBox="0 0 306 286" svg:d="M283 188c1-2 1-4 3-6 0-1 0-4-6-4-4 0-4 2-5 4-28 63-43 92-115 92-21 0-41 0-62 0-6 0-7 0-9-2-5 0-6-1-6-3 0-1 0-3 2-10 10-38 19-77 29-115 14 0 28 0 42 0 36 0 36 8 36 19 0 3 0 9-4 21-1 2-1 3-1 4 0 3 1 5 6 5 3 0 4-2 6-8 9-34 16-66 24-99 0-2-2-4-5-4s-4 2-6 7c-9 32-16 42-55 42-13 0-26 0-39 0 8-34 16-69 25-102 3-15 3-16 23-16 19 0 39 0 58 0 52 0 65 12 65 47 0 10 0 11-2 22 0 2 0 6 0 8 0 1 1 5 5 5s4-3 6-11c2-24 6-49 8-73 1-11-1-11-11-11-71 0-143 0-213 0-9 0-12 0-12 8 0 5 3 5 10 5 16 0 28 0 28 7 0 2 0 3-1 10-19 74-37 149-57 223-3 17-4 21-38 21-7 0-12 0-12 7 0 5 5 5 12 5 73 0 146 0 220 0 9 0 9 0 12-8 13-30 26-60 39-90z"><text:p/></draw:path><draw:path draw:style-name="gr1371" draw:text-style-name="P20" svg:width="0.057cm" svg:height="0.42cm" svg:x="6.88cm" svg:y="0.285cm" svg:viewBox="0 0 58 421" svg:d="M58 421c0-6 0-12 0-17-14 0-28 0-41 0 0-129 0-258 0-387 13 0 27 0 41 0 0-6 0-11 0-17-20 0-39 0-58 0 0 140 0 281 0 421 19 0 38 0 58 0z"><text:p/></draw:path><draw:path draw:style-name="gr1372" draw:text-style-name="P20" svg:width="0.347cm" svg:height="0.286cm" svg:x="6.958cm" svg:y="0.313cm" svg:viewBox="0 0 348 287" svg:d="M193 114c-12-28-23-56-35-84-1-2-1-4-2-5 0-2 7-11 25-12 4-1 9-1 9-8 0-5-5-5-6-5-18 0-36 1-54 1-11 0-36-1-47-1-3 0-7 0-7 8 0 5 3 5 9 5 25 0 28 4 31 13 17 40 34 78 51 118-30 31-60 62-90 95-1 1-4 2-5 5-20 22-41 28-62 31-5 0-10 0-10 8 2 1 0 4 6 4 12 0 26-1 40-1 15 0 32 1 46 1 3 0 9 0 9-9 0-3-5-3-6-3-4-1-17-3-17-13 0-8 7-15 12-20 14-15 29-31 43-45 12-15 25-28 37-41 15 32 29 66 44 100 1 4 1 3 2 6 0 3-8 10-25 13-5 0-9 0-9 7 0 5 5 5 6 5 12 0 42-1 54-1 11 0 36 1 47 1 3 0 7 0 7-7 0-5-3-5-7-5-27-1-29-3-36-19-17-40-44-105-54-130 28-30 72-80 87-91 12-11 27-21 52-22 6-1 10-1 10-8 0-1 0-5-6-5-12 0-26 1-40 1-15 0-31-1-46-1-3 0-8 0-8 8 0 3 2 4 5 5 4 0 17 1 17 13 0 5-5 11-8 15-23 24-46 49-69 73z"><text:p/></draw:path><draw:path draw:style-name="gr1373" draw:text-style-name="P20" svg:width="0.106cm" svg:height="0.195cm" svg:x="7.328cm" svg:y="0.466cm" svg:viewBox="0 0 107 196" svg:d="M66 8c0-8 0-8-8-8-20 18-46 19-58 19 0 4 0 7 0 11 7 0 26 0 43-8 0 50 0 99 0 150 0 9 0 13-30 13-3 0-7 0-11 0 0 3 0 7 0 11 5 0 41-2 52-2 10 0 47 2 53 2 0-4 0-8 0-11-4 0-7 0-11 0-30 0-30-4-30-13 0-54 0-110 0-164z"><text:p/></draw:path><draw:path draw:style-name="gr1374" draw:text-style-name="P20" svg:width="0.058cm" svg:height="0.42cm" svg:x="7.493cm" svg:y="0.285cm" svg:viewBox="0 0 59 421" svg:d="M59 0c-19 0-40 0-59 0 0 6 0 11 0 17 14 0 28 0 42 0 0 129 0 258 0 387-14 0-28 0-42 0 0 5 0 11 0 17 19 0 40 0 59 0 0-140 0-281 0-421z"><text:p/></draw:path><draw:path draw:style-name="gr1375" draw:text-style-name="P20" svg:width="0.28cm" svg:height="0.279cm" svg:x="7.719cm" svg:y="0.355cm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1376" draw:text-style-name="P20" svg:width="0.305cm" svg:height="0.285cm" svg:x="8.133cm" svg:y="0.315cm" svg:viewBox="0 0 306 286" svg:d="M283 188c0-2 1-4 1-6 0-1 0-4-4-4s-5 2-5 4c-28 63-43 92-115 92-21 0-42 0-63 0-5 0-6 0-8-2-5 0-6-1-6-3 0-1 0-3 2-10 10-38 19-77 29-115 14 0 28 0 42 0 35 0 35 8 35 19 0 3 0 9-3 21-1 2-1 3-1 4 0 3 1 5 5 5s5-2 7-8c9-34 16-66 24-99 0-2-2-4-5-4-4 0-4 2-6 7-9 32-16 42-55 42-13 0-26 0-39 0 8-34 16-69 25-102 3-15 3-16 23-16 19 0 39 0 58 0 52 0 65 12 65 47 0 10 0 11-2 22 0 2 0 6 0 8 0 1 1 5 5 5s4-3 6-11c2-24 6-49 8-73 1-11-1-11-11-11-71 0-143 0-213 0-9 0-12 0-12 8 0 5 3 5 10 5 16 0 28 0 28 7 0 2 0 3-2 10-18 74-38 149-56 223-3 17-4 21-38 21-7 0-12 0-12 7 0 5 4 5 12 5 73 0 145 0 218 0 11 0 11 0 14-8 13-30 26-60 39-90z"><text:p/></draw:path><draw:path draw:style-name="gr1377" draw:text-style-name="P20" svg:width="0.057cm" svg:height="0.42cm" svg:x="8.573cm" svg:y="0.285cm" svg:viewBox="0 0 58 421" svg:d="M58 421c0-6 0-12 0-17-14 0-28 0-41 0 0-129 0-258 0-387 13 0 27 0 41 0 0-6 0-11 0-17-20 0-39 0-58 0 0 140 0 281 0 421 19 0 38 0 58 0z"><text:p/></draw:path><draw:path draw:style-name="gr1378" draw:text-style-name="P20" svg:width="0.347cm" svg:height="0.286cm" svg:x="8.651cm" svg:y="0.313cm" svg:viewBox="0 0 348 287" svg:d="M193 114c-12-28-23-56-35-84-1-2-1-4-2-5 0-2 7-11 25-12 4-1 9-1 9-8 0-5-6-5-8-5-16 0-34 1-52 1-11 0-36-1-47-1-3 0-9 0-9 8 0 5 5 5 11 5 25 0 28 4 31 13 17 40 33 78 50 118-30 31-59 62-89 95-1 1-4 2-5 5-22 22-41 28-62 31-6 0-10 0-10 8 2 1 0 4 6 4 12 0 26-1 40-1 15 0 32 1 46 1 3 0 9 0 9-9 0-3-5-3-6-3-4-1-17-3-17-13 0-8 7-15 12-20 14-15 29-31 43-45 12-15 25-28 37-41 15 32 29 66 44 100 1 4 1 3 1 6s-7 10-24 13c-5 0-9 0-9 7 0 5 5 5 6 5 12 0 42-1 54-1 10 0 36 1 47 1 3 0 7 0 7-7 0-5-3-5-7-5-29-1-29-3-36-19-17-40-44-105-55-130 29-30 73-80 86-91 14-11 29-21 54-22 6-1 10-1 10-8 0-1 0-5-6-5-12 0-26 1-40 1-15 0-31-1-46-1-3 0-8 0-8 8 0 3 2 4 5 5 4 0 17 1 17 13 0 5-5 11-8 15-23 24-46 49-69 73z"><text:p/></draw:path><draw:path draw:style-name="gr1379" draw:text-style-name="P20" svg:width="0.13cm" svg:height="0.195cm" svg:x="9.008cm" svg:y="0.466cm" svg:viewBox="0 0 131 196" svg:d="M131 142c-4 0-6 0-10 0-1 7-3 24-8 27-3 1-25 1-29 1-18 0-36 0-54 0 31-27 41-36 59-49 21-18 42-36 42-63 0-36-31-58-69-58-37 0-62 25-62 53 0 14 13 17 16 17 7 0 16-6 16-16 0-6-2-16-18-16 10-21 29-27 44-27 30 0 44 23 44 47 0 25-18 45-28 56-24 23-46 46-70 70-4 3-4 3-4 12 41 0 82 0 122 0 3-18 6-36 9-54z"><text:p/></draw:path><draw:path draw:style-name="gr1380" draw:text-style-name="P20" svg:width="0.057cm" svg:height="0.42cm" svg:x="9.188cm" svg:y="0.285cm" svg:viewBox="0 0 58 421" svg:d="M58 0c-20 0-39 0-58 0 0 6 0 11 0 17 13 0 28 0 41 0 0 129 0 258 0 387-13 0-28 0-41 0 0 5 0 11 0 17 19 0 38 0 58 0 0-140 0-281 0-421z"><text:p/></draw:path><draw:path draw:style-name="gr1381" draw:text-style-name="P20" svg:width="0.28cm" svg:height="0.279cm" svg:x="9.413cm" svg:y="0.355cm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1382" draw:text-style-name="P20" svg:width="0.043cm" svg:height="0.043cm" svg:x="9.848cm" svg:y="0.472cm" svg:viewBox="0 0 44 44" svg:d="M44 23c0-12-9-23-21-23-13 0-23 11-23 23s10 21 23 21c12 0 21-9 21-21z"><text:p/></draw:path><draw:path draw:style-name="gr1383" draw:text-style-name="P20" svg:width="0.043cm" svg:height="0.043cm" svg:x="10.035cm" svg:y="0.472cm" svg:viewBox="0 0 44 44" svg:d="M44 23c0-12-9-23-21-23s-23 11-23 23 11 21 23 21 21-9 21-21z"><text:p/></draw:path><draw:path draw:style-name="gr1384" draw:text-style-name="P20" svg:width="0.045cm" svg:height="0.043cm" svg:x="10.222cm" svg:y="0.472cm" svg:viewBox="0 0 46 44" svg:d="M46 23c0-12-11-23-23-23s-23 11-23 23 11 21 23 21 23-9 23-21z"><text:p/></draw:path><draw:path draw:style-name="gr1385" draw:text-style-name="P20" svg:width="0.279cm" svg:height="0.279cm" svg:x="10.421cm" svg:y="0.355cm" svg:viewBox="0 0 280 280" svg:d="M149 149c39 0 78 0 117 0 6 0 14 0 14-9 0-8-8-8-14-8-39 0-78 0-117 0 0-40 0-79 0-119 0-5 0-13-9-13-8 0-8 8-8 13 0 40 0 79 0 119-40 0-79 0-119 0-6 0-13 0-13 8 0 9 7 9 13 9 40 0 79 0 119 0 0 38 0 78 0 117 0 6 0 14 8 14 9 0 9-8 9-14 0-39 0-79 0-117z"><text:p/></draw:path><draw:path draw:style-name="gr1386" draw:text-style-name="P20" svg:width="0.305cm" svg:height="0.285cm" svg:x="10.835cm" svg:y="0.315cm" svg:viewBox="0 0 306 286" svg:d="M282 188c1-2 1-4 2-6 0-1 0-4-4-4s-5 2-6 4c-28 63-44 92-116 92-20 0-40 0-61 0-6 0-7 0-9-2-4 0-5-1-5-3 0-1 0-3 1-10 10-38 19-77 29-115 14 0 27 0 42 0 36 0 36 8 36 19 0 3 0 9-4 21 0 2-1 3-1 4 0 3 2 5 6 5s5-2 6-8c8-34 16-66 24-99 0-2-2-4-5-4s-5 2-6 7c-8 32-17 42-55 42-13 0-26 0-40 0 9-34 17-69 26-102 3-15 4-16 22-16 21 0 40 0 60 0 52 0 64 12 64 47 0 10 0 11-1 22 0 2-1 6-1 8 0 1 1 5 6 5 3 0 4-3 4-11 3-24 6-49 9-73 2-11 0-11-11-11-71 0-143 0-214 0-8 0-12 0-12 8 0 5 4 5 12 5 16 0 28 0 28 7 0 2 0 3-2 10-20 74-38 149-57 223-3 17-5 21-37 21-7 0-12 0-12 7 0 5 4 5 12 5 73 0 145 0 218 0 10 0 10 0 14-8 13-30 25-60 38-90z"><text:p/></draw:path><draw:path draw:style-name="gr1387" draw:text-style-name="P20" svg:width="0.057cm" svg:height="0.42cm" svg:x="11.275cm" svg:y="0.285cm" svg:viewBox="0 0 58 421" svg:d="M58 421c0-6 0-12 0-17-14 0-28 0-41 0 0-129 0-258 0-387 13 0 27 0 41 0 0-6 0-11 0-17-20 0-39 0-58 0 0 140 0 281 0 421 19 0 38 0 58 0z"><text:p/></draw:path><draw:path draw:style-name="gr1388" draw:text-style-name="P20" svg:width="0.346cm" svg:height="0.286cm" svg:x="11.354cm" svg:y="0.313cm" svg:viewBox="0 0 347 287" svg:d="M193 114c-12-28-24-56-36-84-1-2-1-4-2-5 0-2 7-11 25-12 5-1 8-1 8-8 0-5-4-5-6-5-18 0-36 1-52 1-11 0-38-1-48-1-3 0-8 0-8 8 0 5 4 5 10 5 25 0 28 4 31 13 17 40 34 78 51 118-30 31-59 62-89 95-3 1-4 2-6 5-21 22-41 28-63 31-4 0-8 0-8 8 1 1 0 4 5 4 13 0 26-1 39-1 16 0 33 1 48 1 3 0 8 0 8-9 0-3-4-2-5-3-4-1-17-3-17-13 0-8 6-15 11-20 14-15 29-31 43-45 13-15 25-28 38-41 15 32 28 66 42 100 3 4 2 3 3 6 0 3-9 10-24 13-5 0-9 0-9 7 0 5 4 5 6 5 12 0 41-1 53-1 11 0 36 1 47 1 4 0 8 0 8-7 0-5-4-5-8-5-28-1-29-3-36-19-17-40-44-105-54-130 29-30 73-80 86-91 12-11 28-21 54-22 5-1 9-1 9-8 0-1 0-5-5-5-13 0-26 1-40 1-15 0-32-1-46-1-3 0-9 0-9 8 0 3 3 4 5 5 4 0 17 1 17 13 0 5-5 11-7 15-23 24-46 49-69 73z"><text:p/></draw:path><draw:path draw:style-name="gr1389" draw:text-style-name="P20" svg:width="0.136cm" svg:height="0.131cm" svg:x="11.705cm" svg:y="0.533cm" svg:viewBox="0 0 137 132" svg:d="M55 70c0-2 7-28 9-29 0-3 8-18 18-25 3-2 10-8 24-8 2 0 10 0 16 4-9 2-13 11-13 17s5 11 12 11c6 0 16-6 16-18 0-16-16-22-31-22-16 0-29 6-41 20-6-18-24-20-31-20-11 0-18 6-23 14-7 12-11 29-11 30 0 4 4 4 5 4 5 0 5 0 7-8 4-18 10-32 20-32 9 0 11 6 11 15 0 5-2 15-5 24-2 8-6 20-7 26-3 13-6 25-9 39-2 3-3 10-3 12 0 6 5 8 10 8s11-2 13-8c0-2 4-15 6-22 2-11 5-22 7-32z"><text:p/></draw:path><draw:path draw:style-name="gr1390" draw:text-style-name="P20" svg:width="0.057cm" svg:height="0.42cm" svg:x="11.888cm" svg:y="0.285cm" svg:viewBox="0 0 58 421" svg:d="M58 0c-20 0-39 0-58 0 0 6 0 11 0 17 13 0 28 0 41 0 0 129 0 258 0 387-13 0-28 0-41 0 0 5 0 11 0 17 19 0 38 0 58 0 0-140 0-281 0-421z"><text:p/></draw:path><draw:path draw:style-name="gr1391" draw:text-style-name="P20" svg:width="0.28cm" svg:height="0.097cm" svg:x="12.136cm" svg:y="0.445cm" svg:viewBox="0 0 281 98" svg:d="M266 17c6 0 15 0 15-9 0-8-9-8-15-8-84 0-168 0-252 0-6 0-14 0-14 8 0 9 8 9 14 9 84 0 168 0 252 0zM266 98c6 0 15 0 15-8s-9-8-15-8c-84 0-168 0-252 0-6 0-14 0-14 8s8 8 14 8c84 0 168 0 252 0z"><text:p/></draw:path><draw:path draw:style-name="gr1392" draw:text-style-name="P20" svg:width="0.171cm" svg:height="0.19cm" svg:x="12.621cm" svg:y="0.13cm" svg:viewBox="0 0 172 191" svg:d="M24 161c-1 7-4 17-4 18 0 8 6 12 12 12s14-4 16-12c1-1 16-59 17-66 3-15 12-43 14-55 1-5 13-26 23-35 4-3 16-13 34-13 12 0 12 3 18 4-12 3-22 12-22 23 0 7 4 16 16 16 10 0 24-11 24-25 0-15-15-28-36-28-27 0-46 20-54 32-3-19-18-32-39-32-19 0-26 17-31 24-7 14-12 40-12 41 0 5 4 5 5 5 3 0 5-2 7-11 7-29 16-49 30-49 7 0 13 3 13 19 0 8-1 13-6 35-8 32-17 64-25 97z"><text:p/></draw:path><draw:path draw:style-name="gr1393" draw:text-style-name="P20" svg:width="0.097cm" svg:height="0.42cm" svg:x="12.851cm" svg:y="0cm" svg:viewBox="0 0 98 421" svg:d="M98 416c0-1 0-1-7-8-53-54-66-133-66-198 0-73 16-146 67-199 6-5 6-5 6-6 0-4-1-5-3-5-5 0-43 29-67 82-22 46-28 93-28 128 0 34 5 84 29 132 25 52 61 79 66 79 2 0 3-1 3-5z"><text:p/></draw:path><draw:path draw:style-name="gr1394" draw:text-style-name="P20" svg:width="0.171cm" svg:height="0.19cm" svg:x="12.987cm" svg:y="0.13cm" svg:viewBox="0 0 172 191" svg:d="M24 161c-1 7-4 17-4 18 0 8 6 12 12 12s14-4 16-12c1-1 16-59 17-66 3-15 12-43 14-55 1-5 13-26 23-35 4-3 16-13 34-13 12 0 12 3 18 4-12 3-22 12-22 23 0 7 4 16 16 16 10 0 24-11 24-25 0-15-15-28-36-28-27 0-46 20-54 32-3-19-18-32-39-32-19 0-26 17-31 24-7 14-12 40-12 41 0 5 4 5 5 5 3 0 5-2 7-11 7-29 16-49 30-49 7 0 13 3 13 19 0 8-1 13-6 35-8 32-17 64-25 97z"><text:p/></draw:path><draw:path draw:style-name="gr1395" draw:text-style-name="P20" svg:width="0.28cm" svg:height="0.279cm" svg:x="13.293cm" svg:y="0.071cm" svg:viewBox="0 0 281 280" svg:d="M150 148c40 0 78 0 118 0 4 0 13 0 13-9 0-8-9-8-13-8-40 0-78 0-118 0 0-40 0-78 0-118 0-6-1-13-10-13s-8 7-8 13c0 40 0 78 0 118-40 0-78 0-118 0-6 0-14 0-14 8 0 9 8 9 14 9 40 0 78 0 118 0 0 39 0 79 0 118 0 6-1 14 8 14s10-8 10-14c0-39 0-79 0-118z"><text:p/></draw:path><draw:path draw:style-name="gr1396" draw:text-style-name="P20" svg:width="0.137cm" svg:height="0.28cm" svg:x="13.73cm" svg:y="0.034cm" svg:viewBox="0 0 138 281" svg:d="M86 12c0-11 0-12-10-12-26 28-63 28-76 28 0 4 0 8 0 13 8 0 32 0 55-11 0 72 0 144 0 217 0 16-2 21-39 21-5 0-9 0-14 0 0 3 0 8 0 13 15-1 51-1 69-1 17 0 53 0 67 1 0-5 0-10 0-13-5 0-8 0-13 0-37 0-39-5-39-21 0-79 0-157 0-235z"><text:p/></draw:path><draw:path draw:style-name="gr1397" draw:text-style-name="P20" svg:width="0.097cm" svg:height="0.42cm" svg:x="13.927cm" svg:y="0cm" svg:viewBox="0 0 98 421" svg:d="M98 210c0-32-4-83-28-131-26-51-62-79-66-79-3 0-4 1-4 5 0 1 0 1 8 9 41 41 65 108 65 196 0 72-15 146-67 199-6 6-6 6-6 7 0 3 1 5 4 5 4 0 43-29 67-83 21-45 27-92 27-128z"><text:p/></draw:path><draw:path draw:style-name="gr1398" draw:text-style-name="P20" svg:width="1.458cm" svg:height="0.016cm" svg:x="12.608cm" svg:y="0.486cm" svg:viewBox="0 0 1459 17" svg:d="M0 0c486 0 973 0 1459 0 0 6 0 11 0 17-486 0-973 0-1459 0 0-6 0-11 0-17z"><text:p/></draw:path><draw:path draw:style-name="gr1399" draw:text-style-name="P20" svg:width="0.167cm" svg:height="0.28cm" svg:x="13.253cm" svg:y="0.607cm" svg:viewBox="0 0 168 281" svg:d="M32 248c15-14 30-28 45-43 66-59 91-80 91-123 0-48-38-82-90-82-47 0-78 40-78 77 0 24 20 24 22 24 7 0 22-6 22-23 0-11-8-22-22-22-4 0-5 0-6 0 9-27 32-43 57-43 39 0 57 35 57 69 0 33-22 67-45 93-26 30-54 60-80 90-5 5-5 6-5 16 52 0 104 0 156 0 4-25 8-49 12-73-4 0-7 0-11 0-2 12-5 31-9 37-3 3-30 3-40 3-25 0-50 0-76 0z"><text:p/></draw:path><draw:path draw:style-name="gr1400" draw:text-style-name="P20" svg:width="0.219cm" svg:height="0.267cm" svg:x="14.104cm" svg:y="0.414cm" svg:viewBox="0 0 220 268" svg:d="M32 238c-3 14-4 18-22 18-6 0-10 0-10 7 0 3 1 5 5 5 12 0 24-2 36-2 13 0 27 2 41 2 2 0 8 0 8-9 0-3-5-3-11-3-20 0-20-4-20-8s18-73 20-84c6 12 17 27 39 27 49 0 102-61 102-124 0-39-24-67-57-67-20 0-41 16-55 32-4-22-22-32-37-32-21 0-28 17-31 24-9 14-14 40-14 41 0 5 4 5 5 5 4 0 5 0 7-10 8-30 16-50 32-50 7 0 12 3 12 19 0 9-2 14-3 21-15 63-31 125-47 188zM106 55c3-12 14-23 22-30 15-12 27-15 34-15 17 0 28 14 28 39s-15 73-22 89c-14 30-35 44-50 44-28 0-34-36-34-38s0-1 1-6c7-28 13-55 21-83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10">Used linearity of expectation so that seperating </text:span><text:span text:style-name="T10"><draw:g text:anchor-type="as-char" svg:y="-0.314cm" draw:z-index="47" draw:style-name="gr1"><svg:title>TexMaths</svg:title><svg:desc>12§display§E\left[X \right]§svg§600§FALSE§</svg:desc><draw:path draw:style-name="gr208" draw:text-style-name="P19" svg:width="0.927cm" svg:height="0.376cm" svg:x="0.006cm" svg:y="0.023cm" svg:viewBox="0 0 928 377" svg:d="M0 0c310 0 618 0 928 0 0 126 0 251 0 377-310 0-618 0-928 0 0-126 0-251 0-377z"><text:p/></draw:path><draw:path draw:style-name="gr209" draw:text-style-name="P20" svg:width="0.304cm" svg:height="0.284cm" svg:x="0.001cm" svg:y="0.031cm" svg:viewBox="0 0 305 285" svg:d="M282 188c0-2 1-4 2-5 0-1 0-5-6-5-3 0-4 2-4 5-28 61-44 89-116 89-20 0-40 0-61 0-6 0-7 0-9 0-5 0-6-2-6-5 0-1 0-1 2-10 10-37 19-75 29-113 14 0 27 0 42 0 36 0 36 9 36 19 0 3 0 8-4 21-1 2-1 4-1 5 0 2 1 5 6 5 2 0 4-3 6-9 7-34 16-66 24-98 0-3-2-5-5-5s-5 2-6 7c-9 32-17 42-55 42-13 0-26 0-40 0 9-35 17-68 26-102 3-15 3-16 22-16 20 0 39 0 59 0 52 0 65 12 65 47 0 10 0 11-2 22 0 2 0 5 0 7 0 1 1 6 4 6 5 0 5-2 6-11 3-24 5-49 9-73 1-11-1-11-11-11-72 0-143 0-214 0-8 0-12 0-12 8 0 5 4 5 12 5 16 0 27 0 27 7 0 2 0 3-1 10-20 75-38 149-57 222-3 16-5 20-38 20-7 0-11 0-11 8 0 5 4 5 11 5 73 0 146 0 219 0 10 0 10 0 12-7 14-30 27-60 40-90z"><text:p/></draw:path><draw:path draw:style-name="gr210" draw:text-style-name="P20" svg:width="0.057cm" svg:height="0.42cm" svg:x="0.44cm" svg:y="0.001cm" svg:viewBox="0 0 58 421" svg:d="M58 421c0-6 0-11 0-17-14 0-28 0-41 0 0-129 0-259 0-387 13 0 27 0 41 0 0-6 0-11 0-17-20 0-39 0-58 0 0 141 0 280 0 421 19 0 38 0 58 0z"><text:p/></draw:path><draw:path draw:style-name="gr211" draw:text-style-name="P20" svg:width="0.346cm" svg:height="0.285cm" svg:x="0.517cm" svg:y="0.03cm" svg:viewBox="0 0 347 286" svg:d="M193 114c-12-29-24-56-36-84-1-4-1-4-1-5 0-2 7-11 24-12 5-1 8-1 8-8 0-5-4-5-6-5-16 0-34 1-52 1-11 0-38-1-47-1-4 0-9 0-9 8 0 5 5 5 10 5 25 0 28 4 32 13 17 40 33 79 50 118-30 31-59 63-89 94-3 2-4 4-6 5-21 23-40 29-61 30-6 1-10 1-10 8 0 1 0 5 6 5 12 0 26-1 40-1 15 0 31 1 46 1 3 0 8 0 8-8 0-4-4-5-5-5-4 0-17-1-17-13 0-6 6-14 11-18 14-15 29-30 43-45 13-14 25-29 38-42 14 34 28 67 42 100 3 5 3 5 3 6 0 3-9 11-24 12-5 1-9 1-9 8 0 5 5 5 6 5 12 0 41-1 53-1 11 0 36 1 47 1 4 0 8 0 8-8 0-5-4-5-7-5-29 0-30-1-37-18-16-39-44-104-54-129 29-30 73-80 86-92 12-10 29-20 54-21 5-1 9-1 9-8 0-1 0-5-5-5-13 0-26 1-40 1-15 0-32-1-46-1-3 0-9 0-9 8 0 3 3 4 5 5 5 0 17 1 17 12 0 6-4 12-7 16-23 24-46 48-69 73z"><text:p/></draw:path><draw:path draw:style-name="gr212" draw:text-style-name="P20" svg:width="0.057cm" svg:height="0.42cm" svg:x="0.897cm" svg:y="0.001cm" svg:viewBox="0 0 58 421" svg:d="M58 0c-20 0-39 0-58 0 0 6 0 11 0 17 13 0 28 0 41 0 0 128 0 258 0 387-13 0-28 0-41 0 0 6 0 11 0 17 19 0 38 0 58 0 0-141 0-280 0-421z"><text:p/></draw:path></draw:g></text:span></text:p>
      <text:p text:style-name="P12" loext:marker-style-name="T3"><text:span text:style-name="T10"/></text:p>
      <text:p text:style-name="P13" loext:marker-style-name="T4"><text:span text:style-name="T4">Problem </text:span><text:span text:style-name="T5">1</text:span><text:span text:style-name="T4">2</text:span></text:p>
      <text:p text:style-name="P7" loext:marker-style-name="T3"/>
      <text:p text:style-name="P12" loext:marker-style-name="T7"><text:span text:style-name="T7">Part (a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22" table:style-name="표22">
        <table:table-column table:style-name="표22.A"/>
        <table:table-row table:style-name="표22.1">
          <table:table-cell table:style-name="표22.A1" office:value-type="string">
            <text:p text:style-name="P15"><draw:g text:anchor-type="as-char" svg:y="-0.654cm" draw:z-index="48" draw:style-name="gr1"><svg:title>TexMaths</svg:title><svg:desc>12§display§f_X\left( x\right) = \dbinom{n}{x} \left(\frac12 \right)^x \left(\frac12 \right)^{n-x} = \dbinom{n}{x} \left( \frac12\right)^n§svg§600§FALSE§</svg:desc><draw:path draw:style-name="gr1053" draw:text-style-name="P19" svg:width="8.095cm" svg:height="0.992cm" svg:x="0.001cm" svg:y="0.022cm" svg:viewBox="0 0 8096 993" svg:d="M0 0c2699 0 5397 0 8096 0 0 331 0 661 0 993-2699 0-5397 0-8096 0 0-332 0-662 0-993z"><text:p/></draw:path><draw:path draw:style-name="gr1054" draw:text-style-name="P20" svg:width="0.209cm" svg:height="0.383cm" svg:x="0.002cm" svg:y="0.34cm" svg:viewBox="0 0 210 384" svg:d="M132 128c12 0 24 0 36 0 8 0 13 0 13-8 0-5-5-5-12-5-12 0-23 0-35 0 4-15 6-32 10-48 1-8 7-38 10-43 3-8 10-14 20-14 1 0 12 0 20 7-19 2-22 17-22 23 0 9 7 15 15 15 11 0 23-9 23-26 0-19-19-29-36-29-14 0-41 8-54 49-2 10-4 13-14 66-10 0-20 0-29 0s-12 0-12 9c0 4 3 4 11 4 9 0 19 0 28 0-10 56-21 111-32 167-7 41-14 80-36 80-2 0-12 0-20-8 19-1 22-16 22-22 0-10-7-16-15-16-11 0-23 10-23 25 0 19 18 30 36 30 23 0 40-25 47-41 14-26 24-78 24-80 8-46 17-90 25-135z"><text:p/></draw:path><draw:path draw:style-name="gr1055" draw:text-style-name="P20" svg:width="0.259cm" svg:height="0.199cm" svg:x="0.201cm" svg:y="0.5cm" svg:viewBox="0 0 260 200" svg:d="M149 89c9-10 18-19 27-29 39-37 50-48 77-50 4 0 7 0 7-6 0-4-3-4-4-4-9 0-18 1-28 1-7 0-26-1-34-1-2 0-6 0-6 6 2 1 0 4 4 4 4 1 11 1 11 8 0 4-5 8-7 12-3 1-41 38-52 49-10-19-19-38-29-57-1-2-2-3-2-4 0-2 6-7 15-8 3 0 6 0 6-6-1-2 0-4-4-4-6 0-14 0-20 0s-13 1-19 1c-5 0-12 0-18-1-5 0-11 0-15 0-2 0-6 0-6 6 0 4 3 4 8 4 17 0 18 3 22 9 13 28 27 54 40 82-4 5-10 11-15 15-6 6-21 20-25 24-36 36-48 50-75 51-5 0-7 0-7 6 0 1 0 3 4 3 8 0 19-1 27-1 5 0 12 0 17 1 6 0 12 0 17 0 2 0 7 0 7-6 0-3-4-3-6-3-2-1-8-1-8-9 0-4 3-8 9-14 21-19 40-40 60-59 12 23 24 47 36 70 1 3 1 2 1 3 0 3-4 8-15 9-3 0-6 0-6 6 1 1 0 3 5 3 6 0 13 0 20 0 6 0 12-1 19-1 5 0 12 0 17 1 5 0 11 0 16 0 2 0 6 0 6-6 0-3-4-3-9-3-17 0-18-4-20-9-16-31-33-62-48-93z"><text:p/></draw:path><draw:path draw:style-name="gr1056" draw:text-style-name="P20" svg:width="0.096cm" svg:height="0.42cm" svg:x="0.619cm" svg:y="0.321cm" svg:viewBox="0 0 97 421" svg:d="M97 418c0-1 0-3-7-10-53-53-66-132-66-197 0-73 17-146 68-199 5-5 5-6 5-7 0-3-1-5-3-5-5 0-42 29-68 83-21 47-26 92-26 128 0 33 5 84 28 131 25 53 61 79 66 79 2 0 3-1 3-3z"><text:p/></draw:path><draw:path draw:style-name="gr1057" draw:text-style-name="P20" svg:width="0.209cm" svg:height="0.19cm" svg:x="0.753cm" svg:y="0.453cm" svg:viewBox="0 0 210 191" svg:d="M128 59c3-11 12-51 42-51 3 0 12 0 21 6-11 3-19 12-19 23 0 6 3 15 15 15 10 0 23-8 23-24 0-23-25-28-40-28-24 0-39 22-44 31-11-27-34-31-46-31-43 0-67 54-67 65 0 3 4 3 5 3 4 0 5-1 6-4 13-45 42-56 56-56 8 0 23 4 23 29 0 13-7 41-23 100-7 26-21 44-40 44-3 0-12 0-21-6 10-1 19-11 19-23 0-10-9-14-15-14-12 0-23 11-23 24 0 20 20 29 40 29 27 0 43-30 44-33 5 16 20 33 46 33 43 0 67-55 67-65 0-5-4-5-5-5-4 0-5 1-6 5-13 44-42 55-56 55-16 0-23-13-23-27 0-10 2-20 7-38 5-19 10-38 14-57z"><text:p/></draw:path><draw:path draw:style-name="gr1058" draw:text-style-name="P20" svg:width="0.096cm" svg:height="0.42cm" svg:x="1.006cm" svg:y="0.321cm" svg:viewBox="0 0 97 421" svg:d="M97 211c0-32-5-84-27-132-26-51-62-79-66-79-3 0-4 2-4 5 0 1 0 2 7 9 42 42 66 110 66 197 0 72-15 147-68 200-5 4-5 6-5 7 0 2 1 3 4 3 4 0 42-27 67-81 21-47 26-94 26-129z"><text:p/></draw:path><draw:path draw:style-name="gr1059" draw:text-style-name="P20" svg:width="0.28cm" svg:height="0.097cm" svg:x="1.286cm" svg:y="0.483cm" svg:viewBox="0 0 281 98" svg:d="M266 17c6 0 15 0 15-9 0-8-9-8-13-8-84 0-170 0-254 0-6 0-14 0-14 8 0 9 8 9 14 9 84 0 168 0 252 0zM268 98c4 0 13 0 13-8s-9-8-15-8c-84 0-168 0-252 0-6 0-14 0-14 8s8 8 14 8c84 0 170 0 254 0z"><text:p/></draw:path><draw:path draw:style-name="gr1060" draw:text-style-name="P20" svg:width="0.207cm" svg:height="1.009cm" svg:x="1.796cm" svg:y="0.027cm" svg:viewBox="0 0 208 1010" svg:d="M208 1005c0-1-2-3-3-4-15-15-43-43-72-89-67-109-98-246-98-407 0-112 15-259 85-385 32-60 67-94 86-113 2-1 2-2 2-3 0-4-4-4-10-4s-6 0-13 6c-141 128-185 322-185 499 0 165 37 332 145 457 9 10 24 27 41 43 6 5 6 5 12 5s10 0 10-5z"><text:p/></draw:path><draw:path draw:style-name="gr1061" draw:text-style-name="P20" svg:width="0.227cm" svg:height="0.19cm" svg:x="2.031cm" svg:y="0.167cm" svg:viewBox="0 0 228 191" svg:d="M24 162c-1 6-4 16-4 18 0 7 6 11 12 11s14-4 16-12c1 0 6-21 8-31 4-12 6-26 10-38 2-9 5-19 7-28 1-8 5-20 5-21 7-13 29-51 70-51 18 0 22 15 22 28 0 27-21 81-27 99-4 9-5 14-5 19 0 20 14 35 35 35 39 0 55-61 55-65s-4-4-5-4c-5 0-5 2-6 8-8 28-23 51-43 51-7 0-11-3-11-13 0-11 4-20 9-30 7-23 25-68 25-92 0-29-18-46-48-46-39 0-59 28-66 37-3-24-21-37-40-37-20 0-26 17-31 24-7 14-12 40-12 41 0 5 4 5 5 5 3 0 5-2 7-10 7-30 16-50 30-50 8 0 13 4 13 19 0 8-1 13-6 35-8 32-17 66-25 98z"><text:p/></draw:path><draw:path draw:style-name="gr1062" draw:text-style-name="P20" svg:width="0.209cm" svg:height="0.19cm" svg:x="2.037cm" svg:y="0.739cm" svg:viewBox="0 0 210 191" svg:d="M128 59c3-11 12-49 42-49 2 0 12 0 21 6-12 1-21 12-21 22 0 6 5 15 17 15 9 0 23-7 23-24 0-23-25-29-40-29-24 0-39 23-44 32-11-27-34-32-46-32-43 0-68 55-68 65 0 5 5 5 6 5 4 0 5-2 5-5 14-45 42-55 56-55 9 0 23 3 23 28 0 12-7 41-23 100-6 26-21 44-39 44-3 0-12 0-22-6 11-2 20-10 20-22 0-11-9-15-15-15-13 0-23 11-23 24 0 19 20 28 40 28 27 0 42-29 44-31 5 15 19 31 44 31 45 0 69-54 69-65 0-4-4-4-6-4-4 0-4 2-5 5-14 45-43 55-56 55-17 0-23-14-23-28 0-9 2-18 7-36 5-20 10-40 14-59z"><text:p/></draw:path><draw:path draw:style-name="gr1063" draw:text-style-name="P20" svg:width="0.205cm" svg:height="1.009cm" svg:x="2.287cm" svg:y="0.027cm" svg:viewBox="0 0 206 1010" svg:d="M206 505c0-165-37-332-144-458-8-10-25-27-42-42-4-5-6-5-12-5-4 0-8 0-8 4 0 2 1 3 2 4 15 15 44 44 71 89 69 108 99 245 99 408 0 112-15 258-84 383-34 60-69 95-87 113-1 1-1 3-1 4 0 5 4 5 8 5 6 0 8 0 14-6 141-130 184-322 184-499z"><text:p/></draw:path><draw:path draw:style-name="gr1064" draw:text-style-name="P20" svg:width="0.207cm" svg:height="1.009cm" svg:x="2.741cm" svg:y="0.027cm" svg:viewBox="0 0 208 1010" svg:d="M208 1005c0-1-2-3-3-4-15-15-43-43-72-89-68-109-98-246-98-407 0-112 14-259 84-385 33-60 68-94 86-113 3-1 3-2 3-3 0-4-4-4-10-4s-6 0-13 6c-141 128-185 322-185 499 0 165 37 332 145 457 9 10 24 27 41 43 6 5 6 5 12 5s10 0 10-5z"><text:p/></draw:path><draw:path draw:style-name="gr1065" draw:text-style-name="P20" svg:width="0.138cm" svg:height="0.279cm" svg:x="3.051cm" svg:y="0.072cm" svg:viewBox="0 0 139 280" svg:d="M86 11c0-11 0-11-9-11-27 26-64 26-77 26 0 5 0 9 0 14 8 0 32 0 55-11 0 73 0 145 0 218 0 15-1 19-39 19-5 0-9 0-14 0 0 4 0 9 0 14 15-2 52-2 69-2s53 0 68 2c0-5 0-10 0-14-5 0-9 0-14 0-37 0-39-3-39-19 0-79 0-157 0-236z"><text:p/></draw:path><draw:path draw:style-name="gr1066" draw:text-style-name="P20" svg:width="0.21cm" svg:height="0.016cm" svg:x="3.013cm" svg:y="0.524cm" svg:viewBox="0 0 211 17" svg:d="M0 0c71 0 140 0 211 0 0 6 0 11 0 17-71 0-140 0-211 0 0-6 0-11 0-17z"><text:p/></draw:path><draw:path draw:style-name="gr1067" draw:text-style-name="P20" svg:width="0.167cm" svg:height="0.279cm" svg:x="3.035cm" svg:y="0.646cm" svg:viewBox="0 0 168 280" svg:d="M32 247c15-14 30-29 45-43 66-58 91-80 91-122 0-48-37-82-89-82-48 0-79 38-79 76 0 24 22 24 23 24 7 0 21-5 21-23 0-11-7-22-22-22-4 0-4 0-5 0 9-26 32-42 56-42 39 0 57 34 57 69 0 33-21 67-45 92-26 30-54 60-80 90-5 5-5 6-5 16 52 0 104 0 156 0 4-26 8-50 12-74-4 0-7 0-11 0-1 14-5 32-8 39-4 2-31 2-41 2-25 0-50 0-76 0z"><text:p/></draw:path><draw:path draw:style-name="gr1068" draw:text-style-name="P20" svg:width="0.205cm" svg:height="1.009cm" svg:x="3.29cm" svg:y="0.027cm" svg:viewBox="0 0 206 1010" svg:d="M206 505c0-165-37-332-144-458-8-10-25-27-42-42-4-5-6-5-12-5-4 0-8 0-8 4 0 2 1 3 2 4 15 15 44 44 71 89 69 108 99 245 99 408 0 112-15 258-84 383-34 60-69 95-87 113-1 1-1 3-1 4 0 5 4 5 8 5 6 0 8 0 14-6 141-130 184-322 184-499z"><text:p/></draw:path><draw:path draw:style-name="gr1069" draw:text-style-name="P20" svg:width="0.156cm" svg:height="0.132cm" svg:x="3.6cm" svg:y="0cm" svg:viewBox="0 0 157 133" svg:d="M59 100c-3 9-12 25-28 25-1 0-9 0-15-4 12-3 13-14 13-17 0-6-6-10-12-10-9 0-17 7-17 18 0 14 17 21 31 21 13 0 25-8 33-20 7 15 24 20 34 20 35 0 53-37 53-45 0-4-3-4-5-4-4 0-4 1-6 5-6 20-24 36-40 36-11 0-18-7-18-19 0-8 7-35 15-68 6-22 19-30 29-30 1 0 10 0 17 5-10 3-13 11-13 16 0 6 4 11 12 11 6 0 15-6 15-18 0-17-18-22-30-22-15 0-26 10-33 22-5-12-20-22-35-22-34 0-53 36-53 46 0 3 5 3 6 3 4 0 4-1 5-5 7-22 26-36 41-36 9 0 18 6 18 20 0 6-4 21-6 31-4 13-8 27-11 41z"><text:p/></draw:path><draw:path draw:style-name="gr1070" draw:text-style-name="P20" svg:width="0.205cm" svg:height="1.009cm" svg:x="3.956cm" svg:y="0.027cm" svg:viewBox="0 0 206 1010" svg:d="M206 1005c0-1 0-3-1-4-15-15-44-43-72-89-68-109-98-246-98-407 0-112 14-259 84-385 33-60 68-94 86-113 1-1 1-2 1-3 0-4-2-4-8-4s-7 0-13 6c-142 128-185 322-185 499 0 165 37 332 144 457 8 10 25 27 42 43 5 5 6 5 12 5s8 0 8-5z"><text:p/></draw:path><draw:path draw:style-name="gr1071" draw:text-style-name="P20" svg:width="0.138cm" svg:height="0.279cm" svg:x="4.266cm" svg:y="0.072cm" svg:viewBox="0 0 139 280" svg:d="M86 11c0-11 0-11-9-11-27 26-64 26-77 26 0 5 0 9 0 14 8 0 32 0 55-11 0 73 0 145 0 218 0 15-1 19-39 19-5 0-9 0-14 0 0 4 0 9 0 14 15-2 52-2 69-2s53 0 68 2c0-5 0-10 0-14-5 0-9 0-14 0-37 0-39-3-39-19 0-79 0-157 0-236z"><text:p/></draw:path><draw:path draw:style-name="gr1072" draw:text-style-name="P20" svg:width="0.21cm" svg:height="0.016cm" svg:x="4.227cm" svg:y="0.524cm" svg:viewBox="0 0 211 17" svg:d="M0 0c71 0 140 0 211 0 0 6 0 11 0 17-71 0-140 0-211 0 0-6 0-11 0-17z"><text:p/></draw:path><draw:path draw:style-name="gr1073" draw:text-style-name="P20" svg:width="0.167cm" svg:height="0.279cm" svg:x="4.249cm" svg:y="0.646cm" svg:viewBox="0 0 168 280" svg:d="M32 247c15-14 30-29 45-43 66-58 91-80 91-122 0-48-38-82-89-82-48 0-79 38-79 76 0 24 20 24 22 24 7 0 22-5 22-23 0-11-8-22-22-22-4 0-4 0-5 0 9-26 32-42 56-42 39 0 57 34 57 69 0 33-21 67-45 92-26 30-54 60-80 90-5 5-5 6-5 16 52 0 104 0 156 0 4-26 8-50 12-74-4 0-7 0-11 0-1 14-5 32-8 39-4 2-31 2-41 2-25 0-50 0-76 0z"><text:p/></draw:path><draw:path draw:style-name="gr1074" draw:text-style-name="P20" svg:width="0.207cm" svg:height="1.009cm" svg:x="4.503cm" svg:y="0.027cm" svg:viewBox="0 0 208 1010" svg:d="M208 505c0-165-38-332-146-458-8-10-24-27-40-42-6-5-6-5-12-5-5 0-10 0-10 4 0 2 2 3 4 4 14 15 42 44 70 89 69 108 99 245 99 408 0 112-15 258-84 383-34 60-69 95-87 113-1 1-2 3-2 4 0 5 5 5 10 5 6 0 6 0 13-6 140-130 185-322 185-499z"><text:p/></draw:path><draw:path draw:style-name="gr1075" draw:text-style-name="P20" svg:width="0.18cm" svg:height="0.132cm" svg:x="4.813cm" svg:y="0cm" svg:viewBox="0 0 181 133" svg:d="M23 112c-1 3-4 10-4 12 0 7 6 9 11 9s8-3 11-6c1-3 5-12 6-19 1-5 5-19 6-26 2-6 3-14 5-20 3-12 4-14 13-26 8-12 21-28 44-28 17 0 17 16 17 21 0 18-12 50-17 63-3 8-5 11-5 16 0 16 14 25 28 25 30 0 43-41 43-45s-3-4-5-4c-4 0-4 2-6 5-7 24-19 36-31 36-6 0-7-4-7-10 0-7 1-11 7-24 3-9 16-41 16-57 0-29-23-34-39-34-25 0-42 16-50 28-2-21-19-28-31-28-13 0-21 10-24 16-6 12-11 28-11 30 0 3 5 3 6 3 4 0 4-1 6-8 5-18 10-33 22-33 7 0 9 6 9 15 0 6-2 17-5 25-2 7-4 19-6 26-3 12-6 26-9 38z"><text:p/></draw:path><draw:path draw:style-name="gr1076" draw:text-style-name="P20" svg:width="0.198cm" svg:height="0.013cm" svg:x="5.04cm" svg:y="0.05cm" svg:viewBox="0 0 199 14" svg:d="M188 14c5 0 11 0 11-7s-6-7-11-7c-58 0-117 0-176 0-5 0-12 0-12 7s7 7 12 7c59 0 118 0 176 0z"><text:p/></draw:path><draw:path draw:style-name="gr1077" draw:text-style-name="P20" svg:width="0.157cm" svg:height="0.132cm" svg:x="5.286cm" svg:y="0cm" svg:viewBox="0 0 158 133" svg:d="M59 100c-3 9-12 25-28 25-5-1-9 0-15-4 12-3 13-14 13-17 0-6-5-10-12-10-9 0-17 7-17 18 0 14 17 21 31 21 13 0 25-8 33-20 7 15 24 20 36 20 33 0 51-37 51-45 0-4-3-4-5-4-3 0-4 1-6 5-6 20-24 36-39 36-12 0-18-7-18-19 0-8 7-35 14-68 6-22 19-30 30-30 5 2 10 0 16 5-10 3-13 11-13 16 0 6 4 11 12 11 6 0 16-6 16-18 0-17-19-22-31-22-14 0-26 10-33 22-5-12-18-22-35-22-34 0-52 36-52 46 0 3 4 3 5 3 4 0 4-1 6-5 7-22 25-36 40-36 9 0 18 6 18 20 0 6-4 21-6 31-4 13-8 27-11 41z"><text:p/></draw:path><draw:path draw:style-name="gr1078" draw:text-style-name="P20" svg:width="0.28cm" svg:height="0.097cm" svg:x="5.624cm" svg:y="0.483cm" svg:viewBox="0 0 281 98" svg:d="M266 17c6 0 15 0 15-9 0-8-9-8-15-8-84 0-168 0-252 0-6 0-14 0-14 8 0 9 8 9 14 9 84 0 168 0 252 0zM266 98c6 0 15 0 15-8s-9-8-15-8c-84 0-168 0-252 0-6 0-14 0-14 8s8 8 14 8c84 0 168 0 252 0z"><text:p/></draw:path><draw:path draw:style-name="gr1079" draw:text-style-name="P20" svg:width="0.207cm" svg:height="1.009cm" svg:x="6.134cm" svg:y="0.027cm" svg:viewBox="0 0 208 1010" svg:d="M208 1005c0-1-2-3-3-4-15-15-43-43-72-89-67-109-98-246-98-407 0-112 15-259 85-385 32-60 67-94 86-113 2-1 2-2 2-3 0-4-4-4-10-4s-6 0-13 6c-141 128-185 322-185 499 0 165 37 332 145 457 9 10 24 27 41 43 6 5 6 5 12 5s10 0 10-5z"><text:p/></draw:path><draw:path draw:style-name="gr1080" draw:text-style-name="P20" svg:width="0.227cm" svg:height="0.19cm" svg:x="6.37cm" svg:y="0.167cm" svg:viewBox="0 0 228 191" svg:d="M24 162c-1 6-4 16-4 18 0 7 6 11 12 11s14-4 16-12c1 0 6-21 8-31 4-12 6-26 10-38 2-9 5-19 7-28 1-8 5-20 5-21 7-13 29-51 70-51 18 0 21 15 21 28 0 27-20 81-26 99-5 9-5 14-5 19 0 20 14 35 35 35 39 0 55-61 55-65s-4-4-5-4c-5 0-5 2-6 8-9 28-23 51-43 51-7 0-11-3-11-13 0-11 4-20 9-30 7-23 25-68 25-92 0-29-18-46-48-46-39 0-59 28-66 37-3-24-21-37-40-37-20 0-26 17-31 24-7 14-12 40-12 41 0 5 4 5 5 5 3 0 5-2 7-10 7-30 16-50 30-50 8 0 13 4 13 19 0 8-1 13-6 35-8 32-17 66-25 98z"><text:p/></draw:path><draw:path draw:style-name="gr1081" draw:text-style-name="P20" svg:width="0.209cm" svg:height="0.19cm" svg:x="6.376cm" svg:y="0.739cm" svg:viewBox="0 0 210 191" svg:d="M128 59c3-11 12-49 42-49 2 0 12 0 21 6-12 1-21 12-21 22 0 6 5 15 17 15 9 0 23-7 23-24 0-23-25-29-40-29-24 0-39 23-44 32-11-27-34-32-46-32-44 0-68 55-68 65 0 5 5 5 6 5 2 0 5-2 5-5 14-45 42-55 56-55 9 0 23 3 23 28 0 12-7 41-23 100-6 26-21 44-39 44-3 0-12 0-22-6 11-2 20-10 20-22 0-11-9-15-15-15-13 0-23 11-23 24 0 19 20 28 40 28 27 0 42-29 44-31 5 15 19 31 44 31 45 0 69-54 69-65 0-4-4-4-6-4-4 0-4 2-5 5-14 45-43 55-56 55-17 0-23-14-23-28 0-9 2-18 7-36 5-20 10-40 14-59z"><text:p/></draw:path><draw:path draw:style-name="gr1082" draw:text-style-name="P20" svg:width="0.205cm" svg:height="1.009cm" svg:x="6.625cm" svg:y="0.027cm" svg:viewBox="0 0 206 1010" svg:d="M206 505c0-165-37-332-144-458-8-10-25-27-42-42-4-5-6-5-12-5-4 0-8 0-8 4 0 2 1 3 2 4 15 15 44 44 71 89 69 108 99 245 99 408 0 112-15 258-84 383-34 60-69 95-87 113-1 1-1 3-1 4 0 5 4 5 8 5 6 0 8 0 14-6 141-130 184-322 184-499z"><text:p/></draw:path><draw:path draw:style-name="gr1083" draw:text-style-name="P20" svg:width="0.205cm" svg:height="1.009cm" svg:x="7.079cm" svg:y="0.027cm" svg:viewBox="0 0 206 1010" svg:d="M206 1005c0-1 0-3-1-4-15-15-43-43-72-89-68-109-98-246-98-407 0-112 14-259 84-385 33-60 68-94 86-113 1-1 1-2 1-3 0-4-2-4-8-4s-7 0-13 6c-141 128-185 322-185 499 0 165 37 332 144 457 10 10 25 27 42 43 5 5 6 5 12 5s8 0 8-5z"><text:p/></draw:path><draw:path draw:style-name="gr1084" draw:text-style-name="P20" svg:width="0.138cm" svg:height="0.279cm" svg:x="7.39cm" svg:y="0.072cm" svg:viewBox="0 0 139 280" svg:d="M86 11c0-11 0-11-9-11-27 26-64 26-77 26 0 5 0 9 0 14 8 0 32 0 55-11 0 73 0 145 0 218 0 15-1 19-39 19-5 0-9 0-14 0 0 4 0 9 0 14 15-2 52-2 69-2s53 0 68 2c0-5 0-10 0-14-5 0-9 0-14 0-37 0-39-3-39-19 0-79 0-157 0-236z"><text:p/></draw:path><draw:path draw:style-name="gr1085" draw:text-style-name="P20" svg:width="0.21cm" svg:height="0.016cm" svg:x="7.351cm" svg:y="0.524cm" svg:viewBox="0 0 211 17" svg:d="M0 0c71 0 140 0 211 0 0 6 0 11 0 17-71 0-140 0-211 0 0-6 0-11 0-17z"><text:p/></draw:path><draw:path draw:style-name="gr1086" draw:text-style-name="P20" svg:width="0.167cm" svg:height="0.279cm" svg:x="7.373cm" svg:y="0.646cm" svg:viewBox="0 0 168 280" svg:d="M32 247c15-14 30-29 45-43 66-58 91-80 91-122 0-48-37-82-89-82-48 0-79 38-79 76 0 24 22 24 23 24 7 0 21-5 21-23 0-11-7-22-22-22-4 0-4 0-5 0 9-26 32-42 56-42 39 0 57 34 57 69 0 33-21 67-45 92-26 30-54 60-80 90-5 5-5 6-5 16 52 0 104 0 156 0 4-26 8-50 12-74-4 0-7 0-11 0-1 14-5 32-8 39-4 2-31 2-41 2-25 0-50 0-76 0z"><text:p/></draw:path><draw:path draw:style-name="gr1087" draw:text-style-name="P20" svg:width="0.205cm" svg:height="1.009cm" svg:x="7.628cm" svg:y="0.027cm" svg:viewBox="0 0 206 1010" svg:d="M206 505c0-165-37-332-144-458-8-10-25-27-42-42-4-5-6-5-12-5-4 0-8 0-8 4 0 2 1 3 2 4 15 15 42 44 71 89 69 108 99 245 99 408 0 112-15 258-84 383-34 60-69 95-87 113-1 1-1 3-1 4 0 5 4 5 8 5 6 0 8 0 14-6 141-130 184-322 184-499z"><text:p/></draw:path><draw:path draw:style-name="gr1088" draw:text-style-name="P20" svg:width="0.18cm" svg:height="0.132cm" svg:x="7.937cm" svg:y="0cm" svg:viewBox="0 0 181 133" svg:d="M23 112c-1 3-4 10-4 12 0 7 6 9 11 9s8-3 11-6c1-3 5-12 6-19 1-5 5-19 6-26 2-6 3-14 5-20 3-12 4-14 13-26 8-12 21-28 44-28 17 0 17 16 17 21 0 18-12 50-17 63-3 8-5 11-5 16 0 16 14 25 28 25 30 0 43-41 43-45s-3-4-5-4c-4 0-4 2-6 5-6 24-19 36-31 36-6 0-7-4-7-10 0-7 1-11 7-24 4-9 16-41 16-57 0-29-23-34-39-34-25 0-42 16-50 28-2-21-19-28-31-28-13 0-19 10-24 16-6 12-11 28-11 30 0 3 5 3 6 3 4 0 4-1 6-8 5-18 10-33 22-33 7 0 9 6 9 15 0 6-2 17-5 25-2 7-4 19-6 26-3 12-6 26-9 38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10">By binomial distribution, timed count of the event success at probability of success with that of failure.</text:span></text:p>
      <text:p text:style-name="P7" loext:marker-style-name="T3"/>
      <text:p text:style-name="P7" loext:marker-style-name="T3"/>
      <text:p text:style-name="P12" loext:marker-style-name="T7"><text:span text:style-name="T7">Part (b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23" table:style-name="표23">
        <table:table-column table:style-name="표23.A"/>
        <table:table-row table:style-name="표23.1">
          <table:table-cell table:style-name="표23.A1" office:value-type="string">
            <text:p text:style-name="P11" loext:marker-style-name="T3"><draw:g text:anchor-type="as-char" svg:y="-0.467cm" draw:z-index="49" draw:style-name="gr1"><svg:title>TexMaths</svg:title><svg:desc>12§display§\frac{n}2§svg§600§FALSE§</svg:desc><draw:path draw:style-name="gr1089" draw:text-style-name="P19" svg:width="0.207cm" svg:height="0.713cm" svg:x="0.022cm" svg:y="0.021cm" svg:viewBox="0 0 208 714" svg:d="M0 0c70 0 138 0 208 0 0 238 0 476 0 714-70 0-138 0-208 0 0-238 0-476 0-714z"><text:p/></draw:path><draw:path draw:style-name="gr1090" draw:text-style-name="P20" svg:width="0.226cm" svg:height="0.19cm" svg:x="0.012cm" svg:y="0cm" svg:viewBox="0 0 227 191" svg:d="M25 161c-1 7-3 16-3 18 0 8 6 12 12 12 5 0 12-4 15-12 0-2 5-21 8-32 2-13 6-25 9-37 3-9 5-19 7-29 2-7 5-19 6-20 6-13 28-51 68-51 18 0 21 15 21 28 0 27-20 81-26 99-4 9-5 14-5 19 0 20 15 35 35 35 40 0 55-62 55-65 0-5-3-5-4-5-5 0-5 1-8 8-8 29-21 52-42 52-7 0-11-4-11-13 0-11 4-22 9-30 7-23 25-68 25-92 0-29-18-46-48-46-37 0-58 26-65 37-2-24-19-37-38-37-20 0-28 17-32 24-7 14-13 40-13 41 0 5 4 3 5 5 5 0 5-2 7-11 7-29 16-49 31-49 9 0 14 4 14 19 0 8-2 13-8 35-8 32-15 64-24 97z"><text:p/></draw:path><draw:path draw:style-name="gr1091" draw:text-style-name="P20" svg:width="0.251cm" svg:height="0.016cm" svg:x="0cm" svg:y="0.357cm" svg:viewBox="0 0 252 17" svg:d="M0 0c84 0 167 0 252 0 0 6 0 11 0 17-85 0-168 0-252 0 0-6 0-11 0-17z"><text:p/></draw:path><draw:path draw:style-name="gr1092" draw:text-style-name="P20" svg:width="0.166cm" svg:height="0.279cm" svg:x="0.042cm" svg:y="0.477cm" svg:viewBox="0 0 167 280" svg:d="M32 248c15-14 29-29 45-43 65-59 90-80 90-124 0-47-38-81-89-81-47 0-78 40-78 77 0 24 22 24 23 24 7 0 22-6 22-23 0-11-9-22-23-22-4 0-4 0-5 0 9-27 32-43 56-43 39 0 56 35 56 68 0 34-21 68-44 94-27 30-54 60-80 90-5 5-5 6-5 15 52 0 103 0 155 0 5-25 9-49 12-73-3 0-7 0-11 0-2 12-4 31-9 37-3 4-29 4-39 4-25 0-50 0-76 0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6"><text:span text:style-name="T3">On honest, I have no idea to use the hint.</text:span></text:p>
      <text:p text:style-name="P6" loext:marker-style-name="T3"/>
      <text:p text:style-name="P13" loext:marker-style-name="T4"><text:span text:style-name="T4">Problem </text:span><text:span text:style-name="T5">13</text:span></text:p>
      <text:p text:style-name="P7" loext:marker-style-name="T3"/>
      <text:p text:style-name="P12" loext:marker-style-name="T7"><text:span text:style-name="T7">Part (a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24" table:style-name="표24">
        <table:table-column table:style-name="표24.A"/>
        <table:table-row table:style-name="표24.1">
          <table:table-cell table:style-name="표24.A1" office:value-type="string">
            <text:p text:style-name="P11" loext:marker-style-name="T3"><draw:frame draw:style-name="fr1" draw:name="개체23" text:anchor-type="as-char" svg:width="2.549cm" svg:height="0.423cm" draw:z-index="4"><draw:object xlink:href="./Object 23" xlink:type="simple" xlink:show="embed" xlink:actuate="onLoad"/><draw:image xlink:href="./ObjectReplacements/Object 23" xlink:type="simple" xlink:show="embed" xlink:actuate="onLoad"/><svg:desc>공식</svg:desc></draw:frame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3">Explain here.</text:span></text:p>
      <text:p text:style-name="P7" loext:marker-style-name="T3"/>
      <text:p text:style-name="P7" loext:marker-style-name="T3"/>
      <text:p text:style-name="P12" loext:marker-style-name="T7"><text:span text:style-name="T7">Part (b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25" table:style-name="표25">
        <table:table-column table:style-name="표25.A"/>
        <table:table-row table:style-name="표25.1">
          <table:table-cell table:style-name="표25.A1" office:value-type="string">
            <text:p text:style-name="P11" loext:marker-style-name="T3"><draw:frame draw:style-name="fr1" draw:name="개체24" text:anchor-type="as-char" svg:width="2.549cm" svg:height="0.423cm" draw:z-index="5"><draw:object xlink:href="./Object 24" xlink:type="simple" xlink:show="embed" xlink:actuate="onLoad"/><draw:image xlink:href="./ObjectReplacements/Object 24" xlink:type="simple" xlink:show="embed" xlink:actuate="onLoad"/><svg:desc>공식</svg:desc></draw:frame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3">Explain here.</text:span></text:p>
      <text:p text:style-name="P6" loext:marker-style-name="T3"/>
      <text:p text:style-name="P13" loext:marker-style-name="T4"><text:span text:style-name="T4">Problem </text:span><text:span text:style-name="T5">14</text:span></text:p>
      <text:p text:style-name="P7" loext:marker-style-name="T3"/>
      <text:p text:style-name="P12" loext:marker-style-name="T7"><text:span text:style-name="T7">Part (a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26" table:style-name="표26">
        <table:table-column table:style-name="표26.A"/>
        <table:table-row table:style-name="표26.1">
          <table:table-cell table:style-name="표26.A1" office:value-type="string">
            <text:p text:style-name="P15"><draw:g text:anchor-type="as-char" svg:y="-0.57cm" draw:z-index="50" draw:style-name="gr1"><svg:title>TexMaths</svg:title><svg:desc>12§display§f\left(X=2 \right)=\frac1{36}, f\left(X=3 \right)=\frac2{36}, f\left(X=4 \right)=\frac3{36}, f\left(X=5 \right)=\frac4{36},§svg§600§FALSE§</svg:desc><draw:path draw:style-name="gr1093" draw:text-style-name="P19" svg:width="12.166cm" svg:height="0.822cm" svg:x="0.001cm" svg:y="0.023cm" svg:viewBox="0 0 12167 823" svg:d="M0 0c4056 0 8111 0 12167 0 0 274 0 549 0 823-4056 0-8111 0-12167 0 0-274 0-549 0-823z"><text:p/></draw:path><draw:path draw:style-name="gr1094" draw:text-style-name="P20" svg:width="0.209cm" svg:height="0.381cm" svg:x="0.002cm" svg:y="0.273cm" svg:viewBox="0 0 210 382" svg:d="M132 128c12 0 24 0 36 0 8 0 13 0 13-8 0-5-5-5-12-5-12 0-23 0-35 0 4-16 6-32 10-48 1-8 7-38 10-44 3-7 10-13 20-13 1 0 12 0 20 7-19 1-22 17-22 23 0 9 7 14 15 14 11 0 23-10 23-25 0-19-19-29-36-29-14 0-41 7-54 49-2 9-4 13-14 66-10 0-20 0-29 0s-12 0-12 8c0 5 3 5 11 5 9 0 19 0 28 0-10 55-21 110-32 167-7 40-14 79-36 79-2 0-12 0-20-9 19-1 22-15 22-22 0-10-7-15-15-15-11 0-23 10-23 25 0 20 18 29 36 29 23 0 40-24 47-41 14-26 24-76 24-80 8-44 17-88 25-133z"><text:p/></draw:path><draw:path draw:style-name="gr1095" draw:text-style-name="P20" svg:width="0.097cm" svg:height="0.42cm" svg:x="0.343cm" svg:y="0.255cm" svg:viewBox="0 0 98 421" svg:d="M98 417c0-2 0-2-7-10-53-52-66-133-66-196 0-74 16-148 67-199 6-6 6-6 6-7 0-4-1-5-4-5-4 0-42 29-66 81-22 47-28 94-28 130 0 32 5 83 29 130 25 52 61 80 65 80 3 0 4-2 4-4z"><text:p/></draw:path><draw:path draw:style-name="gr1096" draw:text-style-name="P20" svg:width="0.346cm" svg:height="0.285cm" svg:x="0.477cm" svg:y="0.284cm" svg:viewBox="0 0 347 286" svg:d="M193 114c-12-28-24-56-36-84-1-4-1-4-1-5 0-2 6-11 24-13 5 0 8 0 8-7 0-5-4-5-6-5-16 0-36 1-52 1-11 0-38-1-48-1-3 0-8 0-8 8 0 4 5 4 10 4 25 0 28 5 31 14 17 40 34 78 51 118-30 31-59 62-89 94-3 2-4 3-6 5-21 23-41 29-61 30-6 1-10 1-10 9 0 1 0 4 5 4 13 0 27-1 39-1 16 0 33 1 48 1 3 0 8 0 8-8 0-4-4-5-5-5-4 0-17-1-17-12 0-7 6-14 11-19 14-16 29-31 43-46 13-14 25-28 38-41 15 33 28 67 42 100 3 5 2 4 3 6 0 4-9 11-24 12-5 1-9 1-9 9 0 4 5 4 6 4 12 0 41-1 53-1 11 0 36 1 47 1 4 0 8 0 8-7 0-6-4-6-7-6-29 0-30-1-37-18-16-39-44-104-54-129 29-30 73-80 86-92 12-10 29-21 54-22 5 0 9 0 9-8-1-2 0-4-5-4-13 0-26 1-40 1-15 0-32-1-46-1-3 0-9 0-9 8 0 3 3 4 5 4 5 1 17 1 17 13 0 6-4 12-7 16-23 24-46 49-69 73z"><text:p/></draw:path><draw:path draw:style-name="gr1097" draw:text-style-name="P20" svg:width="0.28cm" svg:height="0.098cm" svg:x="0.988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098" draw:text-style-name="P20" svg:width="0.167cm" svg:height="0.278cm" svg:x="1.431cm" svg:y="0.291cm" svg:viewBox="0 0 168 279" svg:d="M32 247c16-15 30-29 46-43 65-58 90-81 90-123 0-47-37-81-89-81-48 0-79 38-79 75 0 24 22 24 23 24 7 0 21-4 21-22 0-11-7-22-22-22-3 0-4 0-5 0 9-27 32-43 56-43 39 0 57 35 57 69s-21 66-44 93c-27 30-54 60-81 90-5 4-5 6-5 15 53 0 104 0 157 0 4-25 7-49 11-73-4 0-6 0-10 0-2 13-6 31-9 37-4 4-31 4-40 4-25 0-51 0-77 0z"><text:p/></draw:path><draw:path draw:style-name="gr1099" draw:text-style-name="P20" svg:width="0.097cm" svg:height="0.42cm" svg:x="1.645cm" svg:y="0.255cm" svg:viewBox="0 0 98 421" svg:d="M98 211c0-34-4-84-27-132-25-51-63-79-66-79s-5 1-5 5c0 1 0 1 8 9 42 41 66 108 66 197 0 72-15 145-68 199-6 5-6 5-6 7s2 4 5 4 42-29 67-82c22-47 26-93 26-128z"><text:p/></draw:path><draw:path draw:style-name="gr1100" draw:text-style-name="P20" svg:width="0.28cm" svg:height="0.098cm" svg:x="1.925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101" draw:text-style-name="P20" svg:width="0.138cm" svg:height="0.279cm" svg:x="2.541cm" svg:y="0.005cm" svg:viewBox="0 0 139 280" svg:d="M86 11c0-10 0-11-9-11-27 28-64 28-77 28 0 3 0 8 0 12 8 0 34 0 55-11 0 73 0 145 0 218 0 15-1 20-39 20-5 0-9 0-14 0 0 4 0 9 0 13 15-1 52-1 69-1s54 0 68 1c0-4 0-9 0-13-5 0-8 0-13 0-38 0-40-5-40-20 0-79 0-157 0-236z"><text:p/></draw:path><draw:path draw:style-name="gr1102" draw:text-style-name="P20" svg:width="0.42cm" svg:height="0.016cm" svg:x="2.398cm" svg:y="0.456cm" svg:viewBox="0 0 421 17" svg:d="M0 0c140 0 281 0 421 0 0 6 0 11 0 17-140 0-281 0-421 0 0-6 0-11 0-17z"><text:p/></draw:path><draw:path draw:style-name="gr1103" draw:text-style-name="P20" svg:width="0.173cm" svg:height="0.289cm" svg:x="2.416cm" svg:y="0.577cm" svg:viewBox="0 0 174 290" svg:d="M104 133c35-12 59-42 59-74 0-35-37-59-78-59-42 0-74 25-74 58 0 14 9 21 21 21 14 0 22-8 22-21 0-21-20-21-26-21 13-20 40-26 56-26 17 0 41 9 41 47 0 5-1 29-12 47-13 21-28 22-39 23-2 0-13 1-15 1-4 0-7 0-7 5s3 5 10 5c6 0 12 0 18 0 35 0 51 29 51 69 0 58-29 70-48 70-18 0-49-7-64-32 15 2 28-8 28-23 0-16-12-24-24-24-10 0-23 6-23 25 0 38 38 66 85 66 51 0 89-38 89-82 0-34-26-67-70-75z"><text:p/></draw:path><draw:path draw:style-name="gr1104" draw:text-style-name="P20" svg:width="0.174cm" svg:height="0.289cm" svg:x="2.626cm" svg:y="0.577cm" svg:viewBox="0 0 175 290" svg:d="M38 143c0-4 0-6 0-10 0-107 52-122 74-122 10 0 28 2 37 17-6 0-23 0-23 19 0 13 10 19 19 19 7 0 19-4 19-20 0-26-18-46-52-46-54 0-112 55-112 147 0 113 49 143 89 143 47 0 86-40 86-96 0-53-37-93-84-93-29 0-44 21-53 42zM89 278c-27 0-40-25-42-31-7-21-7-54-7-61 0-34 13-76 50-76 7 0 26 0 40 27 7 15 7 37 7 57s0 42-7 56c-12 26-32 28-41 28z"><text:p/></draw:path><draw:path draw:style-name="gr1105" draw:text-style-name="P20" svg:width="0.048cm" svg:height="0.125cm" svg:x="2.907cm" svg:y="0.525cm" svg:viewBox="0 0 49 126" svg:d="M49 44c0-27-11-44-27-44-14 0-22 11-22 23 0 11 8 21 22 21 4 0 10-1 15-4 1-2 1-2 1-2 2 0 2 0 2 6 0 31-15 57-29 71-5 4-5 5-5 6 0 4 2 5 5 5 5 0 38-33 38-82z"><text:p/></draw:path><draw:path draw:style-name="gr1106" draw:text-style-name="P20" svg:width="0.21cm" svg:height="0.381cm" svg:x="3.08cm" svg:y="0.273cm" svg:viewBox="0 0 211 382" svg:d="M133 128c12 0 24 0 36 0 9 0 12 0 12-8 0-5-3-5-11-5-12 0-22 0-34 0 2-16 6-32 8-48 1-8 7-38 10-44 4-7 12-13 20-13 1 0 13 0 20 7-18 1-22 17-22 23 0 9 8 14 15 14 11 0 24-10 24-25 0-19-20-29-37-29-14 0-41 7-54 49-2 9-4 13-13 66-10 0-19 0-29 0-8 0-13 0-13 8 0 5 3 5 12 5s18 0 27 0c-10 55-20 110-31 167-8 40-15 79-37 79-1 0-12 0-20-9 19-1 24-15 24-22 0-10-9-15-16-15-12 0-24 10-24 25 0 20 19 29 36 29 23 0 40-24 48-41 13-26 23-76 23-80 8-44 18-88 26-133z"><text:p/></draw:path><draw:path draw:style-name="gr1107" draw:text-style-name="P20" svg:width="0.096cm" svg:height="0.42cm" svg:x="3.422cm" svg:y="0.255cm" svg:viewBox="0 0 97 421" svg:d="M97 417c0-2 0-2-7-10-53-52-66-133-66-196 0-74 17-148 68-199 5-6 5-6 5-7 0-4-1-5-3-5-5 0-42 29-68 81-21 47-26 94-26 130 0 32 5 83 28 130 25 52 61 80 66 80 2 0 3-2 3-4z"><text:p/></draw:path><draw:path draw:style-name="gr1108" draw:text-style-name="P20" svg:width="0.347cm" svg:height="0.285cm" svg:x="3.555cm" svg:y="0.284cm" svg:viewBox="0 0 348 286" svg:d="M193 114c-12-28-23-56-35-84-1-4-1-4-2-5 0-2 7-11 25-13 4 0 9 0 9-7 0-5-6-5-8-5-16 0-34 1-52 1-11 0-36-1-47-1-3 0-9 0-9 8 0 4 5 4 10 4 26 0 29 5 32 14 17 40 33 78 50 118-30 31-59 62-89 94-1 2-4 3-5 5-22 23-41 29-62 30-6 1-10 1-10 9 0 1 0 4 6 4 12 0 26-1 40-1 15 0 32 1 46 1 3 0 8 0 8-8 0-4-4-5-5-5-4 0-17-1-17-12 0-7 6-14 12-19 14-16 29-31 43-46 12-14 25-28 37-41 15 33 29 67 44 100 1 5 1 4 1 6 0 4-7 11-24 12-5 1-9 1-9 9 0 4 5 4 6 4 12 0 42-1 54-1 10 0 36 1 47 1 3 0 7 0 7-7 0-6-3-6-7-6-29 0-29-1-36-18-17-39-45-104-55-129 29-30 73-80 86-92 14-10 29-21 54-22 6 0 10 0 10-8-2-2 0-4-6-4-12 0-26 1-40 1-15 0-31-1-46-1-3 0-9 0-9 8 0 3 3 4 6 4 4 1 17 1 17 13 0 6-5 12-8 16-23 24-46 49-69 73z"><text:p/></draw:path><draw:path draw:style-name="gr1109" draw:text-style-name="P20" svg:width="0.279cm" svg:height="0.098cm" svg:x="4.067cm" svg:y="0.416cm" svg:viewBox="0 0 280 99" svg:d="M265 18c7 0 15-1 15-10 0-8-8-8-14-8-84 0-169 0-253 0-6 0-13 0-13 8 0 9 7 10 14 10 84 0 167 0 251 0zM266 99c6 0 14 0 14-8s-8-8-15-8c-84 0-167 0-251 0-7 0-14 0-14 8s7 8 13 8c84 0 169 0 253 0z"><text:p/></draw:path><draw:path draw:style-name="gr1110" draw:text-style-name="P20" svg:width="0.174cm" svg:height="0.288cm" svg:x="4.506cm" svg:y="0.291cm" svg:viewBox="0 0 175 289" svg:d="M104 132c35-12 59-41 59-74 0-35-37-58-78-58-42 0-74 25-74 56 0 15 9 23 21 23 14 0 22-10 22-21 0-22-19-22-26-22 13-20 40-26 56-26 17 0 41 9 41 48 0 4-1 28-12 47-13 20-28 22-37 22-4 0-15 1-17 1-4 0-6 1-6 5 0 5 2 5 9 5 6 0 14 0 20 0 33 0 49 29 49 69 0 58-29 70-47 70s-50-7-65-31c15 1 28-8 28-24 0-15-11-23-24-23-10 0-23 5-23 24 0 38 38 66 85 66 52 0 90-39 90-82 0-34-27-67-71-75z"><text:p/></draw:path><draw:path draw:style-name="gr1111" draw:text-style-name="P20" svg:width="0.096cm" svg:height="0.42cm" svg:x="4.724cm" svg:y="0.255cm" svg:viewBox="0 0 97 421" svg:d="M97 211c0-34-5-84-27-132-26-51-62-79-66-79-3 0-4 1-4 5 0 1 0 1 7 9 42 41 66 108 66 197 0 72-15 145-68 199-5 5-5 5-5 7s1 4 4 4c4 0 42-29 67-82 21-47 26-93 26-128z"><text:p/></draw:path><draw:path draw:style-name="gr1112" draw:text-style-name="P20" svg:width="0.279cm" svg:height="0.098cm" svg:x="5.004cm" svg:y="0.416cm" svg:viewBox="0 0 280 99" svg:d="M265 18c7 0 15-1 15-10 0-8-8-8-14-8-84 0-169 0-253 0-6 0-13 0-13 8 0 9 7 10 14 10 84 0 167 0 251 0zM266 99c6 0 14 0 14-8s-8-8-15-8c-84 0-167 0-251 0-7 0-14 0-14 8s7 8 13 8c84 0 169 0 253 0z"><text:p/></draw:path><draw:path draw:style-name="gr1113" draw:text-style-name="P20" svg:width="0.167cm" svg:height="0.279cm" svg:x="5.603cm" svg:y="0.005cm" svg:viewBox="0 0 168 280" svg:d="M32 248c15-14 30-29 45-43 66-59 91-82 91-124 0-47-38-81-90-81-47 0-78 38-78 77 0 22 20 22 22 22 7 0 21-4 21-21 0-11-7-23-21-23-4 0-5 0-6 1 9-27 32-43 57-43 39 0 57 34 57 68s-22 68-45 94c-27 30-54 60-81 90-4 5-4 5-4 15 52 0 104 0 156 0 4-25 8-49 12-73-4 0-7 0-11 0-2 12-5 31-9 37-3 4-30 4-40 4-25 0-50 0-76 0z"><text:p/></draw:path><draw:path draw:style-name="gr1114" draw:text-style-name="P20" svg:width="0.421cm" svg:height="0.016cm" svg:x="5.476cm" svg:y="0.456cm" svg:viewBox="0 0 422 17" svg:d="M0 0c140 0 282 0 422 0 0 6 0 11 0 17-140 0-282 0-422 0 0-6 0-11 0-17z"><text:p/></draw:path><draw:path draw:style-name="gr1115" draw:text-style-name="P20" svg:width="0.174cm" svg:height="0.289cm" svg:x="5.494cm" svg:y="0.577cm" svg:viewBox="0 0 175 290" svg:d="M104 133c35-12 59-42 59-74 0-35-37-59-77-59-43 0-75 25-75 58 0 14 9 21 21 21 14 0 22-8 22-21 0-21-19-21-26-21 13-20 42-26 56-26 18 0 41 9 41 47 0 5-1 29-12 47-12 21-27 22-37 23-4 0-14 1-17 1-4 0-6 0-6 5s2 5 9 5c6 0 14 0 20 0 34 0 50 29 50 69 0 58-30 70-48 70s-50-7-65-32c15 2 28-8 28-23 0-16-11-24-23-24-11 0-24 6-24 25 0 38 40 66 85 66 52 0 90-38 90-82 0-34-26-67-71-75z"><text:p/></draw:path><draw:path draw:style-name="gr1116" draw:text-style-name="P20" svg:width="0.173cm" svg:height="0.289cm" svg:x="5.705cm" svg:y="0.577cm" svg:viewBox="0 0 174 290" svg:d="M37 143c0-4 0-6 0-10 0-107 53-122 75-122 9 0 27 2 37 17-7 0-24 0-24 19 0 13 11 19 19 19 7 0 20-4 20-20 0-26-19-46-54-46-54 0-110 55-110 147 0 113 48 143 88 143 46 0 86-40 86-96 0-53-37-93-84-93-29 0-44 21-53 42zM88 278c-27 0-40-25-42-31-8-21-8-54-8-61 0-34 14-76 52-76 6 0 26 0 38 27 9 15 9 37 9 57s0 42-7 56c-14 26-33 28-42 28z"><text:p/></draw:path><draw:path draw:style-name="gr1117" draw:text-style-name="P20" svg:width="0.048cm" svg:height="0.125cm" svg:x="5.985cm" svg:y="0.525cm" svg:viewBox="0 0 49 126" svg:d="M49 44c0-27-11-44-26-44s-23 11-23 23c0 11 8 21 23 21 5 0 9-1 14-4 1-2 1-2 3-2 0 3 0 0 0 6 0 31-15 57-29 71-4 4-4 5-4 6 0 4 1 5 4 5 5 0 38-33 38-82z"><text:p/></draw:path><draw:path draw:style-name="gr1118" draw:text-style-name="P20" svg:width="0.209cm" svg:height="0.381cm" svg:x="6.158cm" svg:y="0.273cm" svg:viewBox="0 0 210 382" svg:d="M132 128c12 0 24 0 36 0 8 0 13 0 13-8 0-5-5-5-12-5-12 0-23 0-35 0 3-16 6-32 9-48 2-8 8-38 11-44 3-7 10-13 19-13 2 0 13 0 21 7-19 1-22 17-22 23 0 9 7 14 15 14 11 0 23-10 23-25 0-19-19-29-37-29-15 0-41 7-53 49-2 9-4 13-14 66-10 0-20 0-29 0s-13 0-13 8c0 5 3 5 12 5s18 0 27 0c-11 55-20 110-31 167-7 40-14 79-37 79-1 0-12 0-19-9 19-1 22-15 22-22 0-10-7-15-15-15-11 0-23 10-23 25 0 20 18 29 35 29 24 0 41-24 48-41 13-26 23-76 24-80 8-44 17-88 25-133z"><text:p/></draw:path><draw:path draw:style-name="gr1119" draw:text-style-name="P20" svg:width="0.097cm" svg:height="0.42cm" svg:x="6.498cm" svg:y="0.255cm" svg:viewBox="0 0 98 421" svg:d="M98 417c0-2 0-2-7-10-53-52-66-133-66-196 0-74 16-148 67-199 6-6 6-6 6-7 0-4-2-5-4-5-4 0-42 29-68 81-21 47-26 94-26 130 0 32 5 83 28 130 25 52 62 80 66 80 2 0 4-2 4-4z"><text:p/></draw:path><draw:path draw:style-name="gr1120" draw:text-style-name="P20" svg:width="0.346cm" svg:height="0.285cm" svg:x="6.633cm" svg:y="0.284cm" svg:viewBox="0 0 347 286" svg:d="M192 114c-12-28-23-56-35-84-1-4-1-4-2-5 0-2 7-11 25-13 4 0 8 0 8-7 0-5-4-5-6-5-18 0-36 1-54 1-9 0-36-1-46-1-3 0-8 0-8 8 0 4 4 4 10 4 25 0 28 5 31 14 17 40 34 78 51 118-30 31-60 62-90 94-2 2-4 3-5 5-21 23-41 29-63 30-4 1-8 1-8 9 0 1 0 4 5 4 13 0 26-1 39-1 16 0 33 1 48 1 3 0 8 0 8-8 0-4-4-4-5-5-5 0-17-1-17-12 0-7 6-14 11-19 14-16 29-31 43-46 13-14 25-28 38-41 15 33 28 67 42 100 2 5 2 4 3 6 0 4-9 11-25 12-4 1-9 1-9 9 0 4 5 4 7 4 11 0 41-1 53-1 11 0 36 1 47 1 2 0 8 0 8-7 0-6-4-6-8-6-28 0-29-1-36-18-17-39-44-104-54-129 29-30 73-80 86-92 12-10 28-21 53-22 6 0 10 0 10-8-1-2 0-4-5-4-13 0-28 1-40 1-15 0-32-1-46-1-4 0-9 0-9 8 0 3 3 4 5 4 4 1 17 1 17 13 0 6-5 12-9 16-22 24-45 49-68 73z"><text:p/></draw:path><draw:path draw:style-name="gr1121" draw:text-style-name="P20" svg:width="0.28cm" svg:height="0.098cm" svg:x="7.144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122" draw:text-style-name="P20" svg:width="0.186cm" svg:height="0.283cm" svg:x="7.577cm" svg:y="0.286cm" svg:viewBox="0 0 187 284" svg:d="M113 214c0 12 0 24 0 38 0 15-1 19-33 19-2 0-6 0-8 0 0 3 0 8 0 13 17-1 38-1 56-1s40 0 58 1c0-5 0-10 0-13-4 0-6 0-10 0-31 0-31-4-31-19 0-14 0-26 0-38 15 0 28 0 42 0 0-4 0-9 0-13-14 0-27 0-42 0 0-63 0-127 0-190 0-9 0-11-7-11-4 0-5 0-8 5-44 66-87 130-130 196 0 4 0 9 0 13 37 0 76 0 113 0zM115 201c-35 0-68 0-103 0 35-51 68-104 103-155 0 51 0 104 0 155z"><text:p/></draw:path><draw:path draw:style-name="gr1123" draw:text-style-name="P20" svg:width="0.097cm" svg:height="0.42cm" svg:x="7.8cm" svg:y="0.255cm" svg:viewBox="0 0 98 421" svg:d="M98 211c0-34-4-84-28-132-26-51-62-79-65-79s-5 1-5 5c0 1 0 1 8 9 41 41 65 108 65 197 0 72-15 145-67 199-6 5-6 5-6 7s2 4 5 4 42-29 66-82c21-47 27-93 27-128z"><text:p/></draw:path><draw:path draw:style-name="gr1124" draw:text-style-name="P20" svg:width="0.28cm" svg:height="0.098cm" svg:x="8.081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125" draw:text-style-name="P20" svg:width="0.174cm" svg:height="0.289cm" svg:x="8.676cm" svg:y="0.005cm" svg:viewBox="0 0 175 290" svg:d="M104 132c35-11 59-41 59-73 0-35-36-59-77-59-43 0-74 25-74 58 0 13 8 21 22 21 12 0 20-10 20-21 0-21-19-21-25-21 13-21 41-26 55-26 18 0 41 9 41 47 0 4-1 29-12 47-12 21-27 22-37 22-4 1-14 1-17 1-4 1-6 1-6 6s2 5 9 5c6 0 14 0 20 0 34 0 50 28 50 69 0 58-30 70-48 70s-49-7-65-32c16 2 28-8 28-23 0-16-11-24-23-24-11 0-24 6-24 24 0 38 40 67 85 67 52 0 90-38 90-82 0-34-26-67-71-76z"><text:p/></draw:path><draw:path draw:style-name="gr1126" draw:text-style-name="P20" svg:width="0.421cm" svg:height="0.016cm" svg:x="8.553cm" svg:y="0.456cm" svg:viewBox="0 0 422 17" svg:d="M0 0c140 0 282 0 422 0 0 6 0 11 0 17-140 0-282 0-422 0 0-6 0-11 0-17z"><text:p/></draw:path><draw:path draw:style-name="gr1127" draw:text-style-name="P20" svg:width="0.174cm" svg:height="0.289cm" svg:x="8.571cm" svg:y="0.577cm" svg:viewBox="0 0 175 290" svg:d="M104 133c35-12 60-42 60-74 0-35-37-59-78-59-43 0-74 25-74 58 0 14 8 21 22 21 13 0 21-8 21-21 0-21-20-21-26-21 13-20 41-26 56-26 17 0 40 9 40 47 0 5 0 29-12 47-12 21-27 22-37 23-4 0-14 1-17 1s-6 0-6 5 3 5 11 5c6 0 12 0 18 0 34 0 50 29 50 69 0 58-29 70-48 70-18 0-49-7-65-32 16 2 29-8 29-23 0-16-12-24-24-24-11 0-24 6-24 25 0 38 40 66 85 66 52 0 90-38 90-82 0-34-26-67-71-75z"><text:p/></draw:path><draw:path draw:style-name="gr1128" draw:text-style-name="P20" svg:width="0.174cm" svg:height="0.289cm" svg:x="8.782cm" svg:y="0.577cm" svg:viewBox="0 0 175 290" svg:d="M38 143c0-4 0-6 0-10 0-107 52-122 74-122 10 0 27 2 37 17-6 0-23 0-23 19 0 13 10 19 19 19 6 0 19-4 19-20 0-26-18-46-54-46-54 0-110 55-110 147 0 113 49 143 88 143 46 0 87-40 87-96 0-53-37-93-84-93-29 0-44 21-53 42zM88 278c-27 0-39-25-41-31-9-21-9-54-9-61 0-34 15-76 52-76 7 0 26 0 40 27 7 15 7 37 7 57s0 42-7 56c-12 26-33 28-42 28z"><text:p/></draw:path><draw:path draw:style-name="gr1129" draw:text-style-name="P20" svg:width="0.048cm" svg:height="0.125cm" svg:x="9.061cm" svg:y="0.525cm" svg:viewBox="0 0 49 126" svg:d="M49 44c0-27-9-44-26-44-15 0-23 11-23 23 0 11 8 21 23 21 5 0 11-1 14-4 1-2 1-2 3-2 0 3 1 0 1 6 0 31-16 57-29 71-5 4-5 5-5 6 0 4 3 5 4 5 5 0 38-33 38-82z"><text:p/></draw:path><draw:path draw:style-name="gr1130" draw:text-style-name="P20" svg:width="0.209cm" svg:height="0.381cm" svg:x="9.235cm" svg:y="0.273cm" svg:viewBox="0 0 210 382" svg:d="M132 128c12 0 24 0 36 0 10 0 13 0 13-8 0-5-3-5-11-5-12 0-24 0-36 0 4-16 6-32 10-48 1-8 7-38 10-44 3-7 10-13 20-13 1 0 12 0 20 7-19 1-22 17-22 23 0 9 7 14 15 14 11 0 23-10 23-25 0-19-19-29-36-29-14 0-41 7-54 49-2 9-4 13-14 66-10 0-20 0-29 0-7 0-12 0-12 8 0 5 3 5 12 5s18 0 27 0c-10 55-21 110-32 167-7 40-14 79-36 79-2 0-12 0-20-9 19-1 22-15 22-22 0-10-7-15-15-15-11 0-23 10-23 25 0 20 18 29 36 29 23 0 40-24 47-41 14-26 24-76 24-80 8-44 17-88 25-133z"><text:p/></draw:path><draw:path draw:style-name="gr1131" draw:text-style-name="P20" svg:width="0.096cm" svg:height="0.42cm" svg:x="9.577cm" svg:y="0.255cm" svg:viewBox="0 0 97 421" svg:d="M97 417c0-2 0-2-7-10-53-52-66-133-66-196 0-74 16-148 67-199 6-6 6-6 6-7 0-4-1-5-3-5-5 0-44 29-68 81-21 47-26 94-26 130 0 32 4 83 28 130 25 52 61 80 66 80 2 0 3-2 3-4z"><text:p/></draw:path><draw:path draw:style-name="gr1132" draw:text-style-name="P20" svg:width="0.346cm" svg:height="0.285cm" svg:x="9.71cm" svg:y="0.284cm" svg:viewBox="0 0 347 286" svg:d="M193 114c-12-28-24-56-36-84-1-4-1-4-1-5 0-2 7-11 24-13 5 0 8 0 8-7 0-5-4-5-6-5-16 0-34 1-52 1-11 0-38-1-48-1-3 0-8 0-8 8 0 4 5 4 10 4 25 0 28 5 32 14 17 40 33 78 50 118-30 31-59 62-89 94-3 2-4 3-6 5-21 23-40 29-61 30-6 1-10 1-10 9 0 1 0 4 5 4 13 0 27-1 39-1 16 0 33 1 48 1 3 0 8 0 8-8 0-4-4-5-5-5-4 0-17-1-17-12 0-7 6-14 11-19 14-16 29-31 43-46 13-14 25-28 38-41 15 33 28 67 42 100 3 5 2 4 3 6 0 4-9 11-24 12-5 1-9 1-9 9 0 4 5 4 6 4 12 0 41-1 53-1 11 0 36 1 47 1 4 0 8 0 8-7 0-6-4-6-7-6-29 0-30-1-37-18-16-39-44-104-54-129 29-30 73-80 86-92 12-10 29-21 54-22 5 0 9 0 9-8-1-2 0-4-5-4-13 0-26 1-40 1-15 0-31-1-46-1-3 0-9 0-9 8 0 3 3 4 5 4 5 1 17 1 17 13 0 6-4 12-7 16-23 24-46 49-69 73z"><text:p/></draw:path><draw:path draw:style-name="gr1133" draw:text-style-name="P20" svg:width="0.28cm" svg:height="0.098cm" svg:x="10.222cm" svg:y="0.416cm" svg:viewBox="0 0 281 99" svg:d="M266 18c6 0 15-1 15-10 0-8-9-8-13-8-84 0-170 0-254 0-6 0-14 0-14 8 0 9 8 10 14 10 84 0 168 0 252 0zM268 99c4 0 13 0 13-8s-9-8-15-8c-84 0-168 0-252 0-6 0-14 0-14 8s8 8 14 8c84 0 170 0 254 0z"><text:p/></draw:path><draw:path draw:style-name="gr1134" draw:text-style-name="P20" svg:width="0.167cm" svg:height="0.288cm" svg:x="10.664cm" svg:y="0.291cm" svg:viewBox="0 0 168 289" svg:d="M168 195c0-50-34-92-79-92-21 0-39 6-54 22 0-28 0-56 0-83 8 2 23 6 36 6 51 0 81-38 81-44 0-3-1-4-4-4-2 0-2 0-4 1-8 4-29 12-56 12-17 0-38-3-57-12-3-1-3-1-5-1-4 0-4 4-4 10 0 42 0 82 0 124 0 9 0 11 6 11 3 0 3-1 6-4 4-6 20-28 54-28 21 0 32 19 36 26 7 16 7 32 7 53 0 15 0 40-10 57-11 17-26 28-45 28-30 0-56-22-62-47 2 0 3 1 6 1 15 0 22-12 22-21 0-11-7-21-22-21-4 0-20 4-20 23 0 36 30 77 77 77 49 0 91-41 91-94z"><text:p/></draw:path><draw:path draw:style-name="gr1135" draw:text-style-name="P20" svg:width="0.097cm" svg:height="0.42cm" svg:x="10.878cm" svg:y="0.255cm" svg:viewBox="0 0 98 421" svg:d="M98 211c0-34-4-84-27-132-25-51-63-79-66-79s-5 1-5 5c0 1 0 1 8 9 42 41 66 108 66 197 0 72-15 145-68 199-6 5-6 5-6 7s2 4 5 4 42-29 67-82c22-47 26-93 26-128z"><text:p/></draw:path><draw:path draw:style-name="gr1136" draw:text-style-name="P20" svg:width="0.28cm" svg:height="0.098cm" svg:x="11.159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137" draw:text-style-name="P20" svg:width="0.185cm" svg:height="0.284cm" svg:x="11.749cm" svg:y="0.001cm" svg:viewBox="0 0 186 285" svg:d="M112 216c0 12 0 24 0 36 0 15-2 20-33 20-2 0-6 0-8 0 0 4 0 8 0 13 17-1 38-1 56-1 17 0 41 0 58 1 0-5 0-9 0-13-3 0-6 0-9 0-31 0-32-5-32-20 0-12 0-24 0-36 14 0 28 0 42 0 0-5 0-10 0-14-14 0-28 0-42 0 0-63 0-128 0-191 0-9 0-11-7-11-4 0-5 0-9 5-43 66-85 132-128 197 0 4 0 9 0 14 37 0 74 0 112 0zM114 202c-35 0-68 0-103 0 35-52 68-104 103-156 0 52 0 104 0 156z"><text:p/></draw:path><draw:path draw:style-name="gr1138" draw:text-style-name="P20" svg:width="0.42cm" svg:height="0.016cm" svg:x="11.631cm" svg:y="0.456cm" svg:viewBox="0 0 421 17" svg:d="M0 0c140 0 281 0 421 0 0 6 0 11 0 17-140 0-281 0-421 0 0-6 0-11 0-17z"><text:p/></draw:path><draw:path draw:style-name="gr1139" draw:text-style-name="P20" svg:width="0.173cm" svg:height="0.289cm" svg:x="11.649cm" svg:y="0.577cm" svg:viewBox="0 0 174 290" svg:d="M104 133c35-12 59-42 59-74 0-35-37-59-78-59-42 0-74 25-74 58 0 14 9 21 21 21 14 0 22-8 22-21 0-21-20-21-26-21 13-20 40-26 56-26 17 0 41 9 41 47 0 5-1 29-12 47-13 21-28 22-39 23-2 0-13 1-15 1-4 0-6 0-6 5s2 5 9 5c6 0 12 0 18 0 35 0 51 29 51 69 0 58-29 70-47 70-19 0-50-7-65-32 15 2 28-8 28-23 0-16-12-24-24-24-10 0-23 6-23 25 0 38 38 66 85 66 51 0 89-38 89-82 0-34-26-67-70-75z"><text:p/></draw:path><draw:path draw:style-name="gr1140" draw:text-style-name="P20" svg:width="0.174cm" svg:height="0.289cm" svg:x="11.859cm" svg:y="0.577cm" svg:viewBox="0 0 175 290" svg:d="M38 143c0-4 0-6 0-10 0-107 53-122 74-122 10 0 28 2 37 17-6 0-23 0-23 19 0 13 10 19 19 19 7 0 19-4 19-20 0-26-18-46-52-46-54 0-112 55-112 147 0 113 49 143 89 143 47 0 86-40 86-96 0-53-37-93-84-93-29 0-44 21-53 42zM89 278c-27 0-40-25-42-31-7-21-7-54-7-61 0-34 13-76 51-76 6 0 25 0 39 27 8 15 8 37 8 57s0 42-7 56c-13 26-33 28-42 28z"><text:p/></draw:path><draw:path draw:style-name="gr1141" draw:text-style-name="P20" svg:width="0.048cm" svg:height="0.125cm" svg:x="12.14cm" svg:y="0.525cm" svg:viewBox="0 0 49 126" svg:d="M49 44c0-27-11-44-27-44-14 0-22 11-22 23 0 11 8 21 22 21 4 0 10-1 15-4 1-2 1-2 1-2 2 0 2 0 2 6 0 31-15 57-29 71-5 4-5 5-5 6 0 4 2 5 5 5 5 0 38-33 38-82z"><text:p/></draw:path></draw:g></text:p>
            <text:p text:style-name="P15"><draw:g text:anchor-type="as-char" svg:y="-0.57cm" draw:z-index="51" draw:style-name="gr1"><svg:title>TexMaths</svg:title><svg:desc>12§display§f\left(X=6 \right)=\frac5{36}, f\left(X=7 \right)=\frac6{36}, f\left(X=8 \right)=\frac5{36}, f\left(X=9\right)=\frac4{36},§svg§600§FALSE§</svg:desc><draw:path draw:style-name="gr1142" draw:text-style-name="P19" svg:width="12.166cm" svg:height="0.822cm" svg:x="0.001cm" svg:y="0.023cm" svg:viewBox="0 0 12167 823" svg:d="M0 0c4056 0 8111 0 12167 0 0 274 0 549 0 823-4056 0-8111 0-12167 0 0-274 0-549 0-823z"><text:p/></draw:path><draw:path draw:style-name="gr1143" draw:text-style-name="P20" svg:width="0.209cm" svg:height="0.381cm" svg:x="0.002cm" svg:y="0.273cm" svg:viewBox="0 0 210 382" svg:d="M132 128c12 0 24 0 36 0 8 0 13 0 13-8 0-5-5-5-12-5-12 0-23 0-35 0 4-16 6-32 10-48 1-8 7-38 10-44 3-7 10-13 20-13 1 0 12 0 20 7-19 1-22 17-22 23 0 9 7 14 15 14 11 0 23-10 23-25 0-19-19-29-36-29-14 0-41 7-54 49-2 9-4 13-14 66-10 0-20 0-29 0s-12 0-12 8c0 5 3 5 11 5 9 0 19 0 28 0-10 55-21 110-32 167-7 40-14 79-36 79-2 0-12 0-20-9 19-1 22-15 22-22 0-10-7-15-15-15-11 0-23 10-23 25 0 20 18 29 36 29 23 0 40-24 47-41 14-26 24-76 24-80 8-44 17-88 25-133z"><text:p/></draw:path><draw:path draw:style-name="gr1144" draw:text-style-name="P20" svg:width="0.097cm" svg:height="0.42cm" svg:x="0.343cm" svg:y="0.255cm" svg:viewBox="0 0 98 421" svg:d="M98 417c0-2 0-2-7-10-53-52-66-133-66-196 0-74 16-148 67-199 6-6 6-6 6-7 0-4-1-5-4-5-4 0-42 29-66 81-22 47-28 94-28 130 0 32 5 83 29 130 25 52 61 80 65 80 3 0 4-2 4-4z"><text:p/></draw:path><draw:path draw:style-name="gr1145" draw:text-style-name="P20" svg:width="0.346cm" svg:height="0.285cm" svg:x="0.477cm" svg:y="0.284cm" svg:viewBox="0 0 347 286" svg:d="M193 114c-12-28-24-56-36-84-1-4-1-4-1-5 0-2 6-11 24-13 5 0 8 0 8-7 0-5-4-5-6-5-16 0-36 1-52 1-11 0-38-1-48-1-3 0-8 0-8 8 0 4 5 4 10 4 25 0 28 5 31 14 17 40 34 78 51 118-30 31-59 62-89 94-3 2-4 3-6 5-21 23-41 29-61 30-6 1-10 1-10 9 0 1 0 4 5 4 13 0 27-1 39-1 16 0 33 1 48 1 3 0 8 0 8-8 0-4-4-5-5-5-4 0-17-1-17-12 0-7 6-14 11-19 14-16 29-31 43-46 13-14 25-28 38-41 15 33 28 67 42 100 3 5 2 4 3 6 0 4-9 11-24 12-5 1-9 1-9 9 0 4 5 4 6 4 12 0 41-1 53-1 11 0 36 1 47 1 4 0 8 0 8-7 0-6-4-6-7-6-29 0-30-1-37-18-16-39-44-104-54-129 29-30 73-80 86-92 12-10 29-21 54-22 5 0 9 0 9-8-1-2 0-4-5-4-13 0-26 1-40 1-15 0-32-1-46-1-3 0-9 0-9 8 0 3 3 4 5 4 5 1 17 1 17 13 0 6-4 12-7 16-23 24-46 49-69 73z"><text:p/></draw:path><draw:path draw:style-name="gr1146" draw:text-style-name="P20" svg:width="0.28cm" svg:height="0.098cm" svg:x="0.988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147" draw:text-style-name="P20" svg:width="0.174cm" svg:height="0.288cm" svg:x="1.428cm" svg:y="0.291cm" svg:viewBox="0 0 175 289" svg:d="M38 141c0-3 0-6 0-9 0-107 53-122 75-122 9 0 27 2 36 16-6 0-23 0-23 20 0 13 11 19 19 19 7 0 19-4 19-21 0-25-18-44-52-44-54 0-112 54-112 146 0 113 49 143 89 143 47 0 86-40 86-95 0-54-37-95-84-95-29 0-44 22-53 42zM89 277c-27 0-40-25-42-31-7-21-7-54-7-62 0-32 13-75 51-75 6 0 25 0 39 26 8 16 8 38 8 58s0 42-7 56c-13 25-33 28-42 28z"><text:p/></draw:path><draw:path draw:style-name="gr1148" draw:text-style-name="P20" svg:width="0.097cm" svg:height="0.42cm" svg:x="1.645cm" svg:y="0.255cm" svg:viewBox="0 0 98 421" svg:d="M98 211c0-34-4-84-27-132-25-51-63-79-66-79s-5 1-5 5c0 1 0 1 8 9 42 41 66 108 66 197 0 72-15 145-68 199-6 5-6 5-6 7s2 4 5 4 42-29 67-82c22-47 26-93 26-128z"><text:p/></draw:path><draw:path draw:style-name="gr1149" draw:text-style-name="P20" svg:width="0.28cm" svg:height="0.098cm" svg:x="1.925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150" draw:text-style-name="P20" svg:width="0.167cm" svg:height="0.289cm" svg:x="2.524cm" svg:y="0.005cm" svg:viewBox="0 0 168 290" svg:d="M168 195c0-49-34-92-79-92-21 0-39 7-54 22 0-28 0-54 0-82 8 3 23 5 36 5 51 0 81-38 81-43 0-3-1-5-4-5-2 0-2 0-4 1-8 4-29 12-56 12-17 0-38-2-57-12-3-1-3-1-5-1-4 0-4 4-4 11 0 42 0 82 0 124 0 8 0 11 6 11 3 0 3-1 6-3 3-8 19-30 54-30 21 0 32 19 36 27 6 16 7 31 7 53 0 14 0 39-10 57-11 17-26 28-45 28-32 0-56-23-63-48 3 1 4 1 7 1 15 0 22-11 22-20 0-10-7-21-22-21-4 0-20 3-20 22 0 37 29 78 77 78 49 0 91-41 91-95z"><text:p/></draw:path><draw:path draw:style-name="gr1151" draw:text-style-name="P20" svg:width="0.42cm" svg:height="0.016cm" svg:x="2.398cm" svg:y="0.456cm" svg:viewBox="0 0 421 17" svg:d="M0 0c140 0 281 0 421 0 0 6 0 11 0 17-140 0-281 0-421 0 0-6 0-11 0-17z"><text:p/></draw:path><draw:path draw:style-name="gr1152" draw:text-style-name="P20" svg:width="0.173cm" svg:height="0.289cm" svg:x="2.416cm" svg:y="0.577cm" svg:viewBox="0 0 174 290" svg:d="M104 133c35-12 59-42 59-74 0-35-37-59-78-59-42 0-74 25-74 58 0 14 9 21 21 21 14 0 22-8 22-21 0-21-20-21-26-21 13-20 40-26 56-26 17 0 41 9 41 47 0 5-1 29-12 47-13 21-28 22-39 23-2 0-13 1-15 1-4 0-7 0-7 5s3 5 10 5c6 0 12 0 18 0 35 0 51 29 51 69 0 58-29 70-48 70-18 0-49-7-64-32 15 2 28-8 28-23 0-16-12-24-24-24-10 0-23 6-23 25 0 38 38 66 85 66 51 0 89-38 89-82 0-34-26-67-70-75z"><text:p/></draw:path><draw:path draw:style-name="gr1153" draw:text-style-name="P20" svg:width="0.174cm" svg:height="0.289cm" svg:x="2.626cm" svg:y="0.577cm" svg:viewBox="0 0 175 290" svg:d="M38 143c0-4 0-6 0-10 0-107 52-122 74-122 10 0 28 2 37 17-6 0-23 0-23 19 0 13 10 19 19 19 7 0 19-4 19-20 0-26-18-46-52-46-54 0-112 55-112 147 0 113 49 143 89 143 47 0 86-40 86-96 0-53-37-93-84-93-29 0-44 21-53 42zM89 278c-27 0-40-25-42-31-7-21-7-54-7-61 0-34 13-76 50-76 7 0 26 0 40 27 7 15 7 37 7 57s0 42-7 56c-12 26-32 28-41 28z"><text:p/></draw:path><draw:path draw:style-name="gr1154" draw:text-style-name="P20" svg:width="0.048cm" svg:height="0.125cm" svg:x="2.907cm" svg:y="0.525cm" svg:viewBox="0 0 49 126" svg:d="M49 44c0-27-11-44-27-44-14 0-22 11-22 23 0 11 8 21 22 21 4 0 10-1 15-4 1-2 1-2 1-2 2 0 2 0 2 6 0 31-15 57-29 71-5 4-5 5-5 6 0 4 2 5 5 5 5 0 38-33 38-82z"><text:p/></draw:path><draw:path draw:style-name="gr1155" draw:text-style-name="P20" svg:width="0.21cm" svg:height="0.381cm" svg:x="3.08cm" svg:y="0.273cm" svg:viewBox="0 0 211 382" svg:d="M133 128c12 0 24 0 36 0 9 0 12 0 12-8 0-5-3-5-11-5-12 0-22 0-34 0 2-16 6-32 8-48 1-8 7-38 10-44 4-7 12-13 20-13 1 0 13 0 20 7-18 1-22 17-22 23 0 9 8 14 15 14 11 0 24-10 24-25 0-19-20-29-37-29-14 0-41 7-54 49-2 9-4 13-13 66-10 0-19 0-29 0-8 0-13 0-13 8 0 5 3 5 12 5s18 0 27 0c-10 55-20 110-31 167-8 40-15 79-37 79-1 0-12 0-20-9 19-1 24-15 24-22 0-10-9-15-16-15-12 0-24 10-24 25 0 20 19 29 36 29 23 0 40-24 48-41 13-26 23-76 23-80 8-44 18-88 26-133z"><text:p/></draw:path><draw:path draw:style-name="gr1156" draw:text-style-name="P20" svg:width="0.096cm" svg:height="0.42cm" svg:x="3.422cm" svg:y="0.255cm" svg:viewBox="0 0 97 421" svg:d="M97 417c0-2 0-2-7-10-53-52-66-133-66-196 0-74 17-148 68-199 5-6 5-6 5-7 0-4-1-5-3-5-5 0-42 29-68 81-21 47-26 94-26 130 0 32 5 83 28 130 25 52 61 80 66 80 2 0 3-2 3-4z"><text:p/></draw:path><draw:path draw:style-name="gr1157" draw:text-style-name="P20" svg:width="0.347cm" svg:height="0.285cm" svg:x="3.555cm" svg:y="0.284cm" svg:viewBox="0 0 348 286" svg:d="M193 114c-12-28-23-56-35-84-1-4-1-4-2-5 0-2 7-11 25-13 4 0 9 0 9-7 0-5-6-5-8-5-16 0-34 1-52 1-11 0-36-1-47-1-3 0-9 0-9 8 0 4 5 4 10 4 26 0 29 5 32 14 17 40 33 78 50 118-30 31-59 62-89 94-1 2-4 3-5 5-22 23-41 29-62 30-6 1-10 1-10 9 0 1 0 4 6 4 12 0 26-1 40-1 15 0 32 1 46 1 3 0 8 0 8-8 0-4-4-5-5-5-4 0-17-1-17-12 0-7 6-14 12-19 14-16 29-31 43-46 12-14 25-28 37-41 15 33 29 67 44 100 1 5 1 4 1 6 0 4-7 11-24 12-5 1-9 1-9 9 0 4 5 4 6 4 12 0 42-1 54-1 10 0 36 1 47 1 3 0 7 0 7-7 0-6-3-6-7-6-29 0-29-1-36-18-17-39-45-104-55-129 29-30 73-80 86-92 14-10 29-21 54-22 6 0 10 0 10-8-2-2 0-4-6-4-12 0-26 1-40 1-15 0-31-1-46-1-3 0-9 0-9 8 0 3 3 4 6 4 4 1 17 1 17 13 0 6-5 12-8 16-23 24-46 49-69 73z"><text:p/></draw:path><draw:path draw:style-name="gr1158" draw:text-style-name="P20" svg:width="0.279cm" svg:height="0.098cm" svg:x="4.067cm" svg:y="0.416cm" svg:viewBox="0 0 280 99" svg:d="M265 18c7 0 15-1 15-10 0-8-8-8-14-8-84 0-169 0-253 0-6 0-13 0-13 8 0 9 7 10 14 10 84 0 167 0 251 0zM266 99c6 0 14 0 14-8s-8-8-15-8c-84 0-167 0-251 0-7 0-14 0-14 8s7 8 13 8c84 0 169 0 253 0z"><text:p/></draw:path><draw:path draw:style-name="gr1159" draw:text-style-name="P20" svg:width="0.179cm" svg:height="0.293cm" svg:x="4.512cm" svg:y="0.286cm" svg:viewBox="0 0 180 294" svg:d="M176 29c4-6 4-6 4-16-34 0-68 0-102 0-52 0-53-5-54-13-4 0-7 0-11 0-5 29-8 58-13 86 4 0 6 0 10 0 2-6 6-32 10-38 4-2 36-2 42-2 29 0 58 0 87 0-4 7-37 52-47 67-38 56-52 115-52 158 0 3 0 23 20 23 19 0 19-20 19-23 0-7 0-15 0-22 0-23 1-47 5-69 1-10 7-46 26-72 19-27 37-53 56-79z"><text:p/></draw:path><draw:path draw:style-name="gr1160" draw:text-style-name="P20" svg:width="0.096cm" svg:height="0.42cm" svg:x="4.724cm" svg:y="0.255cm" svg:viewBox="0 0 97 421" svg:d="M97 211c0-34-5-84-27-132-26-51-62-79-66-79-3 0-4 1-4 5 0 1 0 1 7 9 42 41 66 108 66 197 0 72-15 145-68 199-5 5-5 5-5 7s1 4 4 4c4 0 42-29 67-82 21-47 26-93 26-128z"><text:p/></draw:path><draw:path draw:style-name="gr1161" draw:text-style-name="P20" svg:width="0.279cm" svg:height="0.098cm" svg:x="5.004cm" svg:y="0.416cm" svg:viewBox="0 0 280 99" svg:d="M265 18c7 0 15-1 15-10 0-8-8-8-14-8-84 0-169 0-253 0-6 0-13 0-13 8 0 9 7 10 14 10 84 0 167 0 251 0zM266 99c6 0 14 0 14-8s-8-8-15-8c-84 0-167 0-251 0-7 0-14 0-14 8s7 8 13 8c84 0 169 0 253 0z"><text:p/></draw:path><draw:path draw:style-name="gr1162" draw:text-style-name="P20" svg:width="0.174cm" svg:height="0.289cm" svg:x="5.6cm" svg:y="0.005cm" svg:viewBox="0 0 175 290" svg:d="M37 143c0-4 0-8 0-11 0-107 53-121 75-121 9 0 27 2 37 17-6 0-24 0-24 19 0 13 11 19 20 19 6 0 19-4 19-20 0-26-19-46-54-46-54 0-110 54-110 147 0 113 49 143 88 143 46 0 87-40 87-96 0-53-38-93-85-93-29 0-44 21-53 42zM88 278c-27 0-39-25-42-32-8-20-8-53-8-60 0-34 14-76 52-76 7 0 26 0 40 27 7 15 7 37 7 57s0 41-7 56c-14 26-33 28-42 28z"><text:p/></draw:path><draw:path draw:style-name="gr1163" draw:text-style-name="P20" svg:width="0.421cm" svg:height="0.016cm" svg:x="5.476cm" svg:y="0.456cm" svg:viewBox="0 0 422 17" svg:d="M0 0c140 0 282 0 422 0 0 6 0 11 0 17-140 0-282 0-422 0 0-6 0-11 0-17z"><text:p/></draw:path><draw:path draw:style-name="gr1164" draw:text-style-name="P20" svg:width="0.174cm" svg:height="0.289cm" svg:x="5.494cm" svg:y="0.577cm" svg:viewBox="0 0 175 290" svg:d="M104 133c35-12 59-42 59-74 0-35-37-59-77-59-43 0-75 25-75 58 0 14 9 21 21 21 14 0 22-8 22-21 0-21-19-21-26-21 13-20 42-26 56-26 18 0 41 9 41 47 0 5-1 29-12 47-12 21-27 22-37 23-4 0-14 1-17 1-4 0-6 0-6 5s2 5 9 5c6 0 14 0 20 0 34 0 50 29 50 69 0 58-30 70-48 70s-50-7-65-32c15 2 28-8 28-23 0-16-11-24-23-24-11 0-24 6-24 25 0 38 40 66 85 66 52 0 90-38 90-82 0-34-26-67-71-75z"><text:p/></draw:path><draw:path draw:style-name="gr1165" draw:text-style-name="P20" svg:width="0.173cm" svg:height="0.289cm" svg:x="5.705cm" svg:y="0.577cm" svg:viewBox="0 0 174 290" svg:d="M37 143c0-4 0-6 0-10 0-107 53-122 75-122 9 0 27 2 37 17-7 0-24 0-24 19 0 13 11 19 19 19 7 0 20-4 20-20 0-26-19-46-54-46-54 0-110 55-110 147 0 113 48 143 88 143 46 0 86-40 86-96 0-53-37-93-84-93-29 0-44 21-53 42zM88 278c-27 0-40-25-42-31-8-21-8-54-8-61 0-34 14-76 52-76 6 0 26 0 38 27 9 15 9 37 9 57s0 42-7 56c-14 26-33 28-42 28z"><text:p/></draw:path><draw:path draw:style-name="gr1166" draw:text-style-name="P20" svg:width="0.048cm" svg:height="0.125cm" svg:x="5.985cm" svg:y="0.525cm" svg:viewBox="0 0 49 126" svg:d="M49 44c0-27-11-44-26-44s-23 11-23 23c0 11 8 21 23 21 5 0 9-1 14-4 1-2 1-2 3-2 0 3 0 0 0 6 0 31-15 57-29 71-4 4-4 5-4 6 0 4 1 5 4 5 5 0 38-33 38-82z"><text:p/></draw:path><draw:path draw:style-name="gr1167" draw:text-style-name="P20" svg:width="0.209cm" svg:height="0.381cm" svg:x="6.158cm" svg:y="0.273cm" svg:viewBox="0 0 210 382" svg:d="M132 128c12 0 24 0 36 0 8 0 13 0 13-8 0-5-5-5-12-5-12 0-23 0-35 0 3-16 6-32 9-48 2-8 8-38 11-44 3-7 10-13 19-13 2 0 13 0 21 7-19 1-22 17-22 23 0 9 7 14 15 14 11 0 23-10 23-25 0-19-19-29-37-29-15 0-41 7-53 49-2 9-4 13-14 66-10 0-20 0-29 0s-13 0-13 8c0 5 3 5 12 5s18 0 27 0c-11 55-20 110-31 167-7 40-14 79-37 79-1 0-12 0-19-9 19-1 22-15 22-22 0-10-7-15-15-15-11 0-23 10-23 25 0 20 18 29 35 29 24 0 41-24 48-41 13-26 23-76 24-80 8-44 17-88 25-133z"><text:p/></draw:path><draw:path draw:style-name="gr1168" draw:text-style-name="P20" svg:width="0.097cm" svg:height="0.42cm" svg:x="6.498cm" svg:y="0.255cm" svg:viewBox="0 0 98 421" svg:d="M98 417c0-2 0-2-7-10-53-52-66-133-66-196 0-74 16-148 67-199 6-6 6-6 6-7 0-4-2-5-4-5-4 0-42 29-68 81-21 47-26 94-26 130 0 32 5 83 28 130 25 52 62 80 66 80 2 0 4-2 4-4z"><text:p/></draw:path><draw:path draw:style-name="gr1169" draw:text-style-name="P20" svg:width="0.346cm" svg:height="0.285cm" svg:x="6.633cm" svg:y="0.284cm" svg:viewBox="0 0 347 286" svg:d="M192 114c-12-28-23-56-35-84-1-4-1-4-2-5 0-2 7-11 25-13 4 0 8 0 8-7 0-5-4-5-6-5-18 0-36 1-54 1-9 0-36-1-46-1-3 0-8 0-8 8 0 4 4 4 10 4 25 0 28 5 31 14 17 40 34 78 51 118-30 31-60 62-90 94-2 2-4 3-5 5-21 23-41 29-63 30-4 1-8 1-8 9 0 1 0 4 5 4 13 0 26-1 39-1 16 0 33 1 48 1 3 0 8 0 8-8 0-4-4-4-5-5-5 0-17-1-17-12 0-7 6-14 11-19 14-16 29-31 43-46 13-14 25-28 38-41 15 33 28 67 42 100 2 5 2 4 3 6 0 4-9 11-25 12-4 1-9 1-9 9 0 4 5 4 7 4 11 0 41-1 53-1 11 0 36 1 47 1 2 0 8 0 8-7 0-6-4-6-8-6-28 0-29-1-36-18-17-39-44-104-54-129 29-30 73-80 86-92 12-10 28-21 53-22 6 0 10 0 10-8-1-2 0-4-5-4-13 0-28 1-40 1-15 0-32-1-46-1-4 0-9 0-9 8 0 3 3 4 5 4 4 1 17 1 17 13 0 6-5 12-9 16-22 24-45 49-68 73z"><text:p/></draw:path><draw:path draw:style-name="gr1170" draw:text-style-name="P20" svg:width="0.28cm" svg:height="0.098cm" svg:x="7.144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171" draw:text-style-name="P20" svg:width="0.174cm" svg:height="0.288cm" svg:x="7.583cm" svg:y="0.291cm" svg:viewBox="0 0 175 289" svg:d="M52 87c-21-13-22-27-22-34 0-25 28-43 58-43 31 0 57 22 57 52 0 24-17 45-42 59-17-11-35-23-51-34zM113 127c30-16 50-37 50-65 0-38-37-62-75-62-42 0-76 31-76 69 0 8 0 27 18 47 5 5 20 16 31 23-25 12-61 36-61 77 0 45 43 73 88 73 48 0 87-35 87-81 0-14-5-33-20-51-9-8-16-13-42-30zM71 145c17 11 35 22 51 32 12 9 32 22 32 47 0 31-32 53-66 53-36 0-66-27-66-61 0-24 13-52 49-71z"><text:p/></draw:path><draw:path draw:style-name="gr1172" draw:text-style-name="P20" svg:width="0.097cm" svg:height="0.42cm" svg:x="7.8cm" svg:y="0.255cm" svg:viewBox="0 0 98 421" svg:d="M98 211c0-34-4-84-28-132-26-51-62-79-65-79s-5 1-5 5c0 1 0 1 8 9 41 41 65 108 65 197 0 72-15 145-67 199-6 5-6 5-6 7s2 4 5 4 42-29 66-82c21-47 27-93 27-128z"><text:p/></draw:path><draw:path draw:style-name="gr1173" draw:text-style-name="P20" svg:width="0.28cm" svg:height="0.098cm" svg:x="8.081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174" draw:text-style-name="P20" svg:width="0.167cm" svg:height="0.289cm" svg:x="8.68cm" svg:y="0.005cm" svg:viewBox="0 0 168 290" svg:d="M168 195c0-49-35-92-80-92-21 0-39 7-53 22 0-28 0-54 0-82 8 3 21 5 36 5 51 0 80-38 80-43 0-3-1-5-3-5s-2 0-4 1c-8 4-29 12-58 12-16 0-36-2-55-12-3-1-5-1-6-1-3 0-3 4-3 11 0 42 0 82 0 124 0 8 0 11 6 11 2 0 3-1 4-3 5-8 21-30 56-30 21 0 32 19 36 27 6 16 7 31 7 53 0 14 0 39-11 57-10 17-25 28-44 28-32 0-56-23-63-48 1 1 3 1 7 1 15 0 22-11 22-20 0-10-7-21-22-21-6 0-20 3-20 22 0 37 29 78 77 78s91-41 91-95z"><text:p/></draw:path><draw:path draw:style-name="gr1175" draw:text-style-name="P20" svg:width="0.421cm" svg:height="0.016cm" svg:x="8.553cm" svg:y="0.456cm" svg:viewBox="0 0 422 17" svg:d="M0 0c140 0 282 0 422 0 0 6 0 11 0 17-140 0-282 0-422 0 0-6 0-11 0-17z"><text:p/></draw:path><draw:path draw:style-name="gr1176" draw:text-style-name="P20" svg:width="0.174cm" svg:height="0.289cm" svg:x="8.571cm" svg:y="0.577cm" svg:viewBox="0 0 175 290" svg:d="M104 133c35-12 60-42 60-74 0-35-37-59-78-59-43 0-74 25-74 58 0 14 8 21 22 21 13 0 21-8 21-21 0-21-20-21-26-21 13-20 41-26 56-26 17 0 40 9 40 47 0 5 0 29-12 47-12 21-27 22-37 23-4 0-14 1-17 1s-6 0-6 5 3 5 11 5c6 0 12 0 18 0 34 0 50 29 50 69 0 58-29 70-48 70-18 0-49-7-65-32 16 2 29-8 29-23 0-16-12-24-24-24-11 0-24 6-24 25 0 38 40 66 85 66 52 0 90-38 90-82 0-34-26-67-71-75z"><text:p/></draw:path><draw:path draw:style-name="gr1177" draw:text-style-name="P20" svg:width="0.174cm" svg:height="0.289cm" svg:x="8.782cm" svg:y="0.577cm" svg:viewBox="0 0 175 290" svg:d="M38 143c0-4 0-6 0-10 0-107 52-122 74-122 10 0 27 2 37 17-6 0-23 0-23 19 0 13 10 19 19 19 6 0 19-4 19-20 0-26-18-46-54-46-54 0-110 55-110 147 0 113 49 143 88 143 46 0 87-40 87-96 0-53-37-93-84-93-29 0-44 21-53 42zM88 278c-27 0-39-25-41-31-9-21-9-54-9-61 0-34 15-76 52-76 7 0 26 0 40 27 7 15 7 37 7 57s0 42-7 56c-12 26-33 28-42 28z"><text:p/></draw:path><draw:path draw:style-name="gr1178" draw:text-style-name="P20" svg:width="0.048cm" svg:height="0.125cm" svg:x="9.061cm" svg:y="0.525cm" svg:viewBox="0 0 49 126" svg:d="M49 44c0-27-9-44-26-44-15 0-23 11-23 23 0 11 8 21 23 21 5 0 11-1 14-4 1-2 1-2 3-2 0 3 1 0 1 6 0 31-16 57-29 71-5 4-5 5-5 6 0 4 3 5 4 5 5 0 38-33 38-82z"><text:p/></draw:path><draw:path draw:style-name="gr1179" draw:text-style-name="P20" svg:width="0.209cm" svg:height="0.381cm" svg:x="9.235cm" svg:y="0.273cm" svg:viewBox="0 0 210 382" svg:d="M132 128c12 0 24 0 36 0 10 0 13 0 13-8 0-5-3-5-11-5-12 0-24 0-36 0 4-16 6-32 10-48 1-8 7-38 10-44 3-7 10-13 20-13 1 0 12 0 20 7-19 1-22 17-22 23 0 9 7 14 15 14 11 0 23-10 23-25 0-19-19-29-36-29-14 0-41 7-54 49-2 9-4 13-14 66-10 0-20 0-29 0-7 0-12 0-12 8 0 5 3 5 12 5s18 0 27 0c-10 55-21 110-32 167-7 40-14 79-36 79-2 0-12 0-20-9 19-1 22-15 22-22 0-10-7-15-15-15-11 0-23 10-23 25 0 20 18 29 36 29 23 0 40-24 47-41 14-26 24-76 24-80 8-44 17-88 25-133z"><text:p/></draw:path><draw:path draw:style-name="gr1180" draw:text-style-name="P20" svg:width="0.096cm" svg:height="0.42cm" svg:x="9.577cm" svg:y="0.255cm" svg:viewBox="0 0 97 421" svg:d="M97 417c0-2 0-2-7-10-53-52-66-133-66-196 0-74 16-148 67-199 6-6 6-6 6-7 0-4-1-5-3-5-5 0-44 29-68 81-21 47-26 94-26 130 0 32 4 83 28 130 25 52 61 80 66 80 2 0 3-2 3-4z"><text:p/></draw:path><draw:path draw:style-name="gr1181" draw:text-style-name="P20" svg:width="0.346cm" svg:height="0.285cm" svg:x="9.71cm" svg:y="0.284cm" svg:viewBox="0 0 347 286" svg:d="M193 114c-12-28-24-56-36-84-1-4-1-4-1-5 0-2 7-11 24-13 5 0 8 0 8-7 0-5-4-5-6-5-16 0-34 1-52 1-11 0-38-1-48-1-3 0-8 0-8 8 0 4 5 4 10 4 25 0 28 5 32 14 17 40 33 78 50 118-30 31-59 62-89 94-3 2-4 3-6 5-21 23-40 29-61 30-6 1-10 1-10 9 0 1 0 4 5 4 13 0 27-1 39-1 16 0 33 1 48 1 3 0 8 0 8-8 0-4-4-5-5-5-4 0-17-1-17-12 0-7 6-14 11-19 14-16 29-31 43-46 13-14 25-28 38-41 15 33 28 67 42 100 3 5 2 4 3 6 0 4-9 11-24 12-5 1-9 1-9 9 0 4 5 4 6 4 12 0 41-1 53-1 11 0 36 1 47 1 4 0 8 0 8-7 0-6-4-6-7-6-29 0-30-1-37-18-16-39-44-104-54-129 29-30 73-80 86-92 12-10 29-21 54-22 5 0 9 0 9-8-1-2 0-4-5-4-13 0-26 1-40 1-15 0-31-1-46-1-3 0-9 0-9 8 0 3 3 4 5 4 5 1 17 1 17 13 0 6-4 12-7 16-23 24-46 49-69 73z"><text:p/></draw:path><draw:path draw:style-name="gr1182" draw:text-style-name="P20" svg:width="0.28cm" svg:height="0.098cm" svg:x="10.222cm" svg:y="0.416cm" svg:viewBox="0 0 281 99" svg:d="M266 18c6 0 15-1 15-10 0-8-9-8-13-8-84 0-170 0-254 0-6 0-14 0-14 8 0 9 8 10 14 10 84 0 168 0 252 0zM268 99c4 0 13 0 13-8s-9-8-15-8c-84 0-168 0-252 0-6 0-14 0-14 8s8 8 14 8c84 0 170 0 254 0z"><text:p/></draw:path><draw:path draw:style-name="gr1183" draw:text-style-name="P20" svg:width="0.174cm" svg:height="0.288cm" svg:x="10.661cm" svg:y="0.291cm" svg:viewBox="0 0 175 289" svg:d="M138 146c0 4 0 9 0 13 0 99-44 118-68 118-8 0-30-1-42-15 19 0 22-13 22-20 0-12-10-19-20-19-6 0-19 3-19 20 0 29 23 46 59 46 54 0 105-58 105-148 0-113-48-141-85-141-24 0-44 7-62 26-17 18-28 36-28 69 0 51 37 93 85 93 25 0 43-18 53-42zM85 179c-7 0-26 0-39-27-8-15-8-37-8-57 0-23 0-43 9-59 12-20 27-26 43-26 19 0 32 14 40 33 6 13 7 40 7 60 0 35-15 76-52 76z"><text:p/></draw:path><draw:path draw:style-name="gr1184" draw:text-style-name="P20" svg:width="0.097cm" svg:height="0.42cm" svg:x="10.878cm" svg:y="0.255cm" svg:viewBox="0 0 98 421" svg:d="M98 211c0-34-4-84-27-132-25-51-63-79-66-79s-5 1-5 5c0 1 0 1 8 9 42 41 66 108 66 197 0 72-15 145-68 199-6 5-6 5-6 7s2 4 5 4 42-29 67-82c22-47 26-93 26-128z"><text:p/></draw:path><draw:path draw:style-name="gr1185" draw:text-style-name="P20" svg:width="0.28cm" svg:height="0.098cm" svg:x="11.159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186" draw:text-style-name="P20" svg:width="0.185cm" svg:height="0.284cm" svg:x="11.749cm" svg:y="0.001cm" svg:viewBox="0 0 186 285" svg:d="M112 216c0 12 0 24 0 36 0 15-2 20-33 20-2 0-6 0-8 0 0 4 0 8 0 13 17-1 38-1 56-1 17 0 41 0 58 1 0-5 0-9 0-13-3 0-6 0-9 0-31 0-32-5-32-20 0-12 0-24 0-36 14 0 28 0 42 0 0-5 0-10 0-14-14 0-28 0-42 0 0-63 0-128 0-191 0-9 0-11-7-11-4 0-5 0-9 5-43 66-85 132-128 197 0 4 0 9 0 14 37 0 74 0 112 0zM114 202c-35 0-68 0-103 0 35-52 68-104 103-156 0 52 0 104 0 156z"><text:p/></draw:path><draw:path draw:style-name="gr1187" draw:text-style-name="P20" svg:width="0.42cm" svg:height="0.016cm" svg:x="11.631cm" svg:y="0.456cm" svg:viewBox="0 0 421 17" svg:d="M0 0c140 0 281 0 421 0 0 6 0 11 0 17-140 0-281 0-421 0 0-6 0-11 0-17z"><text:p/></draw:path><draw:path draw:style-name="gr1188" draw:text-style-name="P20" svg:width="0.173cm" svg:height="0.289cm" svg:x="11.649cm" svg:y="0.577cm" svg:viewBox="0 0 174 290" svg:d="M104 133c35-12 59-42 59-74 0-35-37-59-78-59-42 0-74 25-74 58 0 14 9 21 21 21 14 0 22-8 22-21 0-21-20-21-26-21 13-20 40-26 56-26 17 0 41 9 41 47 0 5-1 29-12 47-13 21-28 22-39 23-2 0-13 1-15 1-4 0-6 0-6 5s2 5 9 5c6 0 12 0 18 0 35 0 51 29 51 69 0 58-29 70-47 70-19 0-50-7-65-32 15 2 28-8 28-23 0-16-12-24-24-24-10 0-23 6-23 25 0 38 38 66 85 66 51 0 89-38 89-82 0-34-26-67-70-75z"><text:p/></draw:path><draw:path draw:style-name="gr1189" draw:text-style-name="P20" svg:width="0.174cm" svg:height="0.289cm" svg:x="11.859cm" svg:y="0.577cm" svg:viewBox="0 0 175 290" svg:d="M38 143c0-4 0-6 0-10 0-107 53-122 74-122 10 0 28 2 37 17-6 0-23 0-23 19 0 13 10 19 19 19 7 0 19-4 19-20 0-26-18-46-52-46-54 0-112 55-112 147 0 113 49 143 89 143 47 0 86-40 86-96 0-53-37-93-84-93-29 0-44 21-53 42zM89 278c-27 0-40-25-42-31-7-21-7-54-7-61 0-34 13-76 51-76 6 0 25 0 39 27 8 15 8 37 8 57s0 42-7 56c-13 26-33 28-42 28z"><text:p/></draw:path><draw:path draw:style-name="gr1190" draw:text-style-name="P20" svg:width="0.048cm" svg:height="0.125cm" svg:x="12.14cm" svg:y="0.525cm" svg:viewBox="0 0 49 126" svg:d="M49 44c0-27-11-44-27-44-14 0-22 11-22 23 0 11 8 21 22 21 4 0 10-1 15-4 1-2 1-2 1-2 2 0 2 0 2 6 0 31-15 57-29 71-5 4-5 5-5 6 0 4 2 5 5 5 5 0 38-33 38-82z"><text:p/></draw:path></draw:g></text:p>
            <text:p text:style-name="P15"><draw:g text:anchor-type="as-char" svg:y="-0.566cm" draw:z-index="52" draw:style-name="gr1"><svg:title>TexMaths</svg:title><svg:desc>12§display§f\left(X=10 \right)=\frac3{36}, f\left(X=11 \right)=\frac2{36}, f\left(X=12 \right)=\frac1{36}§svg§600§FALSE§</svg:desc><draw:path draw:style-name="gr1191" draw:text-style-name="P19" svg:width="9.585cm" svg:height="0.82cm" svg:x="0.001cm" svg:y="0.022cm" svg:viewBox="0 0 9586 821" svg:d="M0 0c3196 0 6390 0 9586 0 0 274 0 547 0 821-3196 0-6390 0-9586 0 0-274 0-547 0-821z"><text:p/></draw:path><draw:path draw:style-name="gr1192" draw:text-style-name="P20" svg:width="0.209cm" svg:height="0.382cm" svg:x="0.002cm" svg:y="0.27cm" svg:viewBox="0 0 210 383" svg:d="M132 129c12 0 24 0 36 0 8 0 13 0 13-9 0-5-5-5-12-5-12 0-23 0-35 0 4-15 6-32 10-48 1-8 7-38 10-43 3-8 10-14 20-14 1 0 12 0 20 7-19 1-22 17-22 23 0 9 7 14 15 14 11 0 23-10 23-25 0-19-19-29-36-29-14 0-41 7-54 49-2 9-4 13-14 66-10 0-20 0-29 0s-12 0-12 9c0 5 3 5 11 5 9 0 19 0 28 0-10 55-21 110-32 167-7 40-14 79-36 79-2 0-12 0-20-9 19-1 22-15 22-22 0-10-7-15-15-15-11 0-23 10-23 25 0 20 18 29 36 29 23 0 40-24 47-41 14-26 24-76 24-80 8-45 17-89 25-133z"><text:p/></draw:path><draw:path draw:style-name="gr1193" draw:text-style-name="P20" svg:width="0.097cm" svg:height="0.421cm" svg:x="0.343cm" svg:y="0.251cm" svg:viewBox="0 0 98 422" svg:d="M98 418c0-1 0-2-7-9-53-53-66-134-66-198 0-73 16-147 67-199 6-6 6-6 6-7 0-4-1-5-4-5-4 0-42 29-66 83-22 46-28 92-28 128 0 33 5 83 29 131 25 52 61 80 65 80 3 0 4-1 4-4z"><text:p/></draw:path><draw:path draw:style-name="gr1194" draw:text-style-name="P20" svg:width="0.346cm" svg:height="0.286cm" svg:x="0.477cm" svg:y="0.279cm" svg:viewBox="0 0 347 287" svg:d="M193 114c-12-27-24-56-36-84-1-4-1-4-2-5 0-2 7-11 25-12 5-1 8-1 8-8 0-5-4-5-6-5-16 0-36 1-52 1-11 0-38-1-48-1-3 0-8 0-8 8 0 5 5 5 10 5 25 0 28 4 31 13 17 40 34 79 51 118-30 31-59 63-89 95-3 1-4 2-6 5-21 23-41 29-61 30-6 1-10 1-10 8 0 2 0 5 5 5 13 0 27-1 39-1 16 0 33 1 48 1 3 0 8 0 8-8 0-4-4-5-5-5-4 0-17-1-17-12 0-7 6-14 11-19 14-16 29-32 43-46 13-14 25-28 38-41 15 33 28 66 42 100 3 5 2 4 3 6 0 4-9 11-24 12-5 1-9 1-9 8 0 5 5 5 6 5 12 0 41-1 53-1 11 0 36 1 47 1 4 0 8 0 8-7 0-6-4-6-7-6-29 0-30-1-37-18-16-40-44-105-54-130 29-30 73-80 86-92 12-10 29-20 54-21 5-1 9-1 9-8 0-1 0-5-5-5-13 0-26 1-40 1-15 0-32-1-46-1-3 0-9 0-9 8 0 3 3 4 5 5 4 0 17 1 17 12 0 6-4 12-7 16-23 24-46 49-69 73z"><text:p/></draw:path><draw:path draw:style-name="gr1195" draw:text-style-name="P20" svg:width="0.28cm" svg:height="0.098cm" svg:x="0.989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196" draw:text-style-name="P20" svg:width="0.138cm" svg:height="0.279cm" svg:x="1.448cm" svg:y="0.288cm" svg:viewBox="0 0 139 280" svg:d="M86 11c0-11 0-11-9-11-27 26-64 26-77 26 0 5 0 9 0 14 8 0 34 0 55-11 0 73 0 145 0 219 0 14-1 19-39 19-5 0-9 0-14 0 0 3 0 8 0 13 15-1 52-1 69-1s54 0 68 1c0-5 0-10 0-13-5 0-8 0-13 0-38 0-40-4-40-19 0-80 0-158 0-237z"><text:p/></draw:path><draw:path draw:style-name="gr1197" draw:text-style-name="P20" svg:width="0.177cm" svg:height="0.289cm" svg:x="1.638cm" svg:y="0.288cm" svg:viewBox="0 0 178 290" svg:d="M178 145c0-33-3-67-17-98-19-41-54-47-72-47-25 0-57 11-73 49-14 30-16 63-16 96 0 32 1 70 19 103s49 42 70 42c23 0 55-9 73-50 13-29 16-61 16-95zM89 280c-17 0-42-10-49-51-5-25-5-63-5-88 0-28 0-56 3-79 9-50 40-54 51-54 13 0 42 9 49 50 5 24 5 56 5 83 0 31 0 60-5 86-6 41-30 53-49 53z"><text:p/></draw:path><draw:path draw:style-name="gr1198" draw:text-style-name="P20" svg:width="0.097cm" svg:height="0.421cm" svg:x="1.856cm" svg:y="0.251cm" svg:viewBox="0 0 98 422" svg:d="M98 211c0-33-4-84-28-132-26-51-62-79-65-79-4 0-5 2-5 5 0 1 0 1 8 9 41 41 65 109 65 197 0 73-15 146-67 200-6 5-6 6-6 7 0 3 1 4 5 4 3 0 42-29 66-82 21-47 27-94 27-129z"><text:p/></draw:path><draw:path draw:style-name="gr1199" draw:text-style-name="P20" svg:width="0.28cm" svg:height="0.098cm" svg:x="2.137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200" draw:text-style-name="P20" svg:width="0.174cm" svg:height="0.29cm" svg:x="2.732cm" svg:y="0.001cm" svg:viewBox="0 0 175 291" svg:d="M104 132c35-11 59-41 59-73 0-35-37-59-77-59-43 0-74 25-74 58 0 14 8 21 20 21 14 0 22-9 22-21 0-21-19-21-25-21 12-20 41-26 55-26 18 0 41 9 41 47 0 4-1 30-12 48-12 20-27 21-37 23-4 0-14 1-17 1-4 0-6 0-6 5 0 4 2 4 9 4 6 0 14 0 20 0 34 0 50 29 50 70 0 58-30 70-48 70s-50-7-65-33c15 3 28-7 28-23 0-15-11-24-23-24-11 0-24 6-24 26 0 37 40 66 85 66 52 0 90-39 90-82 0-35-26-67-71-77z"><text:p/></draw:path><draw:path draw:style-name="gr1201" draw:text-style-name="P20" svg:width="0.421cm" svg:height="0.016cm" svg:x="2.609cm" svg:y="0.452cm" svg:viewBox="0 0 422 17" svg:d="M0 0c140 0 282 0 422 0 0 6 0 11 0 17-140 0-282 0-422 0 0-6 0-11 0-17z"><text:p/></draw:path><draw:path draw:style-name="gr1202" draw:text-style-name="P20" svg:width="0.174cm" svg:height="0.29cm" svg:x="2.627cm" svg:y="0.574cm" svg:viewBox="0 0 175 291" svg:d="M104 133c35-12 60-42 60-74 0-35-37-59-78-59-43 0-74 25-74 58 0 14 8 21 22 21 12 0 21-8 21-21 0-21-20-21-26-21 13-20 41-26 55-26 18 0 41 9 41 47 0 6-1 30-12 48-12 20-27 21-37 23-4 0-14 1-17 1s-6 0-6 5c0 4 3 4 11 4 6 0 12 0 18 0 34 0 50 29 50 70 0 58-29 70-48 70-18 0-49-7-65-33 16 3 29-7 29-23 0-15-12-24-24-24-11 0-24 6-24 26 0 38 40 66 85 66 52 0 90-39 90-82 0-35-26-67-71-76z"><text:p/></draw:path><draw:path draw:style-name="gr1203" draw:text-style-name="P20" svg:width="0.174cm" svg:height="0.29cm" svg:x="2.838cm" svg:y="0.574cm" svg:viewBox="0 0 175 291" svg:d="M38 143c0-4 0-6 0-10 0-107 52-122 74-122 9 0 27 2 37 17-6 0-23 0-23 19 0 13 10 19 19 19 6 0 19-4 19-20 0-26-19-46-54-46-54 0-110 55-110 148 0 113 49 143 88 143 46 0 87-40 87-96 0-53-38-94-85-94-28 0-43 22-52 42zM88 279c-27 0-39-25-41-31-9-21-9-55-9-62 0-33 14-75 52-75 7 0 26 0 40 26 7 16 7 37 7 58 0 20 0 42-7 56-12 25-33 28-42 28z"><text:p/></draw:path><draw:path draw:style-name="gr1204" draw:text-style-name="P20" svg:width="0.048cm" svg:height="0.125cm" svg:x="3.117cm" svg:y="0.521cm" svg:viewBox="0 0 49 126" svg:d="M49 44c0-27-9-44-26-44-15 0-23 11-23 23 0 11 8 21 23 21 5 0 11-1 14-4 1-2 1-2 3-2 0 3 1 0 1 6 0 32-16 57-29 71-5 4-5 5-5 6 0 4 3 5 4 5 5 0 38-32 38-82z"><text:p/></draw:path><draw:path draw:style-name="gr1205" draw:text-style-name="P20" svg:width="0.209cm" svg:height="0.382cm" svg:x="3.291cm" svg:y="0.27cm" svg:viewBox="0 0 210 383" svg:d="M132 129c12 0 24 0 36 0 8 0 13 0 13-9 0-5-5-5-12-5-12 0-23 0-35 0 4-15 6-32 10-48 1-8 7-38 10-43 3-8 10-14 20-14 1 0 12 0 20 7-19 1-22 17-22 23 0 9 7 14 15 14 11 0 23-10 23-25 0-19-19-29-36-29-14 0-41 7-54 49-2 9-4 13-14 66-10 0-20 0-29 0s-12 0-12 9c0 5 3 5 11 5 9 0 19 0 28 0-10 55-21 110-32 167-7 40-14 79-36 79-2 0-13 0-20-9 19-1 22-15 22-22 0-10-7-15-15-15-11 0-23 10-23 25 0 20 18 29 36 29 23 0 40-24 47-41 14-26 24-76 24-80 8-45 17-89 25-133z"><text:p/></draw:path><draw:path draw:style-name="gr1206" draw:text-style-name="P20" svg:width="0.097cm" svg:height="0.421cm" svg:x="3.632cm" svg:y="0.251cm" svg:viewBox="0 0 98 422" svg:d="M98 418c0-1 0-2-7-9-53-53-66-134-66-198 0-73 16-147 67-199 6-6 6-6 6-7 0-4-1-5-4-5-4 0-42 29-66 83-22 46-28 92-28 128 0 33 5 83 29 131 25 52 61 80 65 80 3 0 4-1 4-4z"><text:p/></draw:path><draw:path draw:style-name="gr1207" draw:text-style-name="P20" svg:width="0.346cm" svg:height="0.286cm" svg:x="3.767cm" svg:y="0.279cm" svg:viewBox="0 0 347 287" svg:d="M193 114c-12-27-24-56-36-84-1-4-1-4-2-5 0-2 7-11 25-12 5-1 8-1 8-8 0-5-4-5-6-5-16 0-36 1-52 1-11 0-38-1-48-1-3 0-8 0-8 8 0 5 5 5 10 5 25 0 28 4 31 13 17 40 34 79 51 118-30 31-59 63-89 95-3 1-4 2-6 5-21 23-41 29-61 30-6 1-10 1-10 8 0 2 0 5 5 5 13 0 26-1 39-1 16 0 33 1 48 1 3 0 8 0 8-8 0-4-4-5-5-5-4 0-17-1-17-12 0-7 6-14 11-19 14-16 29-32 43-46 13-14 25-28 38-41 15 33 28 66 42 100 3 5 2 4 3 6 0 4-9 11-24 12-5 1-9 1-9 8 0 5 4 5 6 5 12 0 41-1 53-1 11 0 36 1 47 1 4 0 8 0 8-7 0-6-4-6-7-6-29 0-30-1-37-18-16-40-44-105-54-130 29-30 73-80 86-92 12-10 29-20 54-21 5-1 9-1 9-8 0-1 0-5-5-5-13 0-26 1-40 1-15 0-32-1-46-1-3 0-9 0-9 8 0 3 3 4 5 5 4 0 17 1 17 12 0 6-5 12-7 16-23 24-46 49-69 73z"><text:p/></draw:path><draw:path draw:style-name="gr1208" draw:text-style-name="P20" svg:width="0.28cm" svg:height="0.098cm" svg:x="4.278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209" draw:text-style-name="P20" svg:width="0.138cm" svg:height="0.279cm" svg:x="4.738cm" svg:y="0.288cm" svg:viewBox="0 0 139 280" svg:d="M86 11c0-11 0-11-9-11-27 26-64 26-77 26 0 5 0 9 0 14 8 0 34 0 55-11 0 73 0 145 0 219 0 14-1 19-39 19-5 0-9 0-14 0 0 3 0 8 0 13 15-1 52-1 69-1s54 0 68 1c0-5 0-10 0-13-5 0-8 0-13 0-38 0-40-4-40-19 0-80 0-158 0-237z"><text:p/></draw:path><draw:path draw:style-name="gr1210" draw:text-style-name="P20" svg:width="0.138cm" svg:height="0.279cm" svg:x="4.948cm" svg:y="0.288cm" svg:viewBox="0 0 139 280" svg:d="M86 11c0-11 0-11-9-11-27 26-64 26-77 26 0 5 0 9 0 14 8 0 32 0 55-11 0 73 0 145 0 219 0 14-1 19-39 19-5 0-9 0-14 0 0 3 0 8 0 13 15-1 52-1 69-1s53 0 68 1c0-5 0-10 0-13-5 0-9 0-14 0-37 0-39-4-39-19 0-80 0-158 0-237z"><text:p/></draw:path><draw:path draw:style-name="gr1211" draw:text-style-name="P20" svg:width="0.097cm" svg:height="0.421cm" svg:x="5.144cm" svg:y="0.251cm" svg:viewBox="0 0 98 422" svg:d="M98 211c0-33-4-84-28-132-26-51-62-79-65-79-4 0-5 2-5 5 0 1 0 1 8 9 41 41 65 109 65 197 0 73-15 146-67 200-6 5-6 6-6 7 0 3 1 4 5 4 3 0 42-29 66-82 21-47 27-94 27-129z"><text:p/></draw:path><draw:path draw:style-name="gr1212" draw:text-style-name="P20" svg:width="0.28cm" svg:height="0.098cm" svg:x="5.425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213" draw:text-style-name="P20" svg:width="0.167cm" svg:height="0.28cm" svg:x="6.024cm" svg:y="0.001cm" svg:viewBox="0 0 168 281" svg:d="M32 249c15-15 30-29 45-44 66-58 91-81 91-123 0-48-38-82-89-82-48 0-79 38-79 77 0 23 20 23 22 23 7 0 22-5 22-22 0-11-8-22-22-22-4 0-4 0-5 0 9-27 32-43 56-43 39 0 57 35 57 69 0 33-22 67-45 93-26 30-54 60-80 91-5 4-5 6-5 15 52 0 104 0 156 0 4-25 8-49 12-73-4 0-7 0-11 0-2 12-5 31-8 37-4 4-31 4-41 4-25 0-50 0-76 0z"><text:p/></draw:path><draw:path draw:style-name="gr1214" draw:text-style-name="P20" svg:width="0.421cm" svg:height="0.016cm" svg:x="5.897cm" svg:y="0.452cm" svg:viewBox="0 0 422 17" svg:d="M0 0c140 0 282 0 422 0 0 6 0 11 0 17-140 0-282 0-422 0 0-6 0-11 0-17z"><text:p/></draw:path><draw:path draw:style-name="gr1215" draw:text-style-name="P20" svg:width="0.174cm" svg:height="0.29cm" svg:x="5.915cm" svg:y="0.574cm" svg:viewBox="0 0 175 291" svg:d="M104 133c35-12 59-42 59-74 0-35-36-59-77-59-43 0-74 25-74 58 0 14 8 21 22 21 12 0 20-8 20-21 0-21-19-21-25-21 13-20 41-26 55-26 18 0 41 9 41 47 0 6-1 30-12 48-12 20-27 21-37 23-4 0-14 1-17 1s-6 0-6 5c0 4 3 4 11 4 6 0 12 0 18 0 34 0 50 29 50 70 0 58-29 70-48 70-18 0-49-7-65-33 16 3 29-7 29-23 0-15-12-24-24-24-11 0-24 6-24 26 0 38 40 66 85 66 52 0 90-39 90-82 0-35-26-67-71-76z"><text:p/></draw:path><draw:path draw:style-name="gr1216" draw:text-style-name="P20" svg:width="0.174cm" svg:height="0.29cm" svg:x="6.126cm" svg:y="0.574cm" svg:viewBox="0 0 175 291" svg:d="M37 143c0-4 0-6 0-10 0-107 53-122 75-122 9 0 27 2 37 17-6 0-23 0-23 19 0 13 10 19 19 19 6 0 19-4 19-20 0-26-19-46-54-46-54 0-110 55-110 148 0 113 49 143 88 143 46 0 87-40 87-96 0-53-38-94-85-94-28 0-43 22-53 42zM88 279c-27 0-39-25-41-31-9-21-9-55-9-62 0-33 14-75 52-75 7 0 26 0 40 26 7 16 7 37 7 58 0 20 0 42-7 56-12 25-33 28-42 28z"><text:p/></draw:path><draw:path draw:style-name="gr1217" draw:text-style-name="P20" svg:width="0.048cm" svg:height="0.125cm" svg:x="6.406cm" svg:y="0.521cm" svg:viewBox="0 0 49 126" svg:d="M49 44c0-27-9-44-26-44-15 0-23 11-23 23 0 11 8 21 23 21 5 0 11-1 14-4 1-2 1-2 3-2 0 3 1 0 1 6 0 32-16 57-29 71-5 4-5 5-5 6 0 4 3 5 4 5 5 0 38-32 38-82z"><text:p/></draw:path><draw:path draw:style-name="gr1218" draw:text-style-name="P20" svg:width="0.209cm" svg:height="0.382cm" svg:x="6.58cm" svg:y="0.27cm" svg:viewBox="0 0 210 383" svg:d="M132 129c12 0 24 0 36 0 8 0 13 0 13-9 0-5-5-5-12-5-12 0-23 0-35 0 4-15 6-32 10-48 1-8 7-38 10-43 3-8 10-14 20-14 1 0 12 0 20 7-19 1-22 17-22 23 0 9 7 14 15 14 11 0 23-10 23-25 0-19-19-29-36-29-14 0-42 7-54 49-2 9-4 13-14 66-10 0-20 0-29 0s-12 0-12 9c0 5 3 5 11 5 9 0 19 0 28 0-10 55-21 110-32 167-7 40-14 79-36 79-2 0-13 0-20-9 19-1 22-15 22-22 0-10-7-15-15-15-11 0-23 10-23 25 0 20 18 29 36 29 23 0 40-24 47-41 14-26 24-76 24-80 8-45 17-89 25-133z"><text:p/></draw:path><draw:path draw:style-name="gr1219" draw:text-style-name="P20" svg:width="0.097cm" svg:height="0.421cm" svg:x="6.921cm" svg:y="0.251cm" svg:viewBox="0 0 98 422" svg:d="M98 418c0-1 0-2-7-9-53-53-66-134-66-198 0-73 16-147 67-199 6-6 6-6 6-7 0-4-1-5-4-5-4 0-42 29-66 83-22 46-28 92-28 128 0 33 5 83 29 131 25 52 61 80 65 80 3 0 4-1 4-4z"><text:p/></draw:path><draw:path draw:style-name="gr1220" draw:text-style-name="P20" svg:width="0.346cm" svg:height="0.286cm" svg:x="7.055cm" svg:y="0.279cm" svg:viewBox="0 0 347 287" svg:d="M193 114c-12-27-24-56-36-84-1-4-1-4-2-5 0-2 7-11 25-12 5-1 8-1 8-8 0-5-4-5-6-5-16 0-36 1-52 1-11 0-38-1-48-1-3 0-8 0-8 8 0 5 4 5 10 5 25 0 28 4 31 13 17 40 34 79 51 118-30 31-59 63-89 95-3 1-4 2-6 5-21 23-41 29-63 30-4 1-8 1-8 8 0 2 0 5 5 5 13 0 26-1 39-1 16 0 33 1 48 1 3 0 8 0 8-8 0-4-4-5-5-5-4 0-17-1-17-12 0-7 6-14 11-19 14-16 29-32 43-46 13-14 25-28 38-41 15 33 28 66 42 100 3 5 2 4 3 6 0 4-9 11-24 12-5 1-9 1-9 8 0 5 4 5 6 5 12 0 41-1 53-1 11 0 36 1 47 1 4 0 8 0 8-7 0-6-4-6-8-6-28 0-29-1-36-18-16-40-44-105-54-130 29-30 73-80 86-92 12-10 29-20 54-21 5-1 9-1 9-8 0-1 0-5-5-5-13 0-26 1-40 1-15 0-32-1-46-1-3 0-9 0-9 8 0 3 3 4 5 5 4 0 17 1 17 12 0 6-5 12-7 16-23 24-46 49-69 73z"><text:p/></draw:path><draw:path draw:style-name="gr1221" draw:text-style-name="P20" svg:width="0.28cm" svg:height="0.098cm" svg:x="7.566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222" draw:text-style-name="P20" svg:width="0.138cm" svg:height="0.279cm" svg:x="8.026cm" svg:y="0.288cm" svg:viewBox="0 0 139 280" svg:d="M86 11c0-11 0-11-9-11-27 26-64 26-77 26 0 5 0 9 0 14 8 0 34 0 55-11 0 73 0 145 0 219 0 14-1 19-39 19-5 0-9 0-14 0 0 3 0 8 0 13 15-1 52-1 69-1s53 0 68 1c0-5 0-10 0-13-5 0-8 0-13 0-38 0-40-4-40-19 0-80 0-158 0-237z"><text:p/></draw:path><draw:path draw:style-name="gr1223" draw:text-style-name="P20" svg:width="0.167cm" svg:height="0.279cm" svg:x="8.22cm" svg:y="0.288cm" svg:viewBox="0 0 168 280" svg:d="M32 248c15-15 30-29 45-44 66-57 91-80 91-122 0-48-38-82-89-82-48 0-79 38-79 76 0 24 20 24 22 24 7 0 22-5 22-23 0-11-8-22-22-22-4 0-4 0-5 0 9-27 32-43 56-43 39 0 57 35 57 70 0 33-22 67-45 92-26 30-54 60-80 90-5 5-5 6-5 16 52 0 104 0 156 0 4-25 8-49 12-73-4 0-7 0-11 0-2 13-5 31-8 38-4 3-31 3-41 3-25 0-50 0-76 0z"><text:p/></draw:path><draw:path draw:style-name="gr1224" draw:text-style-name="P20" svg:width="0.097cm" svg:height="0.421cm" svg:x="8.434cm" svg:y="0.251cm" svg:viewBox="0 0 98 422" svg:d="M98 211c0-33-4-84-28-132-26-51-62-79-65-79-4 0-5 2-5 5 0 1 0 1 8 9 41 41 65 109 65 197 0 73-15 146-67 200-6 5-6 6-6 7 0 3 1 4 5 4 3 0 42-29 66-82 21-47 27-94 27-129z"><text:p/></draw:path><draw:path draw:style-name="gr1225" draw:text-style-name="P20" svg:width="0.28cm" svg:height="0.098cm" svg:x="8.715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226" draw:text-style-name="P20" svg:width="0.138cm" svg:height="0.28cm" svg:x="9.329cm" svg:y="0.001cm" svg:viewBox="0 0 139 281" svg:d="M88 11c0-10 0-11-11-11-25 28-63 28-77 28 0 4 0 8 0 13 10 0 34 0 56-12 0 73 0 145 0 219 0 15-2 20-39 20-5 0-9 0-13 0 0 4 0 8 0 13 14-1 50-1 68-1 17 0 53 0 67 1 0-5 0-9 0-13-5 0-8 0-13 0-37 0-38-5-38-20 0-80 0-158 0-237z"><text:p/></draw:path><draw:path draw:style-name="gr1227" draw:text-style-name="P20" svg:width="0.421cm" svg:height="0.016cm" svg:x="9.186cm" svg:y="0.452cm" svg:viewBox="0 0 422 17" svg:d="M0 0c140 0 282 0 422 0 0 6 0 11 0 17-140 0-282 0-422 0 0-6 0-11 0-17z"><text:p/></draw:path><draw:path draw:style-name="gr1228" draw:text-style-name="P20" svg:width="0.174cm" svg:height="0.29cm" svg:x="9.204cm" svg:y="0.574cm" svg:viewBox="0 0 175 291" svg:d="M104 133c35-12 59-42 59-74 0-35-36-59-77-59-43 0-74 25-74 58 0 14 8 21 22 21 12 0 20-8 20-21 0-21-19-21-25-21 13-20 41-26 55-26 18 0 41 9 41 47 0 6-1 30-12 48-12 20-27 21-37 23-4 0-14 1-17 1-4 0-6 0-6 5 0 4 2 4 9 4 6 0 14 0 20 0 34 0 50 29 50 70 0 58-29 70-48 70-18 0-49-7-65-33 16 3 28-7 28-23 0-15-11-24-23-24-11 0-24 6-24 26 0 38 40 66 85 66 52 0 90-39 90-82 0-35-26-67-71-76z"><text:p/></draw:path><draw:path draw:style-name="gr1229" draw:text-style-name="P20" svg:width="0.174cm" svg:height="0.29cm" svg:x="9.416cm" svg:y="0.574cm" svg:viewBox="0 0 175 291" svg:d="M37 143c0-4 0-6 0-10 0-107 53-122 75-122 9 0 27 2 37 17-6 0-23 0-23 19 0 13 10 19 19 19 6 0 19-4 19-20 0-26-19-46-54-46-54 0-110 55-110 148 0 113 49 143 88 143 46 0 87-40 87-96 0-53-38-94-85-94-29 0-44 22-53 42zM88 279c-27 0-39-25-42-31-8-21-8-55-8-62 0-33 14-75 52-75 7 0 26 0 40 26 7 16 7 37 7 58 0 20 0 42-7 56-12 25-33 28-42 28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6"><text:span text:style-name="T3">Just brute-forced to get it. </text:span></text:p>
      <text:p text:style-name="P7" loext:marker-style-name="T3"/>
      <text:p text:style-name="P7" loext:marker-style-name="T3"/>
      <text:p text:style-name="P12" loext:marker-style-name="T7"><text:span text:style-name="T7">Part (b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27" table:style-name="표27">
        <table:table-column table:style-name="표27.A"/>
        <table:table-row table:style-name="표27.1">
          <table:table-cell table:style-name="표27.A1" office:value-type="string">
            <text:p text:style-name="P11" loext:marker-style-name="T3"><draw:g text:anchor-type="as-char" svg:y="-0.561cm" draw:z-index="54" draw:style-name="gr1"><svg:title>TexMaths</svg:title><svg:desc>12§display§\frac{252}{11} \approx 22.9§svg§600§FALSE§</svg:desc><draw:path draw:style-name="gr1230" draw:text-style-name="P19" svg:width="1.932cm" svg:height="0.81cm" svg:x="0.022cm" svg:y="0.023cm" svg:viewBox="0 0 1933 811" svg:d="M0 0c645 0 1288 0 1933 0 0 270 0 540 0 811-645 0-1288 0-1933 0 0-271 0-541 0-811z"><text:p/></draw:path><draw:path draw:style-name="gr1231" draw:text-style-name="P20" svg:width="0.167cm" svg:height="0.28cm" svg:x="0.022cm" svg:y="0.001cm" svg:viewBox="0 0 168 281" svg:d="M32 249c15-15 30-29 45-44 66-58 91-81 91-123 0-48-38-82-90-82-47 0-78 38-78 77 0 23 20 23 22 23 7 0 22-5 22-22 0-11-8-22-22-22-4 0-4 0-6 0 10-27 33-43 57-43 39 0 57 34 57 69 0 33-22 67-45 93-26 30-54 60-80 90-5 5-5 5-5 16 52 0 104 0 156 0 4-25 8-49 12-73-4 0-7 0-11 0-2 12-5 31-9 37-3 4-30 4-40 4-25 0-50 0-76 0z"><text:p/></draw:path><draw:path draw:style-name="gr1232" draw:text-style-name="P20" svg:width="0.168cm" svg:height="0.29cm" svg:x="0.233cm" svg:y="0.001cm" svg:viewBox="0 0 169 291" svg:d="M169 196c0-49-35-92-80-92-21 0-39 6-54 21 0-28 0-54 0-82 8 3 23 6 36 6 51 0 81-38 81-44 0-3-1-5-4-5-2 0-2 0-3 1-9 4-30 12-57 12-17 0-36-2-57-11-3-1-3-1-5-1-4 0-4 3-4 10 0 42 0 83 0 125 0 7 0 11 6 11 3 0 3-2 6-4 4-7 20-30 54-30 21 0 32 19 36 28 7 15 7 31 7 52 0 15 0 40-10 58-11 17-26 28-45 28-30 0-54-23-62-48 2 1 3 1 8 1 13 0 20-11 20-21 0-9-7-20-20-20-6 0-22 2-22 22 0 37 30 78 77 78 49 0 92-41 92-95z"><text:p/></draw:path><draw:path draw:style-name="gr1233" draw:text-style-name="P20" svg:width="0.167cm" svg:height="0.28cm" svg:x="0.444cm" svg:y="0.001cm" svg:viewBox="0 0 168 281" svg:d="M32 249c15-15 30-29 45-44 66-58 91-81 91-123 0-48-37-82-89-82-48 0-79 38-79 77 0 23 22 23 23 23 7 0 21-5 21-22 0-11-7-22-22-22-4 0-4 0-5 0 9-27 32-43 56-43 39 0 57 34 57 69 0 33-21 67-45 93-26 30-54 60-80 90-5 5-5 5-5 16 52 0 104 0 156 0 4-25 8-49 12-73-4 0-7 0-11 0-1 12-5 31-8 37-4 4-31 4-41 4-25 0-50 0-76 0z"><text:p/></draw:path><draw:path draw:style-name="gr1234" draw:text-style-name="P20" svg:width="0.632cm" svg:height="0.016cm" svg:x="0.001cm" svg:y="0.451cm" svg:viewBox="0 0 633 17" svg:d="M0 0c211 0 421 0 633 0 0 6 0 11 0 17-212 0-422 0-633 0 0-6 0-11 0-17z"><text:p/></draw:path><draw:path draw:style-name="gr1235" draw:text-style-name="P20" svg:width="0.138cm" svg:height="0.28cm" svg:x="0.144cm" svg:y="0.574cm" svg:viewBox="0 0 139 281" svg:d="M86 11c0-10 0-11-9-11-27 28-63 28-77 28 0 3 0 8 0 12 8 0 34 0 55-11 0 73 0 145 0 218 0 16-1 21-38 21-5 0-10 0-15 0 0 3 0 8 0 13 16-1 52-1 69-1s54 0 68 1c0-5 0-10 0-13-5 0-8 0-13 0-38 0-40-5-40-21 0-79 0-157 0-236z"><text:p/></draw:path><draw:path draw:style-name="gr1236" draw:text-style-name="P20" svg:width="0.138cm" svg:height="0.28cm" svg:x="0.355cm" svg:y="0.574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1237" draw:text-style-name="P20" svg:width="0.28cm" svg:height="0.179cm" svg:x="0.824cm" svg:y="0.364cm" svg:viewBox="0 0 281 180" svg:d="M281 13c0-9-3-13-6-13-1 0-5 1-5 12-2 29-31 46-59 46-25 0-45-14-68-28-22-16-45-30-72-30-40 0-71 30-71 68 0 10 4 12 6 12 5 0 6-7 6-9 2-35 36-48 59-48 24 0 45 13 67 29 23 14 46 30 73 30 39 0 70-30 70-69zM281 112c0-12-5-14-6-14s-5 3-5 11c-2 29-31 47-59 47-25 0-45-13-68-27-22-16-45-32-72-32-40 0-71 30-71 70 0 8 4 12 6 12 5 0 6-7 6-10 2-34 36-48 59-48 24 0 45 14 67 28 23 16 46 31 73 31 40 0 70-31 70-68z"><text:p/></draw:path><draw:path draw:style-name="gr1238" draw:text-style-name="P20" svg:width="0.167cm" svg:height="0.279cm" svg:x="1.266cm" svg:y="0.287cm" svg:viewBox="0 0 168 280" svg:d="M32 247c15-14 30-28 45-43 66-57 91-80 91-122 0-48-37-82-89-82-48 0-79 38-79 76 0 24 22 24 23 24 7 0 21-6 21-23 0-11-7-22-22-22-3 0-4 0-5 0 9-27 32-43 56-43 39 0 57 35 57 70 0 33-21 66-45 92-26 30-54 60-80 90-5 5-5 6-5 16 52 0 104 0 156 0 4-25 8-49 12-73-4 0-7 0-11 0-1 13-5 31-8 37-4 3-31 3-41 3-25 0-50 0-76 0z"><text:p/></draw:path><draw:path draw:style-name="gr1239" draw:text-style-name="P20" svg:width="0.167cm" svg:height="0.279cm" svg:x="1.477cm" svg:y="0.287cm" svg:viewBox="0 0 168 280" svg:d="M32 247c15-14 30-28 45-43 66-57 91-80 91-122 0-48-38-82-90-82-47 0-78 38-78 76 0 24 20 24 22 24 7 0 22-6 22-23 0-11-8-22-22-22-4 0-5 0-6 0 9-27 32-43 57-43 39 0 57 35 57 70 0 33-22 66-45 92-26 30-54 60-80 90-5 5-5 6-5 16 52 0 104 0 156 0 4-25 8-49 12-73-4 0-7 0-11 0-2 13-5 31-9 37-3 3-30 3-40 3-25 0-50 0-76 0z"><text:p/></draw:path><draw:path draw:style-name="gr1240" draw:text-style-name="P20" svg:width="0.043cm" svg:height="0.043cm" svg:x="1.703cm" svg:y="0.521cm" svg:viewBox="0 0 44 44" svg:d="M44 23c0-13-9-23-21-23-13 0-23 10-23 23 0 12 10 21 23 21 12 0 21-9 21-21z"><text:p/></draw:path><draw:path draw:style-name="gr1241" draw:text-style-name="P20" svg:width="0.174cm" svg:height="0.288cm" svg:x="1.801cm" svg:y="0.287cm" svg:viewBox="0 0 175 289" svg:d="M137 147c0 3 0 8 0 13 0 98-43 117-69 117-7 0-30-1-40-15 18 0 21-12 21-19 0-14-9-20-19-20-7 0-19 4-19 21 0 27 23 45 59 45 54 0 105-57 105-147 0-114-49-142-86-142-23 0-43 7-61 26-18 18-28 36-28 68 0 53 37 95 84 95 26 0 43-18 53-42zM85 179c-7 0-26 0-39-26-8-16-8-38-8-58 0-23 0-43 9-59 11-20 27-26 42-26 19 0 33 14 41 33 4 13 6 40 6 59 0 36-14 77-51 77z"><text:p/></draw:path></draw:g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10">Used </text:span><text:span text:style-name="T10"><draw:g text:anchor-type="as-char" svg:y="-0.713cm" draw:z-index="53" draw:style-name="gr1"><svg:title>TexMaths</svg:title><svg:desc>12§display§\left( E\left[ X \right] = \sum_{k \in \Omega_{X}} k \cdot p_{X} \right)§svg§600§FALSE§</svg:desc><draw:path draw:style-name="gr14" draw:text-style-name="P19" svg:width="4.173cm" svg:height="1.243cm" svg:x="0.001cm" svg:y="0.023cm" svg:viewBox="0 0 4174 1244" svg:d="M0 0c1392 0 2782 0 4174 0 0 414 0 830 0 1244-1392 0-2782 0-4174 0 0-414 0-830 0-1244z"><text:p/></draw:path><draw:path draw:style-name="gr15" draw:text-style-name="P20" svg:width="0.219cm" svg:height="1.264cm" svg:x="0.079cm" svg:y="0.001cm" svg:viewBox="0 0 220 1265" svg:d="M220 1260c0-1 0-3-3-5-41-49-74-103-98-162-57-129-78-280-78-460s20-338 83-476c25-54 57-103 94-149 0-1 2-2 2-3 0-5-4-5-10-5-7 0-7 0-7 1-1 0-27 25-60 72-73 104-111 228-130 353-9 69-13 138-13 207 0 156 20 317 88 461 30 65 69 123 111 167 4 2 4 4 11 4s10 0 10-5z"><text:p/></draw:path><draw:path draw:style-name="gr16" draw:text-style-name="P20" svg:width="0.305cm" svg:height="0.286cm" svg:x="0.33cm" svg:y="0.453cm" svg:viewBox="0 0 306 287" svg:d="M282 189c1-3 2-5 2-6-1-2 0-5-4-5s-5 2-6 6c-28 62-44 90-116 90-20 0-40 0-61 0-6 0-7 0-9 0-4-1-5-1-5-5 0-1 0-2 1-10 10-38 19-76 29-115 14 0 27 0 42 0 36 0 36 10 36 19 0 4 0 9-4 22 0 1-1 2-1 4s2 4 6 4 5-1 6-8c8-32 16-66 24-99 0-2-2-4-5-4s-5 2-6 8c-8 31-17 41-55 41-13 0-26 0-40 0 9-34 17-67 26-101 3-16 4-17 22-17 21 0 40 0 60 0 52 0 64 12 64 47 0 10 0 11-1 23 0 2-1 5-1 7s1 5 6 5c3 0 4-3 4-11 3-24 6-48 9-72 2-12 0-12-11-12-71 0-142 0-212 0-9 0-14 0-14 8 0 5 4 5 12 5 16 0 28 0 28 7 0 3 0 3-2 11-18 75-38 149-56 224-4 15-6 19-38 19-7 0-12 0-12 8 0 5 4 5 12 5 73 0 145 0 218 0 10 0 10 0 14-7 13-31 25-61 38-91z"><text:p/></draw:path><draw:path draw:style-name="gr17" draw:text-style-name="P20" svg:width="0.057cm" svg:height="0.422cm" svg:x="0.769cm" svg:y="0.423cm" svg:viewBox="0 0 58 423" svg:d="M58 423c0-6 0-12 0-17-14 0-28 0-41 0 0-130 0-258 0-388 13 0 27 0 41 0 0-6 0-12 0-18-20 0-39 0-58 0 0 141 0 281 0 423 19 0 38 0 58 0z"><text:p/></draw:path><draw:path draw:style-name="gr18" draw:text-style-name="P20" svg:width="0.346cm" svg:height="0.287cm" svg:x="0.848cm" svg:y="0.452cm" svg:viewBox="0 0 347 288" svg:d="M193 115c-12-27-24-56-36-84-1-3-1-3-2-6 0-2 7-11 25-12 5 0 8-1 8-8 0-5-4-5-6-5-18 0-36 1-54 1-9 0-36-1-46-1-3 0-8 0-8 8 0 5 4 5 10 5 25 0 28 4 31 13 17 40 34 78 51 118-30 33-59 64-89 96-3 1-4 3-6 5-21 22-41 29-63 30-4 0-8 0-8 8 1 2 0 5 5 5 13 0 26-1 39-1 16 0 33 1 48 1 3 0 8 0 8-8 0-5-4-4-5-5-4 0-17-1-17-13 0-6 6-13 11-19 14-16 29-30 43-46 13-13 25-28 38-41 15 34 28 67 42 101 2 5 3 5 3 6 0 4-9 11-25 12-4 0-9 1-9 8 0 5 5 5 7 5 12 0 41-1 53-1 11 0 36 1 47 1 2 0 8 0 8-8 0-5-4-5-8-5-28 0-29-1-36-18-17-40-44-106-54-131 29-30 73-79 86-91 12-11 28-21 53-22 6 0 10 0 10-8-1-1 0-5-5-5-13 0-28 1-40 1-15 0-32-1-46-1-4 0-9 0-9 8 0 4 3 5 5 5 4 0 17 1 17 13 0 6-5 11-9 15-22 25-44 49-67 74z"><text:p/></draw:path><draw:path draw:style-name="gr19" draw:text-style-name="P20" svg:width="0.057cm" svg:height="0.422cm" svg:x="1.228cm" svg:y="0.423cm" svg:viewBox="0 0 58 423" svg:d="M58 0c-20 0-39 0-58 0 0 6 0 12 0 18 13 0 28 0 41 0 0 130 0 258 0 388-13 0-28 0-41 0 0 5 0 11 0 17 19 0 38 0 58 0 0-142 0-282 0-423z"><text:p/></draw:path><draw:path draw:style-name="gr20" draw:text-style-name="P20" svg:width="0.279cm" svg:height="0.097cm" svg:x="1.477cm" svg:y="0.585cm" svg:viewBox="0 0 280 98" svg:d="M265 17c7 0 15 0 15-9 0-8-8-8-14-8-84 0-169 0-253 0-6 0-13 0-13 8 0 9 7 9 14 9 84 0 167 0 251 0zM266 98c6 0 14 0 14-8s-8-8-15-8c-84 0-167 0-251 0-7 0-14 0-14 8s7 8 13 8c84 0 169 0 253 0z"><text:p/></draw:path><draw:path draw:style-name="gr21" draw:text-style-name="P20" svg:width="0.559cm" svg:height="0.59cm" svg:x="2.08cm" svg:y="0.339cm" svg:viewBox="0 0 560 591" svg:d="M510 591c17-46 34-90 50-135-3 0-6 0-9 0-17 44-61 72-111 86-8 1-50 12-130 12-86 0-170 0-255 0 72-84 143-168 215-251 2-4 4-5 4-8 0-1 0-2-3-6-66-90-131-179-197-269 77 0 154 0 231 0 56 0 95 6 99 8 23 3 59 10 93 31 11 7 39 25 54 60 3 0 6 0 9 0-16-40-33-79-50-119-166 0-332 0-498 0-11 0-11 1-12 4 0 1 0 8 0 13 74 102 149 204 223 306-73 85-145 171-218 256-5 5-4 5-5 7 0 5 4 5 12 5 166 0 332 0 498 0z"><text:p/></draw:path><draw:path draw:style-name="gr22" draw:text-style-name="P20" svg:width="0.144cm" svg:height="0.207cm" svg:x="1.919cm" svg:y="1.041cm" svg:viewBox="0 0 145 208" svg:d="M71 8c0-1 1-3 1-4 0-2-1-4-5-4-6 0-30 2-38 2-3 2-6 2-6 8 0 3 3 3 7 3 14 0 14 3 14 5s0 4-1 6c-13 56-27 112-41 168-2 5-1 4-2 6 0 5 4 10 11 10s12-6 13-12c0-1 13-54 14-58 21 3 39 9 39 24 0 1 0 4-1 6-2 5-2 6-2 10 0 20 17 30 32 30 28 0 37-45 37-46 0-3-4-3-5-3-4 0-4 1-6 7-2 13-11 33-25 33-9 0-11-7-11-15 0-5 0-5 2-13 0-2 2-6 2-9 0-26-36-31-48-32 8-5 19-15 25-20 14-14 29-27 45-27 4 0 8 1 10 3-12 3-16 12-16 17 0 6 6 11 12 11 9 0 17-6 17-19 0-10-7-21-23-21s-31 12-46 27c-12 11-22 20-35 25 9-40 20-78 30-118z"><text:p/></draw:path><draw:path draw:style-name="gr23" draw:text-style-name="P20" svg:width="0.162cm" svg:height="0.191cm" svg:x="2.115cm" svg:y="1.076cm" svg:viewBox="0 0 163 192" svg:d="M151 103c5 0 12 0 12-7s-7-7-12-7c-45 0-91 0-137 0 5-43 40-75 87-75 17 0 33 0 50 0 5 0 12 0 12-7s-7-7-12-7c-17 0-35 0-51 0-56 0-100 42-100 96s46 96 100 96c16 0 34 0 51 0 5 0 12 0 12-7s-7-7-12-7c-17 0-33 0-50 0-47 0-82-31-87-75 46 0 92 0 137 0z"><text:p/></draw:path><draw:path draw:style-name="gr24" draw:text-style-name="P20" svg:width="0.205cm" svg:height="0.206cm" svg:x="2.327cm" svg:y="1.039cm" svg:viewBox="0 0 206 207" svg:d="M206 157c-3 0-7 0-10 0 0 2-3 15-5 22-3 5-3 7-22 7-8 0-15 0-24 0 5-17 13-27 30-50 15-20 27-39 27-63 0-39-42-73-99-73s-99 34-99 73c0 25 14 45 34 74 9 10 18 24 23 39-8 0-17 0-25 0-18 0-19-2-20-6-3-5-6-21-6-23-4 0-6 0-10 0 4 17 6 33 10 50 18 0 36 0 54 0 6 0 8 0 8-6 0-22-12-47-18-62-11-25-19-44-19-66 0-42 33-66 68-66s67 24 67 66c0 22-8 42-19 65-6 15-17 41-17 63 0 6 2 6 9 6 18 0 35 0 53 0 3-17 7-33 10-50z"><text:p/></draw:path><draw:path draw:style-name="gr25" draw:text-style-name="P20" svg:width="0.202cm" svg:height="0.143cm" svg:x="2.571cm" svg:y="1.145cm" svg:viewBox="0 0 203 144" svg:d="M116 64c16-14 30-28 46-41 13-11 24-13 36-13 4 0 5-4 5-6 0-3-1-4-4-4s-7 0-11 0c-3 0-8 1-10 1-5 0-10-1-15-1-3 0-8 0-12 0-2 0-6 0-6 6 0 2 3 4 5 4s6 1 6 3c0 4-1 5-8 11-12 11-23 22-35 32-9-14-18-28-27-43 4-2 9-3 12-3 2 0 5 0 5-6 0-3-2-4-3-4-5 0-11 0-16 0s-10 1-14 1c-5 0-11-1-15-1-5 0-8 0-13 0-4 0-5 2-5 6s4 4 7 4c15 0 16 2 17 4 12 20 23 39 35 58-17 16-35 30-52 46-1 1-2 2-3 2-9 7-17 13-37 15-4 0-4 4-4 6s2 3 4 3c3 0 7-1 10-1 4 0 8 0 11 0 5 0 10 0 15 0 3 0 8 1 13 1 2 0 5-1 5-6 0-3-4-3-5-3-6 0-6-4-6-5 0-3 2-5 3-6 0-1 41-38 50-45 9 16 20 33 30 48 0 2 1 3 1 4-4 1-4 4-12 4-1 0-5 0-5 6 0 2 2 3 4 3 6 0 10-1 15-1s10 0 15 0c4 0 9 0 14 0 4 0 8 1 13 1 4 0 5-2 5-6 0-3-4-3-7-3-13 0-15-3-17-6-13-22-26-44-40-65z"><text:p/></draw:path><draw:path draw:style-name="gr26" draw:text-style-name="P20" svg:width="0.19cm" svg:height="0.297cm" svg:x="2.916cm" svg:y="0.446cm" svg:viewBox="0 0 191 298" svg:d="M97 5c-2-1 0-5-6-5-9 0-39 4-50 5-4 0-9 0-9 8 0 5 4 5 10 5 20 0 22 2 22 7 0 3-2 6-2 9-20 80-40 162-61 242-1 6-1 7-1 10 0 9 8 12 12 12 5 0 12-4 14-10 2-3 21-81 23-91 15 1 49 7 49 35 0 3 0 5-1 9-1 5-1 10-1 15 0 25 17 42 38 42 12 0 24-7 34-23 10-18 10-29 14-42 0-5-3-5-4-5-4 0-5 3-6 9-9 30-18 51-36 51-9 0-15-5-15-19 0-7 3-17 4-24 2-7 2-8 2-13 0-28-27-40-62-45 13-7 26-20 36-31 20-21 39-41 60-41 2 0 3 0 3 1 5 0 6 0 10 4l1 1c-20 2-24 18-24 23 0 7 5 15 16 15s24-9 24-26c0-13-10-26-29-26-12 0-31 3-62 37-14 16-30 33-47 39 14-59 30-119 44-178z"><text:p/></draw:path><draw:path draw:style-name="gr27" draw:text-style-name="P20" svg:width="0.045cm" svg:height="0.043cm" svg:x="3.255cm" svg:y="0.613cm" svg:viewBox="0 0 46 44" svg:d="M46 22c0-12-11-22-23-22s-23 10-23 22 11 22 23 22 23-10 23-22z"><text:p/></draw:path><draw:path draw:style-name="gr28" draw:text-style-name="P20" svg:width="0.219cm" svg:height="0.267cm" svg:x="3.417cm" svg:y="0.554cm" svg:viewBox="0 0 220 268" svg:d="M32 238c-3 14-4 17-22 17-5 0-10 0-10 8 0 4 1 5 5 5 12 0 24-1 36-1 13 0 27 1 42 1 1 0 7 0 7-9 0-4-5-4-11-4-20 0-20-3-20-6 0-6 18-75 20-86 6 14 17 28 39 28 49 0 102-61 102-124 0-39-24-67-57-67-20 0-41 14-55 31-4-23-22-31-37-31-19 0-28 16-31 24-9 14-14 40-14 41 0 3 4 3 5 3 5 0 5 0 7-9 8-30 16-51 32-51 7 0 13 4 13 21 0 9-3 14-4 20-15 63-31 126-47 189zM107 54c2-11 13-23 21-29 15-13 27-17 34-17 17 0 28 15 28 40 0 24-15 75-22 90-14 29-35 43-50 43-28 0-34-34-34-37 0-1 0-2 1-7 7-28 15-55 22-83z"><text:p/></draw:path><draw:path draw:style-name="gr29" draw:text-style-name="P20" svg:width="0.259cm" svg:height="0.201cm" svg:x="3.657cm" svg:y="0.601cm" svg:viewBox="0 0 260 202" svg:d="M149 89c9-10 19-19 29-29 37-37 49-48 75-49 4-1 7-1 7-7 0-4-2-3-3-4-9 0-19 1-28 1-8 0-27-1-35-1-2 0-6 0-6 6 2 1 0 4 5 5 3 0 10 0 10 7 0 4-5 8-7 12-3 2-40 38-51 49-9-19-20-38-30-57-1-2-1-3-1-4 0-2 5-7 16-7 1 0 6-1 6-7-2-2 0-4-5-4-6 0-15 0-21 0s-13 1-19 1c-5 0-12 0-17-1-4 0-12 0-16 0-2 0-6 0-6 6 0 5 3 5 8 5 18 0 19 2 22 8 14 28 27 54 42 82-6 6-11 11-17 17-6 5-19 18-25 24-36 35-48 48-75 49-3 0-7 0-7 6 0 1 1 5 4 5 9 0 19-1 27-1 5 0 13 0 18 0s12 1 17 1c1 0 6 0 6-7 0-4-4-4-5-4-3 0-9-1-9-7 0-5 3-9 10-16 20-19 40-39 59-59 12 23 24 47 36 70 1 4 3 4 3 5s-6 6-16 7c-4 0-7 0-7 6 1 1 1 5 5 5 7 0 14-1 20-1s13 0 19 0c5 0 12 0 17 0 6 0 12 1 17 1 1 0 6 0 6-7 0-4-4-4-9-4-18 0-19-4-21-8-16-32-33-63-48-94z"><text:p/></draw:path><draw:path draw:style-name="gr30" draw:text-style-name="P20" svg:width="0.219cm" svg:height="1.264cm" svg:x="3.977cm" svg:y="0.001cm" svg:viewBox="0 0 220 1265" svg:d="M220 633c0-157-21-318-88-464-30-63-70-121-112-165-3-3-4-4-12-4-4 0-8 0-8 5 0 1 1 3 2 5 41 49 75 103 99 161 55 129 78 281 78 462 0 178-22 336-84 474-24 54-57 104-94 149 0 1-1 3-1 4 0 5 4 5 8 5 8 0 8 0 9-2 20-24 26-25 60-72 73-103 110-228 129-353 10-68 14-138 14-205z"><text:p/></draw:path></draw:g></text:span><text:span text:style-name="T10"><text:s/>with part(a).</text:span></text:p>
      <text:p text:style-name="P6" loext:marker-style-name="T3"/>
      <text:p text:style-name="P13" loext:marker-style-name="T4"><text:span text:style-name="T4">Problem </text:span><text:span text:style-name="T5">15</text:span></text:p>
      <text:p text:style-name="P7" loext:marker-style-name="T3"/>
      <text:p text:style-name="P12" loext:marker-style-name="T7"><text:span text:style-name="T7">Part (a)</text:span></text:p>
      <text:p text:style-name="P7" loext:marker-style-name="T3"/>
      <text:p text:style-name="P12" loext:marker-style-name="T3"><text:span text:style-name="T6">Answer:</text:span><text:span text:style-name="T3"> </text:span></text:p>
      <text:p text:style-name="P7" loext:marker-style-name="T3"/>
      <table:table table:name="표28" table:style-name="표28">
        <table:table-column table:style-name="표28.A"/>
        <table:table-row table:style-name="표28.1">
          <table:table-cell table:style-name="표28.A1" office:value-type="string">
            <text:p text:style-name="P11" loext:marker-style-name="T3"><draw:frame draw:style-name="fr1" draw:name="개체27" text:anchor-type="as-char" svg:width="2.549cm" svg:height="0.423cm" draw:z-index="6"><draw:object xlink:href="./Object 27" xlink:type="simple" xlink:show="embed" xlink:actuate="onLoad"/><draw:image xlink:href="./ObjectReplacements/Object 27" xlink:type="simple" xlink:show="embed" xlink:actuate="onLoad"/><svg:desc>공식</svg:desc></draw:frame></text:p>
          </table:table-cell>
        </table:table-row>
      </table:table>
      <text:p text:style-name="P7" loext:marker-style-name="T3"/>
      <text:p text:style-name="P7" loext:marker-style-name="T3"/>
      <text:p text:style-name="P12" loext:marker-style-name="T6"><text:span text:style-name="T6">Explanation:</text:span></text:p>
      <text:p text:style-name="P7" loext:marker-style-name="T3"/>
      <text:p text:style-name="P12" loext:marker-style-name="T3"><text:span text:style-name="T3">Explain here.</text:span></text:p>
      <text:p text:style-name="P12" loext:marker-style-name="T3"><text:span text:style-name="T3"/></text:p>
      <text:p text:style-name="P6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Perpetua" svg:font-family="Perpetua"/>
    <style:font-face style:name="Perpetua1" svg:font-family="Perpetua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1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Calibri1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false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맑은 고딕1" style:font-family-asian="'맑은 고딕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Header_20_Char" style:display-name="Header Char" style:family="text" style:parent-style-name="Default_20_Paragraph_20_Font_20__28_WW_29_">
      <style:text-properties style:font-name="Calibri" fo:font-family="Calibri" style:font-family-generic="roman" style:font-pitch="variable" style:font-name-asian="F" style:font-family-generic-asian="system" style:font-pitch-asian="variable" style:font-size-complex="12pt"/>
    </style:style>
    <style:style style:name="Footer_20_Char" style:display-name="Footer Char" style:family="text" style:parent-style-name="Default_20_Paragraph_20_Font_20__28_WW_29_">
      <style:text-properties style:font-name="Calibri" fo:font-family="Calibri" style:font-family-generic="roman" style:font-pitch="variable" style:font-name-asian="F" style:font-family-generic-asian="system" style:font-pitch-asian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" fo:font-family="Calibri" style:font-family-generic="roman" style:font-pitch="variable" fo:font-size="10pt" fo:font-weight="bold" style:font-name-asian="F" style:font-family-generic-asian="system" style:font-pitch-asian="variable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name-asian="F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ge <text:page-number text:select-page="current">17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31T01:20:00</meta:creation-date>
    <meta:initial-creator>Alex Tsun</meta:initial-creator>
    <dc:language>ko-KR</dc:language>
    <meta:print-date>2017-12-31T19:52:00</meta:print-date>
    <dc:date>2023-10-11T02:43:53.929000000</dc:date>
    <meta:editing-cycles>25</meta:editing-cycles>
    <meta:editing-duration>PT7H27M5S</meta:editing-duration>
    <meta:generator>LibreOffice/7.6.2.1$Windows_X86_64 LibreOffice_project/56f7684011345957bbf33a7ee678afaf4d2ba333</meta:generator>
    <meta:document-statistic meta:table-count="26" meta:image-count="0" meta:object-count="3" meta:page-count="17" meta:paragraph-count="149" meta:word-count="634" meta:character-count="3723" meta:non-whitespace-character-count="3168"/>
    <meta:user-defined meta:name="AppVersion">15.0000</meta:user-defined>
    <meta:template xlink:type="simple" xlink:actuate="onRequest" xlink:title="Normal.dotm" xlink:href=""/>
  </office:meta>
</office:document-meta>
</file>

<file path=Object 23/content.xml><?xml version="1.0" encoding="utf-8"?>
<math xmlns="http://www.w3.org/1998/Math/MathML" display="block">
  <semantics>
    <mrow>
      <mi mathvariant="italic">answer</mi>
      <mi mathvariant="italic">here</mi>
    </mrow>
    <annotation encoding="StarMath 5.0">answer here</annotation>
  </semantics>
</math>
</file>

<file path=Object 24/content.xml><?xml version="1.0" encoding="utf-8"?>
<math xmlns="http://www.w3.org/1998/Math/MathML" display="block">
  <semantics>
    <mrow>
      <mi mathvariant="italic">answer</mi>
      <mi mathvariant="italic">here</mi>
    </mrow>
    <annotation encoding="StarMath 5.0">answer here</annotation>
  </semantics>
</math>
</file>

<file path=Object 27/content.xml><?xml version="1.0" encoding="utf-8"?>
<math xmlns="http://www.w3.org/1998/Math/MathML" display="block">
  <semantics>
    <mrow>
      <mi mathvariant="italic">answer</mi>
      <mi mathvariant="italic">here</mi>
    </mrow>
    <annotation encoding="StarMath 5.0">answer here</annotation>
  </semantics>
</math>
</file>